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4" style:family="paragraph" style:parent-style-name="Standard">
      <style:text-properties officeooo:rsid="0011b025" officeooo:paragraph-rsid="0011b025"/>
    </style:style>
    <style:style style:name="P25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6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7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8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9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2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3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4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5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7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9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40" style:family="paragraph" style:parent-style-name="Standard">
      <style:text-properties fo:font-style="italic" officeooo:paragraph-rsid="013013d9" style:font-style-asian="italic" style:font-style-complex="italic"/>
    </style:style>
    <style:style style:name="P41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2" style:family="paragraph" style:parent-style-name="Standard">
      <style:text-properties fo:font-style="italic" officeooo:paragraph-rsid="01408f03" style:font-style-asian="italic" style:font-style-complex="italic"/>
    </style:style>
    <style:style style:name="P43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4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1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bb3bd" officeooo:paragraph-rsid="069c6878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7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38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39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4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4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05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06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07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08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09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10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11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12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13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14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15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16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17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18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19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20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21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22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23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24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25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26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27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28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29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30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31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32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33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34" style:family="paragraph" style:parent-style-name="Standard">
      <style:text-properties officeooo:rsid="0015f1ff" officeooo:paragraph-rsid="0015f1ff"/>
    </style:style>
    <style:style style:name="P235" style:family="paragraph" style:parent-style-name="Standard">
      <style:text-properties officeooo:rsid="0015f1ff" officeooo:paragraph-rsid="0013268f"/>
    </style:style>
    <style:style style:name="P236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37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39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40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41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43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45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46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47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50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55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59" style:family="paragraph" style:parent-style-name="Standard">
      <style:text-properties fo:font-style="normal" officeooo:paragraph-rsid="02be3c45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71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82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83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88" style:family="paragraph" style:parent-style-name="Standard">
      <style:paragraph-properties fo:line-height="150%"/>
      <style:text-properties fo:font-style="normal" officeooo:rsid="06130d41" officeooo:paragraph-rsid="06130d41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291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293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06" style:family="paragraph" style:parent-style-name="Standard">
      <style:paragraph-properties fo:line-height="150%"/>
      <style:text-properties fo:font-style="normal" officeooo:rsid="065a8b52" officeooo:paragraph-rsid="065d401a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10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9322af" officeooo:paragraph-rsid="069322af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16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21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37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38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39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4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360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361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362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363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364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365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366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367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368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369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370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371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372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73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374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375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376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377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378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79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80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81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82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83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84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85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86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87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88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89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90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91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92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93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94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95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96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97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98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99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00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01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02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03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04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05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06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07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08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09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410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11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12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13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14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15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16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17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18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19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20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21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22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23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24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25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26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27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28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31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33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34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597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598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99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00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01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02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03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04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05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06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07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08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09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10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11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12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13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14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15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16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17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18" style:family="paragraph" style:parent-style-name="Standard">
      <style:text-properties officeooo:rsid="0033fbdf" officeooo:paragraph-rsid="0033fbdf"/>
    </style:style>
    <style:style style:name="P619" style:family="paragraph" style:parent-style-name="Standard">
      <style:text-properties officeooo:rsid="0034ed8b" officeooo:paragraph-rsid="0106c767"/>
    </style:style>
    <style:style style:name="P620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21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22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23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24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25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26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27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28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29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30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31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32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33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34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35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36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37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38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39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40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641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42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43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44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45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646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647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648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649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650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651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652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653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654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655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656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657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658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659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660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661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662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663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664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665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666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667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668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669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670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671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672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673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674" style:family="paragraph" style:parent-style-name="Standard">
      <style:paragraph-properties fo:line-height="100%"/>
      <style:text-properties fo:font-weight="normal" officeooo:paragraph-rsid="04e915f4"/>
    </style:style>
    <style:style style:name="P675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676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677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678" style:family="paragraph" style:parent-style-name="Standard">
      <style:text-properties officeooo:rsid="0012a0dc" officeooo:paragraph-rsid="0012a0dc"/>
    </style:style>
    <style:style style:name="P679" style:family="paragraph" style:parent-style-name="Standard">
      <style:text-properties officeooo:paragraph-rsid="003eeb50"/>
    </style:style>
    <style:style style:name="P680" style:family="paragraph" style:parent-style-name="Standard">
      <style:text-properties officeooo:rsid="00205d85" officeooo:paragraph-rsid="005f7223"/>
    </style:style>
    <style:style style:name="P681" style:family="paragraph" style:parent-style-name="Standard">
      <style:text-properties officeooo:rsid="002436f5" officeooo:paragraph-rsid="00ed9297"/>
    </style:style>
    <style:style style:name="P682" style:family="paragraph" style:parent-style-name="Standard">
      <style:text-properties officeooo:rsid="0056d959" officeooo:paragraph-rsid="0056d959"/>
    </style:style>
    <style:style style:name="P683" style:family="paragraph" style:parent-style-name="Standard">
      <style:paragraph-properties fo:line-height="150%"/>
      <style:text-properties officeooo:paragraph-rsid="0013268f"/>
    </style:style>
    <style:style style:name="P684" style:family="paragraph" style:parent-style-name="Standard">
      <style:paragraph-properties fo:line-height="150%"/>
      <style:text-properties officeooo:paragraph-rsid="0040eb9d"/>
    </style:style>
    <style:style style:name="P685" style:family="paragraph" style:parent-style-name="Standard">
      <style:paragraph-properties fo:line-height="150%"/>
      <style:text-properties officeooo:paragraph-rsid="00c6421c"/>
    </style:style>
    <style:style style:name="P686" style:family="paragraph" style:parent-style-name="Standard">
      <style:paragraph-properties fo:line-height="150%"/>
      <style:text-properties officeooo:paragraph-rsid="0106c767"/>
    </style:style>
    <style:style style:name="P687" style:family="paragraph" style:parent-style-name="Standard">
      <style:paragraph-properties fo:line-height="150%"/>
      <style:text-properties officeooo:paragraph-rsid="01d80854"/>
    </style:style>
    <style:style style:name="P688" style:family="paragraph" style:parent-style-name="Standard">
      <style:paragraph-properties fo:line-height="150%"/>
      <style:text-properties officeooo:paragraph-rsid="020068b3"/>
    </style:style>
    <style:style style:name="P689" style:family="paragraph" style:parent-style-name="Standard">
      <style:paragraph-properties fo:line-height="150%"/>
      <style:text-properties officeooo:paragraph-rsid="0265f14b"/>
    </style:style>
    <style:style style:name="P690" style:family="paragraph" style:parent-style-name="Standard">
      <style:paragraph-properties fo:line-height="150%"/>
      <style:text-properties officeooo:paragraph-rsid="00cab904"/>
    </style:style>
    <style:style style:name="P691" style:family="paragraph" style:parent-style-name="Standard">
      <style:paragraph-properties fo:line-height="150%"/>
      <style:text-properties officeooo:paragraph-rsid="0339abb7"/>
    </style:style>
    <style:style style:name="P692" style:family="paragraph" style:parent-style-name="Standard">
      <style:paragraph-properties fo:line-height="150%"/>
      <style:text-properties officeooo:paragraph-rsid="031857c7"/>
    </style:style>
    <style:style style:name="P693" style:family="paragraph" style:parent-style-name="Standard">
      <style:paragraph-properties fo:line-height="150%"/>
      <style:text-properties officeooo:paragraph-rsid="0347bb43"/>
    </style:style>
    <style:style style:name="P694" style:family="paragraph" style:parent-style-name="Standard">
      <style:paragraph-properties fo:line-height="150%"/>
      <style:text-properties officeooo:paragraph-rsid="03af7bf7"/>
    </style:style>
    <style:style style:name="P695" style:family="paragraph" style:parent-style-name="Standard">
      <style:paragraph-properties fo:line-height="150%"/>
      <style:text-properties officeooo:paragraph-rsid="03becfb9"/>
    </style:style>
    <style:style style:name="P696" style:family="paragraph" style:parent-style-name="Standard">
      <style:paragraph-properties fo:line-height="150%"/>
      <style:text-properties officeooo:paragraph-rsid="03e90de3"/>
    </style:style>
    <style:style style:name="P697" style:family="paragraph" style:parent-style-name="Standard">
      <style:paragraph-properties fo:line-height="150%"/>
      <style:text-properties officeooo:paragraph-rsid="03ffa765"/>
    </style:style>
    <style:style style:name="P698" style:family="paragraph" style:parent-style-name="Standard">
      <style:paragraph-properties fo:line-height="150%"/>
      <style:text-properties officeooo:paragraph-rsid="04226783"/>
    </style:style>
    <style:style style:name="P699" style:family="paragraph" style:parent-style-name="Standard">
      <style:paragraph-properties fo:line-height="150%"/>
      <style:text-properties officeooo:paragraph-rsid="04ddd894"/>
    </style:style>
    <style:style style:name="P700" style:family="paragraph" style:parent-style-name="Standard">
      <style:paragraph-properties fo:line-height="150%"/>
      <style:text-properties officeooo:paragraph-rsid="05319739"/>
    </style:style>
    <style:style style:name="P701" style:family="paragraph" style:parent-style-name="Standard">
      <style:paragraph-properties fo:line-height="150%"/>
      <style:text-properties officeooo:paragraph-rsid="057d2115"/>
    </style:style>
    <style:style style:name="P702" style:family="paragraph" style:parent-style-name="Standard">
      <style:paragraph-properties fo:line-height="150%"/>
      <style:text-properties officeooo:paragraph-rsid="058bbc5e"/>
    </style:style>
    <style:style style:name="P703" style:family="paragraph" style:parent-style-name="Standard">
      <style:paragraph-properties fo:line-height="150%"/>
      <style:text-properties officeooo:paragraph-rsid="054d7055"/>
    </style:style>
    <style:style style:name="P704" style:family="paragraph" style:parent-style-name="Standard">
      <style:paragraph-properties fo:line-height="150%"/>
      <style:text-properties officeooo:paragraph-rsid="05cd3bc5"/>
    </style:style>
    <style:style style:name="P705" style:family="paragraph" style:parent-style-name="Standard">
      <style:paragraph-properties fo:line-height="150%"/>
      <style:text-properties officeooo:paragraph-rsid="05e46ca0"/>
    </style:style>
    <style:style style:name="P706" style:family="paragraph" style:parent-style-name="Standard">
      <style:paragraph-properties fo:line-height="150%"/>
      <style:text-properties officeooo:paragraph-rsid="05e8bd08"/>
    </style:style>
    <style:style style:name="P707" style:family="paragraph" style:parent-style-name="Standard">
      <style:paragraph-properties fo:line-height="150%"/>
      <style:text-properties officeooo:paragraph-rsid="05ef59a4"/>
    </style:style>
    <style:style style:name="P708" style:family="paragraph" style:parent-style-name="Standard">
      <style:paragraph-properties fo:line-height="150%"/>
      <style:text-properties officeooo:paragraph-rsid="06052a63"/>
    </style:style>
    <style:style style:name="P709" style:family="paragraph" style:parent-style-name="Standard">
      <style:paragraph-properties fo:line-height="150%"/>
      <style:text-properties officeooo:paragraph-rsid="0608abbd"/>
    </style:style>
    <style:style style:name="P710" style:family="paragraph" style:parent-style-name="Standard">
      <style:paragraph-properties fo:line-height="150%"/>
      <style:text-properties officeooo:paragraph-rsid="061a2a29"/>
    </style:style>
    <style:style style:name="P711" style:family="paragraph" style:parent-style-name="Standard">
      <style:paragraph-properties fo:line-height="150%"/>
      <style:text-properties officeooo:paragraph-rsid="06130d41"/>
    </style:style>
    <style:style style:name="P712" style:family="paragraph" style:parent-style-name="Standard">
      <style:paragraph-properties fo:line-height="150%"/>
      <style:text-properties officeooo:paragraph-rsid="062535ed"/>
    </style:style>
    <style:style style:name="P713" style:family="paragraph" style:parent-style-name="Standard">
      <style:paragraph-properties fo:line-height="150%"/>
      <style:text-properties officeooo:paragraph-rsid="06257b22"/>
    </style:style>
    <style:style style:name="P714" style:family="paragraph" style:parent-style-name="Standard">
      <style:paragraph-properties fo:line-height="150%"/>
      <style:text-properties officeooo:paragraph-rsid="067e3ef2"/>
    </style:style>
    <style:style style:name="P715" style:family="paragraph" style:parent-style-name="Standard">
      <style:paragraph-properties fo:line-height="150%"/>
      <style:text-properties officeooo:paragraph-rsid="063bda54"/>
    </style:style>
    <style:style style:name="P716" style:family="paragraph" style:parent-style-name="Standard">
      <style:text-properties officeooo:paragraph-rsid="00883289"/>
    </style:style>
    <style:style style:name="P717" style:family="paragraph" style:parent-style-name="Standard">
      <style:text-properties officeooo:rsid="008872eb" officeooo:paragraph-rsid="008872eb"/>
    </style:style>
    <style:style style:name="P718" style:family="paragraph" style:parent-style-name="Standard">
      <style:text-properties officeooo:paragraph-rsid="00a75993"/>
    </style:style>
    <style:style style:name="P719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20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21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22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790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791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18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19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22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2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2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25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26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27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28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829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830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831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832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03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18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19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20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21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22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23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24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25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926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986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987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988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989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11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13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14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15" style:family="paragraph" style:parent-style-name="Standard">
      <style:text-properties style:use-window-font-color="true" officeooo:paragraph-rsid="02be3c45"/>
    </style:style>
    <style:style style:name="P1016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1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1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1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2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2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102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2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2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2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02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02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28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029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03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03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032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033" style:family="paragraph" style:parent-style-name="Standard">
      <style:text-properties style:use-window-font-color="true" officeooo:paragraph-rsid="02ecf51e"/>
    </style:style>
    <style:style style:name="P1034" style:family="paragraph" style:parent-style-name="Standard">
      <style:paragraph-properties fo:line-height="150%"/>
      <style:text-properties style:use-window-font-color="true" officeooo:paragraph-rsid="02edc963"/>
    </style:style>
    <style:style style:name="P1035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038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39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040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41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042" style:family="paragraph" style:parent-style-name="Standard">
      <style:text-properties officeooo:paragraph-rsid="00ba4170"/>
    </style:style>
    <style:style style:name="P1043" style:family="paragraph" style:parent-style-name="Standard">
      <style:text-properties officeooo:paragraph-rsid="00bbbf73"/>
    </style:style>
    <style:style style:name="P1044" style:family="paragraph" style:parent-style-name="Standard">
      <style:text-properties officeooo:rsid="00beb82f" officeooo:paragraph-rsid="00beb82f"/>
    </style:style>
    <style:style style:name="P1045" style:family="paragraph" style:parent-style-name="Standard">
      <style:text-properties officeooo:paragraph-rsid="00beb82f"/>
    </style:style>
    <style:style style:name="P1046" style:family="paragraph" style:parent-style-name="Standard">
      <style:text-properties officeooo:rsid="00c0d7c6" officeooo:paragraph-rsid="00c0d7c6"/>
    </style:style>
    <style:style style:name="P1047" style:family="paragraph" style:parent-style-name="Standard">
      <style:text-properties officeooo:rsid="005521a3" officeooo:paragraph-rsid="005521a3"/>
    </style:style>
    <style:style style:name="P1048" style:family="paragraph" style:parent-style-name="Standard">
      <style:text-properties officeooo:paragraph-rsid="00d2fc06"/>
    </style:style>
    <style:style style:name="P1049" style:family="paragraph" style:parent-style-name="Standard">
      <style:paragraph-properties fo:line-height="150%"/>
      <style:text-properties officeooo:rsid="00d5826a" officeooo:paragraph-rsid="00d5826a"/>
    </style:style>
    <style:style style:name="P1050" style:family="paragraph" style:parent-style-name="Standard">
      <style:text-properties officeooo:paragraph-rsid="00d77d7d"/>
    </style:style>
    <style:style style:name="P1051" style:family="paragraph" style:parent-style-name="Standard">
      <style:text-properties officeooo:rsid="00d9c9e4" officeooo:paragraph-rsid="00d9c9e4"/>
    </style:style>
    <style:style style:name="P1052" style:family="paragraph" style:parent-style-name="Standard">
      <style:text-properties officeooo:paragraph-rsid="00e5f586"/>
    </style:style>
    <style:style style:name="P1053" style:family="paragraph" style:parent-style-name="Standard">
      <style:text-properties officeooo:paragraph-rsid="00eb50e0"/>
    </style:style>
    <style:style style:name="P1054" style:family="paragraph" style:parent-style-name="Standard">
      <style:paragraph-properties fo:line-height="150%"/>
      <style:text-properties officeooo:rsid="00f2503e" officeooo:paragraph-rsid="00f2503e"/>
    </style:style>
    <style:style style:name="P1055" style:family="paragraph" style:parent-style-name="Standard">
      <style:text-properties officeooo:rsid="00f2503e" officeooo:paragraph-rsid="01222be5"/>
    </style:style>
    <style:style style:name="P1056" style:family="paragraph" style:parent-style-name="Standard">
      <style:text-properties officeooo:rsid="00d1487d" officeooo:paragraph-rsid="00d2fc06"/>
    </style:style>
    <style:style style:name="P1057" style:family="paragraph" style:parent-style-name="Standard">
      <style:text-properties officeooo:paragraph-rsid="00f5260b"/>
    </style:style>
    <style:style style:name="P1058" style:family="paragraph" style:parent-style-name="Standard">
      <style:text-properties officeooo:paragraph-rsid="010c486e"/>
    </style:style>
    <style:style style:name="P1059" style:family="paragraph" style:parent-style-name="Standard">
      <style:text-properties officeooo:paragraph-rsid="00367935"/>
    </style:style>
    <style:style style:name="P1060" style:family="paragraph" style:parent-style-name="Standard">
      <style:text-properties officeooo:paragraph-rsid="011fc384"/>
    </style:style>
    <style:style style:name="P1061" style:family="paragraph" style:parent-style-name="Standard">
      <style:text-properties officeooo:paragraph-rsid="0122678f"/>
    </style:style>
    <style:style style:name="P1062" style:family="paragraph" style:parent-style-name="Standard">
      <style:text-properties officeooo:paragraph-rsid="012dfde8"/>
    </style:style>
    <style:style style:name="P1063" style:family="paragraph" style:parent-style-name="Standard">
      <style:text-properties officeooo:paragraph-rsid="0130fd48"/>
    </style:style>
    <style:style style:name="P1064" style:family="paragraph" style:parent-style-name="Standard">
      <style:text-properties officeooo:paragraph-rsid="013282b3"/>
    </style:style>
    <style:style style:name="P1065" style:family="paragraph" style:parent-style-name="Standard">
      <style:text-properties officeooo:paragraph-rsid="013f3c54"/>
    </style:style>
    <style:style style:name="P1066" style:family="paragraph" style:parent-style-name="Standard">
      <style:text-properties officeooo:paragraph-rsid="0152f194"/>
    </style:style>
    <style:style style:name="P1067" style:family="paragraph" style:parent-style-name="Standard">
      <style:text-properties officeooo:paragraph-rsid="0150aafa"/>
    </style:style>
    <style:style style:name="P1068" style:family="paragraph" style:parent-style-name="Standard">
      <style:paragraph-properties fo:line-height="100%"/>
      <style:text-properties officeooo:paragraph-rsid="016aa5ac"/>
    </style:style>
    <style:style style:name="P1069" style:family="paragraph" style:parent-style-name="Standard">
      <style:paragraph-properties fo:line-height="100%"/>
      <style:text-properties officeooo:paragraph-rsid="016d2800"/>
    </style:style>
    <style:style style:name="P1070" style:family="paragraph" style:parent-style-name="Standard">
      <style:paragraph-properties fo:line-height="100%"/>
      <style:text-properties officeooo:paragraph-rsid="0171553b"/>
    </style:style>
    <style:style style:name="P1071" style:family="paragraph" style:parent-style-name="Standard">
      <style:paragraph-properties fo:line-height="100%"/>
      <style:text-properties officeooo:paragraph-rsid="0176ee1b"/>
    </style:style>
    <style:style style:name="P1072" style:family="paragraph" style:parent-style-name="Standard">
      <style:paragraph-properties fo:line-height="100%"/>
      <style:text-properties officeooo:paragraph-rsid="017941db"/>
    </style:style>
    <style:style style:name="P1073" style:family="paragraph" style:parent-style-name="Standard">
      <style:paragraph-properties fo:line-height="100%"/>
      <style:text-properties officeooo:paragraph-rsid="017a7161"/>
    </style:style>
    <style:style style:name="P1074" style:family="paragraph" style:parent-style-name="Standard">
      <style:paragraph-properties fo:line-height="100%"/>
      <style:text-properties officeooo:paragraph-rsid="018105ab"/>
    </style:style>
    <style:style style:name="P1075" style:family="paragraph" style:parent-style-name="Standard">
      <style:paragraph-properties fo:line-height="100%"/>
      <style:text-properties officeooo:paragraph-rsid="01aaba73"/>
    </style:style>
    <style:style style:name="P1076" style:family="paragraph" style:parent-style-name="Standard">
      <style:paragraph-properties fo:line-height="100%"/>
      <style:text-properties officeooo:paragraph-rsid="01abda5f"/>
    </style:style>
    <style:style style:name="P1077" style:family="paragraph" style:parent-style-name="Standard">
      <style:paragraph-properties fo:line-height="100%"/>
      <style:text-properties officeooo:paragraph-rsid="01d3aa7e"/>
    </style:style>
    <style:style style:name="P1078" style:family="paragraph" style:parent-style-name="Standard">
      <style:paragraph-properties fo:line-height="100%"/>
      <style:text-properties officeooo:paragraph-rsid="01e2b86d"/>
    </style:style>
    <style:style style:name="P1079" style:family="paragraph" style:parent-style-name="Standard">
      <style:paragraph-properties fo:line-height="100%"/>
      <style:text-properties officeooo:paragraph-rsid="01e7ea9a"/>
    </style:style>
    <style:style style:name="P1080" style:family="paragraph" style:parent-style-name="Standard">
      <style:paragraph-properties fo:line-height="100%"/>
      <style:text-properties officeooo:paragraph-rsid="01f79ca2"/>
    </style:style>
    <style:style style:name="P1081" style:family="paragraph" style:parent-style-name="Standard">
      <style:paragraph-properties fo:line-height="100%"/>
      <style:text-properties officeooo:paragraph-rsid="020068b3"/>
    </style:style>
    <style:style style:name="P1082" style:family="paragraph" style:parent-style-name="Standard">
      <style:paragraph-properties fo:line-height="100%"/>
      <style:text-properties officeooo:paragraph-rsid="0200b58e"/>
    </style:style>
    <style:style style:name="P1083" style:family="paragraph" style:parent-style-name="Standard">
      <style:paragraph-properties fo:line-height="100%"/>
      <style:text-properties officeooo:paragraph-rsid="020131ae"/>
    </style:style>
    <style:style style:name="P1084" style:family="paragraph" style:parent-style-name="Standard">
      <style:paragraph-properties fo:line-height="100%"/>
      <style:text-properties officeooo:paragraph-rsid="0212a48a"/>
    </style:style>
    <style:style style:name="P1085" style:family="paragraph" style:parent-style-name="Standard">
      <style:paragraph-properties fo:line-height="100%"/>
      <style:text-properties officeooo:paragraph-rsid="01d522fe"/>
    </style:style>
    <style:style style:name="P1086" style:family="paragraph" style:parent-style-name="Standard">
      <style:paragraph-properties fo:line-height="100%"/>
      <style:text-properties officeooo:paragraph-rsid="021920c6"/>
    </style:style>
    <style:style style:name="P1087" style:family="paragraph" style:parent-style-name="Standard">
      <style:paragraph-properties fo:line-height="100%"/>
      <style:text-properties officeooo:paragraph-rsid="021bfb0f"/>
    </style:style>
    <style:style style:name="P1088" style:family="paragraph" style:parent-style-name="Standard">
      <style:paragraph-properties fo:line-height="100%"/>
      <style:text-properties officeooo:paragraph-rsid="021d76dd"/>
    </style:style>
    <style:style style:name="P1089" style:family="paragraph" style:parent-style-name="Standard">
      <style:paragraph-properties fo:line-height="100%"/>
      <style:text-properties officeooo:paragraph-rsid="01ec8e18"/>
    </style:style>
    <style:style style:name="P1090" style:family="paragraph" style:parent-style-name="Standard">
      <style:paragraph-properties fo:line-height="100%"/>
      <style:text-properties officeooo:paragraph-rsid="0228bd00"/>
    </style:style>
    <style:style style:name="P1091" style:family="paragraph" style:parent-style-name="Standard">
      <style:paragraph-properties fo:line-height="100%"/>
      <style:text-properties officeooo:paragraph-rsid="0239e044"/>
    </style:style>
    <style:style style:name="P1092" style:family="paragraph" style:parent-style-name="Standard">
      <style:paragraph-properties fo:line-height="100%"/>
      <style:text-properties officeooo:paragraph-rsid="023e217a"/>
    </style:style>
    <style:style style:name="P1093" style:family="paragraph" style:parent-style-name="Standard">
      <style:paragraph-properties fo:line-height="100%"/>
      <style:text-properties officeooo:paragraph-rsid="0245c9e7"/>
    </style:style>
    <style:style style:name="P1094" style:family="paragraph" style:parent-style-name="Standard">
      <style:paragraph-properties fo:line-height="100%"/>
      <style:text-properties officeooo:paragraph-rsid="0248e2f5"/>
    </style:style>
    <style:style style:name="P1095" style:family="paragraph" style:parent-style-name="Standard">
      <style:paragraph-properties fo:line-height="100%"/>
      <style:text-properties officeooo:paragraph-rsid="024d9b01"/>
    </style:style>
    <style:style style:name="P1096" style:family="paragraph" style:parent-style-name="Standard">
      <style:paragraph-properties fo:line-height="100%"/>
      <style:text-properties officeooo:paragraph-rsid="02540cb9"/>
    </style:style>
    <style:style style:name="P1097" style:family="paragraph" style:parent-style-name="Standard">
      <style:paragraph-properties fo:line-height="100%"/>
      <style:text-properties officeooo:paragraph-rsid="02656310"/>
    </style:style>
    <style:style style:name="P1098" style:family="paragraph" style:parent-style-name="Standard">
      <style:paragraph-properties fo:line-height="100%"/>
      <style:text-properties officeooo:paragraph-rsid="0265f14b"/>
    </style:style>
    <style:style style:name="P1099" style:family="paragraph" style:parent-style-name="Standard">
      <style:paragraph-properties fo:line-height="100%"/>
      <style:text-properties officeooo:paragraph-rsid="02778926"/>
    </style:style>
    <style:style style:name="P1100" style:family="paragraph" style:parent-style-name="Standard">
      <style:paragraph-properties fo:line-height="100%"/>
      <style:text-properties officeooo:paragraph-rsid="0279658f"/>
    </style:style>
    <style:style style:name="P1101" style:family="paragraph" style:parent-style-name="Standard">
      <style:paragraph-properties fo:line-height="100%"/>
      <style:text-properties officeooo:paragraph-rsid="027b57d1"/>
    </style:style>
    <style:style style:name="P1102" style:family="paragraph" style:parent-style-name="Standard">
      <style:paragraph-properties fo:line-height="100%"/>
      <style:text-properties officeooo:paragraph-rsid="02819040"/>
    </style:style>
    <style:style style:name="P1103" style:family="paragraph" style:parent-style-name="Standard">
      <style:paragraph-properties fo:line-height="100%"/>
      <style:text-properties officeooo:paragraph-rsid="028add40"/>
    </style:style>
    <style:style style:name="P1104" style:family="paragraph" style:parent-style-name="Standard">
      <style:paragraph-properties fo:line-height="100%"/>
      <style:text-properties officeooo:paragraph-rsid="02939b7b"/>
    </style:style>
    <style:style style:name="P1105" style:family="paragraph" style:parent-style-name="Standard">
      <style:paragraph-properties fo:line-height="100%"/>
      <style:text-properties officeooo:paragraph-rsid="0293a523"/>
    </style:style>
    <style:style style:name="P1106" style:family="paragraph" style:parent-style-name="Standard">
      <style:paragraph-properties fo:line-height="100%"/>
      <style:text-properties officeooo:paragraph-rsid="0297c923"/>
    </style:style>
    <style:style style:name="P1107" style:family="paragraph" style:parent-style-name="Standard">
      <style:paragraph-properties fo:line-height="100%"/>
      <style:text-properties officeooo:paragraph-rsid="029bb505"/>
    </style:style>
    <style:style style:name="P1108" style:family="paragraph" style:parent-style-name="Standard">
      <style:paragraph-properties fo:line-height="100%"/>
      <style:text-properties officeooo:paragraph-rsid="02a71f0b"/>
    </style:style>
    <style:style style:name="P1109" style:family="paragraph" style:parent-style-name="Standard">
      <style:paragraph-properties fo:line-height="100%"/>
      <style:text-properties officeooo:paragraph-rsid="027c1b85"/>
    </style:style>
    <style:style style:name="P1110" style:family="paragraph" style:parent-style-name="Standard">
      <style:paragraph-properties fo:line-height="100%"/>
      <style:text-properties officeooo:paragraph-rsid="0045286d"/>
    </style:style>
    <style:style style:name="P1111" style:family="paragraph" style:parent-style-name="Standard">
      <style:paragraph-properties fo:line-height="100%"/>
      <style:text-properties officeooo:paragraph-rsid="02bd01a2"/>
    </style:style>
    <style:style style:name="P1112" style:family="paragraph" style:parent-style-name="Standard">
      <style:paragraph-properties fo:line-height="100%"/>
      <style:text-properties officeooo:paragraph-rsid="02d5eaee"/>
    </style:style>
    <style:style style:name="P1113" style:family="paragraph" style:parent-style-name="Standard">
      <style:paragraph-properties fo:line-height="100%"/>
      <style:text-properties officeooo:paragraph-rsid="02e4f960"/>
    </style:style>
    <style:style style:name="P1114" style:family="paragraph" style:parent-style-name="Standard">
      <style:paragraph-properties fo:line-height="100%"/>
      <style:text-properties officeooo:paragraph-rsid="02eac01d"/>
    </style:style>
    <style:style style:name="P1115" style:family="paragraph" style:parent-style-name="Standard">
      <style:paragraph-properties fo:line-height="100%"/>
      <style:text-properties officeooo:paragraph-rsid="02f17ec6"/>
    </style:style>
    <style:style style:name="P1116" style:family="paragraph" style:parent-style-name="Standard">
      <style:paragraph-properties fo:line-height="100%"/>
      <style:text-properties officeooo:paragraph-rsid="02fda6ef"/>
    </style:style>
    <style:style style:name="P1117" style:family="paragraph" style:parent-style-name="Standard">
      <style:paragraph-properties fo:line-height="100%"/>
      <style:text-properties officeooo:paragraph-rsid="03040c1c"/>
    </style:style>
    <style:style style:name="P1118" style:family="paragraph" style:parent-style-name="Standard">
      <style:paragraph-properties fo:line-height="100%"/>
      <style:text-properties officeooo:paragraph-rsid="03049b98"/>
    </style:style>
    <style:style style:name="P1119" style:family="paragraph" style:parent-style-name="Standard">
      <style:paragraph-properties fo:line-height="100%"/>
      <style:text-properties officeooo:paragraph-rsid="0305aebe"/>
    </style:style>
    <style:style style:name="P1120" style:family="paragraph" style:parent-style-name="Standard">
      <style:paragraph-properties fo:line-height="100%"/>
      <style:text-properties officeooo:paragraph-rsid="03061f93"/>
    </style:style>
    <style:style style:name="P1121" style:family="paragraph" style:parent-style-name="Standard">
      <style:paragraph-properties fo:line-height="100%"/>
      <style:text-properties officeooo:paragraph-rsid="03153caa"/>
    </style:style>
    <style:style style:name="P1122" style:family="paragraph" style:parent-style-name="Standard">
      <style:paragraph-properties fo:line-height="100%"/>
      <style:text-properties officeooo:paragraph-rsid="03343ce6"/>
    </style:style>
    <style:style style:name="P1123" style:family="paragraph" style:parent-style-name="Standard">
      <style:paragraph-properties fo:line-height="100%"/>
      <style:text-properties officeooo:paragraph-rsid="03349842"/>
    </style:style>
    <style:style style:name="P1124" style:family="paragraph" style:parent-style-name="Standard">
      <style:paragraph-properties fo:line-height="100%"/>
      <style:text-properties officeooo:paragraph-rsid="033f17a3"/>
    </style:style>
    <style:style style:name="P1125" style:family="paragraph" style:parent-style-name="Standard">
      <style:paragraph-properties fo:line-height="100%"/>
      <style:text-properties officeooo:paragraph-rsid="034172a0"/>
    </style:style>
    <style:style style:name="P1126" style:family="paragraph" style:parent-style-name="Standard">
      <style:paragraph-properties fo:line-height="100%"/>
      <style:text-properties officeooo:paragraph-rsid="034adc9b"/>
    </style:style>
    <style:style style:name="P1127" style:family="paragraph" style:parent-style-name="Standard">
      <style:paragraph-properties fo:line-height="100%"/>
      <style:text-properties officeooo:paragraph-rsid="034f33b6"/>
    </style:style>
    <style:style style:name="P1128" style:family="paragraph" style:parent-style-name="Standard">
      <style:paragraph-properties fo:line-height="100%"/>
      <style:text-properties officeooo:paragraph-rsid="034f680a"/>
    </style:style>
    <style:style style:name="P1129" style:family="paragraph" style:parent-style-name="Standard">
      <style:paragraph-properties fo:line-height="100%"/>
      <style:text-properties officeooo:paragraph-rsid="035051aa"/>
    </style:style>
    <style:style style:name="P1130" style:family="paragraph" style:parent-style-name="Standard">
      <style:paragraph-properties fo:line-height="100%"/>
      <style:text-properties officeooo:paragraph-rsid="0369854f"/>
    </style:style>
    <style:style style:name="P1131" style:family="paragraph" style:parent-style-name="Standard">
      <style:paragraph-properties fo:line-height="100%"/>
      <style:text-properties officeooo:paragraph-rsid="03963307"/>
    </style:style>
    <style:style style:name="P1132" style:family="paragraph" style:parent-style-name="Standard">
      <style:paragraph-properties fo:line-height="100%"/>
      <style:text-properties officeooo:paragraph-rsid="039c640b"/>
    </style:style>
    <style:style style:name="P1133" style:family="paragraph" style:parent-style-name="Standard">
      <style:paragraph-properties fo:line-height="100%"/>
      <style:text-properties officeooo:paragraph-rsid="039e9821"/>
    </style:style>
    <style:style style:name="P1134" style:family="paragraph" style:parent-style-name="Standard">
      <style:paragraph-properties fo:line-height="100%"/>
      <style:text-properties officeooo:paragraph-rsid="03a073aa"/>
    </style:style>
    <style:style style:name="P1135" style:family="paragraph" style:parent-style-name="Standard">
      <style:paragraph-properties fo:line-height="100%"/>
      <style:text-properties officeooo:paragraph-rsid="03b1fbc9"/>
    </style:style>
    <style:style style:name="P1136" style:family="paragraph" style:parent-style-name="Standard">
      <style:paragraph-properties fo:line-height="100%"/>
      <style:text-properties officeooo:paragraph-rsid="03c51260"/>
    </style:style>
    <style:style style:name="P1137" style:family="paragraph" style:parent-style-name="Standard">
      <style:paragraph-properties fo:line-height="100%"/>
      <style:text-properties officeooo:paragraph-rsid="03eb005c"/>
    </style:style>
    <style:style style:name="P1138" style:family="paragraph" style:parent-style-name="Standard">
      <style:paragraph-properties fo:line-height="100%"/>
      <style:text-properties officeooo:paragraph-rsid="03f0c84b"/>
    </style:style>
    <style:style style:name="P1139" style:family="paragraph" style:parent-style-name="Standard">
      <style:paragraph-properties fo:line-height="100%"/>
      <style:text-properties officeooo:paragraph-rsid="03e90de3"/>
    </style:style>
    <style:style style:name="P1140" style:family="paragraph" style:parent-style-name="Standard">
      <style:paragraph-properties fo:line-height="100%"/>
      <style:text-properties officeooo:paragraph-rsid="03f27278"/>
    </style:style>
    <style:style style:name="P1141" style:family="paragraph" style:parent-style-name="Standard">
      <style:paragraph-properties fo:line-height="100%"/>
      <style:text-properties officeooo:paragraph-rsid="03fd5e01"/>
    </style:style>
    <style:style style:name="P1142" style:family="paragraph" style:parent-style-name="Standard">
      <style:paragraph-properties fo:line-height="100%"/>
      <style:text-properties officeooo:paragraph-rsid="0400a6e4"/>
    </style:style>
    <style:style style:name="P1143" style:family="paragraph" style:parent-style-name="Standard">
      <style:paragraph-properties fo:line-height="100%"/>
      <style:text-properties officeooo:paragraph-rsid="0404aa05"/>
    </style:style>
    <style:style style:name="P1144" style:family="paragraph" style:parent-style-name="Standard">
      <style:paragraph-properties fo:line-height="100%"/>
      <style:text-properties officeooo:paragraph-rsid="04102973"/>
    </style:style>
    <style:style style:name="P1145" style:family="paragraph" style:parent-style-name="Standard">
      <style:paragraph-properties fo:line-height="100%"/>
      <style:text-properties officeooo:paragraph-rsid="041e6a3e"/>
    </style:style>
    <style:style style:name="P1146" style:family="paragraph" style:parent-style-name="Standard">
      <style:paragraph-properties fo:line-height="100%"/>
      <style:text-properties officeooo:paragraph-rsid="03a31e81"/>
    </style:style>
    <style:style style:name="P1147" style:family="paragraph" style:parent-style-name="Standard">
      <style:paragraph-properties fo:line-height="100%"/>
      <style:text-properties officeooo:paragraph-rsid="043fc929"/>
    </style:style>
    <style:style style:name="P1148" style:family="paragraph" style:parent-style-name="Standard">
      <style:paragraph-properties fo:line-height="100%"/>
      <style:text-properties officeooo:paragraph-rsid="043a0ede"/>
    </style:style>
    <style:style style:name="P1149" style:family="paragraph" style:parent-style-name="Standard">
      <style:paragraph-properties fo:line-height="100%"/>
      <style:text-properties officeooo:paragraph-rsid="04518e70"/>
    </style:style>
    <style:style style:name="P1150" style:family="paragraph" style:parent-style-name="Standard">
      <style:paragraph-properties fo:line-height="100%"/>
      <style:text-properties officeooo:paragraph-rsid="04592f7c"/>
    </style:style>
    <style:style style:name="P1151" style:family="paragraph" style:parent-style-name="Standard">
      <style:paragraph-properties fo:line-height="100%"/>
      <style:text-properties officeooo:paragraph-rsid="03becfb9"/>
    </style:style>
    <style:style style:name="P1152" style:family="paragraph" style:parent-style-name="Standard">
      <style:paragraph-properties fo:line-height="100%"/>
      <style:text-properties officeooo:paragraph-rsid="0473548b"/>
    </style:style>
    <style:style style:name="P1153" style:family="paragraph" style:parent-style-name="Standard">
      <style:paragraph-properties fo:line-height="100%"/>
      <style:text-properties officeooo:paragraph-rsid="0411d16e"/>
    </style:style>
    <style:style style:name="P1154" style:family="paragraph" style:parent-style-name="Standard">
      <style:paragraph-properties fo:line-height="100%"/>
      <style:text-properties officeooo:paragraph-rsid="041746e7"/>
    </style:style>
    <style:style style:name="P1155" style:family="paragraph" style:parent-style-name="Standard">
      <style:paragraph-properties fo:line-height="100%"/>
      <style:text-properties officeooo:paragraph-rsid="043c6125"/>
    </style:style>
    <style:style style:name="P1156" style:family="paragraph" style:parent-style-name="Standard">
      <style:paragraph-properties fo:line-height="100%"/>
      <style:text-properties officeooo:paragraph-rsid="04472f62"/>
    </style:style>
    <style:style style:name="P1157" style:family="paragraph" style:parent-style-name="Standard">
      <style:paragraph-properties fo:line-height="100%"/>
      <style:text-properties officeooo:paragraph-rsid="03fc17c3"/>
    </style:style>
    <style:style style:name="P1158" style:family="paragraph" style:parent-style-name="Standard">
      <style:paragraph-properties fo:line-height="100%"/>
      <style:text-properties officeooo:paragraph-rsid="039292f6"/>
    </style:style>
    <style:style style:name="P1159" style:family="paragraph" style:parent-style-name="Standard">
      <style:paragraph-properties fo:line-height="100%"/>
      <style:text-properties officeooo:paragraph-rsid="0486c03e"/>
    </style:style>
    <style:style style:name="P1160" style:family="paragraph" style:parent-style-name="Standard">
      <style:paragraph-properties fo:line-height="100%"/>
      <style:text-properties officeooo:paragraph-rsid="048ffd4a"/>
    </style:style>
    <style:style style:name="P1161" style:family="paragraph" style:parent-style-name="Standard">
      <style:paragraph-properties fo:line-height="100%"/>
      <style:text-properties officeooo:paragraph-rsid="04915c32"/>
    </style:style>
    <style:style style:name="P1162" style:family="paragraph" style:parent-style-name="Standard">
      <style:paragraph-properties fo:line-height="100%"/>
      <style:text-properties officeooo:paragraph-rsid="0496a172"/>
    </style:style>
    <style:style style:name="P1163" style:family="paragraph" style:parent-style-name="Standard">
      <style:paragraph-properties fo:line-height="100%"/>
      <style:text-properties officeooo:paragraph-rsid="04a08898"/>
    </style:style>
    <style:style style:name="P1164" style:family="paragraph" style:parent-style-name="Standard">
      <style:paragraph-properties fo:line-height="100%"/>
      <style:text-properties officeooo:paragraph-rsid="04a6679a"/>
    </style:style>
    <style:style style:name="P1165" style:family="paragraph" style:parent-style-name="Standard">
      <style:paragraph-properties fo:line-height="100%"/>
      <style:text-properties officeooo:paragraph-rsid="04ad05fc"/>
    </style:style>
    <style:style style:name="P1166" style:family="paragraph" style:parent-style-name="Standard">
      <style:paragraph-properties fo:line-height="100%"/>
      <style:text-properties officeooo:paragraph-rsid="04b3c5c0"/>
    </style:style>
    <style:style style:name="P1167" style:family="paragraph" style:parent-style-name="Standard">
      <style:paragraph-properties fo:line-height="100%"/>
      <style:text-properties officeooo:paragraph-rsid="04ba1b39"/>
    </style:style>
    <style:style style:name="P1168" style:family="paragraph" style:parent-style-name="Standard">
      <style:paragraph-properties fo:line-height="100%"/>
      <style:text-properties officeooo:paragraph-rsid="04bc7059"/>
    </style:style>
    <style:style style:name="P1169" style:family="paragraph" style:parent-style-name="Standard">
      <style:paragraph-properties fo:line-height="100%"/>
      <style:text-properties officeooo:paragraph-rsid="02ec4cc6"/>
    </style:style>
    <style:style style:name="P1170" style:family="paragraph" style:parent-style-name="Standard">
      <style:paragraph-properties fo:line-height="100%"/>
      <style:text-properties officeooo:paragraph-rsid="04b80b14"/>
    </style:style>
    <style:style style:name="P1171" style:family="paragraph" style:parent-style-name="Standard">
      <style:paragraph-properties fo:line-height="100%"/>
      <style:text-properties officeooo:paragraph-rsid="04d7b913"/>
    </style:style>
    <style:style style:name="P1172" style:family="paragraph" style:parent-style-name="Standard">
      <style:paragraph-properties fo:line-height="100%"/>
      <style:text-properties officeooo:paragraph-rsid="04ddd894"/>
    </style:style>
    <style:style style:name="P1173" style:family="paragraph" style:parent-style-name="Standard">
      <style:paragraph-properties fo:line-height="100%"/>
      <style:text-properties officeooo:paragraph-rsid="04deac5d"/>
    </style:style>
    <style:style style:name="P1174" style:family="paragraph" style:parent-style-name="Standard">
      <style:paragraph-properties fo:line-height="100%"/>
      <style:text-properties officeooo:paragraph-rsid="04ee3d5e"/>
    </style:style>
    <style:style style:name="P1175" style:family="paragraph" style:parent-style-name="Standard">
      <style:paragraph-properties fo:line-height="100%"/>
      <style:text-properties officeooo:paragraph-rsid="04ee86bb"/>
    </style:style>
    <style:style style:name="P1176" style:family="paragraph" style:parent-style-name="Standard">
      <style:paragraph-properties fo:line-height="100%"/>
      <style:text-properties officeooo:paragraph-rsid="04f29906"/>
    </style:style>
    <style:style style:name="P1177" style:family="paragraph" style:parent-style-name="Standard">
      <style:paragraph-properties fo:line-height="100%"/>
      <style:text-properties officeooo:paragraph-rsid="04faca3a"/>
    </style:style>
    <style:style style:name="P1178" style:family="paragraph" style:parent-style-name="Standard">
      <style:paragraph-properties fo:line-height="100%"/>
      <style:text-properties officeooo:paragraph-rsid="051228a5"/>
    </style:style>
    <style:style style:name="P1179" style:family="paragraph" style:parent-style-name="Standard">
      <style:paragraph-properties fo:line-height="100%"/>
      <style:text-properties officeooo:paragraph-rsid="05149db7"/>
    </style:style>
    <style:style style:name="P1180" style:family="paragraph" style:parent-style-name="Standard">
      <style:paragraph-properties fo:line-height="100%"/>
      <style:text-properties officeooo:paragraph-rsid="051755b6"/>
    </style:style>
    <style:style style:name="P1181" style:family="paragraph" style:parent-style-name="Standard">
      <style:paragraph-properties fo:line-height="100%"/>
      <style:text-properties officeooo:paragraph-rsid="04f1c42d"/>
    </style:style>
    <style:style style:name="P1182" style:family="paragraph" style:parent-style-name="Standard">
      <style:paragraph-properties fo:line-height="100%"/>
      <style:text-properties officeooo:paragraph-rsid="052c470d"/>
    </style:style>
    <style:style style:name="P1183" style:family="paragraph" style:parent-style-name="Standard">
      <style:paragraph-properties fo:line-height="100%"/>
      <style:text-properties officeooo:paragraph-rsid="052e1d4e"/>
    </style:style>
    <style:style style:name="P1184" style:family="paragraph" style:parent-style-name="Standard">
      <style:paragraph-properties fo:line-height="100%"/>
      <style:text-properties officeooo:paragraph-rsid="052fd794"/>
    </style:style>
    <style:style style:name="P1185" style:family="paragraph" style:parent-style-name="Standard">
      <style:paragraph-properties fo:line-height="100%"/>
      <style:text-properties officeooo:paragraph-rsid="053faa40"/>
    </style:style>
    <style:style style:name="P1186" style:family="paragraph" style:parent-style-name="Standard">
      <style:paragraph-properties fo:line-height="100%"/>
      <style:text-properties officeooo:paragraph-rsid="054f83a7"/>
    </style:style>
    <style:style style:name="P1187" style:family="paragraph" style:parent-style-name="Standard">
      <style:paragraph-properties fo:line-height="100%"/>
      <style:text-properties officeooo:paragraph-rsid="0557f31f"/>
    </style:style>
    <style:style style:name="P1188" style:family="paragraph" style:parent-style-name="Standard">
      <style:paragraph-properties fo:line-height="100%"/>
      <style:text-properties officeooo:paragraph-rsid="055a623a"/>
    </style:style>
    <style:style style:name="P1189" style:family="paragraph" style:parent-style-name="Standard">
      <style:paragraph-properties fo:line-height="100%"/>
      <style:text-properties officeooo:paragraph-rsid="0569d9ca"/>
    </style:style>
    <style:style style:name="P1190" style:family="paragraph" style:parent-style-name="Standard">
      <style:paragraph-properties fo:line-height="100%"/>
      <style:text-properties officeooo:paragraph-rsid="056d9742"/>
    </style:style>
    <style:style style:name="P1191" style:family="paragraph" style:parent-style-name="Standard">
      <style:paragraph-properties fo:line-height="100%"/>
      <style:text-properties officeooo:paragraph-rsid="057cbee6"/>
    </style:style>
    <style:style style:name="P1192" style:family="paragraph" style:parent-style-name="Standard">
      <style:paragraph-properties fo:line-height="100%"/>
      <style:text-properties officeooo:paragraph-rsid="0580d52a"/>
    </style:style>
    <style:style style:name="P1193" style:family="paragraph" style:parent-style-name="Standard">
      <style:paragraph-properties fo:line-height="100%"/>
      <style:text-properties officeooo:paragraph-rsid="059e7836"/>
    </style:style>
    <style:style style:name="P1194" style:family="paragraph" style:parent-style-name="Standard">
      <style:paragraph-properties fo:line-height="100%"/>
      <style:text-properties officeooo:paragraph-rsid="05ab1076"/>
    </style:style>
    <style:style style:name="P1195" style:family="paragraph" style:parent-style-name="Standard">
      <style:paragraph-properties fo:line-height="100%"/>
      <style:text-properties officeooo:paragraph-rsid="05b1d6ac"/>
    </style:style>
    <style:style style:name="P1196" style:family="paragraph" style:parent-style-name="Standard">
      <style:paragraph-properties fo:line-height="100%"/>
      <style:text-properties officeooo:paragraph-rsid="05b6653b"/>
    </style:style>
    <style:style style:name="P1197" style:family="paragraph" style:parent-style-name="Standard">
      <style:paragraph-properties fo:line-height="100%"/>
      <style:text-properties officeooo:paragraph-rsid="05bc64d7"/>
    </style:style>
    <style:style style:name="P1198" style:family="paragraph" style:parent-style-name="Standard">
      <style:paragraph-properties fo:line-height="100%"/>
      <style:text-properties officeooo:paragraph-rsid="05d96232"/>
    </style:style>
    <style:style style:name="P1199" style:family="paragraph" style:parent-style-name="Standard">
      <style:paragraph-properties fo:line-height="100%"/>
      <style:text-properties officeooo:paragraph-rsid="05dd0971"/>
    </style:style>
    <style:style style:name="P1200" style:family="paragraph" style:parent-style-name="Standard">
      <style:paragraph-properties fo:line-height="100%"/>
      <style:text-properties officeooo:paragraph-rsid="06011cd1"/>
    </style:style>
    <style:style style:name="P1201" style:family="paragraph" style:parent-style-name="Standard">
      <style:paragraph-properties fo:line-height="100%"/>
      <style:text-properties officeooo:paragraph-rsid="06063862"/>
    </style:style>
    <style:style style:name="P1202" style:family="paragraph" style:parent-style-name="Standard">
      <style:paragraph-properties fo:line-height="100%"/>
      <style:text-properties officeooo:paragraph-rsid="060fe20f"/>
    </style:style>
    <style:style style:name="P1203" style:family="paragraph" style:parent-style-name="Standard">
      <style:paragraph-properties fo:line-height="100%"/>
      <style:text-properties officeooo:paragraph-rsid="061169e8"/>
    </style:style>
    <style:style style:name="P1204" style:family="paragraph" style:parent-style-name="Standard">
      <style:paragraph-properties fo:line-height="100%"/>
      <style:text-properties officeooo:paragraph-rsid="06125c09"/>
    </style:style>
    <style:style style:name="P1205" style:family="paragraph" style:parent-style-name="Standard">
      <style:paragraph-properties fo:line-height="100%"/>
      <style:text-properties officeooo:paragraph-rsid="06191840"/>
    </style:style>
    <style:style style:name="P1206" style:family="paragraph" style:parent-style-name="Standard">
      <style:paragraph-properties fo:line-height="100%"/>
      <style:text-properties officeooo:paragraph-rsid="062f0400"/>
    </style:style>
    <style:style style:name="P1207" style:family="paragraph" style:parent-style-name="Standard">
      <style:paragraph-properties fo:line-height="100%"/>
      <style:text-properties officeooo:paragraph-rsid="06307d14"/>
    </style:style>
    <style:style style:name="P1208" style:family="paragraph" style:parent-style-name="Standard">
      <style:paragraph-properties fo:line-height="100%"/>
      <style:text-properties officeooo:paragraph-rsid="06408df0"/>
    </style:style>
    <style:style style:name="P1209" style:family="paragraph" style:parent-style-name="Standard">
      <style:paragraph-properties fo:line-height="100%"/>
      <style:text-properties officeooo:paragraph-rsid="0652812f"/>
    </style:style>
    <style:style style:name="P1210" style:family="paragraph" style:parent-style-name="Standard">
      <style:paragraph-properties fo:line-height="100%"/>
      <style:text-properties officeooo:paragraph-rsid="065d9833"/>
    </style:style>
    <style:style style:name="P1211" style:family="paragraph" style:parent-style-name="Standard">
      <style:paragraph-properties fo:line-height="100%"/>
      <style:text-properties officeooo:paragraph-rsid="0663a1c9"/>
    </style:style>
    <style:style style:name="P1212" style:family="paragraph" style:parent-style-name="Standard">
      <style:paragraph-properties fo:line-height="100%"/>
      <style:text-properties officeooo:paragraph-rsid="069290ce"/>
    </style:style>
    <style:style style:name="P1213" style:family="paragraph" style:parent-style-name="Standard">
      <style:paragraph-properties fo:line-height="100%"/>
      <style:text-properties officeooo:paragraph-rsid="06b2c01e"/>
    </style:style>
    <style:style style:name="P1214" style:family="paragraph" style:parent-style-name="Standard">
      <style:paragraph-properties fo:line-height="100%"/>
      <style:text-properties officeooo:paragraph-rsid="06b3d3c8"/>
    </style:style>
    <style:style style:name="P1215" style:family="paragraph" style:parent-style-name="Standard">
      <style:paragraph-properties fo:line-height="100%"/>
      <style:text-properties officeooo:paragraph-rsid="06b4145f"/>
    </style:style>
    <style:style style:name="P1216" style:family="paragraph" style:parent-style-name="Standard">
      <style:paragraph-properties fo:line-height="100%"/>
      <style:text-properties officeooo:paragraph-rsid="069f9907"/>
    </style:style>
    <style:style style:name="P1217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218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219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220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21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222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22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224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22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22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22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228" style:family="paragraph" style:parent-style-name="Standard">
      <style:text-properties fo:color="#c9211e" officeooo:rsid="003eeb50" officeooo:paragraph-rsid="00ac1d69"/>
    </style:style>
    <style:style style:name="P1229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230" style:family="paragraph" style:parent-style-name="Standard">
      <style:paragraph-properties fo:line-height="100%"/>
      <style:text-properties officeooo:rsid="016b9044" officeooo:paragraph-rsid="016b9044"/>
    </style:style>
    <style:style style:name="P1231" style:family="paragraph" style:parent-style-name="Standard">
      <style:paragraph-properties fo:line-height="100%"/>
      <style:text-properties officeooo:rsid="01a2dcc2" officeooo:paragraph-rsid="01a2dcc2"/>
    </style:style>
    <style:style style:name="P1232" style:family="paragraph" style:parent-style-name="Standard">
      <style:paragraph-properties fo:line-height="100%"/>
      <style:text-properties officeooo:rsid="01a92b83" officeooo:paragraph-rsid="01abda5f"/>
    </style:style>
    <style:style style:name="P1233" style:family="paragraph" style:parent-style-name="Standard">
      <style:paragraph-properties fo:line-height="100%"/>
      <style:text-properties officeooo:rsid="01b78805" officeooo:paragraph-rsid="01b9977e"/>
    </style:style>
    <style:style style:name="P1234" style:family="paragraph" style:parent-style-name="Standard">
      <style:paragraph-properties fo:line-height="100%"/>
      <style:text-properties officeooo:rsid="01b78805" officeooo:paragraph-rsid="020d39a8"/>
    </style:style>
    <style:style style:name="P1235" style:family="paragraph" style:parent-style-name="Standard">
      <style:paragraph-properties fo:line-height="100%"/>
      <style:text-properties officeooo:rsid="01bcc73c" officeooo:paragraph-rsid="01bcc73c"/>
    </style:style>
    <style:style style:name="P1236" style:family="paragraph" style:parent-style-name="Standard">
      <style:paragraph-properties fo:line-height="100%"/>
      <style:text-properties officeooo:rsid="01cb0c6f" officeooo:paragraph-rsid="01cb0c6f"/>
    </style:style>
    <style:style style:name="P1237" style:family="paragraph" style:parent-style-name="Standard">
      <style:paragraph-properties fo:line-height="100%"/>
      <style:text-properties officeooo:rsid="01cd0839" officeooo:paragraph-rsid="01cd0839"/>
    </style:style>
    <style:style style:name="P1238" style:family="paragraph" style:parent-style-name="Standard">
      <style:paragraph-properties fo:line-height="100%"/>
      <style:text-properties officeooo:rsid="01e4a612" officeooo:paragraph-rsid="01e4a612"/>
    </style:style>
    <style:style style:name="P1239" style:family="paragraph" style:parent-style-name="Standard">
      <style:paragraph-properties fo:line-height="100%"/>
      <style:text-properties officeooo:rsid="022b7ea9" officeooo:paragraph-rsid="022b7ea9"/>
    </style:style>
    <style:style style:name="P1240" style:family="paragraph" style:parent-style-name="Standard">
      <style:paragraph-properties fo:line-height="100%"/>
      <style:text-properties officeooo:rsid="022dff2a" officeooo:paragraph-rsid="022dff2a"/>
    </style:style>
    <style:style style:name="P1241" style:family="paragraph" style:parent-style-name="Standard">
      <style:text-properties officeooo:paragraph-rsid="0275c15d"/>
    </style:style>
    <style:style style:name="P1242" style:family="paragraph" style:parent-style-name="Standard">
      <style:paragraph-properties fo:line-height="100%"/>
      <style:text-properties officeooo:rsid="02819040" officeooo:paragraph-rsid="028fc45c"/>
    </style:style>
    <style:style style:name="P1243" style:family="paragraph" style:parent-style-name="Standard">
      <style:paragraph-properties fo:line-height="100%"/>
      <style:text-properties officeooo:rsid="0285839b" officeooo:paragraph-rsid="0288fb00"/>
    </style:style>
    <style:style style:name="P1244" style:family="paragraph" style:parent-style-name="Standard">
      <style:paragraph-properties fo:line-height="100%"/>
      <style:text-properties officeooo:rsid="0297c923" officeooo:paragraph-rsid="0297c923"/>
    </style:style>
    <style:style style:name="P1245" style:family="paragraph" style:parent-style-name="Standard">
      <style:paragraph-properties fo:line-height="100%"/>
      <style:text-properties officeooo:rsid="029ac75f" officeooo:paragraph-rsid="029ac75f"/>
    </style:style>
    <style:style style:name="P1246" style:family="paragraph" style:parent-style-name="Standard">
      <style:text-properties officeooo:paragraph-rsid="00bfa17d"/>
    </style:style>
    <style:style style:name="P1247" style:family="paragraph" style:parent-style-name="Standard">
      <style:text-properties officeooo:paragraph-rsid="00bd11a0"/>
    </style:style>
    <style:style style:name="P1248" style:family="paragraph" style:parent-style-name="Standard">
      <style:paragraph-properties fo:line-height="100%"/>
      <style:text-properties officeooo:rsid="02540cb9" officeooo:paragraph-rsid="02bd01a2"/>
    </style:style>
    <style:style style:name="P1249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2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2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2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253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254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255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256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2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2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2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2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2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2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263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264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65" style:family="paragraph" style:parent-style-name="Standard">
      <style:paragraph-properties fo:line-height="100%"/>
      <style:text-properties officeooo:rsid="02da5175" officeooo:paragraph-rsid="02da5175"/>
    </style:style>
    <style:style style:name="P1266" style:family="paragraph" style:parent-style-name="Standard">
      <style:paragraph-properties fo:line-height="100%"/>
      <style:text-properties officeooo:rsid="02e4f960" officeooo:paragraph-rsid="02e4f960"/>
    </style:style>
    <style:style style:name="P1267" style:family="paragraph" style:parent-style-name="Standard">
      <style:paragraph-properties fo:line-height="100%"/>
      <style:text-properties officeooo:rsid="02eabaea" officeooo:paragraph-rsid="02eabaea"/>
    </style:style>
    <style:style style:name="P1268" style:family="paragraph" style:parent-style-name="Standard">
      <style:paragraph-properties fo:line-height="100%"/>
      <style:text-properties officeooo:rsid="02eac01d" officeooo:paragraph-rsid="02eac01d"/>
    </style:style>
    <style:style style:name="P1269" style:family="paragraph" style:parent-style-name="Standard">
      <style:paragraph-properties fo:line-height="100%"/>
      <style:text-properties officeooo:rsid="02eb27fd" officeooo:paragraph-rsid="02ec089f"/>
    </style:style>
    <style:style style:name="P1270" style:family="paragraph" style:parent-style-name="Standard">
      <style:text-properties officeooo:paragraph-rsid="02ecf51e"/>
    </style:style>
    <style:style style:name="P1271" style:family="paragraph" style:parent-style-name="Standard">
      <style:text-properties officeooo:paragraph-rsid="02f17ec6"/>
    </style:style>
    <style:style style:name="P1272" style:family="paragraph" style:parent-style-name="Standard">
      <style:paragraph-properties fo:line-height="100%"/>
      <style:text-properties officeooo:rsid="02e59398" officeooo:paragraph-rsid="03049b98"/>
    </style:style>
    <style:style style:name="P1273" style:family="paragraph" style:parent-style-name="Standard">
      <style:paragraph-properties fo:line-height="150%"/>
      <style:text-properties officeooo:rsid="02e59398" officeooo:paragraph-rsid="03049b98"/>
    </style:style>
    <style:style style:name="P1274" style:family="paragraph" style:parent-style-name="Standard">
      <style:paragraph-properties fo:line-height="100%"/>
      <style:text-properties officeooo:rsid="022ee1ec" officeooo:paragraph-rsid="022ee1ec"/>
    </style:style>
    <style:style style:name="P1275" style:family="paragraph" style:parent-style-name="Standard">
      <style:text-properties officeooo:paragraph-rsid="03061f93"/>
    </style:style>
    <style:style style:name="P1276" style:family="paragraph" style:parent-style-name="Standard">
      <style:paragraph-properties fo:line-height="100%"/>
      <style:text-properties officeooo:rsid="0346a444" officeooo:paragraph-rsid="0346a444"/>
    </style:style>
    <style:style style:name="P1277" style:family="paragraph" style:parent-style-name="Standard">
      <style:text-properties officeooo:paragraph-rsid="03733aab"/>
    </style:style>
    <style:style style:name="P1278" style:family="paragraph" style:parent-style-name="Standard">
      <style:paragraph-properties fo:line-height="100%"/>
      <style:text-properties officeooo:rsid="038a2c81" officeooo:paragraph-rsid="039e9821"/>
    </style:style>
    <style:style style:name="P1279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280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28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28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28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284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285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286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287" style:family="paragraph" style:parent-style-name="Standard">
      <style:paragraph-properties fo:line-height="100%"/>
      <style:text-properties fo:color="#ff0000" officeooo:paragraph-rsid="042824b8"/>
    </style:style>
    <style:style style:name="P1288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289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290" style:family="paragraph" style:parent-style-name="Standard">
      <style:paragraph-properties fo:line-height="100%"/>
      <style:text-properties officeooo:rsid="03a4e520" officeooo:paragraph-rsid="03a4e520"/>
    </style:style>
    <style:style style:name="P1291" style:family="paragraph" style:parent-style-name="Standard">
      <style:paragraph-properties fo:line-height="100%"/>
      <style:text-properties officeooo:rsid="03a073aa" officeooo:paragraph-rsid="03a073aa"/>
    </style:style>
    <style:style style:name="P1292" style:family="paragraph" style:parent-style-name="Standard">
      <style:text-properties officeooo:paragraph-rsid="00c0d7c6"/>
    </style:style>
    <style:style style:name="P1293" style:family="paragraph" style:parent-style-name="Standard">
      <style:text-properties officeooo:paragraph-rsid="03e93625"/>
    </style:style>
    <style:style style:name="P1294" style:family="paragraph" style:parent-style-name="Standard">
      <style:text-properties officeooo:rsid="0019f535" officeooo:paragraph-rsid="03e93625"/>
    </style:style>
    <style:style style:name="P1295" style:family="paragraph" style:parent-style-name="Standard">
      <style:paragraph-properties fo:line-height="100%"/>
      <style:text-properties officeooo:rsid="045a6b37" officeooo:paragraph-rsid="045a6b37"/>
    </style:style>
    <style:style style:name="P1296" style:family="paragraph" style:parent-style-name="Standard">
      <style:text-properties officeooo:paragraph-rsid="00118c4a"/>
    </style:style>
    <style:style style:name="P1297" style:family="paragraph" style:parent-style-name="Standard">
      <style:paragraph-properties fo:line-height="100%"/>
      <style:text-properties officeooo:rsid="048fe3f8" officeooo:paragraph-rsid="048ffd4a"/>
    </style:style>
    <style:style style:name="P1298" style:family="paragraph" style:parent-style-name="Standard">
      <style:paragraph-properties fo:line-height="100%"/>
      <style:text-properties officeooo:rsid="0494bc64" officeooo:paragraph-rsid="0494bc64"/>
    </style:style>
    <style:style style:name="P1299" style:family="paragraph" style:parent-style-name="Standard">
      <style:paragraph-properties fo:line-height="100%"/>
      <style:text-properties officeooo:rsid="0497dc28" officeooo:paragraph-rsid="0497dc28"/>
    </style:style>
    <style:style style:name="P1300" style:family="paragraph" style:parent-style-name="Standard">
      <style:paragraph-properties fo:line-height="150%"/>
      <style:text-properties officeooo:rsid="049a8a7e" officeooo:paragraph-rsid="049a8a7e"/>
    </style:style>
    <style:style style:name="P1301" style:family="paragraph" style:parent-style-name="Standard">
      <style:paragraph-properties fo:line-height="100%"/>
      <style:text-properties officeooo:rsid="049c223c" officeooo:paragraph-rsid="049c223c"/>
    </style:style>
    <style:style style:name="P1302" style:family="paragraph" style:parent-style-name="Standard">
      <style:paragraph-properties fo:line-height="100%"/>
      <style:text-properties officeooo:rsid="04a08898" officeooo:paragraph-rsid="04a08898"/>
    </style:style>
    <style:style style:name="P1303" style:family="paragraph" style:parent-style-name="Standard">
      <style:paragraph-properties fo:line-height="100%"/>
      <style:text-properties officeooo:rsid="04ad05fc" officeooo:paragraph-rsid="04b3c5c0"/>
    </style:style>
    <style:style style:name="P1304" style:family="paragraph" style:parent-style-name="Standard">
      <style:paragraph-properties fo:line-height="100%"/>
      <style:text-properties officeooo:rsid="04ba1b39" officeooo:paragraph-rsid="04ba1b39"/>
    </style:style>
    <style:style style:name="P1305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306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307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308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309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310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311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312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313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314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315" style:family="paragraph" style:parent-style-name="Standard">
      <style:paragraph-properties fo:line-height="100%"/>
      <style:text-properties officeooo:rsid="04bc7059" officeooo:paragraph-rsid="04bc7059"/>
    </style:style>
    <style:style style:name="P1316" style:family="paragraph" style:parent-style-name="Standard">
      <style:paragraph-properties fo:line-height="100%"/>
      <style:text-properties officeooo:rsid="04a57ad8" officeooo:paragraph-rsid="04ba1b39"/>
    </style:style>
    <style:style style:name="P1317" style:family="paragraph" style:parent-style-name="Standard">
      <style:paragraph-properties fo:line-height="100%"/>
      <style:text-properties officeooo:rsid="051228a5" officeooo:paragraph-rsid="05270c2d"/>
    </style:style>
    <style:style style:name="P1318" style:family="paragraph" style:parent-style-name="Standard">
      <style:paragraph-properties fo:line-height="100%"/>
      <style:text-properties officeooo:rsid="05149db7" officeooo:paragraph-rsid="05149db7"/>
    </style:style>
    <style:style style:name="P1319" style:family="paragraph" style:parent-style-name="Standard">
      <style:paragraph-properties fo:line-height="100%"/>
      <style:text-properties officeooo:rsid="04f29906" officeooo:paragraph-rsid="051fdc2f"/>
    </style:style>
    <style:style style:name="P1320" style:family="paragraph" style:parent-style-name="Standard">
      <style:paragraph-properties fo:line-height="100%"/>
      <style:text-properties officeooo:rsid="052fd794" officeooo:paragraph-rsid="052fd794"/>
    </style:style>
    <style:style style:name="P1321" style:family="paragraph" style:parent-style-name="Standard">
      <style:paragraph-properties fo:line-height="100%"/>
      <style:text-properties officeooo:rsid="0569d9ca" officeooo:paragraph-rsid="0569d9ca"/>
    </style:style>
    <style:style style:name="P1322" style:family="paragraph" style:parent-style-name="Standard">
      <style:paragraph-properties fo:line-height="100%"/>
      <style:text-properties officeooo:rsid="058ba444" officeooo:paragraph-rsid="058ba444"/>
    </style:style>
    <style:style style:name="P1323" style:family="paragraph" style:parent-style-name="Standard">
      <style:paragraph-properties fo:line-height="100%"/>
      <style:text-properties officeooo:rsid="05e2db49" officeooo:paragraph-rsid="05ef59a4"/>
    </style:style>
    <style:style style:name="P1324" style:family="paragraph" style:parent-style-name="Standard">
      <style:paragraph-properties fo:line-height="100%"/>
      <style:text-properties officeooo:rsid="05e46ca0" officeooo:paragraph-rsid="05e5f887"/>
    </style:style>
    <style:style style:name="P1325" style:family="paragraph" style:parent-style-name="Standard">
      <style:paragraph-properties fo:line-height="150%"/>
      <style:text-properties officeooo:rsid="06130d41" officeooo:paragraph-rsid="06130d41"/>
    </style:style>
    <style:style style:name="P1326" style:family="paragraph" style:parent-style-name="Standard">
      <style:paragraph-properties fo:line-height="100%"/>
      <style:text-properties officeooo:rsid="0620d52b" officeooo:paragraph-rsid="0620d52b"/>
    </style:style>
    <style:style style:name="P1327" style:family="paragraph" style:parent-style-name="Standard">
      <style:paragraph-properties fo:line-height="100%"/>
      <style:text-properties officeooo:rsid="06307d14" officeooo:paragraph-rsid="06307d14"/>
    </style:style>
    <style:style style:name="P1328" style:family="paragraph" style:parent-style-name="Standard">
      <style:paragraph-properties fo:line-height="100%"/>
      <style:text-properties officeooo:rsid="0630fb9a" officeooo:paragraph-rsid="0630fb9a"/>
    </style:style>
    <style:style style:name="P1329" style:family="paragraph" style:parent-style-name="Standard">
      <style:paragraph-properties fo:line-height="100%"/>
      <style:text-properties officeooo:rsid="0630fb9a" officeooo:paragraph-rsid="069290ce"/>
    </style:style>
    <style:style style:name="P1330" style:family="paragraph" style:parent-style-name="Standard">
      <style:paragraph-properties fo:line-height="100%"/>
      <style:text-properties officeooo:rsid="06321a8e" officeooo:paragraph-rsid="06321a8e"/>
    </style:style>
    <style:style style:name="P1331" style:family="paragraph" style:parent-style-name="Standard">
      <style:paragraph-properties fo:line-height="100%"/>
      <style:text-properties officeooo:rsid="06340678" officeooo:paragraph-rsid="06340678"/>
    </style:style>
    <style:style style:name="P1332" style:family="paragraph" style:parent-style-name="Standard">
      <style:paragraph-properties fo:line-height="100%"/>
      <style:text-properties officeooo:rsid="062f0400" officeooo:paragraph-rsid="06307d14"/>
    </style:style>
    <style:style style:name="P1333" style:family="paragraph" style:parent-style-name="Standard">
      <style:paragraph-properties fo:line-height="100%"/>
      <style:text-properties officeooo:rsid="063bda54" officeooo:paragraph-rsid="063bda54"/>
    </style:style>
    <style:style style:name="P1334" style:family="paragraph" style:parent-style-name="Standard">
      <style:paragraph-properties fo:line-height="100%"/>
      <style:text-properties officeooo:rsid="063bda54" officeooo:paragraph-rsid="069290ce"/>
    </style:style>
    <style:style style:name="P1335" style:family="paragraph" style:parent-style-name="Standard">
      <style:paragraph-properties fo:line-height="100%"/>
      <style:text-properties officeooo:rsid="063d933e" officeooo:paragraph-rsid="063d933e"/>
    </style:style>
    <style:style style:name="P1336" style:family="paragraph" style:parent-style-name="Standard">
      <style:paragraph-properties fo:line-height="100%"/>
      <style:text-properties officeooo:rsid="063e62c4" officeooo:paragraph-rsid="063e62c4"/>
    </style:style>
    <style:style style:name="P1337" style:family="paragraph" style:parent-style-name="Standard">
      <style:paragraph-properties fo:line-height="100%"/>
      <style:text-properties officeooo:rsid="063e62c4" officeooo:paragraph-rsid="06408df0"/>
    </style:style>
    <style:style style:name="P1338" style:family="paragraph" style:parent-style-name="Standard">
      <style:paragraph-properties fo:line-height="100%"/>
      <style:text-properties officeooo:rsid="063fe71c" officeooo:paragraph-rsid="06408df0"/>
    </style:style>
    <style:style style:name="P1339" style:family="paragraph" style:parent-style-name="Standard">
      <style:paragraph-properties fo:line-height="100%"/>
      <style:text-properties officeooo:rsid="06408df0" officeooo:paragraph-rsid="06408df0"/>
    </style:style>
    <style:style style:name="P1340" style:family="paragraph" style:parent-style-name="Standard">
      <style:paragraph-properties fo:line-height="150%"/>
      <style:text-properties officeooo:rsid="06408df0" officeooo:paragraph-rsid="06408df0"/>
    </style:style>
    <style:style style:name="P1341" style:family="paragraph" style:parent-style-name="Standard">
      <style:paragraph-properties fo:line-height="100%"/>
      <style:text-properties officeooo:rsid="06440517" officeooo:paragraph-rsid="06440517"/>
    </style:style>
    <style:style style:name="P1342" style:family="paragraph" style:parent-style-name="Standard">
      <style:paragraph-properties fo:line-height="100%"/>
      <style:text-properties officeooo:rsid="0646a7a3" officeooo:paragraph-rsid="0646a7a3"/>
    </style:style>
    <style:style style:name="P1343" style:family="paragraph" style:parent-style-name="Standard">
      <style:paragraph-properties fo:line-height="150%"/>
      <style:text-properties officeooo:rsid="0646a7a3" officeooo:paragraph-rsid="0646a7a3"/>
    </style:style>
    <style:style style:name="P1344" style:family="paragraph" style:parent-style-name="Standard">
      <style:paragraph-properties fo:line-height="100%"/>
      <style:text-properties officeooo:rsid="069d3467" officeooo:paragraph-rsid="069d3467"/>
    </style:style>
    <style:style style:name="P1345" style:family="paragraph" style:parent-style-name="Standard">
      <style:paragraph-properties fo:line-height="100%"/>
      <style:text-properties officeooo:rsid="06b3d3c8" officeooo:paragraph-rsid="06b3d3c8"/>
    </style:style>
    <style:style style:name="P1346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347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348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349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350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351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352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353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354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355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356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357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358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359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360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361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362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363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364" style:family="paragraph" style:parent-style-name="Table_20_Contents">
      <style:paragraph-properties fo:text-align="center" style:justify-single-word="false"/>
    </style:style>
    <style:style style:name="P136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36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367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368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369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370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371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372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373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374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375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376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377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378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379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380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381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382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383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384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385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386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387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388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389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390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391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392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393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39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395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396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397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398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399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400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401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402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403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404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405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406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407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408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409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410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411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412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413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414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415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416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417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418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419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420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421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422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423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424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425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426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427" style:family="paragraph" style:parent-style-name="Standard">
      <style:paragraph-properties fo:line-height="150%" fo:break-before="page"/>
      <style:text-properties officeooo:paragraph-rsid="02d98b08"/>
    </style:style>
    <style:style style:name="P1428" style:family="paragraph" style:parent-style-name="Standard">
      <style:paragraph-properties fo:line-height="150%" fo:break-before="page"/>
      <style:text-properties officeooo:paragraph-rsid="03fd5e01"/>
    </style:style>
    <style:style style:name="P1429" style:family="paragraph" style:parent-style-name="Standard">
      <style:paragraph-properties fo:line-height="150%" fo:break-before="page"/>
      <style:text-properties officeooo:paragraph-rsid="066d2ed4"/>
    </style:style>
    <style:style style:name="P1430" style:family="paragraph" style:parent-style-name="Standard">
      <style:paragraph-properties fo:line-height="150%" fo:break-before="page"/>
      <style:text-properties officeooo:paragraph-rsid="065d401a"/>
    </style:style>
    <style:style style:name="P1431" style:family="paragraph" style:parent-style-name="Standard">
      <style:paragraph-properties fo:line-height="100%" fo:break-before="page"/>
      <style:text-properties officeooo:paragraph-rsid="024c0a42"/>
    </style:style>
    <style:style style:name="P1432" style:family="paragraph" style:parent-style-name="Standard">
      <style:paragraph-properties fo:line-height="100%" fo:break-before="page"/>
      <style:text-properties officeooo:paragraph-rsid="05ab1076"/>
    </style:style>
    <style:style style:name="P1433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434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435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436" style:family="paragraph" style:parent-style-name="Standard">
      <style:paragraph-properties fo:break-before="page"/>
      <style:text-properties officeooo:paragraph-rsid="009622c6"/>
    </style:style>
    <style:style style:name="P1437" style:family="paragraph" style:parent-style-name="Standard">
      <style:paragraph-properties fo:break-before="page"/>
      <style:text-properties officeooo:paragraph-rsid="02be3c45"/>
    </style:style>
    <style:style style:name="P1438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43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440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441" style:family="paragraph" style:parent-style-name="Standard" style:list-style-name="L1">
      <style:text-properties officeooo:paragraph-rsid="0013268f"/>
    </style:style>
    <style:style style:name="P1442" style:family="paragraph" style:parent-style-name="Standard" style:list-style-name="L1">
      <style:text-properties officeooo:rsid="0013268f" officeooo:paragraph-rsid="0013268f"/>
    </style:style>
    <style:style style:name="P1443" style:family="paragraph" style:parent-style-name="Standard" style:list-style-name="L2">
      <style:text-properties style:use-window-font-color="true" officeooo:paragraph-rsid="00118c4a"/>
    </style:style>
    <style:style style:name="P1444" style:family="paragraph" style:parent-style-name="Standard" style:list-style-name="L2">
      <style:text-properties style:use-window-font-color="true" officeooo:rsid="0011b025" officeooo:paragraph-rsid="0011b025"/>
    </style:style>
    <style:style style:name="P1445" style:family="paragraph" style:parent-style-name="Standard" style:list-style-name="L4">
      <style:text-properties style:use-window-font-color="true" officeooo:rsid="00a8a4b1" officeooo:paragraph-rsid="02be3c45"/>
    </style:style>
    <style:style style:name="P1446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44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44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449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450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451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45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45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454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455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456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457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58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459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460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461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62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63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464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6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66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67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6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46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470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47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47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47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47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475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476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477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4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6a2175d" officeooo:paragraph-rsid="06a2175d" style:font-style-asian="normal" style:font-weight-asian="normal" style:font-style-complex="normal" style:font-weight-complex="normal"/>
    </style:style>
    <style:style style:name="P1479" style:family="paragraph" style:parent-style-name="Standard" style:list-style-name="L108">
      <style:paragraph-properties fo:line-height="100%"/>
      <style:text-properties style:use-window-font-color="true" fo:font-style="normal" style:text-underline-style="none" fo:font-weight="normal" officeooo:rsid="06a2175d" officeooo:paragraph-rsid="06a2175d" style:font-style-asian="normal" style:font-weight-asian="normal" style:font-style-complex="normal" style:font-weight-complex="normal"/>
    </style:style>
    <style:style style:name="P148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a2175d" style:font-style-asian="normal" style:font-weight-asian="normal" style:font-style-complex="normal" style:font-weight-complex="normal"/>
    </style:style>
    <style:style style:name="P148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482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483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484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485" style:family="paragraph" style:parent-style-name="Standard" style:list-style-name="L43">
      <style:text-properties style:use-window-font-color="true" officeooo:paragraph-rsid="02edc963"/>
    </style:style>
    <style:style style:name="P1486" style:family="paragraph" style:parent-style-name="Standard">
      <style:paragraph-properties fo:line-height="100%"/>
      <style:text-properties style:use-window-font-color="true" officeooo:paragraph-rsid="06a2175d"/>
    </style:style>
    <style:style style:name="P14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1488" style:family="paragraph" style:parent-style-name="Standard" style:list-style-name="L3">
      <style:text-properties officeooo:rsid="0012a0dc" officeooo:paragraph-rsid="0012a0dc"/>
    </style:style>
    <style:style style:name="P1489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490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491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492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493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494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495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496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497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498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499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00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01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02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03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504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05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506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07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508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50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10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511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512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13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514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515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516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517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518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519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520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521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522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523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524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525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526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527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28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29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530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531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532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533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534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535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536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537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53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53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4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4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42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43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44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545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546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547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548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549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550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551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552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553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554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555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556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557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558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559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560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561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562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563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564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565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566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567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1568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569" style:family="paragraph" style:parent-style-name="Standard" style:list-style-name="L107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570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1571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1572" style:family="paragraph" style:parent-style-name="Standard" style:list-style-name="L7">
      <style:text-properties officeooo:rsid="0033fbdf" officeooo:paragraph-rsid="0033fbdf"/>
    </style:style>
    <style:style style:name="P1573" style:family="paragraph" style:parent-style-name="Standard" style:list-style-name="L11">
      <style:text-properties officeooo:rsid="0033fbdf" officeooo:paragraph-rsid="0106c767"/>
    </style:style>
    <style:style style:name="P1574" style:family="paragraph" style:parent-style-name="Standard" style:list-style-name="L8">
      <style:text-properties officeooo:paragraph-rsid="005b5cd3"/>
    </style:style>
    <style:style style:name="P1575" style:family="paragraph" style:parent-style-name="Standard" style:list-style-name="L9">
      <style:text-properties officeooo:paragraph-rsid="00367935"/>
    </style:style>
    <style:style style:name="P1576" style:family="paragraph" style:parent-style-name="Standard" style:list-style-name="L9">
      <style:text-properties officeooo:rsid="00367935" officeooo:paragraph-rsid="00367935"/>
    </style:style>
    <style:style style:name="P1577" style:family="paragraph" style:parent-style-name="Standard" style:list-style-name="L10">
      <style:text-properties officeooo:rsid="00386ddb" officeooo:paragraph-rsid="00386ddb"/>
    </style:style>
    <style:style style:name="P1578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579" style:family="paragraph" style:parent-style-name="Standard" style:list-style-name="L20">
      <style:text-properties officeooo:paragraph-rsid="00a4ce44"/>
    </style:style>
    <style:style style:name="P1580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581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582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583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584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585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586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587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588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589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590" style:family="paragraph" style:parent-style-name="Standard">
      <style:paragraph-properties fo:line-height="100%"/>
      <style:text-properties fo:font-weight="normal" officeooo:rsid="06afcb9f" officeooo:paragraph-rsid="06b4145f" style:font-weight-asian="normal" style:font-weight-complex="normal"/>
    </style:style>
    <style:style style:name="P1591" style:family="paragraph" style:parent-style-name="Standard">
      <style:paragraph-properties fo:line-height="100%"/>
      <style:text-properties fo:font-weight="normal" officeooo:rsid="06afcb9f" officeooo:paragraph-rsid="06afcb9f" style:font-weight-asian="normal" style:font-weight-complex="normal"/>
    </style:style>
    <style:style style:name="P1592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1593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1594" style:family="paragraph" style:parent-style-name="Standard" style:list-style-name="L25">
      <style:text-properties officeooo:paragraph-rsid="00beb82f"/>
    </style:style>
    <style:style style:name="P1595" style:family="paragraph" style:parent-style-name="Standard" style:list-style-name="L26">
      <style:text-properties officeooo:paragraph-rsid="00d139a0"/>
    </style:style>
    <style:style style:name="P1596" style:family="paragraph" style:parent-style-name="Standard" style:list-style-name="L29">
      <style:text-properties officeooo:paragraph-rsid="00f2503e"/>
    </style:style>
    <style:style style:name="P1597" style:family="paragraph" style:parent-style-name="Standard" style:list-style-name="L30">
      <style:text-properties officeooo:rsid="00f3f4f5" officeooo:paragraph-rsid="00f5260b"/>
    </style:style>
    <style:style style:name="P1598" style:family="paragraph" style:parent-style-name="Standard" style:list-style-name="L30">
      <style:text-properties officeooo:rsid="00f3f4f5" officeooo:paragraph-rsid="00f3f4f5"/>
    </style:style>
    <style:style style:name="P1599" style:family="paragraph" style:parent-style-name="Standard" style:list-style-name="L33">
      <style:paragraph-properties fo:line-height="100%"/>
      <style:text-properties officeooo:paragraph-rsid="01b5c969"/>
    </style:style>
    <style:style style:name="P1600" style:family="paragraph" style:parent-style-name="Standard" style:list-style-name="L58">
      <style:paragraph-properties fo:line-height="100%"/>
      <style:text-properties officeooo:paragraph-rsid="0346a444"/>
    </style:style>
    <style:style style:name="P1601" style:family="paragraph" style:parent-style-name="Standard" style:list-style-name="L63">
      <style:paragraph-properties fo:line-height="100%"/>
      <style:text-properties officeooo:paragraph-rsid="03ec3a95"/>
    </style:style>
    <style:style style:name="P1602" style:family="paragraph" style:parent-style-name="Standard" style:list-style-name="L64">
      <style:paragraph-properties fo:line-height="100%"/>
      <style:text-properties officeooo:paragraph-rsid="03ed0846"/>
    </style:style>
    <style:style style:name="P1603" style:family="paragraph" style:parent-style-name="Standard" style:list-style-name="L68">
      <style:paragraph-properties fo:line-height="100%"/>
      <style:text-properties officeooo:paragraph-rsid="04a57ad8"/>
    </style:style>
    <style:style style:name="P1604" style:family="paragraph" style:parent-style-name="Standard" style:list-style-name="L72">
      <style:paragraph-properties fo:line-height="100%"/>
      <style:text-properties officeooo:paragraph-rsid="04deac5d"/>
    </style:style>
    <style:style style:name="P1605" style:family="paragraph" style:parent-style-name="Standard" style:list-style-name="L83">
      <style:paragraph-properties fo:line-height="100%"/>
      <style:text-properties officeooo:paragraph-rsid="05cd3bc5"/>
    </style:style>
    <style:style style:name="P1606" style:family="paragraph" style:parent-style-name="Standard" style:list-style-name="L86">
      <style:paragraph-properties fo:line-height="100%"/>
      <style:text-properties officeooo:paragraph-rsid="05e7f406"/>
    </style:style>
    <style:style style:name="P1607" style:family="paragraph" style:parent-style-name="Standard" style:list-style-name="L93">
      <style:paragraph-properties fo:line-height="100%"/>
      <style:text-properties officeooo:paragraph-rsid="06176dd5"/>
    </style:style>
    <style:style style:name="P1608" style:family="paragraph" style:parent-style-name="Standard" style:list-style-name="L99">
      <style:paragraph-properties fo:line-height="100%"/>
      <style:text-properties officeooo:paragraph-rsid="06257b22"/>
    </style:style>
    <style:style style:name="P1609" style:family="paragraph" style:parent-style-name="Standard" style:list-style-name="L100">
      <style:paragraph-properties fo:line-height="100%"/>
      <style:text-properties officeooo:paragraph-rsid="0630fb9a"/>
    </style:style>
    <style:style style:name="P1610" style:family="paragraph" style:parent-style-name="Standard" style:list-style-name="L106">
      <style:paragraph-properties fo:line-height="100%"/>
      <style:text-properties officeooo:paragraph-rsid="065a8b52"/>
    </style:style>
    <style:style style:name="P1611" style:family="paragraph" style:parent-style-name="Standard">
      <style:paragraph-properties fo:line-height="100%"/>
      <style:text-properties officeooo:paragraph-rsid="069e7007"/>
    </style:style>
    <style:style style:name="P1612" style:family="paragraph" style:parent-style-name="Standard">
      <style:paragraph-properties fo:line-height="100%"/>
      <style:text-properties officeooo:paragraph-rsid="06b3d3c8"/>
    </style:style>
    <style:style style:name="P1613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614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615" style:family="paragraph" style:parent-style-name="Standard" style:list-style-name="L44">
      <style:paragraph-properties fo:line-height="150%"/>
      <style:text-properties officeooo:paragraph-rsid="02df5c92"/>
    </style:style>
    <style:style style:name="P1616" style:family="paragraph" style:parent-style-name="Standard" style:list-style-name="L44">
      <style:paragraph-properties fo:line-height="150%"/>
      <style:text-properties officeooo:paragraph-rsid="02e142ec"/>
    </style:style>
    <style:style style:name="P1617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618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619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620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621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622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623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624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625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626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627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628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629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630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631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1632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633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634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635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636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637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638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639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640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641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642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643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644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645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646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647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648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649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650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651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652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653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654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655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656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657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658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659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660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166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66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663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664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style:font-style-asian="italic" style:font-style-complex="italic"/>
    </style:style>
    <style:style style:name="T144" style:family="text">
      <style:text-properties style:use-window-font-color="true" fo:font-style="italic" officeooo:rsid="016778b3" style:font-style-asian="italic" style:font-style-complex="italic"/>
    </style:style>
    <style:style style:name="T145" style:family="text">
      <style:text-properties style:use-window-font-color="true" fo:font-style="italic" officeooo:rsid="01e504ba" style:font-style-asian="italic" style:font-style-complex="italic"/>
    </style:style>
    <style:style style:name="T146" style:family="text">
      <style:text-properties style:use-window-font-color="true" fo:font-style="italic" officeooo:rsid="02ce8a1b" style:font-style-asian="italic" style:font-style-complex="italic"/>
    </style:style>
    <style:style style:name="T14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font-style-asian="normal" style:font-style-complex="normal"/>
    </style:style>
    <style:style style:name="T231" style:family="text">
      <style:text-properties style:use-window-font-color="true" fo:font-style="normal" officeooo:rsid="016860b9" style:font-style-asian="normal" style:font-style-complex="normal"/>
    </style:style>
    <style:style style:name="T232" style:family="text">
      <style:text-properties style:use-window-font-color="true" fo:font-style="normal" officeooo:rsid="0171553b" style:font-style-asian="normal" style:font-style-complex="normal"/>
    </style:style>
    <style:style style:name="T233" style:family="text">
      <style:text-properties style:use-window-font-color="true" fo:font-style="normal" officeooo:rsid="016c9d08" style:font-style-asian="normal" style:font-style-complex="normal"/>
    </style:style>
    <style:style style:name="T234" style:family="text">
      <style:text-properties style:use-window-font-color="true" fo:font-style="normal" officeooo:rsid="016778b3" style:font-style-asian="normal" style:font-style-complex="normal"/>
    </style:style>
    <style:style style:name="T235" style:family="text">
      <style:text-properties style:use-window-font-color="true" fo:font-style="normal" officeooo:rsid="01e2b86d" style:font-style-asian="normal" style:font-style-complex="normal"/>
    </style:style>
    <style:style style:name="T236" style:family="text">
      <style:text-properties style:use-window-font-color="true" fo:font-style="normal" officeooo:rsid="01e504ba" style:font-style-asian="normal" style:font-style-complex="normal"/>
    </style:style>
    <style:style style:name="T23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style:font-style-asian="normal" style:font-style-complex="normal"/>
    </style:style>
    <style:style style:name="T317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8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9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0" style:family="text">
      <style:text-properties style:use-window-font-color="true" fo:font-weight="normal" style:font-weight-asian="normal" style:font-weight-complex="normal"/>
    </style:style>
    <style:style style:name="T321" style:family="text">
      <style:text-properties style:use-window-font-color="true" fo:font-weight="normal" officeooo:rsid="016aa5ac" style:font-weight-asian="normal" style:font-weight-complex="normal"/>
    </style:style>
    <style:style style:name="T322" style:family="text">
      <style:text-properties style:use-window-font-color="true" fo:font-weight="normal" officeooo:rsid="016a5b23" style:font-weight-asian="normal" style:font-weight-complex="normal"/>
    </style:style>
    <style:style style:name="T323" style:family="text">
      <style:text-properties style:use-window-font-color="true" fo:font-weight="normal" officeooo:rsid="0171553b" style:font-weight-asian="normal" style:font-weight-complex="normal"/>
    </style:style>
    <style:style style:name="T324" style:family="text">
      <style:text-properties style:use-window-font-color="true" fo:font-weight="normal" officeooo:rsid="01aaba73" style:font-weight-asian="normal" style:font-weight-complex="normal"/>
    </style:style>
    <style:style style:name="T325" style:family="text">
      <style:text-properties style:use-window-font-color="true" fo:font-weight="normal" officeooo:rsid="01b08253" style:font-weight-asian="normal" style:font-weight-complex="normal"/>
    </style:style>
    <style:style style:name="T326" style:family="text">
      <style:text-properties style:use-window-font-color="true" fo:font-weight="normal" officeooo:rsid="0226d9d6" style:font-weight-asian="normal" style:font-weight-complex="normal"/>
    </style:style>
    <style:style style:name="T327" style:family="text">
      <style:text-properties style:use-window-font-color="true" fo:font-weight="normal" officeooo:rsid="022c7d02" style:font-weight-asian="normal" style:font-weight-complex="normal"/>
    </style:style>
    <style:style style:name="T328" style:family="text">
      <style:text-properties style:use-window-font-color="true" fo:font-weight="normal" officeooo:rsid="023b3a5d" style:font-weight-asian="normal" style:font-weight-complex="normal"/>
    </style:style>
    <style:style style:name="T329" style:family="text">
      <style:text-properties style:use-window-font-color="true" fo:font-weight="normal" officeooo:rsid="023ce39d" style:font-weight-asian="normal" style:font-weight-complex="normal"/>
    </style:style>
    <style:style style:name="T330" style:family="text">
      <style:text-properties style:use-window-font-color="true" officeooo:rsid="016f0506"/>
    </style:style>
    <style:style style:name="T331" style:family="text">
      <style:text-properties style:use-window-font-color="true" fo:font-weight="bold" style:font-weight-asian="bold" style:font-weight-complex="bold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2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3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4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9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0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1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2" style:family="text">
      <style:text-properties style:use-window-font-color="true" officeooo:rsid="02efc49c"/>
    </style:style>
    <style:style style:name="T353" style:family="text">
      <style:text-properties style:use-window-font-color="true" officeooo:rsid="02ce8a1b"/>
    </style:style>
    <style:style style:name="T354" style:family="text">
      <style:text-properties style:use-window-font-color="true" officeooo:rsid="02d1510f"/>
    </style:style>
    <style:style style:name="T355" style:family="text">
      <style:text-properties style:use-window-font-color="true" officeooo:rsid="02f51e47"/>
    </style:style>
    <style:style style:name="T356" style:family="text">
      <style:text-properties style:use-window-font-color="true" officeooo:rsid="0069ae25"/>
    </style:style>
    <style:style style:name="T357" style:family="text">
      <style:text-properties style:use-window-font-color="true" officeooo:rsid="02f8c777"/>
    </style:style>
    <style:style style:name="T358" style:family="text">
      <style:text-properties style:use-window-font-color="true" fo:background-color="transparent" loext:char-shading-value="0"/>
    </style:style>
    <style:style style:name="T359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0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style:use-window-font-color="true" officeooo:rsid="05d5c10e"/>
    </style:style>
    <style:style style:name="T362" style:family="text">
      <style:text-properties style:use-window-font-color="true" officeooo:rsid="05d8cd62"/>
    </style:style>
    <style:style style:name="T363" style:family="text">
      <style:text-properties style:use-window-font-color="true" officeooo:rsid="04a2554c"/>
    </style:style>
    <style:style style:name="T364" style:family="text">
      <style:text-properties style:use-window-font-color="true" officeooo:rsid="05dd0a36"/>
    </style:style>
    <style:style style:name="T365" style:family="text">
      <style:text-properties style:use-window-font-color="true" style:text-line-through-style="solid" style:text-line-through-type="singl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66" style:family="text">
      <style:text-properties style:use-window-font-color="true" style:text-line-through-style="solid" style:text-line-through-type="singl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67" style:family="text">
      <style:text-properties style:use-window-font-color="true" style:text-line-through-style="solid" style:text-line-through-type="singl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68" style:family="text">
      <style:text-properties style:use-window-font-color="true" style:text-line-through-style="solid" style:text-line-through-type="singl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369" style:family="text">
      <style:text-properties style:use-window-font-color="true" style:text-line-through-style="solid" style:text-line-through-type="singl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70" style:family="text">
      <style:text-properties style:use-window-font-color="true" style:text-line-through-style="solid" style:text-line-through-type="singl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371" style:family="text">
      <style:text-properties style:use-window-font-color="true" style:text-line-through-style="solid" style:text-line-through-type="singl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372" style:family="text">
      <style:text-properties style:use-window-font-color="true" style:text-line-through-style="solid" style:text-line-through-type="single" style:text-underline-style="none" fo:font-weight="normal" officeooo:rsid="031857c7" style:font-weight-asian="normal" style:font-weight-complex="normal"/>
    </style:style>
    <style:style style:name="T373" style:family="text">
      <style:text-properties style:use-window-font-color="true" style:text-line-through-style="solid" style:text-line-through-type="singl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74" style:family="text">
      <style:text-properties fo:font-weight="normal" style:font-weight-asian="normal" style:font-weight-complex="normal"/>
    </style:style>
    <style:style style:name="T375" style:family="text">
      <style:text-properties fo:font-weight="normal" officeooo:rsid="003c27f0" style:font-weight-asian="normal" style:font-weight-complex="normal"/>
    </style:style>
    <style:style style:name="T376" style:family="text">
      <style:text-properties fo:font-weight="normal" officeooo:rsid="003cb407" style:font-weight-asian="normal" style:font-weight-complex="normal"/>
    </style:style>
    <style:style style:name="T377" style:family="text">
      <style:text-properties fo:font-weight="normal" officeooo:rsid="00205d85" style:font-weight-asian="normal" style:font-weight-complex="normal"/>
    </style:style>
    <style:style style:name="T378" style:family="text">
      <style:text-properties fo:font-weight="normal" officeooo:rsid="00beb82f" style:font-weight-asian="normal" style:font-weight-complex="normal"/>
    </style:style>
    <style:style style:name="T379" style:family="text">
      <style:text-properties fo:font-weight="normal" officeooo:rsid="016860b9" style:font-weight-asian="normal" style:font-weight-complex="normal"/>
    </style:style>
    <style:style style:name="T380" style:family="text">
      <style:text-properties fo:font-weight="normal" officeooo:rsid="0377ec6e" style:font-weight-asian="normal" style:font-weight-complex="normal"/>
    </style:style>
    <style:style style:name="T381" style:family="text">
      <style:text-properties fo:font-weight="normal" officeooo:rsid="03778af6" style:font-weight-asian="normal" style:font-weight-complex="normal"/>
    </style:style>
    <style:style style:name="T382" style:family="text">
      <style:text-properties fo:font-weight="normal" officeooo:rsid="03886cfc" style:font-weight-asian="normal" style:font-weight-complex="normal"/>
    </style:style>
    <style:style style:name="T383" style:family="text">
      <style:text-properties fo:font-weight="normal" officeooo:rsid="038a2c81" style:font-weight-asian="normal" style:font-weight-complex="normal"/>
    </style:style>
    <style:style style:name="T384" style:family="text">
      <style:text-properties fo:font-weight="normal" officeooo:rsid="038bbdf6" style:font-weight-asian="normal" style:font-weight-complex="normal"/>
    </style:style>
    <style:style style:name="T385" style:family="text">
      <style:text-properties fo:font-weight="normal" officeooo:rsid="038d7d5e" style:font-weight-asian="normal" style:font-weight-complex="normal"/>
    </style:style>
    <style:style style:name="T386" style:family="text">
      <style:text-properties fo:font-weight="normal" officeooo:rsid="038e531a" style:font-weight-asian="normal" style:font-weight-complex="normal"/>
    </style:style>
    <style:style style:name="T387" style:family="text">
      <style:text-properties fo:font-weight="normal" officeooo:rsid="03963307" style:font-weight-asian="normal" style:font-weight-complex="normal"/>
    </style:style>
    <style:style style:name="T388" style:family="text">
      <style:text-properties fo:font-weight="normal" officeooo:rsid="039c640b" style:font-weight-asian="normal" style:font-weight-complex="normal"/>
    </style:style>
    <style:style style:name="T389" style:family="text">
      <style:text-properties fo:font-weight="normal" officeooo:rsid="039e438c" style:font-weight-asian="normal" style:font-weight-complex="normal"/>
    </style:style>
    <style:style style:name="T390" style:family="text">
      <style:text-properties fo:font-weight="normal" officeooo:rsid="03a073aa" style:font-weight-asian="normal" style:font-weight-complex="normal"/>
    </style:style>
    <style:style style:name="T391" style:family="text">
      <style:text-properties fo:font-weight="normal" officeooo:rsid="03a15cc8" style:font-weight-asian="normal" style:font-weight-complex="normal"/>
    </style:style>
    <style:style style:name="T392" style:family="text">
      <style:text-properties fo:font-weight="normal" officeooo:rsid="03a31e81" style:font-weight-asian="normal" style:font-weight-complex="normal"/>
    </style:style>
    <style:style style:name="T393" style:family="text">
      <style:text-properties fo:font-weight="normal" officeooo:rsid="03ac69a7" style:font-weight-asian="normal" style:font-weight-complex="normal"/>
    </style:style>
    <style:style style:name="T394" style:family="text">
      <style:text-properties fo:font-weight="normal" officeooo:rsid="03af7bf7" style:font-weight-asian="normal" style:font-weight-complex="normal"/>
    </style:style>
    <style:style style:name="T395" style:family="text">
      <style:text-properties fo:font-weight="normal" officeooo:rsid="03b1fbc9" style:font-weight-asian="normal" style:font-weight-complex="normal"/>
    </style:style>
    <style:style style:name="T396" style:family="text">
      <style:text-properties fo:font-weight="normal" officeooo:rsid="03becfb9" style:font-weight-asian="normal" style:font-weight-complex="normal"/>
    </style:style>
    <style:style style:name="T397" style:family="text">
      <style:text-properties fo:font-weight="normal" officeooo:rsid="03bf675e" style:font-weight-asian="normal" style:font-weight-complex="normal"/>
    </style:style>
    <style:style style:name="T398" style:family="text">
      <style:text-properties fo:font-weight="normal" officeooo:rsid="03bf92cd" style:font-weight-asian="normal" style:font-weight-complex="normal"/>
    </style:style>
    <style:style style:name="T399" style:family="text">
      <style:text-properties fo:font-weight="normal" officeooo:rsid="03c2a4d1" style:font-weight-asian="normal" style:font-weight-complex="normal"/>
    </style:style>
    <style:style style:name="T400" style:family="text">
      <style:text-properties fo:font-weight="normal" officeooo:rsid="03c34d65" style:font-weight-asian="normal" style:font-weight-complex="normal"/>
    </style:style>
    <style:style style:name="T401" style:family="text">
      <style:text-properties fo:font-weight="normal" officeooo:rsid="03c39617" style:font-weight-asian="normal" style:font-weight-complex="normal"/>
    </style:style>
    <style:style style:name="T402" style:family="text">
      <style:text-properties fo:font-weight="normal" officeooo:rsid="03c44ca6" style:font-weight-asian="normal" style:font-weight-complex="normal"/>
    </style:style>
    <style:style style:name="T403" style:family="text">
      <style:text-properties fo:font-weight="normal" officeooo:rsid="03c51260" style:font-weight-asian="normal" style:font-weight-complex="normal"/>
    </style:style>
    <style:style style:name="T404" style:family="text">
      <style:text-properties fo:font-weight="normal" officeooo:rsid="03c51463" style:font-weight-asian="normal" style:font-weight-complex="normal"/>
    </style:style>
    <style:style style:name="T405" style:family="text">
      <style:text-properties fo:font-weight="normal" officeooo:rsid="03c51c71" style:font-weight-asian="normal" style:font-weight-complex="normal"/>
    </style:style>
    <style:style style:name="T406" style:family="text">
      <style:text-properties fo:font-weight="normal" officeooo:rsid="03c6f534" style:font-weight-asian="normal" style:font-weight-complex="normal"/>
    </style:style>
    <style:style style:name="T407" style:family="text">
      <style:text-properties fo:font-weight="normal" officeooo:rsid="03cb2c07" style:font-weight-asian="normal" style:font-weight-complex="normal"/>
    </style:style>
    <style:style style:name="T408" style:family="text">
      <style:text-properties fo:font-weight="normal" officeooo:rsid="03d088e0" style:font-weight-asian="normal" style:font-weight-complex="normal"/>
    </style:style>
    <style:style style:name="T409" style:family="text">
      <style:text-properties fo:font-weight="normal" officeooo:rsid="03d7a2a4" style:font-weight-asian="normal" style:font-weight-complex="normal"/>
    </style:style>
    <style:style style:name="T410" style:family="text">
      <style:text-properties fo:font-weight="normal" officeooo:rsid="03d9bd6c" style:font-weight-asian="normal" style:font-weight-complex="normal"/>
    </style:style>
    <style:style style:name="T411" style:family="text">
      <style:text-properties fo:font-weight="normal" officeooo:rsid="03db91db" style:font-weight-asian="normal" style:font-weight-complex="normal"/>
    </style:style>
    <style:style style:name="T412" style:family="text">
      <style:text-properties fo:font-weight="normal" officeooo:rsid="03e4514e" style:font-weight-asian="normal" style:font-weight-complex="normal"/>
    </style:style>
    <style:style style:name="T413" style:family="text">
      <style:text-properties fo:font-weight="normal" officeooo:rsid="03e90de3" style:font-weight-asian="normal" style:font-weight-complex="normal"/>
    </style:style>
    <style:style style:name="T414" style:family="text">
      <style:text-properties fo:font-weight="normal" officeooo:rsid="03e93625" style:font-weight-asian="normal" style:font-weight-complex="normal"/>
    </style:style>
    <style:style style:name="T415" style:family="text">
      <style:text-properties fo:font-weight="normal" officeooo:rsid="03ea64bf" style:font-weight-asian="normal" style:font-weight-complex="normal"/>
    </style:style>
    <style:style style:name="T416" style:family="text">
      <style:text-properties fo:font-weight="normal" officeooo:rsid="03eb005c" style:font-weight-asian="normal" style:font-weight-complex="normal"/>
    </style:style>
    <style:style style:name="T417" style:family="text">
      <style:text-properties fo:font-weight="normal" officeooo:rsid="03ec3a95" style:font-weight-asian="normal" style:font-weight-complex="normal"/>
    </style:style>
    <style:style style:name="T418" style:family="text">
      <style:text-properties fo:font-weight="normal" officeooo:rsid="03ed0846" style:font-weight-asian="normal" style:font-weight-complex="normal"/>
    </style:style>
    <style:style style:name="T419" style:family="text">
      <style:text-properties fo:font-weight="normal" officeooo:rsid="03ede337" style:font-weight-asian="normal" style:font-weight-complex="normal"/>
    </style:style>
    <style:style style:name="T420" style:family="text">
      <style:text-properties fo:font-weight="normal" officeooo:rsid="03ee7eb1" style:font-weight-asian="normal" style:font-weight-complex="normal"/>
    </style:style>
    <style:style style:name="T421" style:family="text">
      <style:text-properties fo:font-weight="normal" officeooo:rsid="03de8421" style:font-weight-asian="normal" style:font-weight-complex="normal"/>
    </style:style>
    <style:style style:name="T422" style:family="text">
      <style:text-properties fo:font-weight="normal" officeooo:rsid="03f27278" style:font-weight-asian="normal" style:font-weight-complex="normal"/>
    </style:style>
    <style:style style:name="T423" style:family="text">
      <style:text-properties fo:font-weight="normal" officeooo:rsid="03f4b1ba" style:font-weight-asian="normal" style:font-weight-complex="normal"/>
    </style:style>
    <style:style style:name="T424" style:family="text">
      <style:text-properties fo:font-weight="normal" officeooo:rsid="03f501e7" style:font-weight-asian="normal" style:font-weight-complex="normal"/>
    </style:style>
    <style:style style:name="T425" style:family="text">
      <style:text-properties fo:font-weight="normal" officeooo:rsid="03f56006" style:font-weight-asian="normal" style:font-weight-complex="normal"/>
    </style:style>
    <style:style style:name="T426" style:family="text">
      <style:text-properties fo:font-weight="normal" officeooo:rsid="03f8c064" style:font-weight-asian="normal" style:font-weight-complex="normal"/>
    </style:style>
    <style:style style:name="T427" style:family="text">
      <style:text-properties fo:font-weight="normal" officeooo:rsid="03fc17c3" style:font-weight-asian="normal" style:font-weight-complex="normal"/>
    </style:style>
    <style:style style:name="T428" style:family="text">
      <style:text-properties fo:font-weight="normal" officeooo:rsid="03fc65b4" style:font-weight-asian="normal" style:font-weight-complex="normal"/>
    </style:style>
    <style:style style:name="T429" style:family="text">
      <style:text-properties fo:font-weight="normal" officeooo:rsid="03fd5e01" style:font-weight-asian="normal" style:font-weight-complex="normal"/>
    </style:style>
    <style:style style:name="T430" style:family="text">
      <style:text-properties fo:font-weight="normal" officeooo:rsid="040aae1c" style:font-weight-asian="normal" style:font-weight-complex="normal"/>
    </style:style>
    <style:style style:name="T431" style:family="text">
      <style:text-properties fo:font-weight="normal" officeooo:rsid="040ce935" style:font-weight-asian="normal" style:font-weight-complex="normal"/>
    </style:style>
    <style:style style:name="T432" style:family="text">
      <style:text-properties fo:font-weight="normal" officeooo:rsid="042824b8" style:font-weight-asian="normal" style:font-weight-complex="normal"/>
    </style:style>
    <style:style style:name="T433" style:family="text">
      <style:text-properties fo:font-weight="normal" officeooo:rsid="0427ec09" style:font-weight-asian="normal" style:font-weight-complex="normal"/>
    </style:style>
    <style:style style:name="T434" style:family="text">
      <style:text-properties fo:font-weight="normal" officeooo:rsid="0424a315" style:font-weight-asian="normal" style:font-weight-complex="normal"/>
    </style:style>
    <style:style style:name="T435" style:family="text">
      <style:text-properties fo:font-weight="normal" officeooo:rsid="03c13113" style:font-weight-asian="normal" style:font-weight-complex="normal"/>
    </style:style>
    <style:style style:name="T436" style:family="text">
      <style:text-properties fo:font-weight="normal" officeooo:rsid="0428c8e2" style:font-weight-asian="normal" style:font-weight-complex="normal"/>
    </style:style>
    <style:style style:name="T437" style:family="text">
      <style:text-properties fo:font-weight="normal" officeooo:rsid="045e6749" style:font-weight-asian="normal" style:font-weight-complex="normal"/>
    </style:style>
    <style:style style:name="T438" style:family="text">
      <style:text-properties fo:font-weight="normal" officeooo:rsid="04602400" style:font-weight-asian="normal" style:font-weight-complex="normal"/>
    </style:style>
    <style:style style:name="T439" style:family="text">
      <style:text-properties fo:font-weight="normal" officeooo:rsid="04161d3e" style:font-weight-asian="normal" style:font-weight-complex="normal"/>
    </style:style>
    <style:style style:name="T440" style:family="text">
      <style:text-properties fo:font-weight="normal" officeooo:rsid="041746e7" style:font-weight-asian="normal" style:font-weight-complex="normal"/>
    </style:style>
    <style:style style:name="T441" style:family="text">
      <style:text-properties fo:font-weight="normal" officeooo:rsid="041d4261" style:font-weight-asian="normal" style:font-weight-complex="normal"/>
    </style:style>
    <style:style style:name="T442" style:family="text">
      <style:text-properties fo:font-weight="normal" officeooo:rsid="0419037b" style:font-weight-asian="normal" style:font-weight-complex="normal"/>
    </style:style>
    <style:style style:name="T443" style:family="text">
      <style:text-properties fo:font-weight="normal" officeooo:rsid="04226783" style:font-weight-asian="normal" style:font-weight-complex="normal"/>
    </style:style>
    <style:style style:name="T444" style:family="text">
      <style:text-properties fo:font-weight="normal" officeooo:rsid="04329278" style:font-weight-asian="normal" style:font-weight-complex="normal"/>
    </style:style>
    <style:style style:name="T445" style:family="text">
      <style:text-properties fo:font-weight="normal" officeooo:rsid="042d7117" style:font-weight-asian="normal" style:font-weight-complex="normal"/>
    </style:style>
    <style:style style:name="T446" style:family="text">
      <style:text-properties fo:font-weight="normal" officeooo:rsid="04253c68" style:font-weight-asian="normal" style:font-weight-complex="normal"/>
    </style:style>
    <style:style style:name="T447" style:family="text">
      <style:text-properties fo:font-weight="normal" officeooo:rsid="043c6125" style:font-weight-asian="normal" style:font-weight-complex="normal"/>
    </style:style>
    <style:style style:name="T448" style:family="text">
      <style:text-properties fo:font-weight="normal" officeooo:rsid="044401b2" style:font-weight-asian="normal" style:font-weight-complex="normal"/>
    </style:style>
    <style:style style:name="T449" style:family="text">
      <style:text-properties fo:font-weight="normal" officeooo:rsid="043a3360" style:font-weight-asian="normal" style:font-weight-complex="normal"/>
    </style:style>
    <style:style style:name="T450" style:family="text">
      <style:text-properties fo:font-weight="normal" officeooo:rsid="04438193" style:font-weight-asian="normal" style:font-weight-complex="normal"/>
    </style:style>
    <style:style style:name="T451" style:family="text">
      <style:text-properties fo:font-weight="normal" officeooo:rsid="043fc929" style:font-weight-asian="normal" style:font-weight-complex="normal"/>
    </style:style>
    <style:style style:name="T452" style:family="text">
      <style:text-properties fo:font-weight="normal" officeooo:rsid="04496025" style:font-weight-asian="normal" style:font-weight-complex="normal"/>
    </style:style>
    <style:style style:name="T453" style:family="text">
      <style:text-properties fo:font-weight="normal" officeooo:rsid="04592f7c" style:font-weight-asian="normal" style:font-weight-complex="normal"/>
    </style:style>
    <style:style style:name="T454" style:family="text">
      <style:text-properties fo:font-weight="normal" officeooo:rsid="0480ffab" style:font-weight-asian="normal" style:font-weight-complex="normal"/>
    </style:style>
    <style:style style:name="T455" style:family="text">
      <style:text-properties fo:font-weight="normal" officeooo:rsid="04822256" style:font-weight-asian="normal" style:font-weight-complex="normal"/>
    </style:style>
    <style:style style:name="T456" style:family="text">
      <style:text-properties fo:font-weight="normal" officeooo:rsid="048ffd4a" style:font-weight-asian="normal" style:font-weight-complex="normal"/>
    </style:style>
    <style:style style:name="T457" style:family="text">
      <style:text-properties fo:font-weight="normal" officeooo:rsid="048fe3f8" style:font-weight-asian="normal" style:font-weight-complex="normal"/>
    </style:style>
    <style:style style:name="T458" style:family="text">
      <style:text-properties fo:font-weight="normal" officeooo:rsid="0494bc64" style:font-weight-asian="normal" style:font-weight-complex="normal"/>
    </style:style>
    <style:style style:name="T459" style:family="text">
      <style:text-properties fo:font-weight="normal" officeooo:rsid="049a8a7e" style:font-weight-asian="normal" style:font-weight-complex="normal"/>
    </style:style>
    <style:style style:name="T460" style:family="text">
      <style:text-properties fo:font-weight="normal" officeooo:rsid="04a57ad8" style:font-weight-asian="normal" style:font-weight-complex="normal"/>
    </style:style>
    <style:style style:name="T461" style:family="text">
      <style:text-properties fo:font-weight="normal" officeooo:rsid="04b2ffc5" style:font-weight-asian="normal" style:font-weight-complex="normal"/>
    </style:style>
    <style:style style:name="T462" style:family="text">
      <style:text-properties fo:font-weight="normal" officeooo:rsid="04ba1b39" style:font-weight-asian="normal" style:font-weight-complex="normal"/>
    </style:style>
    <style:style style:name="T463" style:family="text">
      <style:text-properties fo:font-weight="normal" officeooo:rsid="04b3c5c0" style:font-weight-asian="normal" style:font-weight-complex="normal"/>
    </style:style>
    <style:style style:name="T464" style:family="text">
      <style:text-properties fo:font-weight="normal" officeooo:rsid="04cce5bf" style:font-weight-asian="normal" style:font-weight-complex="normal"/>
    </style:style>
    <style:style style:name="T465" style:family="text">
      <style:text-properties fo:font-weight="normal" officeooo:rsid="050199cb" style:font-weight-asian="normal" style:font-weight-complex="normal"/>
    </style:style>
    <style:style style:name="T466" style:family="text">
      <style:text-properties fo:font-weight="normal" officeooo:rsid="0502c86e" style:font-weight-asian="normal" style:font-weight-complex="normal"/>
    </style:style>
    <style:style style:name="T467" style:family="text">
      <style:text-properties fo:font-weight="normal" officeooo:rsid="04f1c42d" style:font-weight-asian="normal" style:font-weight-complex="normal"/>
    </style:style>
    <style:style style:name="T468" style:family="text">
      <style:text-properties fo:font-weight="normal" officeooo:rsid="04f0bfd5" style:font-weight-asian="normal" style:font-weight-complex="normal"/>
    </style:style>
    <style:style style:name="T469" style:family="text">
      <style:text-properties fo:font-weight="normal" officeooo:rsid="05319739" style:font-weight-asian="normal" style:font-weight-complex="normal"/>
    </style:style>
    <style:style style:name="T470" style:family="text">
      <style:text-properties fo:font-weight="normal" officeooo:rsid="05604a7a" style:font-weight-asian="normal" style:font-weight-complex="normal"/>
    </style:style>
    <style:style style:name="T471" style:family="text">
      <style:text-properties fo:font-weight="normal" officeooo:rsid="0560f59c" style:font-weight-asian="normal" style:font-weight-complex="normal"/>
    </style:style>
    <style:style style:name="T472" style:family="text">
      <style:text-properties fo:font-weight="normal" officeooo:rsid="0569d9ca" style:font-weight-asian="normal" style:font-weight-complex="normal"/>
    </style:style>
    <style:style style:name="T473" style:family="text">
      <style:text-properties fo:font-weight="normal" officeooo:rsid="056aa2db" style:font-weight-asian="normal" style:font-weight-complex="normal"/>
    </style:style>
    <style:style style:name="T474" style:family="text">
      <style:text-properties fo:font-weight="normal" officeooo:rsid="0573ee33" style:font-weight-asian="normal" style:font-weight-complex="normal"/>
    </style:style>
    <style:style style:name="T475" style:family="text">
      <style:text-properties fo:font-weight="normal" officeooo:rsid="0577776f" style:font-weight-asian="normal" style:font-weight-complex="normal"/>
    </style:style>
    <style:style style:name="T476" style:family="text">
      <style:text-properties fo:font-weight="normal" officeooo:rsid="0580d52a" style:font-weight-asian="normal" style:font-weight-complex="normal"/>
    </style:style>
    <style:style style:name="T477" style:family="text">
      <style:text-properties fo:font-weight="normal" officeooo:rsid="058bbc5e" style:font-weight-asian="normal" style:font-weight-complex="normal"/>
    </style:style>
    <style:style style:name="T478" style:family="text">
      <style:text-properties fo:font-weight="normal" officeooo:rsid="060fe20f" style:font-weight-asian="normal" style:font-weight-complex="normal"/>
    </style:style>
    <style:style style:name="T479" style:family="text">
      <style:text-properties fo:font-weight="normal" officeooo:rsid="065f9c0e" style:font-weight-asian="normal" style:font-weight-complex="normal"/>
    </style:style>
    <style:style style:name="T480" style:family="text">
      <style:text-properties fo:font-weight="normal" officeooo:rsid="06afcb9f" style:font-weight-asian="normal" style:font-weight-complex="normal"/>
    </style:style>
    <style:style style:name="T481" style:family="text">
      <style:text-properties fo:font-weight="normal" officeooo:rsid="06ac6e32" style:font-weight-asian="normal" style:font-weight-complex="normal"/>
    </style:style>
    <style:style style:name="T482" style:family="text">
      <style:text-properties fo:font-weight="normal" officeooo:rsid="06b0e112" style:font-weight-asian="normal" style:font-weight-complex="normal"/>
    </style:style>
    <style:style style:name="T483" style:family="text">
      <style:text-properties fo:font-weight="normal" officeooo:rsid="06b3d3c8" style:font-weight-asian="normal" style:font-weight-complex="normal"/>
    </style:style>
    <style:style style:name="T484" style:family="text">
      <style:text-properties fo:font-weight="normal" officeooo:rsid="06be327b" style:font-weight-asian="normal" style:font-weight-complex="normal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officeooo:rsid="00256ecc" style:font-style-asian="italic" style:font-style-complex="italic"/>
    </style:style>
    <style:style style:name="T487" style:family="text">
      <style:text-properties fo:font-style="italic" officeooo:rsid="006c1d47" style:font-style-asian="italic" style:font-style-complex="italic"/>
    </style:style>
    <style:style style:name="T488" style:family="text">
      <style:text-properties fo:font-style="italic" officeooo:rsid="00e09913" style:font-style-asian="italic" style:font-style-complex="italic"/>
    </style:style>
    <style:style style:name="T489" style:family="text">
      <style:text-properties fo:font-style="italic" officeooo:rsid="005b5cd3" style:font-style-asian="italic" style:font-style-complex="italic"/>
    </style:style>
    <style:style style:name="T490" style:family="text">
      <style:text-properties fo:font-style="italic" officeooo:rsid="0034ed8b" style:font-style-asian="italic" style:font-style-complex="italic"/>
    </style:style>
    <style:style style:name="T491" style:family="text">
      <style:text-properties fo:font-style="italic" officeooo:rsid="00367935" style:font-style-asian="italic" style:font-style-complex="italic"/>
    </style:style>
    <style:style style:name="T492" style:family="text">
      <style:text-properties fo:font-style="italic" officeooo:rsid="003b4e50" style:font-style-asian="italic" style:font-style-complex="italic"/>
    </style:style>
    <style:style style:name="T493" style:family="text">
      <style:text-properties fo:font-style="italic" officeooo:rsid="01758a0f" style:font-style-asian="italic" style:font-style-complex="italic"/>
    </style:style>
    <style:style style:name="T494" style:family="text">
      <style:text-properties fo:font-style="italic" officeooo:rsid="0080477a" style:font-style-asian="italic" style:font-style-complex="italic"/>
    </style:style>
    <style:style style:name="T495" style:family="text">
      <style:text-properties fo:font-style="italic" officeooo:rsid="01113d34" style:font-style-asian="italic" style:font-style-complex="italic"/>
    </style:style>
    <style:style style:name="T496" style:family="text">
      <style:text-properties fo:font-style="italic" officeooo:rsid="018c0d5b" style:font-style-asian="italic" style:font-style-complex="italic"/>
    </style:style>
    <style:style style:name="T497" style:family="text">
      <style:text-properties fo:font-style="italic" officeooo:rsid="01c64853" style:font-style-asian="italic" style:font-style-complex="italic"/>
    </style:style>
    <style:style style:name="T498" style:family="text">
      <style:text-properties fo:font-style="italic" officeooo:rsid="01d9cd4e" style:font-style-asian="italic" style:font-style-complex="italic"/>
    </style:style>
    <style:style style:name="T499" style:family="text">
      <style:text-properties fo:font-style="italic" officeooo:rsid="01dc67de" style:font-style-asian="italic" style:font-style-complex="italic"/>
    </style:style>
    <style:style style:name="T500" style:family="text">
      <style:text-properties fo:font-style="italic" officeooo:rsid="01ec8e18" style:font-style-asian="italic" style:font-style-complex="italic"/>
    </style:style>
    <style:style style:name="T501" style:family="text">
      <style:text-properties fo:font-style="italic" officeooo:rsid="019e70b3" style:font-style-asian="italic" style:font-style-complex="italic"/>
    </style:style>
    <style:style style:name="T502" style:family="text">
      <style:text-properties fo:font-style="italic" officeooo:rsid="02685e01" style:font-style-asian="italic" style:font-style-complex="italic"/>
    </style:style>
    <style:style style:name="T503" style:family="text">
      <style:text-properties fo:font-style="italic" officeooo:rsid="026b5506" style:font-style-asian="italic" style:font-style-complex="italic"/>
    </style:style>
    <style:style style:name="T504" style:family="text">
      <style:text-properties fo:font-style="italic" officeooo:rsid="0288fb00" style:font-style-asian="italic" style:font-style-complex="italic"/>
    </style:style>
    <style:style style:name="T505" style:family="text">
      <style:text-properties fo:font-style="italic" officeooo:rsid="02ccc8f6" style:font-style-asian="italic" style:font-style-complex="italic"/>
    </style:style>
    <style:style style:name="T506" style:family="text">
      <style:text-properties fo:font-style="italic" officeooo:rsid="0069ae25" style:font-style-asian="italic" style:font-style-complex="italic"/>
    </style:style>
    <style:style style:name="T507" style:family="text">
      <style:text-properties fo:font-style="italic" officeooo:rsid="0022c018" style:font-style-asian="italic" style:font-style-complex="italic"/>
    </style:style>
    <style:style style:name="T508" style:family="text">
      <style:text-properties fo:font-style="italic" officeooo:rsid="02efc49c" style:font-style-asian="italic" style:font-style-complex="italic"/>
    </style:style>
    <style:style style:name="T509" style:family="text">
      <style:text-properties fo:font-style="italic" officeooo:rsid="02ec089f" style:font-style-asian="italic" style:font-style-complex="italic"/>
    </style:style>
    <style:style style:name="T510" style:family="text">
      <style:text-properties fo:font-style="italic" officeooo:rsid="032c4fdc" style:font-style-asian="italic" style:font-style-complex="italic"/>
    </style:style>
    <style:style style:name="T511" style:family="text">
      <style:text-properties fo:font-style="italic" officeooo:rsid="0335ea2c" style:font-style-asian="italic" style:font-style-complex="italic"/>
    </style:style>
    <style:style style:name="T512" style:family="text">
      <style:text-properties fo:font-style="italic" officeooo:rsid="0346a444" style:font-style-asian="italic" style:font-style-complex="italic"/>
    </style:style>
    <style:style style:name="T513" style:family="text">
      <style:text-properties fo:font-style="italic" officeooo:rsid="03a24854" style:font-style-asian="italic" style:font-style-complex="italic"/>
    </style:style>
    <style:style style:name="T514" style:family="text">
      <style:text-properties fo:font-style="italic" officeooo:rsid="03804bbd" style:font-style-asian="italic" style:font-style-complex="italic"/>
    </style:style>
    <style:style style:name="T515" style:family="text">
      <style:text-properties fo:font-style="italic" officeooo:rsid="03aaef44" style:font-style-asian="italic" style:font-style-complex="italic"/>
    </style:style>
    <style:style style:name="T516" style:family="text">
      <style:text-properties fo:font-style="italic" officeooo:rsid="04a57ad8" style:font-style-asian="italic" style:font-style-complex="italic"/>
    </style:style>
    <style:style style:name="T517" style:family="text">
      <style:text-properties fo:font-style="italic" officeooo:rsid="04ba1b39" style:font-style-asian="italic" style:font-style-complex="italic"/>
    </style:style>
    <style:style style:name="T518" style:family="text">
      <style:text-properties fo:font-style="italic" officeooo:rsid="04a08898" style:font-style-asian="italic" style:font-style-complex="italic"/>
    </style:style>
    <style:style style:name="T519" style:family="text">
      <style:text-properties fo:font-style="italic" officeooo:rsid="051c4636" style:font-style-asian="italic" style:font-style-complex="italic"/>
    </style:style>
    <style:style style:name="T520" style:family="text">
      <style:text-properties fo:font-style="italic" officeooo:rsid="064d9acd" style:font-style-asian="italic" style:font-style-complex="italic"/>
    </style:style>
    <style:style style:name="T521" style:family="text">
      <style:text-properties fo:font-style="italic" officeooo:rsid="063fe71c" style:font-style-asian="italic" style:font-style-complex="italic"/>
    </style:style>
    <style:style style:name="T522" style:family="text">
      <style:text-properties fo:font-style="italic" officeooo:rsid="065a8b52" style:font-style-asian="italic" style:font-style-complex="italic"/>
    </style:style>
    <style:style style:name="T523" style:family="text">
      <style:text-properties fo:font-style="italic" officeooo:rsid="065bcfd1" style:font-style-asian="italic" style:font-style-complex="italic"/>
    </style:style>
    <style:style style:name="T524" style:family="text">
      <style:text-properties fo:font-style="italic" officeooo:rsid="065cd408" style:font-style-asian="italic" style:font-style-complex="italic"/>
    </style:style>
    <style:style style:name="T525" style:family="text">
      <style:text-properties fo:font-style="italic" officeooo:rsid="06130d41" style:font-style-asian="italic" style:font-style-complex="italic"/>
    </style:style>
    <style:style style:name="T526" style:family="text">
      <style:text-properties fo:font-style="italic" officeooo:rsid="0615b752" style:font-style-asian="italic" style:font-style-complex="italic"/>
    </style:style>
    <style:style style:name="T527" style:family="text">
      <style:text-properties fo:font-style="italic" officeooo:rsid="06191840" style:font-style-asian="italic" style:font-style-complex="italic"/>
    </style:style>
    <style:style style:name="T528" style:family="text">
      <style:text-properties fo:font-style="italic" officeooo:rsid="067e3ef2" style:font-style-asian="italic" style:font-style-complex="italic"/>
    </style:style>
    <style:style style:name="T529" style:family="text">
      <style:text-properties fo:font-style="italic" officeooo:rsid="063d933e" style:font-style-asian="italic" style:font-style-complex="italic"/>
    </style:style>
    <style:style style:name="T530" style:family="text">
      <style:text-properties fo:font-style="italic" officeooo:rsid="063bda54" style:font-style-asian="italic" style:font-style-complex="italic"/>
    </style:style>
    <style:style style:name="T531" style:family="text">
      <style:text-properties fo:font-style="italic" officeooo:rsid="06909dfa" style:font-style-asian="italic" style:font-style-complex="italic"/>
    </style:style>
    <style:style style:name="T532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3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34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35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36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37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38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39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40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41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42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43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44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45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46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47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48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49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50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51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52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53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54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55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56" style:family="text">
      <style:text-properties fo:font-style="italic" style:text-underline-style="none" style:font-style-asian="italic" style:font-style-complex="italic"/>
    </style:style>
    <style:style style:name="T557" style:family="text">
      <style:text-properties fo:font-style="italic" style:text-underline-style="none" officeooo:rsid="00baae4f" style:font-style-asian="italic" style:font-style-complex="italic"/>
    </style:style>
    <style:style style:name="T558" style:family="text">
      <style:text-properties fo:font-style="italic" style:text-underline-style="none" officeooo:rsid="00d708a6" style:font-style-asian="italic" style:font-style-complex="italic"/>
    </style:style>
    <style:style style:name="T559" style:family="text">
      <style:text-properties fo:font-style="italic" style:text-underline-style="none" officeooo:rsid="00beb82f" style:font-style-asian="italic" style:font-style-complex="italic"/>
    </style:style>
    <style:style style:name="T560" style:family="text">
      <style:text-properties fo:font-style="italic" style:text-underline-style="none" officeooo:rsid="00d9c9e4" style:font-style-asian="italic" style:font-style-complex="italic"/>
    </style:style>
    <style:style style:name="T561" style:family="text">
      <style:text-properties fo:font-style="italic" style:text-underline-style="none" officeooo:rsid="00f55bb2" style:font-style-asian="italic" style:font-style-complex="italic"/>
    </style:style>
    <style:style style:name="T562" style:family="text">
      <style:text-properties fo:font-style="italic" style:text-underline-style="none" officeooo:rsid="00f74e17" style:font-style-asian="italic" style:font-style-complex="italic"/>
    </style:style>
    <style:style style:name="T563" style:family="text">
      <style:text-properties fo:font-style="italic" style:text-underline-style="none" officeooo:rsid="00fde6f2" style:font-style-asian="italic" style:font-style-complex="italic"/>
    </style:style>
    <style:style style:name="T564" style:family="text">
      <style:text-properties fo:font-style="italic" style:text-underline-style="none" officeooo:rsid="0130fd48" style:font-style-asian="italic" style:font-style-complex="italic"/>
    </style:style>
    <style:style style:name="T565" style:family="text">
      <style:text-properties fo:font-style="italic" style:text-underline-style="none" officeooo:rsid="013401b3" style:font-style-asian="italic" style:font-style-complex="italic"/>
    </style:style>
    <style:style style:name="T566" style:family="text">
      <style:text-properties fo:font-style="italic" style:text-underline-style="none" officeooo:rsid="013f3c54" style:font-style-asian="italic" style:font-style-complex="italic"/>
    </style:style>
    <style:style style:name="T567" style:family="text">
      <style:text-properties fo:font-style="italic" style:text-underline-style="none" officeooo:rsid="00bfa17d" style:font-style-asian="italic" style:font-style-complex="italic"/>
    </style:style>
    <style:style style:name="T568" style:family="text">
      <style:text-properties fo:font-style="italic" style:text-underline-style="none" officeooo:rsid="02a94de9" style:font-style-asian="italic" style:font-style-complex="italic"/>
    </style:style>
    <style:style style:name="T569" style:family="text">
      <style:text-properties fo:font-style="italic" style:text-underline-style="none" officeooo:rsid="00bbbf73" style:font-style-asian="italic" style:font-style-complex="italic"/>
    </style:style>
    <style:style style:name="T570" style:family="text">
      <style:text-properties fo:font-style="italic" style:text-underline-style="none" officeooo:rsid="00a639f7" style:font-style-asian="italic" style:font-style-complex="italic"/>
    </style:style>
    <style:style style:name="T571" style:family="text">
      <style:text-properties fo:font-style="italic" style:text-underline-style="none" officeooo:rsid="00bd11a0" style:font-style-asian="italic" style:font-style-complex="italic"/>
    </style:style>
    <style:style style:name="T5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6b3d3c8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6b2c01e" style:font-style-asian="italic" style:font-weight-asian="normal" style:font-style-complex="italic" style:font-weight-complex="normal"/>
    </style:style>
    <style:style style:name="T6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4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43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44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45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7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48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49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50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51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52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53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54" style:family="text">
      <style:text-properties officeooo:rsid="00205d85"/>
    </style:style>
    <style:style style:name="T655" style:family="text">
      <style:text-properties officeooo:rsid="0027fcfd"/>
    </style:style>
    <style:style style:name="T656" style:family="text">
      <style:text-properties officeooo:rsid="0029525d"/>
    </style:style>
    <style:style style:name="T657" style:family="text">
      <style:text-properties officeooo:rsid="0034ed8b"/>
    </style:style>
    <style:style style:name="T658" style:family="text">
      <style:text-properties officeooo:rsid="00367935"/>
    </style:style>
    <style:style style:name="T659" style:family="text">
      <style:text-properties officeooo:rsid="00398ddf"/>
    </style:style>
    <style:style style:name="T660" style:family="text">
      <style:text-properties officeooo:rsid="003b4e50"/>
    </style:style>
    <style:style style:name="T6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62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63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64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65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66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67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68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69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70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71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72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73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74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75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76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77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78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79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80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81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82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83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84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85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86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87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88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89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90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91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92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93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94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695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696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697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698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699" style:family="text">
      <style:text-properties fo:font-style="normal" style:text-underline-style="none" fo:font-weight="normal" officeooo:rsid="06a14a55" style:font-style-asian="normal" style:font-weight-asian="normal" style:font-style-complex="normal" style:font-weight-complex="normal"/>
    </style:style>
    <style:style style:name="T700" style:family="text">
      <style:text-properties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701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02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03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04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05" style:family="text">
      <style:text-properties fo:font-style="normal" style:text-underline-style="none" style:font-style-asian="normal" style:font-style-complex="normal"/>
    </style:style>
    <style:style style:name="T706" style:family="text">
      <style:text-properties fo:font-style="normal" style:text-underline-style="none" officeooo:rsid="00a8a4b1" style:font-style-asian="normal" style:font-style-complex="normal"/>
    </style:style>
    <style:style style:name="T707" style:family="text">
      <style:text-properties fo:font-style="normal" style:text-underline-style="none" officeooo:rsid="00ba4170" style:font-style-asian="normal" style:font-style-complex="normal"/>
    </style:style>
    <style:style style:name="T708" style:family="text">
      <style:text-properties fo:font-style="normal" style:text-underline-style="none" officeooo:rsid="00b1e303" style:font-style-asian="normal" style:font-style-complex="normal"/>
    </style:style>
    <style:style style:name="T709" style:family="text">
      <style:text-properties fo:font-style="normal" style:text-underline-style="none" officeooo:rsid="00baae4f" style:font-style-asian="normal" style:font-style-complex="normal"/>
    </style:style>
    <style:style style:name="T710" style:family="text">
      <style:text-properties fo:font-style="normal" style:text-underline-style="none" officeooo:rsid="00bbbf73" style:font-style-asian="normal" style:font-style-complex="normal"/>
    </style:style>
    <style:style style:name="T711" style:family="text">
      <style:text-properties fo:font-style="normal" style:text-underline-style="none" officeooo:rsid="00be4749" style:font-style-asian="normal" style:font-style-complex="normal"/>
    </style:style>
    <style:style style:name="T712" style:family="text">
      <style:text-properties fo:font-style="normal" style:text-underline-style="none" officeooo:rsid="00d139a0" style:font-style-asian="normal" style:font-style-complex="normal"/>
    </style:style>
    <style:style style:name="T713" style:family="text">
      <style:text-properties fo:font-style="normal" style:text-underline-style="none" officeooo:rsid="00d1487d" style:font-style-asian="normal" style:font-style-complex="normal"/>
    </style:style>
    <style:style style:name="T714" style:family="text">
      <style:text-properties fo:font-style="normal" style:text-underline-style="none" officeooo:rsid="00d2fc06" style:font-style-asian="normal" style:font-style-complex="normal"/>
    </style:style>
    <style:style style:name="T715" style:family="text">
      <style:text-properties fo:font-style="normal" style:text-underline-style="none" officeooo:rsid="00d40111" style:font-style-asian="normal" style:font-style-complex="normal"/>
    </style:style>
    <style:style style:name="T716" style:family="text">
      <style:text-properties fo:font-style="normal" style:text-underline-style="none" officeooo:rsid="00d4c5ce" style:font-style-asian="normal" style:font-style-complex="normal"/>
    </style:style>
    <style:style style:name="T717" style:family="text">
      <style:text-properties fo:font-style="normal" style:text-underline-style="none" officeooo:rsid="00d708a6" style:font-style-asian="normal" style:font-style-complex="normal"/>
    </style:style>
    <style:style style:name="T718" style:family="text">
      <style:text-properties fo:font-style="normal" style:text-underline-style="none" officeooo:rsid="00d77d7d" style:font-style-asian="normal" style:font-style-complex="normal"/>
    </style:style>
    <style:style style:name="T719" style:family="text">
      <style:text-properties fo:font-style="normal" style:text-underline-style="none" officeooo:rsid="00d83381" style:font-style-asian="normal" style:font-style-complex="normal"/>
    </style:style>
    <style:style style:name="T720" style:family="text">
      <style:text-properties fo:font-style="normal" style:text-underline-style="none" officeooo:rsid="00d75809" style:font-style-asian="normal" style:font-style-complex="normal"/>
    </style:style>
    <style:style style:name="T721" style:family="text">
      <style:text-properties fo:font-style="normal" style:text-underline-style="none" officeooo:rsid="00dd6c8d" style:font-style-asian="normal" style:font-style-complex="normal"/>
    </style:style>
    <style:style style:name="T722" style:family="text">
      <style:text-properties fo:font-style="normal" style:text-underline-style="none" officeooo:rsid="00dedcd7" style:font-style-asian="normal" style:font-style-complex="normal"/>
    </style:style>
    <style:style style:name="T723" style:family="text">
      <style:text-properties fo:font-style="normal" style:text-underline-style="none" officeooo:rsid="00beb82f" style:font-style-asian="normal" style:font-style-complex="normal"/>
    </style:style>
    <style:style style:name="T724" style:family="text">
      <style:text-properties fo:font-style="normal" style:text-underline-style="none" officeooo:rsid="00e4290b" style:font-style-asian="normal" style:font-style-complex="normal"/>
    </style:style>
    <style:style style:name="T725" style:family="text">
      <style:text-properties fo:font-style="normal" style:text-underline-style="none" officeooo:rsid="00eb50e0" style:font-style-asian="normal" style:font-style-complex="normal"/>
    </style:style>
    <style:style style:name="T726" style:family="text">
      <style:text-properties fo:font-style="normal" style:text-underline-style="none" officeooo:rsid="00d9c9e4" style:font-style-asian="normal" style:font-style-complex="normal"/>
    </style:style>
    <style:style style:name="T727" style:family="text">
      <style:text-properties fo:font-style="normal" style:text-underline-style="none" officeooo:rsid="00ec1e8c" style:font-style-asian="normal" style:font-style-complex="normal"/>
    </style:style>
    <style:style style:name="T728" style:family="text">
      <style:text-properties fo:font-style="normal" style:text-underline-style="none" officeooo:rsid="00f0f7f8" style:font-style-asian="normal" style:font-style-complex="normal"/>
    </style:style>
    <style:style style:name="T729" style:family="text">
      <style:text-properties fo:font-style="normal" style:text-underline-style="none" officeooo:rsid="00f2503e" style:font-style-asian="normal" style:font-style-complex="normal"/>
    </style:style>
    <style:style style:name="T730" style:family="text">
      <style:text-properties fo:font-style="normal" style:text-underline-style="none" officeooo:rsid="00f5260b" style:font-style-asian="normal" style:font-style-complex="normal"/>
    </style:style>
    <style:style style:name="T731" style:family="text">
      <style:text-properties fo:font-style="normal" style:text-underline-style="none" officeooo:rsid="00f55bb2" style:font-style-asian="normal" style:font-style-complex="normal"/>
    </style:style>
    <style:style style:name="T732" style:family="text">
      <style:text-properties fo:font-style="normal" style:text-underline-style="none" officeooo:rsid="00f74e17" style:font-style-asian="normal" style:font-style-complex="normal"/>
    </style:style>
    <style:style style:name="T733" style:family="text">
      <style:text-properties fo:font-style="normal" style:text-underline-style="none" officeooo:rsid="00fbef0d" style:font-style-asian="normal" style:font-style-complex="normal"/>
    </style:style>
    <style:style style:name="T734" style:family="text">
      <style:text-properties fo:font-style="normal" style:text-underline-style="none" officeooo:rsid="00fde6f2" style:font-style-asian="normal" style:font-style-complex="normal"/>
    </style:style>
    <style:style style:name="T735" style:family="text">
      <style:text-properties fo:font-style="normal" style:text-underline-style="none" officeooo:rsid="010185dc" style:font-style-asian="normal" style:font-style-complex="normal"/>
    </style:style>
    <style:style style:name="T736" style:family="text">
      <style:text-properties fo:font-style="normal" style:text-underline-style="none" officeooo:rsid="0103be48" style:font-style-asian="normal" style:font-style-complex="normal"/>
    </style:style>
    <style:style style:name="T737" style:family="text">
      <style:text-properties fo:font-style="normal" style:text-underline-style="none" officeooo:rsid="010c486e" style:font-style-asian="normal" style:font-style-complex="normal"/>
    </style:style>
    <style:style style:name="T738" style:family="text">
      <style:text-properties fo:font-style="normal" style:text-underline-style="none" officeooo:rsid="010db770" style:font-style-asian="normal" style:font-style-complex="normal"/>
    </style:style>
    <style:style style:name="T739" style:family="text">
      <style:text-properties fo:font-style="normal" style:text-underline-style="none" officeooo:rsid="011cabfd" style:font-style-asian="normal" style:font-style-complex="normal"/>
    </style:style>
    <style:style style:name="T740" style:family="text">
      <style:text-properties fo:font-style="normal" style:text-underline-style="none" officeooo:rsid="011d9595" style:font-style-asian="normal" style:font-style-complex="normal"/>
    </style:style>
    <style:style style:name="T741" style:family="text">
      <style:text-properties fo:font-style="normal" style:text-underline-style="none" officeooo:rsid="011fc384" style:font-style-asian="normal" style:font-style-complex="normal"/>
    </style:style>
    <style:style style:name="T742" style:family="text">
      <style:text-properties fo:font-style="normal" style:text-underline-style="none" officeooo:rsid="012dfde8" style:font-style-asian="normal" style:font-style-complex="normal"/>
    </style:style>
    <style:style style:name="T743" style:family="text">
      <style:text-properties fo:font-style="normal" style:text-underline-style="none" officeooo:rsid="0130fd48" style:font-style-asian="normal" style:font-style-complex="normal"/>
    </style:style>
    <style:style style:name="T744" style:family="text">
      <style:text-properties fo:font-style="normal" style:text-underline-style="none" officeooo:rsid="013282b3" style:font-style-asian="normal" style:font-style-complex="normal"/>
    </style:style>
    <style:style style:name="T745" style:family="text">
      <style:text-properties fo:font-style="normal" style:text-underline-style="none" officeooo:rsid="013401b3" style:font-style-asian="normal" style:font-style-complex="normal"/>
    </style:style>
    <style:style style:name="T746" style:family="text">
      <style:text-properties fo:font-style="normal" style:text-underline-style="none" officeooo:rsid="013a8584" style:font-style-asian="normal" style:font-style-complex="normal"/>
    </style:style>
    <style:style style:name="T747" style:family="text">
      <style:text-properties fo:font-style="normal" style:text-underline-style="none" officeooo:rsid="013f3c54" style:font-style-asian="normal" style:font-style-complex="normal"/>
    </style:style>
    <style:style style:name="T748" style:family="text">
      <style:text-properties fo:font-style="normal" style:text-underline-style="none" officeooo:rsid="013e347a" style:font-style-asian="normal" style:font-style-complex="normal"/>
    </style:style>
    <style:style style:name="T749" style:family="text">
      <style:text-properties fo:font-style="normal" style:text-underline-style="none" officeooo:rsid="01408f03" style:font-style-asian="normal" style:font-style-complex="normal"/>
    </style:style>
    <style:style style:name="T750" style:family="text">
      <style:text-properties fo:font-style="normal" style:text-underline-style="none" officeooo:rsid="013cc971" style:font-style-asian="normal" style:font-style-complex="normal"/>
    </style:style>
    <style:style style:name="T751" style:family="text">
      <style:text-properties fo:font-style="normal" style:text-underline-style="none" officeooo:rsid="0150aafa" style:font-style-asian="normal" style:font-style-complex="normal"/>
    </style:style>
    <style:style style:name="T752" style:family="text">
      <style:text-properties fo:font-style="normal" style:text-underline-style="none" officeooo:rsid="0152f194" style:font-style-asian="normal" style:font-style-complex="normal"/>
    </style:style>
    <style:style style:name="T753" style:family="text">
      <style:text-properties fo:font-style="normal" style:text-underline-style="none" officeooo:rsid="0157e2d4" style:font-style-asian="normal" style:font-style-complex="normal"/>
    </style:style>
    <style:style style:name="T754" style:family="text">
      <style:text-properties fo:font-style="normal" style:text-underline-style="none" officeooo:rsid="015c452a" style:font-style-asian="normal" style:font-style-complex="normal"/>
    </style:style>
    <style:style style:name="T755" style:family="text">
      <style:text-properties fo:font-style="normal" style:text-underline-style="none" officeooo:rsid="0176ee1b" style:font-style-asian="normal" style:font-style-complex="normal"/>
    </style:style>
    <style:style style:name="T756" style:family="text">
      <style:text-properties fo:font-style="normal" style:text-underline-style="none" officeooo:rsid="02b807dc" style:font-style-asian="normal" style:font-style-complex="normal"/>
    </style:style>
    <style:style style:name="T757" style:family="text">
      <style:text-properties fo:font-style="normal" style:text-underline-style="none" officeooo:rsid="00bd11a0" style:font-style-asian="normal" style:font-style-complex="normal"/>
    </style:style>
    <style:style style:name="T758" style:family="text">
      <style:text-properties fo:font-style="normal" style:text-underline-style="none" officeooo:rsid="02edc963" style:font-style-asian="normal" style:font-style-complex="normal"/>
    </style:style>
    <style:style style:name="T759" style:family="text">
      <style:text-properties fo:font-style="normal" style:font-style-asian="normal" style:font-style-complex="normal"/>
    </style:style>
    <style:style style:name="T760" style:family="text">
      <style:text-properties fo:font-style="normal" officeooo:rsid="00524926" style:font-style-asian="normal" style:font-style-complex="normal"/>
    </style:style>
    <style:style style:name="T761" style:family="text">
      <style:text-properties fo:font-style="normal" officeooo:rsid="0033fbdf" style:font-style-asian="normal" style:font-style-complex="normal"/>
    </style:style>
    <style:style style:name="T762" style:family="text">
      <style:text-properties fo:font-style="normal" officeooo:rsid="0034ed8b" style:font-style-asian="normal" style:font-style-complex="normal"/>
    </style:style>
    <style:style style:name="T763" style:family="text">
      <style:text-properties fo:font-style="normal" officeooo:rsid="0052a33a" style:font-style-asian="normal" style:font-style-complex="normal"/>
    </style:style>
    <style:style style:name="T764" style:family="text">
      <style:text-properties fo:font-style="normal" officeooo:rsid="0092f82d" style:font-style-asian="normal" style:font-style-complex="normal"/>
    </style:style>
    <style:style style:name="T765" style:family="text">
      <style:text-properties fo:font-style="normal" officeooo:rsid="00c6421c" style:font-style-asian="normal" style:font-style-complex="normal"/>
    </style:style>
    <style:style style:name="T766" style:family="text">
      <style:text-properties fo:font-style="normal" officeooo:rsid="00cc5bce" style:font-style-asian="normal" style:font-style-complex="normal"/>
    </style:style>
    <style:style style:name="T767" style:family="text">
      <style:text-properties fo:font-style="normal" officeooo:rsid="0106c767" style:font-style-asian="normal" style:font-style-complex="normal"/>
    </style:style>
    <style:style style:name="T768" style:family="text">
      <style:text-properties fo:font-style="normal" officeooo:rsid="0164a6ee" style:font-style-asian="normal" style:font-style-complex="normal"/>
    </style:style>
    <style:style style:name="T769" style:family="text">
      <style:text-properties fo:font-style="normal" officeooo:rsid="0168d8d5" style:font-style-asian="normal" style:font-style-complex="normal"/>
    </style:style>
    <style:style style:name="T770" style:family="text">
      <style:text-properties fo:font-style="normal" officeooo:rsid="0179221f" style:font-style-asian="normal" style:font-style-complex="normal"/>
    </style:style>
    <style:style style:name="T771" style:family="text">
      <style:text-properties fo:font-style="normal" officeooo:rsid="017941db" style:font-style-asian="normal" style:font-style-complex="normal"/>
    </style:style>
    <style:style style:name="T772" style:family="text">
      <style:text-properties fo:font-style="normal" officeooo:rsid="017a7161" style:font-style-asian="normal" style:font-style-complex="normal"/>
    </style:style>
    <style:style style:name="T773" style:family="text">
      <style:text-properties fo:font-style="normal" officeooo:rsid="0288fb00" style:font-style-asian="normal" style:font-style-complex="normal"/>
    </style:style>
    <style:style style:name="T774" style:family="text">
      <style:text-properties fo:font-style="normal" officeooo:rsid="02f2e947" style:font-style-asian="normal" style:font-style-complex="normal"/>
    </style:style>
    <style:style style:name="T775" style:family="text">
      <style:text-properties fo:font-style="normal" officeooo:rsid="02edc963" style:font-style-asian="normal" style:font-style-complex="normal"/>
    </style:style>
    <style:style style:name="T776" style:family="text">
      <style:text-properties fo:font-style="normal" officeooo:rsid="03355d74" style:font-style-asian="normal" style:font-style-complex="normal"/>
    </style:style>
    <style:style style:name="T777" style:family="text">
      <style:text-properties fo:font-style="normal" officeooo:rsid="0335ea2c" style:font-style-asian="normal" style:font-style-complex="normal"/>
    </style:style>
    <style:style style:name="T778" style:family="text">
      <style:text-properties fo:font-style="normal" officeooo:rsid="0346a444" style:font-style-asian="normal" style:font-style-complex="normal"/>
    </style:style>
    <style:style style:name="T779" style:family="text">
      <style:text-properties fo:font-style="normal" officeooo:rsid="0347bb43" style:font-style-asian="normal" style:font-style-complex="normal"/>
    </style:style>
    <style:style style:name="T780" style:family="text">
      <style:text-properties fo:font-style="normal" officeooo:rsid="03343ce6" style:font-style-asian="normal" style:font-style-complex="normal"/>
    </style:style>
    <style:style style:name="T781" style:family="text">
      <style:text-properties fo:font-style="normal" officeooo:rsid="034dbe4d" style:font-style-asian="normal" style:font-style-complex="normal"/>
    </style:style>
    <style:style style:name="T782" style:family="text">
      <style:text-properties fo:font-style="normal" officeooo:rsid="034f33b6" style:font-style-asian="normal" style:font-style-complex="normal"/>
    </style:style>
    <style:style style:name="T783" style:family="text">
      <style:text-properties fo:font-style="normal" officeooo:rsid="035051aa" style:font-style-asian="normal" style:font-style-complex="normal"/>
    </style:style>
    <style:style style:name="T784" style:family="text">
      <style:text-properties fo:font-style="normal" officeooo:rsid="035de550" style:font-style-asian="normal" style:font-style-complex="normal"/>
    </style:style>
    <style:style style:name="T785" style:family="text">
      <style:text-properties fo:font-style="normal" officeooo:rsid="0364e15d" style:font-style-asian="normal" style:font-style-complex="normal"/>
    </style:style>
    <style:style style:name="T786" style:family="text">
      <style:text-properties fo:font-style="normal" officeooo:rsid="033e56cf" style:font-style-asian="normal" style:font-style-complex="normal"/>
    </style:style>
    <style:style style:name="T787" style:family="text">
      <style:text-properties fo:font-style="normal" officeooo:rsid="0367f8e1" style:font-style-asian="normal" style:font-style-complex="normal"/>
    </style:style>
    <style:style style:name="T788" style:family="text">
      <style:text-properties fo:font-style="normal" officeooo:rsid="0369854f" style:font-style-asian="normal" style:font-style-complex="normal"/>
    </style:style>
    <style:style style:name="T789" style:family="text">
      <style:text-properties fo:font-style="normal" officeooo:rsid="040ce935" style:font-style-asian="normal" style:font-style-complex="normal"/>
    </style:style>
    <style:style style:name="T790" style:family="text">
      <style:text-properties fo:font-style="normal" officeooo:rsid="040ea9fd" style:font-style-asian="normal" style:font-style-complex="normal"/>
    </style:style>
    <style:style style:name="T791" style:family="text">
      <style:text-properties fo:font-style="normal" officeooo:rsid="041e6a3e" style:font-style-asian="normal" style:font-style-complex="normal"/>
    </style:style>
    <style:style style:name="T792" style:family="text">
      <style:text-properties fo:font-style="normal" officeooo:rsid="04a8203c" style:font-style-asian="normal" style:font-style-complex="normal"/>
    </style:style>
    <style:style style:name="T793" style:family="text">
      <style:text-properties fo:font-style="normal" officeooo:rsid="04b80b14" style:font-style-asian="normal" style:font-style-complex="normal"/>
    </style:style>
    <style:style style:name="T794" style:family="text">
      <style:text-properties fo:font-style="normal" officeooo:rsid="060fe20f" style:font-style-asian="normal" style:font-style-complex="normal"/>
    </style:style>
    <style:style style:name="T795" style:family="text">
      <style:text-properties fo:font-style="normal" officeooo:rsid="06125c09" style:font-style-asian="normal" style:font-style-complex="normal"/>
    </style:style>
    <style:style style:name="T796" style:family="text">
      <style:text-properties fo:font-style="normal" officeooo:rsid="06130d41" style:font-style-asian="normal" style:font-style-complex="normal"/>
    </style:style>
    <style:style style:name="T797" style:family="text">
      <style:text-properties fo:font-style="normal" officeooo:rsid="0613692a" style:font-style-asian="normal" style:font-style-complex="normal"/>
    </style:style>
    <style:style style:name="T798" style:family="text">
      <style:text-properties fo:font-style="normal" officeooo:rsid="06148669" style:font-style-asian="normal" style:font-style-complex="normal"/>
    </style:style>
    <style:style style:name="T799" style:family="text">
      <style:text-properties fo:font-style="normal" officeooo:rsid="0615b752" style:font-style-asian="normal" style:font-style-complex="normal"/>
    </style:style>
    <style:style style:name="T800" style:family="text">
      <style:text-properties fo:font-style="normal" officeooo:rsid="06191840" style:font-style-asian="normal" style:font-style-complex="normal"/>
    </style:style>
    <style:style style:name="T801" style:family="text">
      <style:text-properties fo:font-style="normal" officeooo:rsid="06196acd" style:font-style-asian="normal" style:font-style-complex="normal"/>
    </style:style>
    <style:style style:name="T802" style:family="text">
      <style:text-properties fo:font-style="normal" officeooo:rsid="0622a520" style:font-style-asian="normal" style:font-style-complex="normal"/>
    </style:style>
    <style:style style:name="T803" style:family="text">
      <style:text-properties fo:font-style="normal" officeooo:rsid="062535ed" style:font-style-asian="normal" style:font-style-complex="normal"/>
    </style:style>
    <style:style style:name="T804" style:family="text">
      <style:text-properties fo:font-style="normal" officeooo:rsid="06257b22" style:font-style-asian="normal" style:font-style-complex="normal"/>
    </style:style>
    <style:style style:name="T805" style:family="text">
      <style:text-properties fo:font-style="normal" officeooo:rsid="0626dd8c" style:font-style-asian="normal" style:font-style-complex="normal"/>
    </style:style>
    <style:style style:name="T806" style:family="text">
      <style:text-properties fo:font-style="normal" officeooo:rsid="06289f09" style:font-style-asian="normal" style:font-style-complex="normal"/>
    </style:style>
    <style:style style:name="T807" style:family="text">
      <style:text-properties fo:font-style="normal" officeooo:rsid="062ba32e" style:font-style-asian="normal" style:font-style-complex="normal"/>
    </style:style>
    <style:style style:name="T808" style:family="text">
      <style:text-properties fo:font-style="normal" officeooo:rsid="065a8b52" style:font-style-asian="normal" style:font-style-complex="normal"/>
    </style:style>
    <style:style style:name="T809" style:family="text">
      <style:text-properties fo:font-style="normal" officeooo:rsid="065d401a" style:font-style-asian="normal" style:font-style-complex="normal"/>
    </style:style>
    <style:style style:name="T810" style:family="text">
      <style:text-properties fo:font-style="normal" officeooo:rsid="065d9833" style:font-style-asian="normal" style:font-style-complex="normal"/>
    </style:style>
    <style:style style:name="T811" style:family="text">
      <style:text-properties fo:font-style="normal" officeooo:rsid="065e446d" style:font-style-asian="normal" style:font-style-complex="normal"/>
    </style:style>
    <style:style style:name="T812" style:family="text">
      <style:text-properties fo:font-style="normal" officeooo:rsid="0663741c" style:font-style-asian="normal" style:font-style-complex="normal"/>
    </style:style>
    <style:style style:name="T813" style:family="text">
      <style:text-properties fo:font-style="normal" officeooo:rsid="0663a1c9" style:font-style-asian="normal" style:font-style-complex="normal"/>
    </style:style>
    <style:style style:name="T814" style:family="text">
      <style:text-properties fo:font-style="normal" officeooo:rsid="06665ce0" style:font-style-asian="normal" style:font-style-complex="normal"/>
    </style:style>
    <style:style style:name="T815" style:family="text">
      <style:text-properties fo:font-style="normal" officeooo:rsid="067c6895" style:font-style-asian="normal" style:font-style-complex="normal"/>
    </style:style>
    <style:style style:name="T816" style:family="text">
      <style:text-properties fo:font-style="normal" officeooo:rsid="0682b523" style:font-style-asian="normal" style:font-style-complex="normal"/>
    </style:style>
    <style:style style:name="T817" style:family="text">
      <style:text-properties fo:font-style="normal" officeooo:rsid="06176dd5" style:font-style-asian="normal" style:font-style-complex="normal"/>
    </style:style>
    <style:style style:name="T818" style:family="text">
      <style:text-properties fo:font-style="normal" officeooo:rsid="06886957" style:font-style-asian="normal" style:font-style-complex="normal"/>
    </style:style>
    <style:style style:name="T819" style:family="text">
      <style:text-properties fo:font-style="normal" officeooo:rsid="069bb3bd" style:font-style-asian="normal" style:font-style-complex="normal"/>
    </style:style>
    <style:style style:name="T820" style:family="text">
      <style:text-properties fo:font-style="normal" officeooo:rsid="069befec" style:font-style-asian="normal" style:font-style-complex="normal"/>
    </style:style>
    <style:style style:name="T821" style:family="text">
      <style:text-properties fo:font-style="normal" officeooo:rsid="069f9907" style:font-style-asian="normal" style:font-style-complex="normal"/>
    </style:style>
    <style:style style:name="T822" style:family="text">
      <style:text-properties fo:font-style="normal" officeooo:rsid="06aaffd2" style:font-style-asian="normal" style:font-style-complex="normal"/>
    </style:style>
    <style:style style:name="T823" style:family="text">
      <style:text-properties fo:font-style="normal" officeooo:rsid="06b79ef0" style:font-style-asian="normal" style:font-style-complex="normal"/>
    </style:style>
    <style:style style:name="T824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825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826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827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83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84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85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86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972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973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974" style:family="text">
      <style:text-properties officeooo:rsid="004d4d0b"/>
    </style:style>
    <style:style style:name="T975" style:family="text">
      <style:text-properties officeooo:rsid="0013268f"/>
    </style:style>
    <style:style style:name="T976" style:family="text">
      <style:text-properties officeooo:rsid="004f4350"/>
    </style:style>
    <style:style style:name="T977" style:family="text">
      <style:text-properties officeooo:rsid="00501b3c"/>
    </style:style>
    <style:style style:name="T978" style:family="text">
      <style:text-properties officeooo:rsid="00147dd9"/>
    </style:style>
    <style:style style:name="T979" style:family="text">
      <style:text-properties officeooo:rsid="005521a3"/>
    </style:style>
    <style:style style:name="T980" style:family="text">
      <style:text-properties fo:font-weight="bold" style:font-weight-asian="bold" style:font-weight-complex="bold"/>
    </style:style>
    <style:style style:name="T981" style:family="text">
      <style:text-properties fo:font-weight="bold" officeooo:rsid="005f7223" style:font-weight-asian="bold" style:font-weight-complex="bold"/>
    </style:style>
    <style:style style:name="T982" style:family="text">
      <style:text-properties fo:font-weight="bold" officeooo:rsid="01871851" style:font-weight-asian="bold" style:font-weight-complex="bold"/>
    </style:style>
    <style:style style:name="T983" style:family="text">
      <style:text-properties fo:font-weight="bold" officeooo:rsid="02070606" style:font-weight-asian="bold" style:font-weight-complex="bold"/>
    </style:style>
    <style:style style:name="T984" style:family="text">
      <style:text-properties fo:font-weight="bold" officeooo:rsid="0206e857" style:font-weight-asian="bold" style:font-weight-complex="bold"/>
    </style:style>
    <style:style style:name="T985" style:family="text">
      <style:text-properties fo:font-weight="bold" officeooo:rsid="03153caa" style:font-weight-asian="bold" style:font-weight-complex="bold"/>
    </style:style>
    <style:style style:name="T986" style:family="text">
      <style:text-properties fo:font-weight="bold" officeooo:rsid="03429aa5" style:font-weight-asian="bold" style:font-weight-complex="bold"/>
    </style:style>
    <style:style style:name="T987" style:family="text">
      <style:text-properties fo:font-weight="bold" officeooo:rsid="0356cf1b" style:font-weight-asian="bold" style:font-weight-complex="bold"/>
    </style:style>
    <style:style style:name="T988" style:family="text">
      <style:text-properties fo:font-weight="bold" officeooo:rsid="03c34d65" style:font-weight-asian="bold" style:font-weight-complex="bold"/>
    </style:style>
    <style:style style:name="T989" style:family="text">
      <style:text-properties fo:font-weight="bold" officeooo:rsid="03c39617" style:font-weight-asian="bold" style:font-weight-complex="bold"/>
    </style:style>
    <style:style style:name="T990" style:family="text">
      <style:text-properties fo:font-weight="bold" officeooo:rsid="03c44ca6" style:font-weight-asian="bold" style:font-weight-complex="bold"/>
    </style:style>
    <style:style style:name="T991" style:family="text">
      <style:text-properties fo:font-weight="bold" officeooo:rsid="03ea64bf" style:font-weight-asian="bold" style:font-weight-complex="bold"/>
    </style:style>
    <style:style style:name="T992" style:family="text">
      <style:text-properties fo:font-weight="bold" officeooo:rsid="03f8c064" style:font-weight-asian="bold" style:font-weight-complex="bold"/>
    </style:style>
    <style:style style:name="T993" style:family="text">
      <style:text-properties fo:font-weight="bold" officeooo:rsid="0411d16e" style:font-weight-asian="bold" style:font-weight-complex="bold"/>
    </style:style>
    <style:style style:name="T994" style:family="text">
      <style:text-properties fo:font-weight="bold" officeooo:rsid="048fe3f8" style:font-weight-asian="bold" style:font-weight-complex="bold"/>
    </style:style>
    <style:style style:name="T995" style:family="text">
      <style:text-properties fo:font-weight="bold" officeooo:rsid="048ffd4a" style:font-weight-asian="bold" style:font-weight-complex="bold"/>
    </style:style>
    <style:style style:name="T996" style:family="text">
      <style:text-properties fo:font-weight="bold" officeooo:rsid="04a08898" style:font-weight-asian="bold" style:font-weight-complex="bold"/>
    </style:style>
    <style:style style:name="T997" style:family="text">
      <style:text-properties fo:font-weight="bold" officeooo:rsid="063d933e" style:font-weight-asian="bold" style:font-weight-complex="bold"/>
    </style:style>
    <style:style style:name="T998" style:family="text">
      <style:text-properties fo:font-weight="bold" officeooo:rsid="065f9c0e" style:font-weight-asian="bold" style:font-weight-complex="bold"/>
    </style:style>
    <style:style style:name="T999" style:family="text">
      <style:text-properties officeooo:rsid="005b5f51"/>
    </style:style>
    <style:style style:name="T1000" style:family="text">
      <style:text-properties officeooo:rsid="005d12fa"/>
    </style:style>
    <style:style style:name="T1001" style:family="text">
      <style:text-properties officeooo:rsid="005f7223"/>
    </style:style>
    <style:style style:name="T1002" style:family="text">
      <style:text-properties style:text-underline-style="none"/>
    </style:style>
    <style:style style:name="T1003" style:family="text">
      <style:text-properties style:text-underline-style="none" fo:font-weight="normal" style:font-weight-asian="normal" style:font-weight-complex="normal"/>
    </style:style>
    <style:style style:name="T1004" style:family="text">
      <style:text-properties style:text-underline-style="none" fo:font-weight="normal" officeooo:rsid="00721e09" style:font-weight-asian="normal" style:font-weight-complex="normal"/>
    </style:style>
    <style:style style:name="T1005" style:family="text">
      <style:text-properties style:text-underline-style="none" fo:font-weight="normal" officeooo:rsid="00722a19" style:font-weight-asian="normal" style:font-weight-complex="normal"/>
    </style:style>
    <style:style style:name="T1006" style:family="text">
      <style:text-properties style:text-underline-style="none" fo:font-weight="normal" officeooo:rsid="006a9ead" style:font-weight-asian="normal" style:font-weight-complex="normal"/>
    </style:style>
    <style:style style:name="T1007" style:family="text">
      <style:text-properties style:text-underline-style="none" fo:font-weight="normal" officeooo:rsid="00a639f7" style:font-weight-asian="normal" style:font-weight-complex="normal"/>
    </style:style>
    <style:style style:name="T1008" style:family="text">
      <style:text-properties style:text-underline-style="none" fo:font-weight="normal" officeooo:rsid="00a69bec" style:font-weight-asian="normal" style:font-weight-complex="normal"/>
    </style:style>
    <style:style style:name="T1009" style:family="text">
      <style:text-properties style:text-underline-style="none" fo:font-weight="normal" officeooo:rsid="009e29ef" style:font-weight-asian="normal" style:font-weight-complex="normal"/>
    </style:style>
    <style:style style:name="T1010" style:family="text">
      <style:text-properties style:text-underline-style="none" fo:font-weight="normal" officeooo:rsid="00a75993" style:font-weight-asian="normal" style:font-weight-complex="normal"/>
    </style:style>
    <style:style style:name="T1011" style:family="text">
      <style:text-properties style:text-underline-style="none" fo:font-weight="normal" officeooo:rsid="00e7b674" style:font-weight-asian="normal" style:font-weight-complex="normal"/>
    </style:style>
    <style:style style:name="T1012" style:family="text">
      <style:text-properties style:text-underline-style="none" fo:font-weight="normal" officeooo:rsid="0123bb39" style:font-weight-asian="normal" style:font-weight-complex="normal"/>
    </style:style>
    <style:style style:name="T1013" style:family="text">
      <style:text-properties style:text-underline-style="none" fo:font-weight="normal" officeooo:rsid="02e59398" style:font-weight-asian="normal" style:font-weight-complex="normal"/>
    </style:style>
    <style:style style:name="T1014" style:family="text">
      <style:text-properties style:text-underline-style="none" fo:font-weight="normal" officeooo:rsid="0043121f" style:font-weight-asian="normal" style:font-weight-complex="normal"/>
    </style:style>
    <style:style style:name="T1015" style:family="text">
      <style:text-properties style:text-underline-style="none" fo:font-weight="normal" officeooo:rsid="04329278" style:font-weight-asian="normal" style:font-weight-complex="normal"/>
    </style:style>
    <style:style style:name="T1016" style:family="text">
      <style:text-properties style:text-underline-style="none" fo:font-weight="normal" officeooo:rsid="06b823a5" style:font-weight-asian="normal" style:font-weight-complex="normal"/>
    </style:style>
    <style:style style:name="T1017" style:family="text">
      <style:text-properties style:text-underline-style="none" fo:font-weight="bold" style:font-weight-asian="bold" style:font-weight-complex="bold"/>
    </style:style>
    <style:style style:name="T1018" style:family="text">
      <style:text-properties style:text-underline-style="none" fo:font-weight="bold" officeooo:rsid="00a75993" style:font-weight-asian="bold" style:font-weight-complex="bold"/>
    </style:style>
    <style:style style:name="T1019" style:family="text">
      <style:text-properties style:text-underline-style="none" fo:font-weight="bold" officeooo:rsid="013013d9" style:font-weight-asian="bold" style:font-weight-complex="bold"/>
    </style:style>
    <style:style style:name="T1020" style:family="text">
      <style:text-properties style:text-underline-style="none" fo:font-weight="bold" officeooo:rsid="01408f03" style:font-weight-asian="bold" style:font-weight-complex="bold"/>
    </style:style>
    <style:style style:name="T1021" style:family="text">
      <style:text-properties style:text-underline-style="none" officeooo:rsid="00bbbf73"/>
    </style:style>
    <style:style style:name="T1022" style:family="text">
      <style:text-properties style:text-underline-style="none" officeooo:rsid="00d40111"/>
    </style:style>
    <style:style style:name="T1023" style:family="text">
      <style:text-properties style:text-underline-style="none" officeooo:rsid="00d708a6"/>
    </style:style>
    <style:style style:name="T1024" style:family="text">
      <style:text-properties style:text-underline-style="none" officeooo:rsid="00d5826a"/>
    </style:style>
    <style:style style:name="T1025" style:family="text">
      <style:text-properties style:text-underline-style="none" officeooo:rsid="00d9c9e4"/>
    </style:style>
    <style:style style:name="T1026" style:family="text">
      <style:text-properties style:text-underline-style="none" officeooo:rsid="00ec1e8c"/>
    </style:style>
    <style:style style:name="T1027" style:family="text">
      <style:text-properties style:text-underline-style="none" officeooo:rsid="00fde6f2"/>
    </style:style>
    <style:style style:name="T1028" style:family="text">
      <style:text-properties style:text-underline-style="none" officeooo:rsid="013013d9"/>
    </style:style>
    <style:style style:name="T1029" style:family="text">
      <style:text-properties style:text-underline-style="none" officeooo:rsid="0137af9f"/>
    </style:style>
    <style:style style:name="T1030" style:family="text">
      <style:text-properties style:text-underline-style="none" officeooo:rsid="013282b3"/>
    </style:style>
    <style:style style:name="T1031" style:family="text">
      <style:text-properties style:text-underline-style="none" officeooo:rsid="01408f03"/>
    </style:style>
    <style:style style:name="T1032" style:family="text">
      <style:text-properties style:text-underline-style="none" officeooo:rsid="01416cb6"/>
    </style:style>
    <style:style style:name="T1033" style:family="text">
      <style:text-properties style:text-underline-style="none" officeooo:rsid="01435f2a"/>
    </style:style>
    <style:style style:name="T1034" style:family="text">
      <style:text-properties style:text-underline-style="none" officeooo:rsid="015f15fe"/>
    </style:style>
    <style:style style:name="T1035" style:family="text">
      <style:text-properties officeooo:rsid="00722a19"/>
    </style:style>
    <style:style style:name="T1036" style:family="text">
      <style:text-properties officeooo:rsid="0082538a"/>
    </style:style>
    <style:style style:name="T1037" style:family="text">
      <style:text-properties officeooo:rsid="008a06de"/>
    </style:style>
    <style:style style:name="T1038" style:family="text">
      <style:text-properties officeooo:rsid="00937b11"/>
    </style:style>
    <style:style style:name="T1039" style:family="text">
      <style:text-properties officeooo:rsid="0093b191"/>
    </style:style>
    <style:style style:name="T1040" style:family="text">
      <style:text-properties officeooo:rsid="00b502cc"/>
    </style:style>
    <style:style style:name="T1041" style:family="text">
      <style:text-properties officeooo:rsid="00ba4170"/>
    </style:style>
    <style:style style:name="T1042" style:family="text">
      <style:text-properties officeooo:rsid="00bbbf73"/>
    </style:style>
    <style:style style:name="T1043" style:family="text">
      <style:text-properties officeooo:rsid="00bd3f9d"/>
    </style:style>
    <style:style style:name="T1044" style:family="text">
      <style:text-properties officeooo:rsid="00beb82f"/>
    </style:style>
    <style:style style:name="T1045" style:family="text">
      <style:text-properties officeooo:rsid="00c2a166"/>
    </style:style>
    <style:style style:name="T1046" style:family="text">
      <style:text-properties officeooo:rsid="00c7406f"/>
    </style:style>
    <style:style style:name="T1047" style:family="text">
      <style:text-properties officeooo:rsid="00c93592"/>
    </style:style>
    <style:style style:name="T1048" style:family="text">
      <style:text-properties officeooo:rsid="00d83381"/>
    </style:style>
    <style:style style:name="T1049" style:family="text">
      <style:text-properties officeooo:rsid="00e09913"/>
    </style:style>
    <style:style style:name="T1050" style:family="text">
      <style:text-properties officeooo:rsid="00ed9297"/>
    </style:style>
    <style:style style:name="T1051" style:family="text">
      <style:text-properties officeooo:rsid="00ef4875"/>
    </style:style>
    <style:style style:name="T1052" style:family="text">
      <style:text-properties officeooo:rsid="00f0f7f8"/>
    </style:style>
    <style:style style:name="T1053" style:family="text">
      <style:text-properties officeooo:rsid="00f5260b"/>
    </style:style>
    <style:style style:name="T1054" style:family="text">
      <style:text-properties officeooo:rsid="010185dc"/>
    </style:style>
    <style:style style:name="T1055" style:family="text">
      <style:text-properties officeooo:rsid="01095847"/>
    </style:style>
    <style:style style:name="T1056" style:family="text">
      <style:text-properties officeooo:rsid="010f422a"/>
    </style:style>
    <style:style style:name="T1057" style:family="text">
      <style:text-properties officeooo:rsid="01113d34"/>
    </style:style>
    <style:style style:name="T1058" style:family="text">
      <style:text-properties officeooo:rsid="011bd541"/>
    </style:style>
    <style:style style:name="T1059" style:family="text">
      <style:text-properties style:text-line-through-style="none" style:text-line-through-type="none"/>
    </style:style>
    <style:style style:name="T106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061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062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063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064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065" style:family="text">
      <style:text-properties style:text-line-through-style="none" style:text-line-through-type="none" fo:font-style="italic" style:font-style-asian="italic" style:font-style-complex="italic"/>
    </style:style>
    <style:style style:name="T1066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067" style:family="text">
      <style:text-properties style:text-line-through-style="none" style:text-line-through-type="none" style:text-underline-style="none"/>
    </style:style>
    <style:style style:name="T106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069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070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07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072" style:family="text">
      <style:text-properties style:text-line-through-style="none" style:text-line-through-type="none" officeooo:rsid="03d52c7f"/>
    </style:style>
    <style:style style:name="T1073" style:family="text">
      <style:text-properties style:text-line-through-style="none" style:text-line-through-type="none" officeooo:rsid="03ef2dc7"/>
    </style:style>
    <style:style style:name="T1074" style:family="text">
      <style:text-properties style:text-line-through-style="none" style:text-line-through-type="none" officeooo:rsid="03ec3a95"/>
    </style:style>
    <style:style style:name="T1075" style:family="text">
      <style:text-properties style:text-line-through-style="none" style:text-line-through-type="none" officeooo:rsid="03f0c84b"/>
    </style:style>
    <style:style style:name="T1076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077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078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079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080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081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082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083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084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085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086" style:family="text">
      <style:text-properties style:text-line-through-style="none" style:text-line-through-type="none" officeooo:rsid="044cd909"/>
    </style:style>
    <style:style style:name="T1087" style:family="text">
      <style:text-properties style:text-line-through-style="none" style:text-line-through-type="none" officeooo:rsid="0557f31f"/>
    </style:style>
    <style:style style:name="T1088" style:family="text">
      <style:text-properties style:text-line-through-style="none" style:text-line-through-type="none" officeooo:rsid="05a9b5b8"/>
    </style:style>
    <style:style style:name="T1089" style:family="text">
      <style:text-properties style:text-line-through-style="none" style:text-line-through-type="none" officeooo:rsid="05bb08e9"/>
    </style:style>
    <style:style style:name="T1090" style:family="text">
      <style:text-properties officeooo:rsid="0152f194"/>
    </style:style>
    <style:style style:name="T1091" style:family="text">
      <style:text-properties officeooo:rsid="016860b9"/>
    </style:style>
    <style:style style:name="T1092" style:family="text">
      <style:text-properties officeooo:rsid="01758a0f"/>
    </style:style>
    <style:style style:name="T1093" style:family="text">
      <style:text-properties officeooo:rsid="01871851"/>
    </style:style>
    <style:style style:name="T1094" style:family="text">
      <style:text-properties officeooo:rsid="0188ed42"/>
    </style:style>
    <style:style style:name="T1095" style:family="text">
      <style:text-properties officeooo:rsid="018c0d5b"/>
    </style:style>
    <style:style style:name="T1096" style:family="text">
      <style:text-properties officeooo:rsid="019479eb"/>
    </style:style>
    <style:style style:name="T1097" style:family="text">
      <style:text-properties officeooo:rsid="0198a2ea"/>
    </style:style>
    <style:style style:name="T1098" style:family="text">
      <style:text-properties officeooo:rsid="01c64853"/>
    </style:style>
    <style:style style:name="T1099" style:family="text">
      <style:text-properties officeooo:rsid="01d80854"/>
    </style:style>
    <style:style style:name="T1100" style:family="text">
      <style:text-properties officeooo:rsid="01d90cf6"/>
    </style:style>
    <style:style style:name="T1101" style:family="text">
      <style:text-properties officeooo:rsid="01d9cd4e"/>
    </style:style>
    <style:style style:name="T1102" style:family="text">
      <style:text-properties officeooo:rsid="01dc67de"/>
    </style:style>
    <style:style style:name="T1103" style:family="text">
      <style:text-properties officeooo:rsid="01df8731"/>
    </style:style>
    <style:style style:name="T1104" style:family="text">
      <style:text-properties officeooo:rsid="01e917c9"/>
    </style:style>
    <style:style style:name="T1105" style:family="text">
      <style:text-properties officeooo:rsid="01e5182b"/>
    </style:style>
    <style:style style:name="T1106" style:family="text">
      <style:text-properties officeooo:rsid="01e966ec"/>
    </style:style>
    <style:style style:name="T1107" style:family="text">
      <style:text-properties officeooo:rsid="01eb88a9"/>
    </style:style>
    <style:style style:name="T1108" style:family="text">
      <style:text-properties officeooo:rsid="01ec8e18"/>
    </style:style>
    <style:style style:name="T1109" style:family="text">
      <style:text-properties officeooo:rsid="01f79ca2"/>
    </style:style>
    <style:style style:name="T1110" style:family="text">
      <style:text-properties officeooo:rsid="01f9794d"/>
    </style:style>
    <style:style style:name="T1111" style:family="text">
      <style:text-properties officeooo:rsid="01fb1d79"/>
    </style:style>
    <style:style style:name="T1112" style:family="text">
      <style:text-properties officeooo:rsid="01fde08a"/>
    </style:style>
    <style:style style:name="T1113" style:family="text">
      <style:text-properties officeooo:rsid="0200b58e"/>
    </style:style>
    <style:style style:name="T1114" style:family="text">
      <style:text-properties officeooo:rsid="01c48a9e"/>
    </style:style>
    <style:style style:name="T1115" style:family="text">
      <style:text-properties officeooo:rsid="020294d1"/>
    </style:style>
    <style:style style:name="T1116" style:family="text">
      <style:text-properties officeooo:rsid="019e70b3"/>
    </style:style>
    <style:style style:name="T1117" style:family="text">
      <style:text-properties officeooo:rsid="020131ae"/>
    </style:style>
    <style:style style:name="T1118" style:family="text">
      <style:text-properties officeooo:rsid="01b08253"/>
    </style:style>
    <style:style style:name="T1119" style:family="text">
      <style:text-properties officeooo:rsid="01ffec25"/>
    </style:style>
    <style:style style:name="T1120" style:family="text">
      <style:text-properties officeooo:rsid="0212a48a"/>
    </style:style>
    <style:style style:name="T1121" style:family="text">
      <style:text-properties officeooo:rsid="021d76dd"/>
    </style:style>
    <style:style style:name="T1122" style:family="text">
      <style:text-properties officeooo:rsid="022053cd"/>
    </style:style>
    <style:style style:name="T1123" style:family="text">
      <style:text-properties officeooo:rsid="01e2b86d"/>
    </style:style>
    <style:style style:name="T1124" style:family="text">
      <style:text-properties officeooo:rsid="022dff2a"/>
    </style:style>
    <style:style style:name="T1125" style:family="text">
      <style:text-properties officeooo:rsid="02540cb9"/>
    </style:style>
    <style:style style:name="T1126" style:family="text">
      <style:text-properties officeooo:rsid="025798af"/>
    </style:style>
    <style:style style:name="T1127" style:family="text">
      <style:text-properties officeooo:rsid="0259f4ad"/>
    </style:style>
    <style:style style:name="T1128" style:family="text">
      <style:text-properties officeooo:rsid="025b11c7"/>
    </style:style>
    <style:style style:name="T1129" style:family="text">
      <style:text-properties officeooo:rsid="02685e01"/>
    </style:style>
    <style:style style:name="T1130" style:family="text">
      <style:text-properties officeooo:rsid="024d9b01"/>
    </style:style>
    <style:style style:name="T1131" style:family="text">
      <style:text-properties officeooo:rsid="026b5506"/>
    </style:style>
    <style:style style:name="T1132" style:family="text">
      <style:text-properties officeooo:rsid="02727518"/>
    </style:style>
    <style:style style:name="T1133" style:family="text">
      <style:text-properties officeooo:rsid="02743cef"/>
    </style:style>
    <style:style style:name="T1134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135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136" style:family="text">
      <style:text-properties officeooo:rsid="02abf8f2"/>
    </style:style>
    <style:style style:name="T1137" style:family="text">
      <style:text-properties officeooo:rsid="02ac7db0"/>
    </style:style>
    <style:style style:name="T1138" style:family="text">
      <style:text-properties officeooo:rsid="02b14a1d"/>
    </style:style>
    <style:style style:name="T1139" style:family="text">
      <style:text-properties officeooo:rsid="02b245f2"/>
    </style:style>
    <style:style style:name="T1140" style:family="text">
      <style:text-properties officeooo:rsid="004826c4"/>
    </style:style>
    <style:style style:name="T1141" style:family="text">
      <style:text-properties officeooo:rsid="02b807dc"/>
    </style:style>
    <style:style style:name="T1142" style:family="text">
      <style:text-properties officeooo:rsid="0063f3c5"/>
    </style:style>
    <style:style style:name="T1143" style:family="text">
      <style:text-properties officeooo:rsid="00c0d7c6"/>
    </style:style>
    <style:style style:name="T1144" style:family="text">
      <style:text-properties officeooo:rsid="02bfe198"/>
    </style:style>
    <style:style style:name="T1145" style:family="text">
      <style:text-properties officeooo:rsid="02ccc8f6"/>
    </style:style>
    <style:style style:name="T1146" style:family="text">
      <style:text-properties officeooo:rsid="02e142ec"/>
    </style:style>
    <style:style style:name="T1147" style:family="text">
      <style:text-properties officeooo:rsid="02ec089f"/>
    </style:style>
    <style:style style:name="T1148" style:family="text">
      <style:text-properties officeooo:rsid="008d7148"/>
    </style:style>
    <style:style style:name="T1149" style:family="text">
      <style:text-properties officeooo:rsid="0069ae25"/>
    </style:style>
    <style:style style:name="T1150" style:family="text">
      <style:text-properties officeooo:rsid="02edc963"/>
    </style:style>
    <style:style style:name="T1151" style:family="text">
      <style:text-properties officeooo:rsid="03049b98"/>
    </style:style>
    <style:style style:name="T1152" style:family="text">
      <style:text-properties officeooo:rsid="0304fd19"/>
    </style:style>
    <style:style style:name="T1153" style:family="text">
      <style:text-properties officeooo:rsid="030f0c9b"/>
    </style:style>
    <style:style style:name="T1154" style:family="text">
      <style:text-properties style:text-underline-style="solid" style:text-underline-width="auto" style:text-underline-color="font-color"/>
    </style:style>
    <style:style style:name="T1155" style:family="text">
      <style:text-properties style:text-underline-style="solid" style:text-underline-width="auto" style:text-underline-color="font-color" officeooo:rsid="030f0c9b"/>
    </style:style>
    <style:style style:name="T1156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157" style:family="text">
      <style:text-properties officeooo:rsid="0329fac1"/>
    </style:style>
    <style:style style:name="T1158" style:family="text">
      <style:text-properties officeooo:rsid="032c4fdc"/>
    </style:style>
    <style:style style:name="T1159" style:family="text">
      <style:text-properties officeooo:rsid="032e6032"/>
    </style:style>
    <style:style style:name="T1160" style:family="text">
      <style:text-properties officeooo:rsid="033f17a3"/>
    </style:style>
    <style:style style:name="T1161" style:family="text">
      <style:text-properties officeooo:rsid="03182d82"/>
    </style:style>
    <style:style style:name="T1162" style:family="text">
      <style:text-properties officeooo:rsid="03153caa"/>
    </style:style>
    <style:style style:name="T1163" style:family="text">
      <style:text-properties officeooo:rsid="03429aa5"/>
    </style:style>
    <style:style style:name="T1164" style:family="text">
      <style:text-properties officeooo:rsid="0346a444"/>
    </style:style>
    <style:style style:name="T1165" style:family="text">
      <style:text-properties officeooo:rsid="034adc9b"/>
    </style:style>
    <style:style style:name="T1166" style:family="text">
      <style:text-properties officeooo:rsid="034c7df6"/>
    </style:style>
    <style:style style:name="T1167" style:family="text">
      <style:text-properties officeooo:rsid="034f33b6"/>
    </style:style>
    <style:style style:name="T1168" style:family="text">
      <style:text-properties officeooo:rsid="034f5b13"/>
    </style:style>
    <style:style style:name="T1169" style:family="text">
      <style:text-properties officeooo:rsid="034f680a"/>
    </style:style>
    <style:style style:name="T1170" style:family="text">
      <style:text-properties officeooo:rsid="031fc4b1"/>
    </style:style>
    <style:style style:name="T1171" style:family="text">
      <style:text-properties officeooo:rsid="0354d22d"/>
    </style:style>
    <style:style style:name="T1172" style:family="text">
      <style:text-properties officeooo:rsid="0356cf1b"/>
    </style:style>
    <style:style style:name="T1173" style:family="text">
      <style:text-properties officeooo:rsid="035fe67f"/>
    </style:style>
    <style:style style:name="T1174" style:family="text">
      <style:text-properties officeooo:rsid="035ffaa8"/>
    </style:style>
    <style:style style:name="T1175" style:family="text">
      <style:text-properties officeooo:rsid="036197c0"/>
    </style:style>
    <style:style style:name="T1176" style:family="text">
      <style:text-properties officeooo:rsid="037541ab"/>
    </style:style>
    <style:style style:name="T1177" style:family="text">
      <style:text-properties officeooo:rsid="037607bd"/>
    </style:style>
    <style:style style:name="T1178" style:family="text">
      <style:text-properties officeooo:rsid="03804bbd"/>
    </style:style>
    <style:style style:name="T1179" style:family="text">
      <style:text-properties officeooo:rsid="03886cfc"/>
    </style:style>
    <style:style style:name="T1180" style:family="text">
      <style:text-properties officeooo:rsid="03a24854"/>
    </style:style>
    <style:style style:name="T1181" style:family="text">
      <style:text-properties officeooo:rsid="03a27e76"/>
    </style:style>
    <style:style style:name="T1182" style:family="text">
      <style:text-properties officeooo:rsid="03a4e520"/>
    </style:style>
    <style:style style:name="T1183" style:family="text">
      <style:text-properties officeooo:rsid="03778af6"/>
    </style:style>
    <style:style style:name="T1184" style:family="text">
      <style:text-properties officeooo:rsid="03aaef44"/>
    </style:style>
    <style:style style:name="T1185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186" style:family="text">
      <style:text-properties officeooo:rsid="03bf675e"/>
    </style:style>
    <style:style style:name="T1187" style:family="text">
      <style:text-properties officeooo:rsid="03c34d65"/>
    </style:style>
    <style:style style:name="T1188" style:family="text">
      <style:text-properties officeooo:rsid="03d26e6d"/>
    </style:style>
    <style:style style:name="T1189" style:family="text">
      <style:text-properties fo:color="#008000"/>
    </style:style>
    <style:style style:name="T1190" style:family="text">
      <style:text-properties fo:color="#008000" fo:font-style="italic" style:font-style-asian="italic" style:font-style-complex="italic"/>
    </style:style>
    <style:style style:name="T1191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192" style:family="text">
      <style:text-properties fo:color="#008000" officeooo:rsid="03153caa" fo:background-color="transparent" loext:char-shading-value="0"/>
    </style:style>
    <style:style style:name="T1193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194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195" style:family="text">
      <style:text-properties fo:color="#008000" officeooo:rsid="03429aa5"/>
    </style:style>
    <style:style style:name="T1196" style:family="text">
      <style:text-properties fo:color="#008000" officeooo:rsid="03886cfc"/>
    </style:style>
    <style:style style:name="T1197" style:family="text">
      <style:text-properties fo:color="#008000" officeooo:rsid="05d5c10e"/>
    </style:style>
    <style:style style:name="T1198" style:family="text">
      <style:text-properties fo:color="#008000" fo:font-weight="normal" officeooo:rsid="065f9c0e" style:font-weight-asian="normal" style:font-weight-complex="normal"/>
    </style:style>
    <style:style style:name="T1199" style:family="text">
      <style:text-properties officeooo:rsid="03e2358d"/>
    </style:style>
    <style:style style:name="T1200" style:family="text">
      <style:text-properties officeooo:rsid="03e6bad7"/>
    </style:style>
    <style:style style:name="T1201" style:family="text">
      <style:text-properties officeooo:rsid="03e718ea"/>
    </style:style>
    <style:style style:name="T1202" style:family="text">
      <style:text-properties officeooo:rsid="03e90de3"/>
    </style:style>
    <style:style style:name="T1203" style:family="text">
      <style:text-properties officeooo:rsid="0015f1ff"/>
    </style:style>
    <style:style style:name="T1204" style:family="text">
      <style:text-properties officeooo:rsid="03e93625"/>
    </style:style>
    <style:style style:name="T1205" style:family="text">
      <style:text-properties officeooo:rsid="0019f535"/>
    </style:style>
    <style:style style:name="T1206" style:family="text">
      <style:text-properties officeooo:rsid="03ec3a95"/>
    </style:style>
    <style:style style:name="T1207" style:family="text">
      <style:text-properties officeooo:rsid="03ed0846"/>
    </style:style>
    <style:style style:name="T1208" style:family="text">
      <style:text-properties officeooo:rsid="03ee7eb1"/>
    </style:style>
    <style:style style:name="T1209" style:family="text">
      <style:text-properties officeooo:rsid="03f0c84b"/>
    </style:style>
    <style:style style:name="T1210" style:family="text">
      <style:text-properties officeooo:rsid="03f27278"/>
    </style:style>
    <style:style style:name="T1211" style:family="text">
      <style:text-properties officeooo:rsid="03f7049e"/>
    </style:style>
    <style:style style:name="T1212" style:family="text">
      <style:text-properties officeooo:rsid="04045fb5"/>
    </style:style>
    <style:style style:name="T1213" style:family="text">
      <style:text-properties officeooo:rsid="0411d16e"/>
    </style:style>
    <style:style style:name="T1214" style:family="text">
      <style:text-properties officeooo:rsid="0437fd59"/>
    </style:style>
    <style:style style:name="T1215" style:family="text">
      <style:text-properties officeooo:rsid="043c6125"/>
    </style:style>
    <style:style style:name="T1216" style:family="text">
      <style:text-properties officeooo:rsid="045019c0"/>
    </style:style>
    <style:style style:name="T1217" style:family="text">
      <style:text-properties officeooo:rsid="0455d30c"/>
    </style:style>
    <style:style style:name="T1218" style:family="text">
      <style:text-properties officeooo:rsid="046a1124"/>
    </style:style>
    <style:style style:name="T1219" style:family="text">
      <style:text-properties officeooo:rsid="046a9d46"/>
    </style:style>
    <style:style style:name="T1220" style:family="text">
      <style:text-properties officeooo:rsid="046fb62d"/>
    </style:style>
    <style:style style:name="T1221" style:family="text">
      <style:text-properties officeooo:rsid="04719231"/>
    </style:style>
    <style:style style:name="T1222" style:family="text">
      <style:text-properties officeooo:rsid="040ce935"/>
    </style:style>
    <style:style style:name="T1223" style:family="text">
      <style:text-properties officeooo:rsid="048bee3c"/>
    </style:style>
    <style:style style:name="T1224" style:family="text">
      <style:text-properties officeooo:rsid="048df38c"/>
    </style:style>
    <style:style style:name="T1225" style:family="text">
      <style:text-properties officeooo:rsid="048ffd4a"/>
    </style:style>
    <style:style style:name="T1226" style:family="text">
      <style:text-properties officeooo:rsid="04915c32"/>
    </style:style>
    <style:style style:name="T1227" style:family="text">
      <style:text-properties officeooo:rsid="04a08898"/>
    </style:style>
    <style:style style:name="T1228" style:family="text">
      <style:text-properties officeooo:rsid="04a3c98b"/>
    </style:style>
    <style:style style:name="T1229" style:family="text">
      <style:text-properties officeooo:rsid="04a57ad8"/>
    </style:style>
    <style:style style:name="T1230" style:family="text">
      <style:text-properties officeooo:rsid="04a6595a"/>
    </style:style>
    <style:style style:name="T1231" style:family="text">
      <style:text-properties officeooo:rsid="04a6679a"/>
    </style:style>
    <style:style style:name="T1232" style:family="text">
      <style:text-properties officeooo:rsid="04bb11b5"/>
    </style:style>
    <style:style style:name="T1233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234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235" style:family="text">
      <style:text-properties officeooo:rsid="04bc7059"/>
    </style:style>
    <style:style style:name="T1236" style:family="text">
      <style:text-properties officeooo:rsid="04c36d3f"/>
    </style:style>
    <style:style style:name="T1237" style:family="text">
      <style:text-properties officeooo:rsid="04c627f1"/>
    </style:style>
    <style:style style:name="T1238" style:family="text">
      <style:text-properties officeooo:rsid="04cce5bf"/>
    </style:style>
    <style:style style:name="T1239" style:family="text">
      <style:text-properties officeooo:rsid="04cfcb47"/>
    </style:style>
    <style:style style:name="T1240" style:family="text">
      <style:text-properties officeooo:rsid="04e24210"/>
    </style:style>
    <style:style style:name="T1241" style:family="text">
      <style:text-properties officeooo:rsid="04ec533d"/>
    </style:style>
    <style:style style:name="T1242" style:family="text">
      <style:text-properties officeooo:rsid="04ed871b"/>
    </style:style>
    <style:style style:name="T1243" style:family="text">
      <style:text-properties officeooo:rsid="0508fe4c"/>
    </style:style>
    <style:style style:name="T1244" style:family="text">
      <style:text-properties officeooo:rsid="05115d8e"/>
    </style:style>
    <style:style style:name="T1245" style:family="text">
      <style:text-properties officeooo:rsid="051c4636"/>
    </style:style>
    <style:style style:name="T1246" style:family="text">
      <style:text-properties officeooo:rsid="0524ab2e"/>
    </style:style>
    <style:style style:name="T1247" style:family="text">
      <style:text-properties officeooo:rsid="05250d74"/>
    </style:style>
    <style:style style:name="T1248" style:family="text">
      <style:text-properties officeooo:rsid="052672fc"/>
    </style:style>
    <style:style style:name="T1249" style:family="text">
      <style:text-properties officeooo:rsid="0540f4db"/>
    </style:style>
    <style:style style:name="T1250" style:family="text">
      <style:text-properties officeooo:rsid="057b1a47"/>
    </style:style>
    <style:style style:name="T1251" style:family="text">
      <style:text-properties officeooo:rsid="057cbee6"/>
    </style:style>
    <style:style style:name="T1252" style:family="text">
      <style:text-properties officeooo:rsid="057e9023"/>
    </style:style>
    <style:style style:name="T1253" style:family="text">
      <style:text-properties officeooo:rsid="0585d555"/>
    </style:style>
    <style:style style:name="T1254" style:family="text">
      <style:text-properties officeooo:rsid="058a5955"/>
    </style:style>
    <style:style style:name="T1255" style:family="text">
      <style:text-properties officeooo:rsid="058bbc5e"/>
    </style:style>
    <style:style style:name="T1256" style:family="text">
      <style:text-properties officeooo:rsid="059df9ef"/>
    </style:style>
    <style:style style:name="T1257" style:family="text">
      <style:text-properties officeooo:rsid="05bc64d7"/>
    </style:style>
    <style:style style:name="T1258" style:family="text">
      <style:text-properties officeooo:rsid="05c413ac"/>
    </style:style>
    <style:style style:name="T1259" style:family="text">
      <style:text-properties officeooo:rsid="05ce73f5"/>
    </style:style>
    <style:style style:name="T1260" style:family="text">
      <style:text-properties officeooo:rsid="05d0a118"/>
    </style:style>
    <style:style style:name="T1261" style:family="text">
      <style:text-properties officeooo:rsid="05f3e7ac"/>
    </style:style>
    <style:style style:name="T1262" style:family="text">
      <style:text-properties officeooo:rsid="06063862"/>
    </style:style>
    <style:style style:name="T1263" style:family="text">
      <style:text-properties officeooo:rsid="0620bdc2"/>
    </style:style>
    <style:style style:name="T1264" style:family="text">
      <style:text-properties officeooo:rsid="06257b22"/>
    </style:style>
    <style:style style:name="T1265" style:family="text">
      <style:text-properties officeooo:rsid="0626dd8c"/>
    </style:style>
    <style:style style:name="T1266" style:family="text">
      <style:text-properties officeooo:rsid="062f0400"/>
    </style:style>
    <style:style style:name="T1267" style:family="text">
      <style:text-properties officeooo:rsid="0630fb9a"/>
    </style:style>
    <style:style style:name="T1268" style:family="text">
      <style:text-properties officeooo:rsid="06321a8e"/>
    </style:style>
    <style:style style:name="T1269" style:family="text">
      <style:text-properties officeooo:rsid="063d933e"/>
    </style:style>
    <style:style style:name="T1270" style:family="text">
      <style:text-properties officeooo:rsid="063fe71c"/>
    </style:style>
    <style:style style:name="T1271" style:family="text">
      <style:text-properties officeooo:rsid="06408df0"/>
    </style:style>
    <style:style style:name="T1272" style:family="text">
      <style:text-properties officeooo:rsid="06423390"/>
    </style:style>
    <style:style style:name="T1273" style:family="text">
      <style:text-properties officeooo:rsid="06440517"/>
    </style:style>
    <style:style style:name="T1274" style:family="text">
      <style:text-properties officeooo:rsid="0650c02a"/>
    </style:style>
    <style:style style:name="T1275" style:family="text">
      <style:text-properties officeooo:rsid="0652812f"/>
    </style:style>
    <style:style style:name="T1276" style:family="text">
      <style:text-properties officeooo:rsid="0655290f"/>
    </style:style>
    <style:style style:name="T1277" style:family="text">
      <style:text-properties officeooo:rsid="065a8b52"/>
    </style:style>
    <style:style style:name="T1278" style:family="text">
      <style:text-properties officeooo:rsid="065bcfd1"/>
    </style:style>
    <style:style style:name="T1279" style:family="text">
      <style:text-properties officeooo:rsid="066f3d61"/>
    </style:style>
    <style:style style:name="T1280" style:family="text">
      <style:text-properties officeooo:rsid="067106c6"/>
    </style:style>
    <style:style style:name="T1281" style:family="text">
      <style:text-properties officeooo:rsid="067e3ef2"/>
    </style:style>
    <style:style style:name="T1282" style:family="text">
      <style:text-properties officeooo:rsid="0680c4d5"/>
    </style:style>
    <style:style style:name="T1283" style:family="text">
      <style:text-properties officeooo:rsid="068e23f8"/>
    </style:style>
    <style:style style:name="T1284" style:family="text">
      <style:text-properties officeooo:rsid="068f8cfb"/>
    </style:style>
    <style:style style:name="T1285" style:family="text">
      <style:text-properties officeooo:rsid="063bda54"/>
    </style:style>
    <style:style style:name="T1286" style:family="text">
      <style:text-properties officeooo:rsid="069290ce"/>
    </style:style>
    <style:style style:name="T1287" style:family="text">
      <style:text-properties officeooo:rsid="069322af"/>
    </style:style>
    <style:style style:name="T1288" style:family="text">
      <style:text-properties officeooo:rsid="069bb3bd"/>
    </style:style>
    <style:style style:name="T1289" style:family="text">
      <style:text-properties officeooo:rsid="069e7007"/>
    </style:style>
    <style:style style:name="T1290" style:family="text">
      <style:text-properties officeooo:rsid="06afcb9f"/>
    </style:style>
    <style:style style:name="T1291" style:family="text">
      <style:text-properties officeooo:rsid="06be32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5"><text:span text:style-name="T979">А</text:span>нглийско<text:span text:style-name="T979">е</text:span> предложени<text:span text:style-name="T979">е</text:span></text:p>
      <text:p text:style-name="P1296"/>
      <text:p text:style-name="P683"><text:span text:style-name="T975">Слова </text:span><text:span text:style-name="T976">в предложении </text:span><text:span text:style-name="T975">делятся на </text:span><text:span text:style-name="T1055">две</text:span><text:span text:style-name="T975"> смысловые группы:</text:span></text:p>
      <text:list xml:id="list2538279780" text:style-name="L1">
        <text:list-item>
          <text:p text:style-name="P1441"><text:span text:style-name="T975">главные члены предложения — подлежащее и сказуемое </text:span><text:span text:style-name="T1176">(</text:span><text:span text:style-name="T1204">основа</text:span><text:span text:style-name="T1176"> предложения)</text:span><text:span text:style-name="T975">;</text:span></text:p>
        </text:list-item>
        <text:list-item>
          <text:p text:style-name="P1442">второстепенные члены предложения — определение, дополнение и обстоятельтсво.</text:p>
        </text:list-item>
      </text:list>
      <text:p text:style-name="P235"/>
      <text:p text:style-name="P1292">Подлежащее — эт<text:span text:style-name="T1092">о</text:span> автор действия (существительное).</text:p>
      <text:p text:style-name="P1046">Сказуемое — это действие совершенное автором (глагол).</text:p>
      <text:p text:style-name="P234"/>
      <text:p text:style-name="P1293"><text:span text:style-name="T1203">Дополнение — это то, на </text:span><text:span text:style-name="T1202">кого </text:span><text:span text:style-name="T1204">или на что</text:span><text:span text:style-name="T1203"> направлено действие. </text:span><text:span text:style-name="T1204">В</text:span><text:span text:style-name="T1203">ыражено существительным, </text:span>перед которым может <text:span text:style-name="T1204">быть</text:span> предлог или глаголом <text:span text:style-name="T1204">с</text:span> частиц<text:span text:style-name="T1204">ей</text:span> <text:span text:style-name="T485">to</text:span><text:span text:style-name="T667">. </text:span>Обычно стоит <text:span text:style-name="T1188">во второй половине предложения, после </text:span><text:span text:style-name="T1204">сказуемого</text:span><text:span text:style-name="T1188">.</text:span></text:p>
      <text:p text:style-name="P234"/>
      <text:p text:style-name="P1294">Обстоятельство — это слово или группа слов, отвечающая на вопросы: как? когда? </text:p>
      <text:p text:style-name="P1293"><text:span text:style-name="T1205">каким образом? </text:span><text:span text:style-name="T1204">О</text:span><text:span text:style-name="T1205">бозначает: время, место, способ или причину действия.</text:span></text:p>
      <text:p text:style-name="P234"/>
      <text:p text:style-name="P679"><text:span text:style-name="T978">В английском </text:span><text:span text:style-name="T979">языке</text:span><text:span text:style-name="T978"> не бывает предложений без подлежащего и сказуемого.</text:span></text:p>
      <text:p text:style-name="P1047">Исключение составляют разговорные фразы: <text:span text:style-name="T485">nice to meet you</text:span><text:span text:style-name="T504">, come here, have fun </text:span><text:span text:style-name="T773">и пр</text:span><text:span text:style-name="T759">.</text:span></text:p>
      <text:p text:style-name="P1"/>
      <text:p text:style-name="P236"><text:span text:style-name="T1045">Порядок слов в у</text:span>тведрдительны<text:span text:style-name="T1045">х</text:span> и отрицательны<text:span text:style-name="T1045">х</text:span> предложения<text:span text:style-name="T1045">х</text:span>:</text:p>
      <text:list xml:id="list2289821203" text:style-name="L2">
        <text:list-item>
          <text:p text:style-name="P1443"><text:span text:style-name="T14">подлежащее</text:span><text:span text:style-name="T1">;</text:span></text:p>
        </text:list-item>
        <text:list-item>
          <text:p text:style-name="P1443"><text:span text:style-name="T24">сказуемое</text:span><text:span text:style-name="T2">;</text:span></text:p>
        </text:list-item>
        <text:list-item>
          <text:p text:style-name="P1444"><text:span text:style-name="T1189">дополнение</text:span>;</text:p>
        </text:list-item>
        <text:list-item>
          <text:p text:style-name="P1444"><text:span text:style-name="T10">обстоятельство</text:span>.</text:p>
        </text:list-item>
      </text:list>
      <text:p text:style-name="P24"/>
      <text:p text:style-name="P25"><text:span text:style-name="T13">We</text:span> <text:span text:style-name="T23">do</text:span> <text:span text:style-name="T1189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25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189">their work</text:span> <text:span text:style-name="T10">in time</text:span> — <text:span text:style-name="T22">Они не закончили работу вовремя.</text:span></text:p>
      <text:p text:style-name="P26"><text:span text:style-name="T13">I</text:span> <text:span text:style-name="T3">will</text:span><text:span text:style-name="T23"> give</text:span> <text:span text:style-name="T1189">you money</text:span> — Я дам тебе деньги.</text:p>
      <text:p text:style-name="P24"/>
      <text:p text:style-name="P247"><text:span text:style-name="T1045">Порядок слов в в</text:span>опросительны<text:span text:style-name="T1045">х</text:span> предложения<text:span text:style-name="T1045">х</text:span>:</text:p>
      <text:list xml:id="list1095994652" text:style-name="L3">
        <text:list-item>
          <text:p text:style-name="P1488"><text:span text:style-name="T38">вопросительное слово</text:span>;</text:p>
        </text:list-item>
        <text:list-item>
          <text:p text:style-name="P1488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488"><text:span text:style-name="T13">подлежащее</text:span>;</text:p>
        </text:list-item>
        <text:list-item>
          <text:p text:style-name="P1488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488"><text:span text:style-name="T8">дополнение</text:span>;</text:p>
        </text:list-item>
        <text:list-item>
          <text:p text:style-name="P1488"><text:span text:style-name="T10">обстоятельство</text:span>.</text:p>
        </text:list-item>
      </text:list>
      <text:p text:style-name="P678"/>
      <text:p text:style-name="P27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54">—</text:span> Что ты здесь делаешь?</text:p>
      <text:p text:style-name="P680"><text:span text:style-name="T4">Do</text:span><text:span text:style-name="T485"> </text:span><text:span text:style-name="T15">you</text:span><text:span text:style-name="T485"> </text:span><text:span text:style-name="T26">want</text:span><text:span text:style-name="T9"> </text:span><text:span text:style-name="T1190">to live</text:span><text:span text:style-name="T9"> </text:span><text:span text:style-name="T11">in Spain</text:span><text:span text:style-name="T485">? — Ты хочешь жить в Испании?</text:span></text:p>
      <text:p text:style-name="P1219"/>
      <text:p text:style-name="P1219">Местоимение <text:span text:style-name="T485">I</text:span> всегда пишется с большой буквы.</text:p>
      <text:p text:style-name="P1222">В английском языке всего 2 падежа: именительный и объектный. <text:s/></text:p>
      <text:p text:style-name="P1228"><text:span text:style-name="T376">В предложениях, которые используют глаголы: </text:span><text:span text:style-name="T573">like, have, enjoy, need</text:span><text:span text:style-name="T375">, </text:span><text:span text:style-name="T376">подлежащие </text:span></text:p>
      <text:p text:style-name="P1228"><text:span text:style-name="T376">не переводятся на русский в именительном падеже</text:span><text:span text:style-name="T377">:</text:span></text:p>
      <text:p text:style-name="P1218">I like my job — Мне нравится моя работа (а не «Я нравится моя работа»).</text:p>
      <text:p text:style-name="P138"/>
      <text:p text:style-name="P472">Английское предложение, в большинстве случаем, удобнее переводить с конца.</text:p>
      <text:p text:style-name="P471"/>
      <text:p text:style-name="P169">I have something in my eye → in my eye (в моем глазу), something (что-то), I have (есть).</text:p>
      <text:p text:style-name="P1159"><text:span text:style-name="T140">There </text:span><text:span text:style-name="T141">was a cup on the table → on the table (на столе), was (была), a cup (чашка).</text:span></text:p>
      <text:p text:style-name="P1437"><text:span text:style-name="T1233">Глагол и </text:span><text:span text:style-name="T1234">времена</text:span></text:p>
      <text:p text:style-name="P597"/>
      <text:p text:style-name="P1015"><text:span text:style-name="T1142">С</text:span><text:span text:style-name="T655">казуемое </text:span><text:span text:style-name="T1142">п</text:span><text:span text:style-name="T655">очти всегда делится на </text:span><text:span text:style-name="T1055">две</text:span><text:span text:style-name="T655"> части: </text:span><text:span text:style-name="T1036">на </text:span><text:span text:style-name="T655">вспомогательный </text:span><text:span text:style-name="T1143">глагол </text:span><text:span text:style-name="T655">и смысловой.</text:span></text:p>
      <text:p text:style-name="P1015"><text:span text:style-name="T655">Вспомогательный глагол не переводится. Он </text:span><text:span text:style-name="T656">сообщает</text:span><text:span text:style-name="T655"> о том, в каком времени нужно переводить смысловой. Смысловой глогол передает суть действия.</text:span></text:p>
      <text:p text:style-name="P1015"/>
      <text:p text:style-name="P1014">Смысловой глагол имеет несколько форм:</text:p>
      <text:list xml:id="list3288276384" text:style-name="L4">
        <text:list-item>
          <text:p text:style-name="P1445">начальная форма (инфинитив) — форма глагола, как в словаре;</text:p>
        </text:list-item>
        <text:list-item>
          <text:p text:style-name="P1445">с окончанием <text:span text:style-name="T485">-s (-es)</text:span> — в утверждениях <text:span text:style-name="T759">Present Simple</text:span> после <text:span text:style-name="T485">he/she/it</text:span>;</text:p>
        </text:list-item>
        <text:list-item>
          <text:p text:style-name="P1445">с окончанием <text:span text:style-name="T485">-ing</text:span> (причастие) — в основном для образования <text:span text:style-name="T759">Present Continuous</text:span>;</text:p>
        </text:list-item>
        <text:list-item>
          <text:p text:style-name="P1445">2я форма <text:span text:style-name="T1049">(с окончанием </text:span><text:span text:style-name="T488">-ed</text:span><text:span text:style-name="T1049">)</text:span> — для образования <text:span text:style-name="T759">Past Simple</text:span>;</text:p>
        </text:list-item>
        <text:list-item>
          <text:p text:style-name="P1446">3я форма (прошедшее причастие) — для времен группы Perfect и пассивного залога.</text:p>
        </text:list-item>
      </text:list>
      <text:p text:style-name="P138"/>
      <text:p text:style-name="P431">Самыми распорстраненными являются 2 формы — инфинитив и глагол с окончанием -ing.</text:p>
      <text:p text:style-name="P431">Они входят в состав разных времен и используются в связке с модальными глаголами.</text:p>
      <text:p text:style-name="P433"/>
      <text:p text:style-name="P432">Инфинитив используется в след. ситуациях:</text:p>
      <text:list xml:id="list3201065716" text:style-name="L5">
        <text:list-item>
          <text:p text:style-name="P1489">после модальных глаголов;</text:p>
        </text:list-item>
        <text:list-item>
          <text:p text:style-name="P1489">после вспомогательных глаголов в Present <text:span text:style-name="T1157">Simple и </text:span>Past Simple;</text:p>
        </text:list-item>
        <text:list-item>
          <text:p text:style-name="P1489">в конструкциях going to, have to, used to, would like to.</text:p>
        </text:list-item>
      </text:list>
      <text:p text:style-name="P431"/>
      <text:p text:style-name="P432">Глагол с окончанием -ing используется:</text:p>
      <text:list xml:id="list66424223" text:style-name="L6">
        <text:list-item>
          <text:p text:style-name="P1490">во временах группы Continuous;</text:p>
        </text:list-item>
        <text:list-item>
          <text:p text:style-name="P1491">в форме герундия.</text:p>
        </text:list-item>
      </text:list>
      <text:p text:style-name="P139"/>
      <text:p text:style-name="P434">Глагол с окончанием -ing грамматически является существительным.</text:p>
      <text:p text:style-name="P139"/>
      <text:p text:style-name="P5"><text:span text:style-name="T1051">Настоящее.</text:span> Present</text:p>
      <text:p text:style-name="P428"/>
      <text:p text:style-name="P428">Present Simple (я делаю это сейчас):</text:p>
      <text:p text:style-name="P141">I live in Spain — Я живу в испании (факт).</text:p>
      <text:p text:style-name="P429"/>
      <text:p text:style-name="P428">Present Continuous (я делаю это прямо сейчас):</text:p>
      <text:p text:style-name="P39">I am reading a book — Я читаю книгу (именно сейчас).</text:p>
      <text:p text:style-name="P430"/>
      <text:p text:style-name="P428">Present Perfect (я сделал это ранее, но именно сейчас это важно):</text:p>
      <text:p text:style-name="P140">I have lost the keys — Я потерял ключи (результат).</text:p>
      <text:p text:style-name="P140"/>
      <text:p text:style-name="P428">Present Perfect <text:span text:style-name="T1050">Continuous (я делаю это уже какое-то время):</text:span></text:p>
      <text:p text:style-name="P681"><text:span text:style-name="T486">I have been reading for 2 hours — </text:span><text:span text:style-name="T546">Я читаю уже 2 часа</text:span></text:p>
      <text:p text:style-name="P215"/>
      <text:p text:style-name="P34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369"/>
      <text:p text:style-name="P6">Present Simple</text:p>
      <text:p text:style-name="P618"/>
      <text:p text:style-name="P237">Используется чтобы:</text:p>
      <text:list xml:id="list4064414367" text:style-name="L7">
        <text:list-item>
          <text:p text:style-name="P1572">сообщить факты настоящего, описать текущую реальность;</text:p>
        </text:list-item>
        <text:list-item>
          <text:p text:style-name="P1572">говорить о событиях, которые происходят с какой-то регулярностью.</text:p>
        </text:list-item>
      </text:list>
      <text:p text:style-name="P271"><text:soft-page-break/>В утверждениях глагол используется в 2х вариантах:</text:p>
      <text:list xml:id="list2544648340" text:style-name="L8">
        <text:list-item>
          <text:p text:style-name="P1574">без изменений, если подлежащее в первом лице или множеств<text:span text:style-name="T1036">ен.</text:span> числе <text:span text:style-name="T485">(</text:span><text:span text:style-name="T489">I</text:span><text:span text:style-name="T485">, </text:span><text:span text:style-name="T489">you</text:span><text:span text:style-name="T485">, </text:span><text:span text:style-name="T489">we,</text:span><text:span text:style-name="T485"> </text:span><text:span text:style-name="T489">they</text:span><text:span text:style-name="T485">)</text:span>;</text:p>
        </text:list-item>
        <text:list-item>
          <text:p text:style-name="P1574"><text:span text:style-name="T657">с окончанием </text:span><text:span text:style-name="T490">-s </text:span><text:span text:style-name="T491">(-es)</text:span><text:span text:style-name="T657">, если подлежащ</text:span><text:span text:style-name="T999">ее</text:span><text:span text:style-name="T657"> в третьем лице, единств</text:span><text:span text:style-name="T1000">ен</text:span><text:span text:style-name="T1036">ном</text:span><text:span text:style-name="T657"> числе </text:span><text:span text:style-name="T490">(</text:span><text:span text:style-name="T489">he</text:span><text:span text:style-name="T490">, </text:span><text:span text:style-name="T489">she</text:span><text:span text:style-name="T490">, </text:span><text:span text:style-name="T489">it</text:span><text:span text:style-name="T490">)</text:span></text:p>
        </text:list-item>
      </text:list>
      <text:p text:style-name="P1249"/>
      <text:p text:style-name="P1059"><text:span text:style-name="T1060">I </text:span><text:span text:style-name="T29">live</text:span><text:span text:style-name="T1060"> in New York — Я живу в Нью Йорке.</text:span></text:p>
      <text:p text:style-name="P1061"><text:span text:style-name="T1060">Peter </text:span><text:span text:style-name="T29">work</text:span><text:span text:style-name="T30">s</text:span><text:span text:style-name="T1060"> in New York — Питер работает в Нью Йорке;</text:span></text:p>
      <text:p text:style-name="P239"/>
      <text:p text:style-name="P238">Окончание <text:span text:style-name="T485">-es</text:span> ставится, если глагол заканчивается: на гласную букву, </text:p>
      <text:p text:style-name="P240">на шипящий звук <text:span text:style-name="T485">(sh, ch)</text:span> <text:span text:style-name="T977">или</text:span> на букву <text:span text:style-name="T485">s/x</text:span>:</text:p>
      <text:list xml:id="list2499979271" text:style-name="L9">
        <text:list-item>
          <text:p text:style-name="P1576"><text:span text:style-name="T659">go — </text:span>goes;</text:p>
        </text:list-item>
        <text:list-item>
          <text:p text:style-name="P1576"><text:span text:style-name="T659">teach — </text:span>teaches;</text:p>
        </text:list-item>
        <text:list-item>
          <text:p text:style-name="P1575"><text:span text:style-name="T659">mix — </text:span><text:span text:style-name="T658">mixes.</text:span></text:p>
        </text:list-item>
      </text:list>
      <text:p text:style-name="P618"/>
      <text:p text:style-name="P242">Если глагол заканчивается на букву y, перед которой согласная, то вместо y </text:p>
      <text:p text:style-name="P241">пишется <text:span text:style-name="T485">i</text:span> <text:span text:style-name="T660">(помимо добавления </text:span><text:span text:style-name="T492">-es</text:span><text:span text:style-name="T660">)</text:span>:</text:p>
      <text:list xml:id="list3712466610" text:style-name="L10">
        <text:list-item>
          <text:p text:style-name="P1577">fly — flies; </text:p>
        </text:list-item>
        <text:list-item>
          <text:p text:style-name="P1577">cry — cries.</text:p>
        </text:list-item>
      </text:list>
      <text:p text:style-name="P618"/>
      <text:p text:style-name="P686"><text:span text:style-name="T760">П</text:span><text:span text:style-name="T761">еред сказуемым часто </text:span><text:span text:style-name="T763">стоят</text:span><text:span text:style-name="T761"> маячки времени </text:span><text:span text:style-name="T767">(</text:span><text:span text:style-name="T761">наречия частности</text:span><text:span text:style-name="T767">)</text:span><text:span text:style-name="T762">:</text:span></text:p>
      <text:list xml:id="list3509668748" text:style-name="L11">
        <text:list-item>
          <text:p text:style-name="P1573">always - <text:span text:style-name="T657">всегда</text:span>;</text:p>
        </text:list-item>
        <text:list-item>
          <text:p text:style-name="P1573">usually - <text:span text:style-name="T657">обычно</text:span>;</text:p>
        </text:list-item>
        <text:list-item>
          <text:p text:style-name="P1573">often - <text:span text:style-name="T657">часто</text:span>;</text:p>
        </text:list-item>
        <text:list-item>
          <text:p text:style-name="P1573">sometimes - <text:span text:style-name="T657">иногда</text:span>;</text:p>
        </text:list-item>
        <text:list-item>
          <text:p text:style-name="P1573">never — <text:span text:style-name="T657">никогда</text:span>.</text:p>
        </text:list-item>
      </text:list>
      <text:p text:style-name="P28"/>
      <text:p text:style-name="P619"><text:span text:style-name="T485">I </text:span><text:span text:style-name="T572">always</text:span><text:span text:style-name="T485"> wash my hands before eating — Я всегда мою руки перед едой.</text:span></text:p>
      <text:p text:style-name="P618"/>
      <text:p text:style-name="P2">Отрицания в Present Simple</text:p>
      <text:p text:style-name="P2"/>
      <text:p text:style-name="P684"><text:span text:style-name="T664">Использу</text:span><text:span text:style-name="T665">ю</text:span><text:span text:style-name="T664">тся чтобы сказать о том, что что-либо:</text:span></text:p>
      <text:list xml:id="list4244663690" text:style-name="L12">
        <text:list-item>
          <text:p text:style-name="P1578">не является фактом настоящего <text:span text:style-name="T1000">или истиной</text:span>;</text:p>
        </text:list-item>
        <text:list-item>
          <text:p text:style-name="P1578">не происходит с какой-то регулярностью.</text:p>
        </text:list-item>
      </text:list>
      <text:p text:style-name="P677"/>
      <text:p text:style-name="P676">За отрицание отвечает частица <text:span text:style-name="T485">not</text:span>, которая идет в паре со вспомогательным глаголом <text:span text:style-name="T485">do</text:span>.</text:p>
      <text:p text:style-name="P676">Если подлежащее <text:span text:style-name="T485">he/she/it</text:span>, то испольузется <text:span text:style-name="T485">does</text:span>. <text:span text:style-name="T974">Смысловой глагол без изменений.</text:span></text:p>
      <text:p text:style-name="P675"/>
      <text:p text:style-name="P205">People <text:span text:style-name="T3">do </text:span><text:span text:style-name="T43">not</text:span> <text:span text:style-name="T23">live</text:span> in space — Люди не живут в космосе.</text:p>
      <text:p text:style-name="P205">Water <text:span text:style-name="T3">does </text:span><text:span text:style-name="T43">not</text:span> <text:span text:style-name="T23">boil</text:span> at 50 degrees Celsius — Вода не кипит при 50 грудусах.</text:p>
      <text:p text:style-name="P205"/>
      <text:p text:style-name="P1110"><text:span text:style-name="T662">Практически всегда </text:span><text:span text:style-name="T548">do/</text:span><text:span text:style-name="T549">does</text:span><text:span text:style-name="T548"> not</text:span><text:span text:style-name="T662"> использу</text:span><text:span text:style-name="T663">е</text:span><text:span text:style-name="T662">тся в сокращении: </text:span></text:p>
      <text:p text:style-name="P358"/>
      <text:p text:style-name="P206">We don`t drink whisky — Мы не пьем виски. <text:span text:style-name="T1140">He doesn`t drink tea — Он не пьет чай.</text:span></text:p>
      <text:p text:style-name="P366"/>
      <text:p text:style-name="P366">Вопросы в Present Simple</text:p>
      <text:p text:style-name="P206"/>
      <text:p text:style-name="P322">Используюся чтобы:</text:p>
      <text:list xml:id="list1234404264" text:style-name="L13">
        <text:list-item>
          <text:p text:style-name="P1537">узнать о фактах настоящего;</text:p>
        </text:list-item>
        <text:list-item>
          <text:p text:style-name="P1537">о событиях, которые происходят с какой-то регулярностью.</text:p>
        </text:list-item>
      </text:list>
      <text:p text:style-name="P321"/>
      <text:p text:style-name="P321"><text:soft-page-break/>Вопрос задается с помощью вспомогательного глагола <text:span text:style-name="T485">do/</text:span><text:span text:style-name="T493">does</text:span>, который ставится перед подлежащим. Смысловой глагол без изменений (в начальной форме).</text:p>
      <text:p text:style-name="P1264"/>
      <text:p text:style-name="P682"><text:span text:style-name="T5">Do</text:span><text:span text:style-name="T661"> you </text:span><text:span text:style-name="T28">like</text:span><text:span text:style-name="T661"> action movies? </text:span><text:span text:style-name="T534">— </text:span><text:span text:style-name="T661">Тебе нравятся экшен фильмы? </text:span></text:p>
      <text:p text:style-name="P81"><text:span text:style-name="T1003">What books </text:span><text:span text:style-name="T6">do</text:span><text:span text:style-name="T1003"> you </text:span><text:span text:style-name="T32">read</text:span><text:span text:style-name="T1003">? </text:span><text:span text:style-name="T1014">—</text:span><text:span text:style-name="T1003"> Какие книги тебе нравятся?</text:span></text:p>
      <text:p text:style-name="P213"/>
      <text:p text:style-name="P360">Present Continuous</text:p>
      <text:p text:style-name="P323"/>
      <text:p text:style-name="P323">Указывает на событие, происходящее именно сейчас и которое еще не закончилось.</text:p>
      <text:p text:style-name="P327">Состоит из связки вспомогательного глагола <text:span text:style-name="T485">be</text:span> и смыслового с окончанием <text:span text:style-name="T485">-ing</text:span>:</text:p>
      <text:p text:style-name="P324"/>
      <text:p text:style-name="P207">She <text:span text:style-name="T980">is</text:span> driv<text:span text:style-name="T980">ing</text:span> to work. <text:span text:style-name="T1035">—</text:span> Она (сейчас) едет на работу.</text:p>
      <text:p text:style-name="P209">You <text:span text:style-name="T980">are</text:span> do<text:span text:style-name="T980">ing</text:span> great! <text:span text:style-name="T1035">—</text:span> У тебя отлично получается!</text:p>
      <text:p text:style-name="P323"/>
      <text:p text:style-name="P716"><text:span text:style-name="T668">Если глагол заканчивается на </text:span><text:span text:style-name="T540">-e</text:span><text:span text:style-name="T668">, то при добавлении </text:span><text:span text:style-name="T540">-ing</text:span><text:span text:style-name="T668"> она выпадает: </text:span><text:span text:style-name="T540">make → making.</text:span></text:p>
      <text:p text:style-name="P326">Если глагол заканчивается на <text:span text:style-name="T485">-ie</text:span>, то при добавлении <text:span text:style-name="T485">-ing</text:span> оно меняется на <text:span text:style-name="T485">-y</text:span>: <text:span text:style-name="T485">lie → lying. </text:span></text:p>
      <text:p text:style-name="P208"/>
      <text:p text:style-name="P326">Если глагол из 1 слога, с одной гласной буквой, после которой солгасная, то при </text:p>
      <text:p text:style-name="P716"><text:span text:style-name="T668">добавлении </text:span><text:span text:style-name="T540">-ing</text:span><text:span text:style-name="T668"> согласная удваивается: </text:span><text:span text:style-name="T540">hit → hitting, sit → sitting.</text:span></text:p>
      <text:p text:style-name="P325"/>
      <text:p text:style-name="P717"><text:span text:style-name="T668">В </text:span><text:span text:style-name="T661">окончании </text:span><text:span text:style-name="T533">-ing</text:span><text:span text:style-name="T661"> буква </text:span><text:span text:style-name="T533">g</text:span><text:span text:style-name="T661"> не произносится. Сочетание </text:span><text:span text:style-name="T533">ng</text:span><text:span text:style-name="T661"> образет необычный звук, которого нет в русском языке — носовой </text:span><text:span text:style-name="T533">n</text:span><text:span text:style-name="T661"> (при произнесении пускается воздух через нос).</text:span></text:p>
      <text:p text:style-name="P327"/>
      <text:p text:style-name="P328"><text:span text:style-name="T1040">Слова-м</text:span>аячки Present Continuous:</text:p>
      <text:list xml:id="list825847608" text:style-name="L14">
        <text:list-item>
          <text:p text:style-name="P1538">look — смотри;</text:p>
        </text:list-item>
        <text:list-item>
          <text:p text:style-name="P1538">now — сейчас (обычно стоит в конце);</text:p>
        </text:list-item>
        <text:list-item>
          <text:p text:style-name="P1538">at the moment — в этот момент (обычно в конце).</text:p>
        </text:list-item>
      </text:list>
      <text:p text:style-name="P325"/>
      <text:p text:style-name="P209">I am working right <text:span text:style-name="T980">now</text:span>. — Прямо сейчас я работаю.</text:p>
      <text:p text:style-name="P209"><text:span text:style-name="T980">Look</text:span> out of the window! It`s raining. — Посмотри в окно. Идет дождь.</text:p>
      <text:p text:style-name="P329"/>
      <text:p text:style-name="P359">Отрицания в Present Continuous</text:p>
      <text:p text:style-name="P359"/>
      <text:p text:style-name="P330">Используется чтобы сказать, что что-то не происходит именно сейчас.</text:p>
      <text:p text:style-name="P330">Для этого к глаголу <text:span text:style-name="T485">be</text:span> добавляется частица <text:span text:style-name="T485">not</text:span>.</text:p>
      <text:p text:style-name="P330"/>
      <text:p text:style-name="P210">I`m not listening to you. <text:span text:style-name="T1037">—</text:span> Я не слушаю тебя.</text:p>
      <text:p text:style-name="P210">He isn`t cleaning the carpet. <text:span text:style-name="T1037">—</text:span> Он не чистит ковер.</text:p>
      <text:p text:style-name="P210"/>
      <text:p text:style-name="P363">Вопросы в Present Continuous</text:p>
      <text:p text:style-name="P211"/>
      <text:p text:style-name="P1439">Здесь использ<text:span text:style-name="T1039">уются</text:span> теже правила, что при составлении вопросов в </text:p>
      <text:p text:style-name="P1440">Present Simple с глаголом <text:span text:style-name="T485">be</text:span>:</text:p>
      <text:p text:style-name="P211">Am I listening? <text:span text:style-name="T1037">—</text:span> Я слушаю?</text:p>
      <text:p text:style-name="P211">Are you playing? Yes, I am. <text:span text:style-name="T1037">—</text:span> Ты играешь? Да.</text:p>
      <text:p text:style-name="P211">Where is he going? <text:span text:style-name="T1037">—</text:span> Куда он идет?</text:p>
      <text:p text:style-name="P212">What book is she reading? <text:span text:style-name="T1037">— </text:span>Какую книгу она читает? <text:span text:style-name="T1038">(сейчас)</text:span></text:p>
      <text:p text:style-name="P212"/>
      <text:p text:style-name="P374"/>
      <text:p text:style-name="P1436"><text:span text:style-name="T701">Глаголы, которые не использ</text:span><text:span text:style-name="T704">уются</text:span><text:span text:style-name="T701"> в </text:span><text:span text:style-name="T702">Continuous</text:span></text:p>
      <text:p text:style-name="P361"/>
      <text:p text:style-name="P331">Это глаголы, обозначающие состояние, которое не меняется под дейсвтием момента.</text:p>
      <text:p text:style-name="P1275"><text:span text:style-name="T673">Как правило это </text:span><text:span text:style-name="T674">описание</text:span><text:span text:style-name="T673"> чувств или мыслей. </text:span></text:p>
      <text:p text:style-name="P332"/>
      <text:p text:style-name="P1277"><text:span text:style-name="T674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90">(могут </text:span><text:span text:style-name="T691">встречаться </text:span><text:span text:style-name="T690">с </text:span><text:span text:style-name="T553">-ing </text:span><text:span text:style-name="T690">в форме герундия)</text:span><text:span text:style-name="T674">:</text:span></text:p>
      <text:p text:style-name="P333"/>
      <text:p text:style-name="P334">Глаголы восприятия:</text:p>
      <text:list xml:id="list2622890769" text:style-name="L15">
        <text:list-item>
          <text:p text:style-name="P1539">see — видеть;</text:p>
        </text:list-item>
        <text:list-item>
          <text:p text:style-name="P1539">hear — слышать;</text:p>
        </text:list-item>
        <text:list-item>
          <text:p text:style-name="P1539">feel — чувствовать;</text:p>
        </text:list-item>
        <text:list-item>
          <text:p text:style-name="P1539">taste — чувствовать вкус (пробовать);</text:p>
        </text:list-item>
        <text:list-item>
          <text:p text:style-name="P1539">smell — чувствовать запах (нюхать).</text:p>
        </text:list-item>
      </text:list>
      <text:p text:style-name="P333"/>
      <text:p text:style-name="P334">Глаголы для выражения мнения:</text:p>
      <text:list xml:id="list2235288283" text:style-name="L16">
        <text:list-item>
          <text:p text:style-name="P1540">belive — верить;</text:p>
        </text:list-item>
        <text:list-item>
          <text:p text:style-name="P1540">doubt — сомневаться;</text:p>
        </text:list-item>
        <text:list-item>
          <text:p text:style-name="P1540">think — думать.</text:p>
        </text:list-item>
      </text:list>
      <text:p text:style-name="P335"/>
      <text:p text:style-name="P334">Глаголы, показывающие состояние мыслей:</text:p>
      <text:list xml:id="list1918469487" text:style-name="L17">
        <text:list-item>
          <text:p text:style-name="P1541">forget — забывать;</text:p>
        </text:list-item>
        <text:list-item>
          <text:p text:style-name="P1541">imagine — представлять;</text:p>
        </text:list-item>
        <text:list-item>
          <text:p text:style-name="P1541">know — знать;</text:p>
        </text:list-item>
        <text:list-item>
          <text:p text:style-name="P1541">understand — понимать.</text:p>
        </text:list-item>
      </text:list>
      <text:p text:style-name="P333"/>
      <text:p text:style-name="P336">Глаголы, указывающие на эмоции и желания:</text:p>
      <text:list xml:id="list3619030850" text:style-name="L18">
        <text:list-item>
          <text:p text:style-name="P1542">love — любить;</text:p>
        </text:list-item>
        <text:list-item>
          <text:p text:style-name="P1542">like — нравиться;</text:p>
        </text:list-item>
        <text:list-item>
          <text:p text:style-name="P1542">hate — ненавидеть;</text:p>
        </text:list-item>
        <text:list-item>
          <text:p text:style-name="P1542">hope — надеяться;</text:p>
        </text:list-item>
        <text:list-item>
          <text:p text:style-name="P1542">want — хотеть;</text:p>
        </text:list-item>
        <text:list-item>
          <text:p text:style-name="P1542">wish — желать.</text:p>
        </text:list-item>
      </text:list>
      <text:p text:style-name="P337"/>
      <text:p text:style-name="P336">Другие глаголы:</text:p>
      <text:list xml:id="list1223582777" text:style-name="L19">
        <text:list-item>
          <text:p text:style-name="P1543">look — выглядеть;</text:p>
        </text:list-item>
        <text:list-item>
          <text:p text:style-name="P1543">have — иметь.</text:p>
        </text:list-item>
      </text:list>
      <text:p text:style-name="P337"/>
      <text:p text:style-name="P216">I think Amy is a strange girl. - Я думаю, Эмми странная девушка.</text:p>
      <text:p text:style-name="P216">Do you know this man? - Вы знаете этого мужчину?</text:p>
      <text:p text:style-name="P216">You look great! - Ты выглядишь отлично!</text:p>
      <text:p text:style-name="P364"/>
      <text:p text:style-name="P364">Present Perfect</text:p>
      <text:p text:style-name="P338"/>
      <text:p text:style-name="P718"><text:span text:style-name="T681">У</text:span><text:span text:style-name="T677">казывает на дейсвтие совершенное когда-то в прошлом, но подчеркивает, что результат важен сейчас </text:span><text:span text:style-name="T678">(т. е. к какому результату в итоге это привело)</text:span><text:span text:style-name="T677">.</text:span></text:p>
      <text:p text:style-name="P339"/>
      <text:p text:style-name="P1270"><text:span text:style-name="T677">С</text:span><text:span text:style-name="T680">остоит и</text:span><text:span text:style-name="T682">з </text:span><text:span text:style-name="T683">2х частей:</text:span><text:span text:style-name="T680"> вспомогат</text:span><text:span text:style-name="T683">ельного</text:span><text:span text:style-name="T680"> глагола </text:span><text:span text:style-name="T550">have</text:span><text:span text:style-name="T680"> и смыслового глагола </text:span></text:p>
      <text:p text:style-name="P1270"><text:span text:style-name="T680">в 3й форме (</text:span><text:span text:style-name="T689">передает значение</text:span><text:span text:style-name="T684"> «сделанный»</text:span><text:span text:style-name="T680">).</text:span></text:p>
      <text:p text:style-name="P718"><text:soft-page-break/><text:span text:style-name="T677">На русский язык Present Perfect переводится в прошлом </text:span><text:span text:style-name="T679">(иногда настоящ</text:span><text:span text:style-name="T681">и</text:span><text:span text:style-name="T679">м, </text:span><text:span text:style-name="T681">для удобства</text:span><text:span text:style-name="T679">)</text:span><text:span text:style-name="T677">, </text:span></text:p>
      <text:p text:style-name="P340">а в английском принадлежит к катергории настоящих времен.</text:p>
      <text:p text:style-name="P340"/>
      <text:p text:style-name="P29"><text:span text:style-name="T1008">I </text:span><text:span text:style-name="T1017">have</text:span><text:span text:style-name="T1003"> already </text:span><text:span text:style-name="T1017">seen</text:span><text:span text:style-name="T1003"> this movie. </text:span><text:span text:style-name="T1009">—</text:span><text:span text:style-name="T1003"> Я уже видел этот фильм (просмотрел, т. е. опыт).</text:span></text:p>
      <text:p text:style-name="P29"><text:span text:style-name="T1003">You </text:span><text:span text:style-name="T1017">have</text:span><text:span text:style-name="T1003"> </text:span><text:span text:style-name="T1017">broken</text:span><text:span text:style-name="T1003"> the vase. </text:span><text:span text:style-name="T1009">— </text:span><text:span text:style-name="T1003">Ты разбил вазу. (есть очевидный результат, кот. случился ранее) </text:span></text:p>
      <text:p text:style-name="P30"><text:span text:style-name="T1010">It`s the fitst time I </text:span><text:span text:style-name="T1018">have</text:span><text:span text:style-name="T1010"> </text:span><text:span text:style-name="T1018">driven</text:span><text:span text:style-name="T1010"> a car — Это впервые, когда я веду машину. (в настоящем)</text:span></text:p>
      <text:p text:style-name="P347"/>
      <text:p text:style-name="P348">Как проявляется результат:</text:p>
      <text:list xml:id="list2593869999" text:style-name="L20">
        <text:list-item>
          <text:p text:style-name="P1580"><text:span text:style-name="T706">это </text:span><text:span text:style-name="T705">очевидные изменения;</text:span></text:p>
        </text:list-item>
        <text:list-item>
          <text:p text:style-name="P1579"><text:span text:style-name="T678">полученный </text:span><text:span text:style-name="T682">ранее</text:span><text:span text:style-name="T678"> опыт или впечатления;</text:span></text:p>
        </text:list-item>
        <text:list-item>
          <text:p text:style-name="P1544">недавно произошедшие события или новая информация.</text:p>
        </text:list-item>
      </text:list>
      <text:p text:style-name="P341"/>
      <text:p text:style-name="P341">Также Present Perfect используют, если что-то произошло впервые:</text:p>
      <text:p text:style-name="P214">It`s the first time something has happend. - Этой первый раз, когда что-то произошло.</text:p>
      <text:p text:style-name="P214">(вместо first можно указать любое порядковое число: second, third)</text:p>
      <text:p text:style-name="P341"/>
      <text:p text:style-name="P341">Present Perferct — яркий пример того, что нельзя переводить английские </text:p>
      <text:p text:style-name="P259"><text:span text:style-name="T1007">предложения слово в слово: </text:span><text:span text:style-name="T556">I have done. </text:span><text:span text:style-name="T551">—</text:span><text:span text:style-name="T556"> Я сделал (</text:span><text:span text:style-name="T570">досл. </text:span><text:span text:style-name="T556">Я имею сделанным).</text:span></text:p>
      <text:p text:style-name="P425"/>
      <text:p text:style-name="P426">Есть 2 варианта образования 3й формы глагола:</text:p>
      <text:list xml:id="list3461999349" text:style-name="L21">
        <text:list-item>
          <text:p text:style-name="P1545">если глагол правильный, то добавляем к его начальной форме окончание <text:span text:style-name="T485">-ed</text:span>;</text:p>
        </text:list-item>
        <text:list-item>
          <text:p text:style-name="P1545">если неправильный, то находим в таблице неправильных глаголов.</text:p>
        </text:list-item>
      </text:list>
      <text:p text:style-name="P375"/>
      <text:p text:style-name="P1042"><text:span text:style-name="T707">Н</text:span><text:span text:style-name="T708">еправильны</text:span><text:span text:style-name="T707">й</text:span><text:span text:style-name="T708"> глагол </text:span><text:span text:style-name="T707">это </text:span><text:span text:style-name="T708">тот, который во 2й или 3й форме </text:span><text:span text:style-name="T722">записывается</text:span><text:span text:style-name="T708"> </text:span><text:span text:style-name="T722">по особенному</text:span><text:span text:style-name="T708">. </text:span></text:p>
      <text:p text:style-name="P376">Самые популярные неправильные глаголы нужно заучить (см. таблицу ниже).</text:p>
      <text:p text:style-name="P375"/>
      <text:p text:style-name="P378">Слова-маячки Present Perfect:</text:p>
      <text:list xml:id="list3834590054" text:style-name="L22">
        <text:list-item>
          <text:p text:style-name="P1546">just — только что;</text:p>
        </text:list-item>
        <text:list-item>
          <text:p text:style-name="P1546">already — уже;</text:p>
        </text:list-item>
        <text:list-item>
          <text:p text:style-name="P1546">yet — еще не;</text:p>
        </text:list-item>
      </text:list>
      <text:p text:style-name="P380"/>
      <text:p text:style-name="P1043"><text:span text:style-name="T557">Just</text:span><text:span text:style-name="T709"> и </text:span><text:span text:style-name="T557">already</text:span><text:span text:style-name="T709"> используются в утверждениях. </text:span><text:span text:style-name="T557">Yet</text:span><text:span text:style-name="T709"> — в вопросах и отрицаниях</text:span><text:span text:style-name="T710">. </text:span></text:p>
      <text:p text:style-name="P1247"><text:span text:style-name="T710">(</text:span><text:span text:style-name="T571">already</text:span><text:span text:style-name="T757"> также </text:span><text:span text:style-name="T756">иногда можно встретить</text:span><text:span text:style-name="T757"> в вопросах).</text:span></text:p>
      <text:p text:style-name="P382"/>
      <text:p text:style-name="P381">Место <text:span text:style-name="T485">just</text:span>, <text:span text:style-name="T485">already</text:span> в предложении — между <text:span text:style-name="T485">have</text:span> и 3й формой глагола. </text:p>
      <text:p text:style-name="P381">Слово <text:span text:style-name="T485">yet</text:span> стоит <text:span text:style-name="T1141">всегда </text:span>в конце предложения.</text:p>
      <text:p text:style-name="P379"/>
      <text:p text:style-name="P217">I have <text:span text:style-name="T980">just</text:span> eaten a sandwich. <text:span text:style-name="T1041">—</text:span> Я только что съел бутерброд.</text:p>
      <text:p text:style-name="P217">We have n<text:span text:style-name="T1044">o</text:span>t finished <text:span text:style-name="T980">yet</text:span>. <text:span text:style-name="T1041">—</text:span> Мы еще не закончили.</text:p>
      <text:p text:style-name="P377"/>
      <text:p text:style-name="P383">Другие указатели времени:</text:p>
      <text:list xml:id="list435653898" text:style-name="L23">
        <text:list-item>
          <text:p text:style-name="P1547">ever — когда либо;</text:p>
        </text:list-item>
        <text:list-item>
          <text:p text:style-name="P1547">never — никогда;</text:p>
        </text:list-item>
        <text:list-item>
          <text:p text:style-name="P1547">recently — в последнее время;</text:p>
        </text:list-item>
        <text:list-item>
          <text:p text:style-name="P1547">these days — в последние дни;</text:p>
        </text:list-item>
        <text:list-item>
          <text:p text:style-name="P1547">словосочетание с this (this mornig, this week).</text:p>
        </text:list-item>
      </text:list>
      <text:p text:style-name="P382"/>
      <text:p text:style-name="P382">Место <text:span text:style-name="T485">ever</text:span>, <text:span text:style-name="T485">never</text:span> — перед 3й формой глагола, <text:span text:style-name="T1043">а</text:span> <text:span text:style-name="T485">recently</text:span>, <text:span text:style-name="T485">these days</text:span> и </text:p>
      <text:p text:style-name="P382">словосочетания с <text:span text:style-name="T485">this</text:span> — в конце предложения.</text:p>
      <text:p text:style-name="P382"/>
      <text:p text:style-name="P218"><text:soft-page-break/>I <text:span text:style-name="T1044">ha</text:span>ve <text:span text:style-name="T980">never</text:span> been to New York. <text:span text:style-name="T1042">— </text:span>Я никогда не был в Нью Йорке.</text:p>
      <text:p text:style-name="P218">I <text:span text:style-name="T1044">ha</text:span>ve worked a lot <text:span text:style-name="T980">these days</text:span>. <text:span text:style-name="T1042">—</text:span> Я много работал в эти дни.</text:p>
      <text:p text:style-name="P384"/>
      <text:p text:style-name="P372">Отрицания в Present Perfect</text:p>
      <text:p text:style-name="P385"/>
      <text:p text:style-name="P386">Используются, когда хотят сказать:</text:p>
      <text:list xml:id="list2031888067" text:style-name="L24">
        <text:list-item>
          <text:p text:style-name="P1548">об отсутствии ожидаемого результата;</text:p>
        </text:list-item>
        <text:list-item>
          <text:p text:style-name="P1548">о том, чего автор никогда не делал или не испытывал.</text:p>
        </text:list-item>
      </text:list>
      <text:p text:style-name="P385"/>
      <text:p text:style-name="P385">Для этого ставится частица <text:span text:style-name="T485">not</text:span> после вспомогательного глагола <text:span text:style-name="T485">have</text:span>.</text:p>
      <text:p text:style-name="P385"/>
      <text:p text:style-name="P385">Также отрицательным считается предложение со словом <text:span text:style-name="T485">never</text:span>, которое передает отрицательный контекст.</text:p>
      <text:p text:style-name="P385"/>
      <text:p text:style-name="P1044"><text:span text:style-name="T711">В </text:span><text:span text:style-name="T705">отрицаниях почти всегда используется сокращенная форма глагола — </text:span><text:span text:style-name="T556">haven`t</text:span><text:span text:style-name="T705">.</text:span></text:p>
      <text:p text:style-name="P1045"><text:span text:style-name="T723">Сокращени</text:span><text:span text:style-name="T755">е</text:span><text:span text:style-name="T723"> </text:span><text:span text:style-name="T559">`ve not</text:span><text:span text:style-name="T723"> не используется.</text:span></text:p>
      <text:p text:style-name="P219">I have<text:span text:style-name="T374">n</text:span><text:span text:style-name="T378">`</text:span><text:span text:style-name="T374">t</text:span> expected that. <text:span text:style-name="T1042">—</text:span> Я этого не ожидал.</text:p>
      <text:p text:style-name="P219">I<text:span text:style-name="T1044">`</text:span>ve <text:span text:style-name="T374">never</text:span> seen this movie before. <text:span text:style-name="T1042">— </text:span>Я до этого не видел этот фильм. </text:p>
      <text:p text:style-name="P371"/>
      <text:p text:style-name="P371">Вопросы в Present Perfect</text:p>
      <text:p text:style-name="P220"/>
      <text:p text:style-name="P388">Используются, если хоят узнать:</text:p>
      <text:list xml:id="list2056853481" text:style-name="L25">
        <text:list-item>
          <text:p text:style-name="P1549">сделано ли дело к этом моменту, каким образом оно сделано;</text:p>
        </text:list-item>
        <text:list-item>
          <text:p text:style-name="P1594"><text:span text:style-name="T723">имеет ли человек определенный опыт </text:span><text:span text:style-name="T721">или совершил ли он </text:span><text:span text:style-name="T724">нужное</text:span><text:span text:style-name="T721"> действие</text:span><text:span text:style-name="T723">;</text:span></text:p>
        </text:list-item>
      </text:list>
      <text:p text:style-name="P387"/>
      <text:p text:style-name="P1045">Для этого используется уже знакомая схема. Глагол <text:span text:style-name="T485">have</text:span> ставится перед по<text:span text:style-name="T1048">д</text:span>л<text:span text:style-name="T1048">е</text:span>ж<text:span text:style-name="T1048">а</text:span>щим.</text:p>
      <text:p text:style-name="P1045"/>
      <text:p text:style-name="P221">Why have you done it? <text:span text:style-name="T1042">—</text:span> Зачем ты это сделал?</text:p>
      <text:p text:style-name="P1246"><text:span text:style-name="T567">Ha</text:span><text:span text:style-name="T568">s</text:span><text:span text:style-name="T567"> </text:span><text:span text:style-name="T568">he</text:span><text:span text:style-name="T567"> ever been to Rome? </text:span><text:span text:style-name="T569">—</text:span><text:span text:style-name="T567"> </text:span><text:span text:style-name="T568">Он</text:span><text:span text:style-name="T567"> бывал в Риме?</text:span></text:p>
      <text:p text:style-name="P221"/>
      <text:p text:style-name="P362">Present Perfect Continuous</text:p>
      <text:p text:style-name="P389"/>
      <text:p text:style-name="P391">Для того, чтобы использовать, нужно чтобы совпало сразу несколько условий:</text:p>
      <text:list xml:id="list4077436889" text:style-name="L26">
        <text:list-item>
          <text:p text:style-name="P1595"><text:span text:style-name="T712">действие не закончено либо закончено не</text:span><text:span text:style-name="T716">давно</text:span><text:span text:style-name="T712">;</text:span></text:p>
        </text:list-item>
        <text:list-item>
          <text:p text:style-name="P1595"><text:span text:style-name="T712">известн</text:span><text:span text:style-name="T716">а его продолжительность </text:span><text:span text:style-name="T730">(обычно из контекста предложения)</text:span><text:span text:style-name="T716">.</text:span></text:p>
        </text:list-item>
      </text:list>
      <text:p text:style-name="P390"/>
      <text:p text:style-name="P395">Схема состоит из 3х частей: вспомогательного глагола <text:span text:style-name="T485">have</text:span>, слова <text:span text:style-name="T485">been</text:span> <text:span text:style-name="T1145">(особая форма </text:span></text:p>
      <text:p text:style-name="P395"><text:span text:style-name="T1145">глагола </text:span><text:span text:style-name="T505">be</text:span><text:span text:style-name="T1145">) </text:span>и смыслового глагола с окончанием <text:span text:style-name="T485">-ing</text:span>. </text:p>
      <text:p text:style-name="P393"/>
      <text:p text:style-name="P1056"><text:span text:style-name="T705">На русский </text:span><text:span text:style-name="T714">язык </text:span><text:span text:style-name="T686">Present Perfect Continuous</text:span><text:span text:style-name="T703"> </text:span><text:span text:style-name="T705">переводится настоящим временем</text:span></text:p>
      <text:p text:style-name="P1048"><text:span text:style-name="T713">(редко в прошлом). </text:span><text:span text:style-name="T714">При этом все 3 части </text:span><text:span text:style-name="T715">переводятся</text:span><text:span text:style-name="T714"> одним словом.</text:span></text:p>
      <text:p text:style-name="P392"/>
      <text:p text:style-name="P31"><text:span text:style-name="T1002">I </text:span><text:span text:style-name="T1017">have been learning</text:span><text:span text:style-name="T1002"> English for 2 years. </text:span><text:span text:style-name="T1021">—</text:span><text:span text:style-name="T1002"> Я </text:span><text:span text:style-name="T1017">учу</text:span><text:span text:style-name="T1002"> английский уже 2 года (и еще не закончил).</text:span></text:p>
      <text:p text:style-name="P31"><text:span text:style-name="T1002">We </text:span><text:span text:style-name="T1017">have been cleaning</text:span><text:span text:style-name="T1002"> the flat the whole morning. </text:span><text:span text:style-name="T1021">— </text:span><text:span text:style-name="T1002">Мы </text:span><text:span text:style-name="T1017">убирали</text:span><text:span text:style-name="T1002"> </text:span><text:span text:style-name="T1022">квартиру все утро.</text:span></text:p>
      <text:p text:style-name="P394"/>
      <text:p text:style-name="P396">Формы глагола <text:span text:style-name="T485">have</text:span> <text:span text:style-name="T485">verb-ing</text:span> (подобно <text:span text:style-name="T485">am/is/are verb-ing</text:span>, как в Continuous) не существует.</text:p>
      <text:p text:style-name="P396">Если у смыслового глагола окончание<text:span text:style-name="T485"> -ing</text:span>, то <text:span text:style-name="T485">have</text:span> применяется только с <text:span text:style-name="T485">been</text:span>.</text:p>
      <text:p text:style-name="P396"/>
      <text:p text:style-name="P1049"><text:span text:style-name="T716">С</text:span><text:span text:style-name="T705">лова-маячки Present Perfect Continuous:</text:span></text:p>
      <text:list xml:id="list381692740" text:style-name="L27">
        <text:list-item>
          <text:p text:style-name="P1550">for — в течении;</text:p>
        </text:list-item>
        <text:list-item>
          <text:p text:style-name="P1550"><text:soft-page-break/>since — с какого-то времени;</text:p>
        </text:list-item>
        <text:list-item>
          <text:p text:style-name="P1550">how long — как долго.</text:p>
        </text:list-item>
      </text:list>
      <text:p text:style-name="P398"/>
      <text:p text:style-name="P397">Дополнительно могут использоваться указатели периода:</text:p>
      <text:list xml:id="list2939120393" text:style-name="L28">
        <text:list-item>
          <text:p text:style-name="P1551">all — весь (день/год);</text:p>
        </text:list-item>
        <text:list-item>
          <text:p text:style-name="P1551">the whole — целый (день/вечер); </text:p>
        </text:list-item>
      </text:list>
      <text:p text:style-name="P392"/>
      <text:p text:style-name="P32"><text:span text:style-name="T1002">He</text:span><text:span text:style-name="T1023">`</text:span><text:span text:style-name="T1003">s been playing</text:span><text:span text:style-name="T1002"> for an hour. — Он </text:span><text:span text:style-name="T1003">играет</text:span><text:span text:style-name="T1002"> уже час </text:span><text:span text:style-name="T1023">(в течении часа).</text:span></text:p>
      <text:p text:style-name="P33"><text:span text:style-name="T1023">W</text:span><text:span text:style-name="T1002">e`</text:span><text:span text:style-name="T1003">ve been staying</text:span><text:span text:style-name="T1002"> in this hotel since Tuesday. </text:span><text:span text:style-name="T1024">— </text:span><text:span text:style-name="T1002">Мы </text:span><text:span text:style-name="T1003">находимся</text:span><text:span text:style-name="T1002"> в этом отеле со вторника.</text:span></text:p>
      <text:p text:style-name="P399"/>
      <text:p text:style-name="P1052"><text:span text:style-name="T717">В утверждениях глагол </text:span><text:span text:style-name="T558">have</text:span><text:span text:style-name="T717"> </text:span><text:span text:style-name="T718">часто</text:span><text:span text:style-name="T717"> сокращают до </text:span><text:span text:style-name="T558">`ve</text:span><text:span text:style-name="T717">, а </text:span><text:span text:style-name="T558">has</text:span><text:span text:style-name="T717"> — до </text:span><text:span text:style-name="T558">`s</text:span><text:span text:style-name="T717"> (лего перепутать с </text:span><text:span text:style-name="T558">is</text:span><text:span text:style-name="T717">, посему здесь вспомогательный глагол можно понять только по контексту).</text:span></text:p>
      <text:p text:style-name="P400"/>
      <text:p text:style-name="P1051"><text:span text:style-name="T717">Е</text:span><text:span text:style-name="T705">сли используется глагол </text:span><text:span text:style-name="T556">be</text:span><text:span text:style-name="T705"> или глаголы состояния, которые не стоят в Continuous</text:span><text:span text:style-name="T727">,</text:span><text:span text:style-name="T705"> </text:span></text:p>
      <text:p text:style-name="P401">то предложение будет в Present Perfect. </text:p>
      <text:p text:style-name="P401"/>
      <text:p text:style-name="P36"><text:span text:style-name="T1003">I </text:span><text:span text:style-name="T1017">have known </text:span><text:span text:style-name="T1003">(</text:span><text:span text:style-name="T1011">а </text:span><text:span text:style-name="T1003">не have been knowing)</text:span><text:span text:style-name="T1002"> Alice for 3 years. </text:span><text:span text:style-name="T717">—</text:span><text:span text:style-name="T1002"> Я </text:span><text:span text:style-name="T1017">знаю</text:span><text:span text:style-name="T1002"> Алису уже 3 года </text:span></text:p>
      <text:p text:style-name="P37"><text:span text:style-name="T1002">I </text:span><text:span text:style-name="T1017">haven`t seen</text:span><text:span text:style-name="T1002"> Mary for years. </text:span><text:span text:style-name="T1023">— </text:span><text:span text:style-name="T1002">Я н</text:span><text:span text:style-name="T1017">е видел</text:span><text:span text:style-name="T1002"> Мэри много лет. </text:span></text:p>
      <text:p text:style-name="P401"/>
      <text:p text:style-name="P1053"><text:span text:style-name="T726">Present Perfect Continuous можно упрощать до Present Perfect с пом</text:span><text:span text:style-name="T725">.</text:span><text:span text:style-name="T726"> глаголов </text:span><text:span text:style-name="T560">live</text:span><text:span text:style-name="T726"> </text:span><text:span text:style-name="T725">и</text:span><text:span text:style-name="T726"> </text:span><text:span text:style-name="T560">work</text:span><text:span text:style-name="T726">:</text:span></text:p>
      <text:p text:style-name="P35"><text:span text:style-name="T1025">I</text:span><text:span text:style-name="T1002">`ve </text:span><text:span text:style-name="T1017">been working</text:span><text:span text:style-name="T1002"> here for 2 years → I`ve </text:span><text:span text:style-name="T1017">worked</text:span><text:span text:style-name="T1002"> here for 2 years. </text:span><text:span text:style-name="T1026">(смысл одинаковый)</text:span></text:p>
      <text:p text:style-name="P400"/>
      <text:p text:style-name="P3"><text:span text:style-name="T717">О</text:span><text:span text:style-name="T705">трицания в Present Perfect Continuous</text:span></text:p>
      <text:p text:style-name="P402"/>
      <text:p text:style-name="P1050"><text:span text:style-name="T718">Использу</text:span><text:span text:style-name="T719">ю</text:span><text:span text:style-name="T718">тся, чтобы сказать, что что-то не происходит в течении указанного времени.</text:span></text:p>
      <text:p text:style-name="P403">Для этого добавляется частица <text:span text:style-name="T485">not</text:span> после вспомогательного глагола <text:span text:style-name="T485">have</text:span>.</text:p>
      <text:p text:style-name="P403"/>
      <text:p text:style-name="P34"><text:span text:style-name="T1002">I </text:span><text:span text:style-name="T1003">have not been waiting</text:span><text:span text:style-name="T1002"> long. </text:span><text:span text:style-name="T1024">—</text:span><text:span text:style-name="T1002"> Я </text:span><text:span text:style-name="T1003">не жду</text:span><text:span text:style-name="T1002"> долго.</text:span></text:p>
      <text:p text:style-name="P392"/>
      <text:p text:style-name="P4"><text:span text:style-name="T705">Вопросы </text:span><text:span text:style-name="T720">в Present Perfect Continuous</text:span><text:span text:style-name="T705"> </text:span></text:p>
      <text:p text:style-name="P392"/>
      <text:p text:style-name="P404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04"/>
      <text:p text:style-name="P137"><text:span text:style-name="T1002">Have you been waiting long? </text:span><text:span text:style-name="T1024">— </text:span><text:span text:style-name="T1002">Вы давно ждете? </text:span></text:p>
      <text:p text:style-name="P137"><text:span text:style-name="T1002">How long have you been waiting? </text:span><text:span text:style-name="T1024">—</text:span><text:span text:style-name="T1002"> Как долго вы ждете?</text:span></text:p>
      <text:p text:style-name="P367"/>
      <text:p text:style-name="P367"><text:span text:style-name="T1051">Прошедшее. </text:span>Past</text:p>
      <text:p text:style-name="P405"/>
      <text:p text:style-name="P417">Past Perfect и Past Perfect Continuous относительно редки и <text:span text:style-name="T1058">в</text:span> рамках начального курса </text:p>
      <text:p text:style-name="P417">не проходятся. <text:span text:style-name="T1052">В художественной литературе почти всегда используется Past Simple.</text:span></text:p>
      <text:p text:style-name="P405"/>
      <text:p text:style-name="P365">Past Simple</text:p>
      <text:p text:style-name="P406"/>
      <text:p text:style-name="P408">Используется, чтобы:</text:p>
      <text:list xml:id="list1017029196" text:style-name="L29">
        <text:list-item>
          <text:p text:style-name="P1596"><text:span text:style-name="T728">сообщить факты </text:span><text:span text:style-name="T729">прошлого,</text:span><text:span text:style-name="T728"> рассказать историю, </text:span><text:span text:style-name="T736">биографию</text:span><text:span text:style-name="T728">; </text:span></text:p>
        </text:list-item>
        <text:list-item>
          <text:p text:style-name="P1552">описать действие из прошлого, результат которого не важен в настоящем.</text:p>
        </text:list-item>
      </text:list>
      <text:p text:style-name="P407"/>
      <text:p text:style-name="P1057"><text:span text:style-name="T730">Для этого использются глаголы во 2й форме. </text:span><text:span text:style-name="T731">Вторая форма правильного глагола образуется добавлением окончания </text:span><text:span text:style-name="T561">-ed</text:span><text:span text:style-name="T731">. </text:span><text:span text:style-name="T739">Ф</text:span><text:span text:style-name="T731">орма </text:span><text:span text:style-name="T739">неправильного глагола </text:span><text:span text:style-name="T731">находится в таблице.</text:span></text:p>
      <text:p text:style-name="P407"/>
      <text:p text:style-name="P38"><text:soft-page-break/><text:span text:style-name="T1002">Mozart </text:span><text:span text:style-name="T1017">lived</text:span><text:span text:style-name="T1002"> from 1756 to 1791 — Моцарт </text:span><text:span text:style-name="T1017">жил</text:span><text:span text:style-name="T1002"> с 1756 по 1791 год (факт прошлого). </text:span></text:p>
      <text:p text:style-name="P38"><text:span text:style-name="T1002">I </text:span><text:span text:style-name="T1017">visited</text:span><text:span text:style-name="T1002"> my parents yesterday — Вчера я </text:span><text:span text:style-name="T1017">навещал</text:span><text:span text:style-name="T1002"> родителей (действие из прошлого).</text:span></text:p>
      <text:p text:style-name="P720"/>
      <text:p text:style-name="P721">Если глагол заканчивается на глухой звук, то <text:span text:style-name="T485">-ed</text:span> читается как <text:span text:style-name="T485">t</text:span>, а если на звконкий </text:p>
      <text:p text:style-name="P721">согласный или на гласный звук — то как <text:span text:style-name="T485">d</text:span>: <text:span text:style-name="T485">worked [воркт], played [плэйд]</text:span>.</text:p>
      <text:p text:style-name="P1055"/>
      <text:p text:style-name="P719">Если глагол заканчивается на <text:span text:style-name="T485">d </text:span>или <text:span text:style-name="T485">t</text:span>, то <text:span text:style-name="T485">-ed</text:span> читается как <text:span text:style-name="T485">id</text:span>: <text:span text:style-name="T485">recorded [рикодид]</text:span>. </text:p>
      <text:p text:style-name="P722">Если глагол заканчивается на <text:span text:style-name="T485">-e</text:span>, то её не надо писать 2 раза: <text:span text:style-name="T485">chase</text:span> → <text:span text:style-name="T485">chased</text:span>.</text:p>
      <text:p text:style-name="P1055"/>
      <text:p text:style-name="P1054">Слова-маячки Past Simple:</text:p>
      <text:list xml:id="list3844859694" text:style-name="L30">
        <text:list-item>
          <text:p text:style-name="P1597">ago — <text:span text:style-name="T1053">тому назад</text:span>;</text:p>
        </text:list-item>
        <text:list-item>
          <text:p text:style-name="P1598">last — <text:span text:style-name="T1053">прошлый</text:span>;</text:p>
        </text:list-item>
        <text:list-item>
          <text:p text:style-name="P1553">yesterday — вчера;</text:p>
        </text:list-item>
      </text:list>
      <text:p text:style-name="P427"/>
      <text:p text:style-name="P1058"><text:span text:style-name="T737">Past Simple часто путают с Present Perfect, потому что на русский они переводятся </text:span><text:span text:style-name="T738">почти</text:span><text:span text:style-name="T737"> одинаково. Главное отличие в том, что Present Perfect всегда будет сообщать доп</text:span><text:span text:style-name="T738">олнительную</text:span><text:span text:style-name="T737"> информацию, указывающ</text:span><text:span text:style-name="T738">ую </text:span><text:span text:style-name="T737">на настоящее время </text:span><text:span text:style-name="T738">(</text:span><text:span text:style-name="T739">чтобы сообщить</text:span><text:span text:style-name="T738"> результат).</text:span></text:p>
      <text:p text:style-name="P414"/>
      <text:p text:style-name="P415">Past Simple используется когда известен момент в прошлом. Если мы знаешь, </text:p>
      <text:p text:style-name="P415">когда произошло событие, то Present Perfect использовать нельзя.</text:p>
      <text:p text:style-name="P415"/>
      <text:p text:style-name="P226">Tom has lost his key — Том потерал ключ (у него сейчас нет ключа, </text:p>
      <text:p text:style-name="P226">потому что он его потерян).</text:p>
      <text:p text:style-name="P226"/>
      <text:p text:style-name="P226">Tom lost his key last weak — Том потерял ключ на прошлой неделе </text:p>
      <text:p text:style-name="P226">(не важно, есть у него ключ или нет).</text:p>
      <text:p text:style-name="P411"/>
      <text:p text:style-name="P412">В английском, если вопрос задается в настоящем, то и ответ должен быть в настоящем. </text:p>
      <text:p text:style-name="P412">Если вопрос в прошлом, то ответ также должен быть в прошлом.</text:p>
      <text:p text:style-name="P412"/>
      <text:p text:style-name="P412">Но если вопрос был в Present Perfect, а в ответе дается информация, когда именно это случилось, тогда необходимо отвечать в Past Simple.</text:p>
      <text:p text:style-name="P412"/>
      <text:p text:style-name="P224">Have you already started to learn English? Yes, I started to learn it 3 month ago — </text:p>
      <text:p text:style-name="P224">Ты уже начал учить английский? Да, 3 месяца назад (информация о времени).</text:p>
      <text:p text:style-name="P223"/>
      <text:p text:style-name="P413">Если вопрос содержит слово <text:span text:style-name="T485">when</text:span>, то он автоматически привязывает нас к моменту </text:p>
      <text:p text:style-name="P413">в прошлом. <text:span text:style-name="T1057">Поэтому Present Perfect в вопросах с </text:span><text:span text:style-name="T495">when</text:span><text:span text:style-name="T1057"> не используется.</text:span></text:p>
      <text:p text:style-name="P413"/>
      <text:p text:style-name="P225">Have you met him before? <text:span text:style-name="T1056">—</text:span> Вы раньше с ним встречались?</text:p>
      <text:p text:style-name="P225">When did you meet him? <text:span text:style-name="T1056">—</text:span> Когда вы встречались с ним?</text:p>
      <text:p text:style-name="P411"/>
      <text:p text:style-name="P368">Отрицания и вопросы в Past Simple</text:p>
      <text:p text:style-name="P410"/>
      <text:p text:style-name="P1060"><text:span text:style-name="T731">Отрицание представляет связку </text:span><text:span text:style-name="T561">did</text:span><text:span text:style-name="T731"> с частицей </text:span><text:span text:style-name="T561">not</text:span><text:span text:style-name="T731">, </text:span><text:span text:style-name="T741">которая ставится перед смысловым глаголом в начальной форме. </text:span><text:span text:style-name="T732">Обычно </text:span><text:span text:style-name="T741">эта связка</text:span><text:span text:style-name="T732"> сокращается до </text:span><text:span text:style-name="T562">didn`t</text:span><text:span text:style-name="T732">.</text:span></text:p>
      <text:p text:style-name="P420"/>
      <text:p text:style-name="P1060"><text:span text:style-name="T740">В вопросах </text:span><text:span text:style-name="T731">вспомогательный глагол </text:span><text:span text:style-name="T561">did</text:span><text:span text:style-name="T731"> используется </text:span><text:span text:style-name="T741">по тем же грамматическим </text:span></text:p>
      <text:p text:style-name="P1060"><text:span text:style-name="T741">правилам</text:span><text:span text:style-name="T731">, </text:span><text:span text:style-name="T732">как</text:span><text:span text:style-name="T731"> </text:span><text:span text:style-name="T561">do</text:span><text:span text:style-name="T731"> для Present Simple. </text:span></text:p>
      <text:p text:style-name="P409"/>
      <text:p text:style-name="P222"><text:span text:style-name="T980">Did</text:span> you <text:span text:style-name="T980">go</text:span> to Los Angeles last week? - Ты <text:span text:style-name="T980">ездил</text:span> в Лос Анжелес на прошлой неделе?</text:p>
      <text:p text:style-name="P222">I <text:span text:style-name="T980">didn`t go</text:span> to Los Angeles, I <text:span text:style-name="T980">went</text:span> to Bostom — Я <text:span text:style-name="T980">не ездил</text:span> в Лос Анжелес, я <text:span text:style-name="T980">ездил</text:span> в Бостон.</text:p>
      <text:p text:style-name="P1229"><text:soft-page-break/></text:p>
      <text:p text:style-name="P373">Past Continuous</text:p>
      <text:p text:style-name="P416"/>
      <text:p text:style-name="P1063"><text:span text:style-name="T743">О</text:span><text:span text:style-name="T742">значает процесс или незаконченное действие, которое привязано к точному моменту </text:span></text:p>
      <text:p text:style-name="P1063"><text:span text:style-name="T742">в </text:span><text:span text:style-name="T825">прошлом</text:span><text:span text:style-name="T742"> (т. е. действие происходило и не было закончено).</text:span></text:p>
      <text:p text:style-name="P418"/>
      <text:p text:style-name="P1062"><text:span text:style-name="T742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46">обсуждаемая ситуация</text:span><text:span text:style-name="T742">).</text:span></text:p>
      <text:p text:style-name="P418"/>
      <text:p text:style-name="P1064"><text:span text:style-name="T743">Состоит из 2х частей: вспомогательного глагола </text:span><text:span text:style-name="T564">be</text:span><text:span text:style-name="T743"> (</text:span><text:span text:style-name="T744">формы как в Past Simple</text:span><text:span text:style-name="T743">) и смыслового глагола с окончанием </text:span><text:span text:style-name="T564">-ing</text:span><text:span text:style-name="T743">. </text:span><text:span text:style-name="T742">На русский переводится глаголом в прошедшем времени.</text:span></text:p>
      <text:p text:style-name="P419"/>
      <text:p text:style-name="P227">Last Sunday at 5 I <text:span text:style-name="T980">was having</text:span> dinner with my friends — В прошлое воскресенье в 5 </text:p>
      <text:p text:style-name="P227">я <text:span text:style-name="T980">ужинал</text:span> со своими друзьями (привязка к точному моменту в прошлом).</text:p>
      <text:p text:style-name="P40"><text:span text:style-name="T1028">My parents </text:span><text:span text:style-name="T1019">were watching</text:span><text:span text:style-name="T1028"> TV when I came home yesterday — Мои родители </text:span><text:span text:style-name="T1019">смотрели</text:span><text:span text:style-name="T1028"> телевизор, когда я пришел вчера домой (незаконченное действие </text:span><text:span text:style-name="T1029">в тот момент</text:span><text:span text:style-name="T1028">).</text:span></text:p>
      <text:p text:style-name="P228"/>
      <text:p text:style-name="P1064"><text:span text:style-name="T744">В отрицаниях и вопросах </text:span><text:span text:style-name="T745">глагол </text:span><text:span text:style-name="T565">be</text:span><text:span text:style-name="T744"> ведет себя точно так же, как и </text:span><text:span text:style-name="T745">для</text:span><text:span text:style-name="T744"> Past Simple:</text:span></text:p>
      <text:p text:style-name="P41"><text:span text:style-name="T1030">W</text:span><text:span text:style-name="T1002">e weren`t reading — Мы не читали (именно тогда). Was I running? — Я бежал?</text:span></text:p>
      <text:p text:style-name="P230"/>
      <text:p text:style-name="P423">В одном предложении часто используются Past Continuous и Past Simple одновременно.</text:p>
      <text:p text:style-name="P1067"><text:span text:style-name="T747">Действие, длящееся какое-то время (</text:span><text:span text:style-name="T748">Past Continuous</text:span><text:span text:style-name="T747">) может прерываться более коротким действием (</text:span><text:span text:style-name="T748">Past Simple</text:span><text:span text:style-name="T753">)</text:span><text:span text:style-name="T747"> </text:span><text:span text:style-name="T751">либо другим Past Continuous </text:span><text:span text:style-name="T754">(смотреть по контексту)</text:span><text:span text:style-name="T751">.</text:span></text:p>
      <text:p text:style-name="P421"/>
      <text:p text:style-name="P1065"><text:span text:style-name="T747">В этом случае предложение может содержать слово </text:span><text:span text:style-name="T566">while</text:span><text:span text:style-name="T747"> </text:span><text:span text:style-name="T749">(в то время, как)</text:span><text:span text:style-name="T747"> в той части, которая относится к <text:s/></text:span><text:span text:style-name="T748">Past Continuous, </text:span><text:span text:style-name="T747">либо </text:span><text:span text:style-name="T566">when</text:span><text:span text:style-name="T747">, там, где используется Past Simple.</text:span></text:p>
      <text:p text:style-name="P421"/>
      <text:p text:style-name="P42"><text:span text:style-name="T1020">While</text:span><text:span text:style-name="T1031"> I was working in the garden, I </text:span><text:span text:style-name="T1032">kicked</text:span><text:span text:style-name="T1031"> my leg — Пока я работал в саду, я </text:span><text:span text:style-name="T1033">пнул</text:span><text:span text:style-name="T1031"> ногу.</text:span></text:p>
      <text:p text:style-name="P43"><text:span text:style-name="T1002">I was working in the garden </text:span><text:span text:style-name="T1017">when</text:span><text:span text:style-name="T1002"> I kicked my leg — </text:span><text:span text:style-name="T1032">Я работал в саду, когда </text:span><text:span text:style-name="T1033">пнул</text:span><text:span text:style-name="T1032"> ногу</text:span><text:span text:style-name="T1002">.</text:span></text:p>
      <text:p text:style-name="P231"/>
      <text:p text:style-name="P44"><text:span text:style-name="T1017">While</text:span><text:span text:style-name="T1002"> Tom was reading, Amely was watching a documentary on TV — Пока </text:span><text:span text:style-name="T1034">Т</text:span><text:span text:style-name="T1002">ом читал, </text:span></text:p>
      <text:p text:style-name="P232">Эмили смотрела документальный фильм по телевизору.</text:p>
      <text:p text:style-name="P424"/>
      <text:p text:style-name="P1066"><text:span text:style-name="T752">Если действия происходят не одновременно, а следуют одно за другим</text:span><text:span text:style-name="T750">, то в этом </text:span></text:p>
      <text:p text:style-name="P422">случае нужно использовать <text:span text:style-name="T1090">только</text:span> Past Simple.</text:p>
      <text:p text:style-name="P422"/>
      <text:p text:style-name="P229">I saw Jane in the street yesterday. I stopped and said hello — Я увидел Джейн вчера на улице. </text:p>
      <text:p text:style-name="P229">Я остановился и поздоровался (сказал «привет»).</text:p>
      <text:p text:style-name="P370"/>
      <text:p text:style-name="P370">Будущие. Future</text:p>
      <text:p text:style-name="P244"/>
      <text:p text:style-name="P249">В английском языке о будущем можно говорить не только с помощью формы Future, но и </text:p>
      <text:p text:style-name="P1073"><text:span text:style-name="T768">с помощью </text:span><text:span text:style-name="T772">формы</text:span><text:span text:style-name="T768"> </text:span><text:span text:style-name="T770">Present</text:span><text:span text:style-name="T768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48"/>
      <text:p text:style-name="P1072"><text:span text:style-name="T769">Другие варианты Future (кроме </text:span><text:span text:style-name="T771">Future </text:span><text:span text:style-name="T769">Simple) используются редко, </text:span><text:span text:style-name="T771">т. к.</text:span><text:span text:style-name="T769"> они громоздкие и довольно неудобные. В современном английском можно обойтись без них.</text:span></text:p>
      <text:p text:style-name="P248"/>
      <text:p text:style-name="P1070"><text:span text:style-name="T231">На будущ</text:span><text:span text:style-name="T232">и</text:span><text:span text:style-name="T231">е могут также указы</text:span><text:span text:style-name="T232">вать</text:span><text:span text:style-name="T231"> модальные глаголы </text:span><text:span text:style-name="T233">и оборот </text:span><text:span text:style-name="T144">be going to</text:span><text:span text:style-name="T234">, </text:span><text:span text:style-name="T233">который </text:span></text:p>
      <text:p text:style-name="P1070"><text:span text:style-name="T233">в основном</text:span><text:span text:style-name="T234"> встречается </text:span><text:span text:style-name="T233">в разговорной речи и нередко используется вместо Future Simple.</text:span></text:p>
      <text:p text:style-name="P248"/>
      <text:p text:style-name="P598"/>
      <text:p text:style-name="P1424">Present Continuous в значении будущего</text:p>
      <text:p text:style-name="P250"/>
      <text:p text:style-name="P250">Используется, чтобы сказать о личных планах. В предложении обычно указывается дата </text:p>
      <text:p text:style-name="P250">или время, связанные с будущим. Переводить можно как будущим так и настоящим.</text:p>
      <text:p text:style-name="P250"/>
      <text:p text:style-name="P917">What are you doing on Satureday? <text:span text:style-name="T379">—</text:span> Что ты делаешь в субботу? (какие у тебя планы?)</text:p>
      <text:p text:style-name="P926">I am flying to London tomorrow — <text:span text:style-name="T1091">Завтра я лечу в Лондон (личный план)</text:span></text:p>
      <text:p text:style-name="P926"/>
      <text:p text:style-name="P821">Present Simple в значении будущего</text:p>
      <text:p text:style-name="P927"/>
      <text:p text:style-name="P251"><text:span text:style-name="T321">Используется, чтобы сказать о том, что </text:span><text:span text:style-name="T323">что-то </text:span><text:span text:style-name="T321">должно произойти по рассписанию, либо </text:span></text:p>
      <text:p text:style-name="P251"><text:span text:style-name="T321">о собственном графике. </text:span><text:span text:style-name="T322">Переводить можно как будущим так и настоящим.</text:span></text:p>
      <text:p text:style-name="P832"/>
      <text:p text:style-name="P832">Ключевое отличие от Present Continuous в том, что расписание не зависит от говорящего, </text:p>
      <text:p text:style-name="P1068"><text:span text:style-name="T152">т. е. речь может идти </text:span><text:span text:style-name="T153">о </text:span><text:span text:style-name="T152">рассписании транспорта, сеансов в кино и т. </text:span><text:span text:style-name="T153">п</text:span><text:span text:style-name="T152">.</text:span></text:p>
      <text:p text:style-name="P928">My airplane flies at 6 o`clock tomorrow — Мой самолет летит завтра в 6 (рассписание)</text:p>
      <text:p text:style-name="P1230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930"/>
      <text:p text:style-name="P822">Оборот <text:span text:style-name="T485">be going to</text:span></text:p>
      <text:p text:style-name="P833"/>
      <text:p text:style-name="P1069"><text:span text:style-name="T154">Подразумевает, что человек говорит не о спонтанном решении что-либо сделать, </text:span><text:span text:style-name="T157">а о заранее </text:span><text:span text:style-name="T158">продуманных</text:span><text:span text:style-name="T157"> действиях. </text:span><text:span text:style-name="T154">На русский переводится как «собираюсь сделать».</text:span></text:p>
      <text:p text:style-name="P833"/>
      <text:p text:style-name="P253"><text:span text:style-name="T320">Чтобы использовать, нужно поставить глагол </text:span><text:span text:style-name="T102">be</text:span><text:span text:style-name="T320"> в форму </text:span><text:span text:style-name="T102">am/is/are</text:span><text:span text:style-name="T320">, а смысловой глагол оставить в начальной форме, после </text:span><text:span text:style-name="T102">going to</text:span><text:span text:style-name="T320">.</text:span></text:p>
      <text:p text:style-name="P833"/>
      <text:p text:style-name="P929">I`m going to meet my friends tomorrow — Я собираюсь встретиться с друзьями завтра.</text:p>
      <text:p text:style-name="P1217"><text:span text:style-name="T41">I`m going to go</text:span><text:span text:style-name="T330"> out after I finish my work — Я собираюсь погулять после, как закончу работу.</text:span></text:p>
      <text:p text:style-name="P833"/>
      <text:p text:style-name="P1071"><text:span text:style-name="T154">В разговорной </text:span><text:span text:style-name="T158">стиле</text:span><text:span text:style-name="T155"> </text:span><text:span text:style-name="T156">этот </text:span><text:span text:style-name="T155">оборот </text:span><text:span text:style-name="T154">очень часто </text:span><text:span text:style-name="T158">записывается</text:span><text:span text:style-name="T154"> как </text:span><text:span text:style-name="T104">gonna</text:span><text:span text:style-name="T154"> </text:span><text:span text:style-name="T104">[гона].</text:span></text:p>
      <text:p text:style-name="P931"/>
      <text:p text:style-name="P254"><text:span text:style-name="T320">Также его используют, когда очевидно, что вот-вот случится какое-то действие. В этом случае </text:span><text:span text:style-name="T102">be goin to </text:span><text:span text:style-name="T320">передает оттенок неизбежности происходящего и применяется по отношению </text:span></text:p>
      <text:p text:style-name="P834">к постороннему человеку или объетку.</text:p>
      <text:p text:style-name="P834"/>
      <text:p text:style-name="P932">Look! He`s going to fall — Смотри! Он сейчас упадет.</text:p>
      <text:p text:style-name="P932">The sky is dark. It`s going to rain — Небо темное. Сейчас пойдет дождь.</text:p>
      <text:p text:style-name="P824"/>
      <text:p text:style-name="P823">Future Simple</text:p>
      <text:p text:style-name="P835"/>
      <text:p text:style-name="P1074"><text:span text:style-name="T159">Сообщает о будущих, еще не случившихся событиях. </text:span><text:span text:style-name="T160">Эта форма говорит о том, что человек сделает что-то в будущем, но решение он принял в момент речи, </text:span><text:span text:style-name="T161">т. е. описывает не спланированные, а спонтанные дейсвтия. </text:span></text:p>
      <text:p text:style-name="P838"/>
      <text:p text:style-name="P1074"><text:span text:style-name="T162">В</text:span><text:span text:style-name="T161"> предложени</text:span><text:span text:style-name="T162">ях</text:span><text:span text:style-name="T161"> </text:span><text:span text:style-name="T162">будут </text:span><text:span text:style-name="T161">часто </text:span><text:span text:style-name="T162">попадаться слова</text:span><text:span text:style-name="T161">, </text:span><text:span text:style-name="T162">выражающие</text:span><text:span text:style-name="T161"> мнение: <text:s/></text:span><text:span text:style-name="T105">I think </text:span><text:span text:style-name="T106">(я думаю)</text:span><text:span text:style-name="T105">, </text:span></text:p>
      <text:p text:style-name="P1074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842"/>
      <text:p text:style-name="P837">Схема состоит из 2х частей: вспомогательного глагола <text:span text:style-name="T485">will </text:span><text:span text:style-name="T1095">(заменяет </text:span><text:span text:style-name="T496">do/did</text:span><text:span text:style-name="T1095">)</text:span> </text:p>
      <text:p text:style-name="P837">и смыслового глагола в начальной форме. </text:p>
      <text:p text:style-name="P934"/>
      <text:p text:style-name="P837"><text:span text:style-name="T485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85">not</text:span>.</text:p>
      <text:p text:style-name="P836"><text:soft-page-break/>В речи и на письме <text:span text:style-name="T485">will</text:span> обычно сокращается до <text:span text:style-name="T485">`ll</text:span>, а отрицание <text:span text:style-name="T485">will</text:span> <text:span text:style-name="T485">not</text:span> д<text:span text:style-name="T1094">о</text:span> <text:span text:style-name="T485">won`t</text:span>.</text:p>
      <text:p text:style-name="P836"/>
      <text:p text:style-name="P933">We <text:span text:style-name="T980">will</text:span> proobably <text:span text:style-name="T980">meet</text:span> soon — Мы, возможно, скоро <text:span text:style-name="T980">встретимся</text:span>.</text:p>
      <text:p text:style-name="P933">I hope everything <text:span text:style-name="T980">will be</text:span> fine — Надеюсь, все <text:span text:style-name="T980">будет </text:span>хорошо.</text:p>
      <text:p text:style-name="P933"><text:span text:style-name="T980">Will</text:span> you <text:span text:style-name="T980">be</text:span> at home toworrow? No, I won`t — <text:span text:style-name="T1093">Ты </text:span><text:span text:style-name="T982">будешь</text:span><text:span text:style-name="T1093"> завтра дома? Нет</text:span>.</text:p>
      <text:p text:style-name="P836"/>
      <text:p text:style-name="P841">Чтобы правильно подобрать нужную форму, нужно отталкиваться от контекста:</text:p>
      <text:list xml:id="list3261216455" text:style-name="L31">
        <text:list-item>
          <text:p text:style-name="P1447">I will do — я сделаю (считаю/верю, что сделаю это);</text:p>
        </text:list-item>
        <text:list-item>
          <text:p text:style-name="P1448">I am doing — я сделаю (потому что уже спланировал это);</text:p>
        </text:list-item>
        <text:list-item>
          <text:p text:style-name="P1448">I am going to do — я собираюсь сделать (ключевое слово «собираюсь»).</text:p>
        </text:list-item>
      </text:list>
      <text:p text:style-name="P839"/>
      <text:p text:style-name="P840">Нередко, вместо will используется модальный глагол might:</text:p>
      <text:p text:style-name="P936">I might do it — Наверное, я сделаю это.</text:p>
      <text:p text:style-name="P935"/>
      <text:p text:style-name="P1037">Модальные глаголы</text:p>
      <text:p text:style-name="P937"/>
      <text:p text:style-name="P845">Это особенные глаголы, которые одновременно:</text:p>
      <text:list xml:id="list3317135487" text:style-name="L32">
        <text:list-item>
          <text:p text:style-name="P1449">передают смысл (используются как смысловые глаголы);</text:p>
        </text:list-item>
        <text:list-item>
          <text:p text:style-name="P1449">передают время (привязывают дейсвтие к какому-то времени);</text:p>
        </text:list-item>
        <text:list-item>
          <text:p text:style-name="P1449">используются по тем же правилами, что и вспомогательные глаголы.</text:p>
        </text:list-item>
      </text:list>
      <text:p text:style-name="P843"/>
      <text:p text:style-name="P843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843">а в отрицаниях используются вместе с частицей <text:span text:style-name="T485">not</text:span>.</text:p>
      <text:p text:style-name="P843"/>
      <text:p text:style-name="P1083"><text:span text:style-name="T165">Модальные глаголы не имеют окончаний и дополнительных форм. </text:span><text:span text:style-name="T187">Т. е. </text:span><text:span text:style-name="T165">не меняются в зависимости от подлежащего </text:span><text:span text:style-name="T187">(нет окончания -s, если подлежащее he/she/it и </text:span><text:span text:style-name="T188">пр</text:span><text:span text:style-name="T187">)</text:span><text:span text:style-name="T165">. </text:span></text:p>
      <text:p text:style-name="P844"/>
      <text:p text:style-name="P851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851"/>
      <text:p text:style-name="P852"><text:span text:style-name="T1116">После модального глагола почти всегда </text:span><text:span text:style-name="T1118">идет</text:span><text:span text:style-name="T1116"> смысловой глагол в начальной форме, </text:span><text:span text:style-name="T1119">но </text:span><text:span text:style-name="T1116">без частицы </text:span><text:span text:style-name="T501">to. </text:span><text:span text:style-name="T1117">Также смысловой глагол в начальной форме идет после модальных кострукций.</text:span></text:p>
      <text:p text:style-name="P851"/>
      <text:p text:style-name="P1231"><text:span text:style-name="T187">М</text:span><text:span text:style-name="T151">одальные глаголы: </text:span><text:span text:style-name="T102">can, could, must, might, may, should, would, will, shall</text:span><text:span text:style-name="T151">.</text:span></text:p>
      <text:p text:style-name="P1111"><text:span text:style-name="T177">М</text:span><text:span text:style-name="T223">одальные конструкции: </text:span><text:span text:style-name="T136">be able to, have to, used to</text:span><text:span text:style-name="T223">.</text:span></text:p>
      <text:p text:style-name="P853"/>
      <text:p text:style-name="P1111"><text:span text:style-name="T318">Глаголы </text:span><text:span text:style-name="T147">w</text:span><text:span text:style-name="T148">ill</text:span><text:span text:style-name="T319"> и </text:span><text:span text:style-name="T147">s</text:span><text:span text:style-name="T148">hall</text:span></text:p>
      <text:p text:style-name="P854"/>
      <text:p text:style-name="P1232"><text:span text:style-name="T151">В Future Simple </text:span><text:span text:style-name="T102">will</text:span><text:span text:style-name="T151"> используется как вспомогательный глагол. Но иногда он также</text:span></text:p>
      <text:p text:style-name="P1232"><text:span text:style-name="T151">используется как модальный глагол. Это касается ситуац</text:span><text:span text:style-name="T163">и</text:span><text:span text:style-name="T151">й, когда нужно предложить свою помощь либо обратиться за помощью самому.</text:span></text:p>
      <text:p text:style-name="P855"/>
      <text:p text:style-name="P938">You luggage is heavy. I`ll help you — У вас тяжелый багаж. Я помогу вам.</text:p>
      <text:p text:style-name="P938">Will you help me? — Ты мне поможешь?</text:p>
      <text:p text:style-name="P855"/>
      <text:p text:style-name="P1076"><text:span text:style-name="T163">Ситуации с </text:span><text:span text:style-name="T107">will</text:span><text:span text:style-name="T163"> переводятся будущим, а с </text:span><text:span text:style-name="T107">won`t </text:span><text:span text:style-name="T163">— настоящим. </text:span><text:span text:style-name="T107">Won`t</text:span><text:span text:style-name="T163"> означает </text:span></text:p>
      <text:p text:style-name="P847">«отказывается» (не смотря на мои ожидание, действие не происходит).</text:p>
      <text:p text:style-name="P846"/>
      <text:p text:style-name="P939"/>
      <text:p text:style-name="P1433">What`s wrong? My Car won`t start — Что случилось? Моя машина не заводится. </text:p>
      <text:p text:style-name="P939">(отказывается заводиться)</text:p>
      <text:p text:style-name="P846"/>
      <text:p text:style-name="P1075"><text:span text:style-name="T164">Модальный глагол </text:span><text:span text:style-name="T108">shall</text:span><text:span text:style-name="T16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4">.</text:span></text:p>
      <text:p text:style-name="P848"/>
      <text:p text:style-name="P1075"><text:span text:style-name="T16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4"> или </text:span><text:span text:style-name="T108">we</text:span><text:span text:style-name="T164">.</text:span></text:p>
      <text:p text:style-name="P848"/>
      <text:p text:style-name="P940">Shall I close the door? - Я закрою дверь? (вы не против, если я закрою дверь?)</text:p>
      <text:p text:style-name="P45"><text:span text:style-name="T324">S</text:span><text:span text:style-name="T320">hall we dance? - Потанцуем? (вы не против потанцевать?)</text:span></text:p>
      <text:p text:style-name="P846"/>
      <text:p text:style-name="P825"><text:span text:style-name="T1101">Глаголы </text:span><text:span text:style-name="T498">c</text:span><text:span text:style-name="T485">an</text:span> и <text:span text:style-name="T498">c</text:span><text:span text:style-name="T485">ould</text:span></text:p>
      <text:p text:style-name="P848"/>
      <text:p text:style-name="P1081"><text:span text:style-name="T120">Can</text:span><text:span text:style-name="T166"> переводится как «умею», «могу», «смогу». </text:span><text:span text:style-name="T185">С</text:span><text:span text:style-name="T166"> частицей </text:span><text:span text:style-name="T120">not</text:span><text:span text:style-name="T166"> в пишется либо </text:span></text:p>
      <text:p text:style-name="P688"><text:span text:style-name="T166">слитно — </text:span><text:span text:style-name="T120">cannot</text:span><text:span text:style-name="T166">, либо сокращенно — </text:span><text:span text:style-name="T120">can`t</text:span><text:span text:style-name="T166">. </text:span><text:span text:style-name="T185">М</text:span><text:span text:style-name="T167">ожет передавать следующие значения:</text:span></text:p>
      <text:list xml:id="list3929744744" text:style-name="L33">
        <text:list-item>
          <text:p text:style-name="P1599"><text:span text:style-name="T166">у</text:span><text:span text:style-name="T167">мственные или физические возможности, умение что-то сделать;</text:span></text:p>
        </text:list-item>
        <text:list-item>
          <text:p text:style-name="P1450">разрешение или запрет что-то cделать;</text:p>
        </text:list-item>
        <text:list-item>
          <text:p text:style-name="P1450">просьба или предложение о помощи;</text:p>
        </text:list-item>
        <text:list-item>
          <text:p text:style-name="P1450">неуверенность в совершении действия (в вопросах).</text:p>
        </text:list-item>
      </text:list>
      <text:p text:style-name="P850"/>
      <text:p text:style-name="P46"><text:span text:style-name="T325">H</text:span><text:span text:style-name="T320">e can understand my English — Он может понимать мой английский.</text:span></text:p>
      <text:p text:style-name="P941">You can`t smoke here — Ты не можешь сдесь курить.</text:p>
      <text:p text:style-name="P941">Can I help you? - Я могу вам помочь?</text:p>
      <text:p text:style-name="P856"/>
      <text:p text:style-name="P1233"><text:span text:style-name="T166">В </text:span><text:span text:style-name="T151">разговорной речи </text:span><text:span text:style-name="T102">can</text:span><text:span text:style-name="T151"> широко используется именно, когда нужно спросить разрешение </text:span></text:p>
      <text:p text:style-name="P1234"><text:span text:style-name="T151">что-то сделать. </text:span><text:span text:style-name="T191">Е</text:span><text:span text:style-name="T189">сли нужно спросить разрешение вежливо, то используется may.</text:span></text:p>
      <text:p text:style-name="P892"/>
      <text:p text:style-name="P1084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1084"><text:span text:style-name="T122">твоим/</text:span><text:span text:style-name="T123">вашим телефоном?</text:span></text:p>
      <text:p text:style-name="P849"/>
      <text:p text:style-name="P1235"><text:span text:style-name="T102">Could [куд] </text:span><text:span text:style-name="T151">переводится как «мог», «мог бы» и является прошедшей формой от </text:span><text:span text:style-name="T102">can</text:span><text:span text:style-name="T151">. </text:span></text:p>
      <text:p text:style-name="P857">Его следует использовать, когда мы говорим о том, что что-то умели или могли в прошлом.</text:p>
      <text:p text:style-name="P891">Также <text:span text:style-name="T485">could</text:span> <text:span text:style-name="T1120">применяется</text:span> в качестве официальной формы обращения.</text:p>
      <text:p text:style-name="P857"/>
      <text:p text:style-name="P942">I could read at the age of 4 — Я мог читать в 4 года.</text:p>
      <text:p text:style-name="P942">This story could be true — Эта история могла бы быть правдой.</text:p>
      <text:p text:style-name="P830"/>
      <text:p text:style-name="P830"><text:span text:style-name="T1099">К</text:span>онструкция <text:span text:style-name="T485">be able to</text:span></text:p>
      <text:p text:style-name="P858"/>
      <text:p text:style-name="P859">Дублирует по значению модальные глаголы <text:span text:style-name="T485">can/could</text:span>. Говорит о возможности </text:p>
      <text:p text:style-name="P859">соверишить действие. <text:span text:style-name="T1114">В настоящем времени </text:span><text:span text:style-name="T1098">заменяется модальным глаголом </text:span><text:span text:style-name="T497">can</text:span><text:span text:style-name="T1114">.</text:span></text:p>
      <text:p text:style-name="P859"/>
      <text:p text:style-name="P860">В этой конструкции глагол <text:span text:style-name="T485">be</text:span> передает время:</text:p>
      <text:list xml:id="list836391311" text:style-name="L34">
        <text:list-item>
          <text:p text:style-name="P1451">am/is/are able to — могу/может/могут (есть возможность);</text:p>
        </text:list-item>
        <text:list-item>
          <text:p text:style-name="P1451">was/were able to — смог/смогли;</text:p>
        </text:list-item>
        <text:list-item>
          <text:p text:style-name="P1451">will be able to — смогу/сможет/смогут.</text:p>
        </text:list-item>
      </text:list>
      <text:p text:style-name="P861"/>
      <text:p text:style-name="P1077"><text:span text:style-name="T109">B</text:span><text:span text:style-name="T110">e able to</text:span><text:span text:style-name="T168"> передает оттенок </text:span><text:span text:style-name="T169">того, что </text:span><text:span text:style-name="T172">человек</text:span><text:span text:style-name="T169"> обычно не может сделать, но именно тогда </text:span></text:p>
      <text:p text:style-name="P1077"><text:span text:style-name="T169">смог (в прошедшем) или сможет (в будущем).</text:span><text:span text:style-name="T168"> </text:span><text:span text:style-name="T169">Т</text:span><text:span text:style-name="T168">. е. не «мог</text:span><text:span text:style-name="T169">у</text:span><text:span text:style-name="T168">», а «</text:span><text:span text:style-name="T169">смогу</text:span><text:span text:style-name="T168">».</text:span></text:p>
      <text:p text:style-name="P862"/>
      <text:p text:style-name="P943"><text:soft-page-break/>Stacey talked rather quickly, but I was able to understand her — Стэйси говорила довольно быстро, но я смог понять её.</text:p>
      <text:p text:style-name="P943"/>
      <text:p text:style-name="P943">If I learn French, I will be able to understand it — Если я буду учить французский, </text:p>
      <text:p text:style-name="P943">я смогу понимать его.</text:p>
      <text:p text:style-name="P943"/>
      <text:p text:style-name="P826"><text:span text:style-name="T1101">Глаголы </text:span><text:span text:style-name="T498">m</text:span><text:span text:style-name="T485">ight</text:span> и <text:span text:style-name="T498">m</text:span><text:span text:style-name="T485">ay</text:span></text:p>
      <text:p text:style-name="P943"/>
      <text:p text:style-name="P1082"><text:span text:style-name="T186">M</text:span><text:span text:style-name="T113">ight [майт]</text:span><text:span text:style-name="T170"> переводится как «может» или «мог бы», </text:span><text:span text:style-name="T177">а</text:span><text:span text:style-name="T1103"> т</text:span>акже <text:span text:style-name="T170">наречием </text:span><text:span text:style-name="T175">«возможно», «вероятно», </text:span><text:span text:style-name="T176">«должно быть», </text:span><text:span text:style-name="T175">«наверное»</text:span><text:span text:style-name="T170">. </text:span></text:p>
      <text:p text:style-name="P888"/>
      <text:p text:style-name="P863">Он указывает на вероятность того, что ситуация может происходить сейчас или произойти </text:p>
      <text:p text:style-name="P863">в ближайшем будущем. Является синонимом фразе <text:span text:style-name="T485">it is possible that</text:span> (возможно, что).</text:p>
      <text:p text:style-name="P961"/>
      <text:p text:style-name="P1236"><text:span text:style-name="T102">Look at the sky. It might rain — Посмотри на небо. Возможно </text:span><text:span text:style-name="T112">пойдет дождь.</text:span></text:p>
      <text:p text:style-name="P1237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943"/>
      <text:p text:style-name="P1119"><text:span text:style-name="T186">Отрицание</text:span><text:span text:style-name="T171"> </text:span><text:span text:style-name="T111">might</text:span><text:span text:style-name="T171"> </text:span><text:span text:style-name="T111">not</text:span><text:span text:style-name="T171"> </text:span><text:span text:style-name="T186">сокращается до</text:span><text:span text:style-name="T171"> </text:span><text:span text:style-name="T111">mightn`t [майтэнт]</text:span><text:span text:style-name="T171">.</text:span></text:p>
      <text:p text:style-name="P889"/>
      <text:p text:style-name="P1119"><text:span text:style-name="T170">Модальный глагол </text:span><text:span text:style-name="T113">may</text:span><text:span text:style-name="T170"> в современном английском используется </text:span><text:span text:style-name="T171">редко</text:span><text:span text:style-name="T170">. Но его часто применяют, когда нужно предложить помощь незнакомому человеку. </text:span><text:span text:style-name="T190">Он п</text:span><text:span text:style-name="T170">ереводится как «иметь возможность» и по сути </text:span><text:span text:style-name="T171">взаимозаменяем с</text:span><text:span text:style-name="T170"> </text:span><text:span text:style-name="T113">might</text:span><text:span text:style-name="T170">.</text:span></text:p>
      <text:p text:style-name="P944"/>
      <text:p text:style-name="P944">May I help you, sir? Я могу вам помочь, сэр? (имею ли я возможность вам помочь?)</text:p>
      <text:p text:style-name="P890"/>
      <text:p text:style-name="P827"><text:span text:style-name="T1102">Глагол </text:span><text:span text:style-name="T499">m</text:span><text:span text:style-name="T485">ust</text:span></text:p>
      <text:p text:style-name="P864"/>
      <text:p text:style-name="P1085"><text:span text:style-name="T192">О</text:span><text:span text:style-name="T176">дин из самых распространенных в речи модальных глаголов. </text:span><text:span text:style-name="T193">И</text:span><text:span text:style-name="T176">спользуется в настоящем времени. Переводится как «должен», «обязан» или «должно быть», «</text:span><text:span text:style-name="T173">наверное»</text:span><text:span text:style-name="T176">.</text:span></text:p>
      <text:p text:style-name="P865"/>
      <text:p text:style-name="P687"><text:span text:style-name="T173">П</text:span><text:span text:style-name="T167">ереда</text:span><text:span text:style-name="T173">ет</text:span><text:span text:style-name="T167"> следующие значения</text:span><text:span text:style-name="T174">:</text:span></text:p>
      <text:list xml:id="list3009457204" text:style-name="L35">
        <text:list-item>
          <text:p text:style-name="P1452">необходимость, обязанность, долг;</text:p>
        </text:list-item>
        <text:list-item>
          <text:p text:style-name="P1453">настойчивый совет, приказ, запрет (в отрицаниях);</text:p>
        </text:list-item>
      </text:list>
      <text:p text:style-name="P962"/>
      <text:p text:style-name="P962">I must go — Я должен идти. </text:p>
      <text:p text:style-name="P947">He must not be at home now — <text:s/><text:span text:style-name="T1113">О</text:span>н не должен сейчас быть дома.</text:p>
      <text:p text:style-name="P1111"><text:span text:style-name="T137">Must we hurry? — Нам нужно торопиться? </text:span><text:span text:style-name="T138">(должны ли мы торопиться?)</text:span></text:p>
      <text:p text:style-name="P947"/>
      <text:p text:style-name="P1111"><text:span text:style-name="T174">Отрицание </text:span><text:span text:style-name="T121">must not</text:span><text:span text:style-name="T174"> </text:span><text:span text:style-name="T186">означает</text:span><text:span text:style-name="T174"> «нельзя», «запрещено». Сокращается до </text:span><text:span text:style-name="T121">musn`t [мазнт]</text:span><text:span text:style-name="T174">.</text:span></text:p>
      <text:p text:style-name="P945">You musn`t park here — Здесь нельзя парковаться.</text:p>
      <text:p text:style-name="P865"/>
      <text:p text:style-name="P866">Когда <text:span text:style-name="T485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866"/>
      <text:p text:style-name="P946">She has worked so hard these days. She must<text:span text:style-name="T980"> </text:span>be very tired — </text:p>
      <text:p text:style-name="P946">Она так много работала в эти дни. Она, наверное, очень <text:span text:style-name="T1100">уставшая.</text:span></text:p>
      <text:p text:style-name="P948"/>
      <text:p text:style-name="P828">Конструкция <text:span text:style-name="T485">have to</text:span></text:p>
      <text:p text:style-name="P867"/>
      <text:p text:style-name="P869">Дублирует по значению модальный глагол <text:span text:style-name="T485">must</text:span>. Говорит об обязанностях, </text:p>
      <text:p text:style-name="P869">которые человек вынежден выполнять <text:span text:style-name="T1115">не по свое воле</text:span>. </text:p>
      <text:p text:style-name="P868"/>
      <text:p text:style-name="P868"><text:soft-page-break/>В настоящем времени <text:span text:style-name="T485">have to</text:span> и <text:span text:style-name="T485">must</text:span> взаимозаменяемы и часто разницы между ними нет.</text:p>
      <text:p text:style-name="P868">Однако <text:span text:style-name="T485">must</text:span> означает необходимость, которая исходит от самого человека, </text:p>
      <text:p text:style-name="P868">а <text:span text:style-name="T485">have to</text:span> говорит о необходимости, исходящей извне.</text:p>
      <text:p text:style-name="P868"/>
      <text:p text:style-name="P949">I must do it — Я должен это сделать (это мой долг).</text:p>
      <text:p text:style-name="P949">I have to do it — Я должен это сделать (того требуют обстоятельства).</text:p>
      <text:p text:style-name="P868"/>
      <text:p text:style-name="P1078"><text:span text:style-name="T115">Have to</text:span><text:span text:style-name="T178">, в отличие от </text:span><text:span text:style-name="T115">must</text:span><text:span text:style-name="T178">, может употребляться во всех временах. Форма в будущем </text:span></text:p>
      <text:p text:style-name="P870">времени используется редко и ее предпочитают заменять на форму настоящего.</text:p>
      <text:p text:style-name="P870"/>
      <text:p text:style-name="P870">Отрицательная и вопросительная форма образуется с помощью вспомогательных </text:p>
      <text:p text:style-name="P1078"><text:span text:style-name="T178">глаголов </text:span><text:span text:style-name="T115">do/did/will</text:span><text:span text:style-name="T178">. (</text:span><text:span text:style-name="T194">здесь </text:span><text:span text:style-name="T115">have</text:span><text:span text:style-name="T178"> ведет себя как смысловой глагол).</text:span></text:p>
      <text:p text:style-name="P951"/>
      <text:p text:style-name="P950"><text:span text:style-name="T1123">I </text:span><text:span text:style-name="T320">had to go — Я должен был идти.</text:span></text:p>
      <text:p text:style-name="P949">He doesn`t have to go — Он не должен идти.</text:p>
      <text:p text:style-name="P963">Will they have to go? — Они должны будут идти?</text:p>
      <text:p text:style-name="P871"/>
      <text:p text:style-name="P1238"><text:span text:style-name="T178">В </text:span><text:span text:style-name="T151">отрицательных предложениях </text:span><text:span text:style-name="T102">have to</text:span><text:span text:style-name="T151"> и </text:span><text:span text:style-name="T102">must</text:span><text:span text:style-name="T151"> передают разный смысл. </text:span></text:p>
      <text:p text:style-name="P1238"><text:span text:style-name="T102">Must not</text:span><text:span text:style-name="T151"> выражает запрет, а </text:span><text:span text:style-name="T102">heve to</text:span><text:span text:style-name="T151"> — отсутсвие обязанности.</text:span></text:p>
      <text:p text:style-name="P914"/>
      <text:p text:style-name="P949">You mustn`t tell anyone — Ты не должен рассказывать никому.</text:p>
      <text:p text:style-name="P949">You don`t have to tell me everything — Можешь не рассказывать мне всего.</text:p>
      <text:p text:style-name="P870"/>
      <text:p text:style-name="P1086"><text:span text:style-name="T116">Have</text:span><text:span text:style-name="T179"> в значении «должен» всегда используется с частицей </text:span><text:span text:style-name="T116">to</text:span><text:span text:style-name="T179">. Если не поставить </text:span><text:span text:style-name="T116">to</text:span><text:span text:style-name="T179"> </text:span></text:p>
      <text:p text:style-name="P1086"><text:span text:style-name="T179">после </text:span><text:span text:style-name="T116">have</text:span><text:span text:style-name="T179">, то этот глагол будет ознать «иметь». </text:span></text:p>
      <text:p text:style-name="P870"/>
      <text:p text:style-name="P7"><text:span text:style-name="T235">Г</text:span><text:span text:style-name="T236">лагол </text:span><text:span text:style-name="T145">should</text:span></text:p>
      <text:p text:style-name="P872"/>
      <text:p text:style-name="P1087"><text:span text:style-name="T124">Should [шуд] </text:span><text:span text:style-name="T195">подходит</text:span><text:span text:style-name="T179">, чтобы дать</text:span><text:span text:style-name="T195"> вежливый</text:span><text:span text:style-name="T179"> совет. Переводится как «</text:span><text:span text:style-name="T196">следует сделать</text:span><text:span text:style-name="T179">» </text:span></text:p>
      <text:p text:style-name="P1087"><text:span text:style-name="T196">или «нужно (так поступить)». </text:span><text:span text:style-name="T198">С</text:span><text:span text:style-name="T196">вязан с на</text:span><text:span text:style-name="T198">с</text:span><text:span text:style-name="T196">тоящим и будущим временем. Грамматически использ</text:span><text:span text:style-name="T195">уется</text:span><text:span text:style-name="T196"> по тем же правилами, что и другие модальные глаголы.</text:span></text:p>
      <text:p text:style-name="P875"/>
      <text:p text:style-name="P68">You should be more attentive — Вам следует быть более внимательным.</text:p>
      <text:p text:style-name="P873"/>
      <text:p text:style-name="P1088"><text:span text:style-name="T197">Для</text:span><text:span text:style-name="T196"> совет</text:span><text:span text:style-name="T197">а</text:span><text:span text:style-name="T196">, помимо </text:span><text:span text:style-name="T124">should,</text:span><text:span text:style-name="T196"> можно также использовать обороты, помогающие </text:span></text:p>
      <text:p text:style-name="P1088"><text:span text:style-name="T196">выразить мненеие, например </text:span><text:span text:style-name="T124">I think, I don`t think</text:span><text:span text:style-name="T196">.</text:span></text:p>
      <text:p text:style-name="P874"/>
      <text:p text:style-name="P952">I think you should leave — Думаю, вам пора уйти.</text:p>
      <text:p text:style-name="P953"/>
      <text:p text:style-name="P1079"><text:span text:style-name="T117">Should</text:span><text:span text:style-name="T180"> также выражает: недоумение, удивление, возмущение. В этом случае </text:span><text:span text:style-name="T197">он</text:span><text:span text:style-name="T180"> передает эмоциональную окраску высказыванию. Отрицательная форма говорит о плохой зате</text:span><text:span text:style-name="T181">е</text:span><text:span text:style-name="T180">.</text:span></text:p>
      <text:p text:style-name="P873"/>
      <text:p text:style-name="P952">Why should I go there? - Скакой стати мне туда идти?</text:p>
      <text:p text:style-name="P952">You shouldn`t go there — Не нужно туда идти <text:span text:style-name="T1121">(это плохая идея)</text:span>.</text:p>
      <text:p text:style-name="P873"/>
      <text:p text:style-name="P8"><text:span text:style-name="T230">Глагол </text:span><text:span text:style-name="T143">would</text:span></text:p>
      <text:p text:style-name="P876"/>
      <text:p text:style-name="P878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105">Грамматически использ</text:span><text:span text:style-name="T1106">уется</text:span><text:span text:style-name="T1105"> по тем же правилами, что и другие модальные глаголы.</text:span></text:p>
      <text:p text:style-name="P877"/>
      <text:p text:style-name="P881"><text:soft-page-break/>При переводе <text:span text:style-name="T485">would</text:span>, <text:span text:style-name="T1106">по сути, </text:span>выпадает, а идущий после него смысловой глагол, используется с частицей<text:span text:style-name="T500"> </text:span><text:span text:style-name="T485">to</text:span>. <text:span text:style-name="T500">Would</text:span><text:span text:style-name="T1108"> часто сокращается до </text:span><text:span text:style-name="T500">`d</text:span><text:span text:style-name="T1108"> и произносится как одна буква (поэтому поначалу расслышать </text:span><text:span text:style-name="T500">would</text:span><text:span text:style-name="T1108"> в предложении довольно сложно).</text:span></text:p>
      <text:p text:style-name="P877"/>
      <text:p text:style-name="P879"><text:span text:style-name="T1104">В</text:span>стречается в вариантах, <text:span text:style-name="T1122">когда</text:span>:</text:p>
      <text:list xml:id="list1966937001" text:style-name="L36">
        <text:list-item>
          <text:p text:style-name="P1454">соответствует русской частице «бы» (когда представляют ситуацию);</text:p>
        </text:list-item>
        <text:list-item>
          <text:p text:style-name="P1454">сообщает о привычках прошлого (в этом случае может заменяться на <text:span text:style-name="T485">used to</text:span>).</text:p>
        </text:list-item>
      </text:list>
      <text:p text:style-name="P880"/>
      <text:p text:style-name="P954">I would like to live in New Your — Я бы хотел жить в Нью Йорке <text:span text:style-name="T1104">(представил)</text:span>.</text:p>
      <text:p text:style-name="P955">I wouldn`t watch this film with my child — Я бы не смотрела этот фильм с моим ребенком.</text:p>
      <text:p text:style-name="P956">Would you like to go <text:span text:style-name="T1107">to the party with us? </text:span>—<text:span text:style-name="T1107"> Ты бы хотел пойти с нами на вечеринку?</text:span></text:p>
      <text:p text:style-name="P882"/>
      <text:p text:style-name="P1120"><text:span text:style-name="T182">Фраза </text:span><text:span text:style-name="T118">would you like</text:span><text:span text:style-name="T182"> часто используется, когда хотят предложить человеку услугу</text:span><text:span text:style-name="T200">, </text:span><text:span text:style-name="T182">предмет </text:span></text:p>
      <text:p text:style-name="P1120"><text:span text:style-name="T182">и т. п. Если человек согласен, то он отвечает </text:span><text:span text:style-name="T118">I`d like to</text:span><text:span text:style-name="T182"> (</text:span><text:span text:style-name="T199">я бы хотел</text:span><text:span text:style-name="T182">) </text:span><text:span text:style-name="T199">или </text:span><text:span text:style-name="T126">I`d love to</text:span></text:p>
      <text:p text:style-name="P1120"><text:span text:style-name="T182">(с удовольствием). <text:s/></text:span><text:span text:style-name="T118">I`d like to </text:span><text:span text:style-name="T222">можно использовать вместо</text:span><text:span text:style-name="T135"> I want </text:span><text:span text:style-name="T139">(уточнить)</text:span><text:span text:style-name="T135">.</text:span></text:p>
      <text:p text:style-name="P883"/>
      <text:p text:style-name="P1089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883"/>
      <text:p text:style-name="P957">What would you like, coffee or tea? I`d like some cofee — Чтобы вы хотели, </text:p>
      <text:p text:style-name="P957">кофе или чай? Я бы хотел кофе.</text:p>
      <text:p text:style-name="P883"/>
      <text:p text:style-name="P829">Конструкция <text:span text:style-name="T485">used to</text:span></text:p>
      <text:p text:style-name="P883"/>
      <text:p text:style-name="P884">Используется, когда говорят о регулярных вещах, происходящих в прошлом. </text:p>
      <text:p text:style-name="P1080"><text:span text:style-name="T183">Британцы </text:span><text:span text:style-name="T184">предпочитают</text:span><text:span text:style-name="T183"> </text:span><text:span text:style-name="T119">used to</text:span><text:span text:style-name="T183">, американцы чаще использую </text:span><text:span text:style-name="T119">would</text:span><text:span text:style-name="T183">.</text:span></text:p>
      <text:p text:style-name="P884"/>
      <text:p text:style-name="P884">На русский <text:span text:style-name="T485">would/used to</text:span> можно перевести как «имел привычку делать» <text:span text:style-name="T1110">или</text:span> «раньше».</text:p>
      <text:p text:style-name="P885"><text:span text:style-name="T1110">Также </text:span><text:span text:style-name="T485">would/used to</text:span> <text:span text:style-name="T1110">подразумевает, что сейчас человек уже не делает того, что делал раньше.</text:span></text:p>
      <text:p text:style-name="P885"/>
      <text:p text:style-name="P886">Как правило <text:span text:style-name="T485">would</text:span> используется в ситуациях, когда указан период во время которого </text:p>
      <text:p text:style-name="P886">человек так не поступал. </text:p>
      <text:p text:style-name="P886"/>
      <text:p text:style-name="P887">После <text:span text:style-name="T485">used to</text:span> стоит глагол в начальной форме. В настоящем времени эта констуркция </text:p>
      <text:p text:style-name="P887">не используется <text:span text:style-name="T1111">(для этого есть Present Simple) </text:span>и<text:span text:style-name="T1109"> </text:span>часто <text:span text:style-name="T1109">выпадает при переводе.</text:span></text:p>
      <text:p text:style-name="P887"/>
      <text:p text:style-name="P958">I used to live in Bristol — Раньше я жил <text:span text:style-name="T1112">в Бристоле (а сейчас нет).</text:span></text:p>
      <text:p text:style-name="P959">I didn`t use to drink tea — Раньше я не пил чай (а теперь пью).</text:p>
      <text:p text:style-name="P960">Did you use to play tennis? — Ты раньше играл в теннис?</text:p>
      <text:p text:style-name="P831"/>
      <text:p text:style-name="P1038">Повелительно наклонение. Imperative</text:p>
      <text:p text:style-name="P893"/>
      <text:p text:style-name="P894">Это способ озвучить распоряжение, приказ, <text:span text:style-name="T1124">просьбу</text:span> или призыв к действию.</text:p>
      <text:p text:style-name="P894">В речи очень часто используются предложения в форме повелительного наклонения.</text:p>
      <text:p text:style-name="P894"/>
      <text:p text:style-name="P1090"><text:span text:style-name="T201">Чтобы выразить приказ или просьбу (</text:span><text:span text:style-name="T202">настойчиво</text:span><text:span text:style-name="T201">), нужно начать предложение с глагола </text:span></text:p>
      <text:p text:style-name="P895">в начальной форме (форма повелительного наклонения только одна).</text:p>
      <text:p text:style-name="P894"/>
      <text:p text:style-name="P69"><text:span text:style-name="T326">C</text:span><text:span text:style-name="T320">ome here — Подойдите сюда ( призыв к действию).</text:span></text:p>
      <text:p text:style-name="P964">Put your gun down! — Опусти оружие! (приказ).</text:p>
      <text:p text:style-name="P964">Help! — Помогите! (настойчивая просьба).</text:p>
      <text:p text:style-name="P896"/>
      <text:p text:style-name="P1239"><text:span text:style-name="T151">Чтобы просьба звучала вежливее, </text:span><text:span text:style-name="T203">используют слово please: </text:span><text:span text:style-name="T127">Come here, please</text:span><text:span text:style-name="T203">.</text:span></text:p>
      <text:p text:style-name="P1240"><text:soft-page-break/><text:span text:style-name="T203">Е</text:span><text:span text:style-name="T151">сли </text:span><text:span text:style-name="T204">человеку предлагают угоститься едой, то часто начинают предложение с </text:span><text:span text:style-name="T128">have</text:span><text:span text:style-name="T204">.</text:span></text:p>
      <text:p text:style-name="P965">Have a cake, please — Угощайтесь тортом, пожалуйста.</text:p>
      <text:p text:style-name="P897"/>
      <text:p text:style-name="P1274"><text:span text:style-name="T151">Глагол </text:span><text:span text:style-name="T102">have</text:span><text:span text:style-name="T151"> может входить в устойчивые обороты, связанные с пожеланием. </text:span></text:p>
      <text:p text:style-name="P897">В этом случае он обычно выпадает при переводе.</text:p>
      <text:p text:style-name="P898"/>
      <text:p text:style-name="P70"><text:span text:style-name="T327">H</text:span><text:span text:style-name="T320">ave a nice time — Приятно провести время.</text:span></text:p>
      <text:p text:style-name="P966">Have fun — Повеселитесь.</text:p>
      <text:p text:style-name="P966"/>
      <text:p text:style-name="P255"><text:span text:style-name="T320">Если нужно призвать человека или группу людей совершить что-то вместе, то нужно использовать </text:span><text:span text:style-name="T102">let`s (let us)</text:span><text:span text:style-name="T320"> перед глаголом. Это еще один способ говорить вежливее </text:span></text:p>
      <text:p text:style-name="P899">в повелительном наклонении.</text:p>
      <text:p text:style-name="P899"/>
      <text:p text:style-name="P966">Let`s do it — Давай сделаем это (досл. Позволь нам сделать это).</text:p>
      <text:p text:style-name="P966">Let`s not watch this movie — Давай не будем смотреть этот фильм.</text:p>
      <text:p text:style-name="P899"/>
      <text:p text:style-name="P255"><text:span text:style-name="T320">Если нужно попросить человека не делать что-либо, то нужно начать с </text:span><text:span text:style-name="T102">don`t</text:span><text:span text:style-name="T320">.</text:span></text:p>
      <text:p text:style-name="P966"/>
      <text:p text:style-name="P967">Don`t come here — Не подходи сюда. </text:p>
      <text:p text:style-name="P967">Don`t do it — Не делай этого.</text:p>
      <text:p text:style-name="P967"/>
      <text:p text:style-name="P1039">Пассивный<text:span text:style-name="T1132"> </text:span>залог. <text:span text:style-name="T1133">Passive Voice</text:span></text:p>
      <text:p text:style-name="P900"/>
      <text:p text:style-name="P256"><text:span text:style-name="T320">В английском языке, как и в русском, </text:span><text:span text:style-name="T328">есть 2</text:span><text:span text:style-name="T320"> вида залога: активный и пассивный.</text:span></text:p>
      <text:p text:style-name="P1091"><text:span text:style-name="T205">Активный залог </text:span><text:span text:style-name="T206">по другому</text:span><text:span text:style-name="T205"> называется действительным (я сам совершаю действие), </text:span></text:p>
      <text:p text:style-name="P901">а пассивный — страдательным (надо мной совершают действие.)</text:p>
      <text:p text:style-name="P902"/>
      <text:p text:style-name="P903">Порядок слов у предложения в пассивном залоге: </text:p>
      <text:list xml:id="list2080743140" text:style-name="L37">
        <text:list-item>
          <text:p text:style-name="P1455">подлежащее;</text:p>
        </text:list-item>
        <text:list-item>
          <text:p text:style-name="P1455">сказуемое в пассивном залоге (что сделано?);</text:p>
        </text:list-item>
        <text:list-item>
          <text:p text:style-name="P1455">дополнение;</text:p>
        </text:list-item>
        <text:list-item>
          <text:p text:style-name="P1455">обстоятельство.</text:p>
        </text:list-item>
      </text:list>
      <text:p text:style-name="P904"/>
      <text:p text:style-name="P1092"><text:span text:style-name="T207">Сказуемое в пассивном залоге состоит из 2х частей: вспомогательного глагола </text:span><text:span text:style-name="T132">be</text:span><text:span text:style-name="T207"> </text:span></text:p>
      <text:p text:style-name="P1092"><text:span text:style-name="T207">и смыслового глагола в 3й форме </text:span><text:span text:style-name="T220">(для </text:span><text:span text:style-name="T221">группы </text:span><text:span text:style-name="T220">Simple)</text:span><text:span text:style-name="T207">.</text:span></text:p>
      <text:p text:style-name="P905"/>
      <text:p text:style-name="P71"><text:span text:style-name="T331">I finished my work</text:span><text:span text:style-name="T320"> yesterday — </text:span><text:span text:style-name="T331">Я закончил работу</text:span><text:span text:style-name="T320"> вчера (активный залог).</text:span></text:p>
      <text:p text:style-name="P71"><text:span text:style-name="T331">The work was finished</text:span><text:span text:style-name="T320"> yesterday — </text:span><text:span text:style-name="T331">Работа была закончена</text:span><text:span text:style-name="T320"> вчера (пассивный залог).</text:span></text:p>
      <text:p text:style-name="P915"/>
      <text:p text:style-name="P1097"><text:span text:style-name="T218">П</text:span><text:span text:style-name="T217">ассивный залог </text:span><text:span text:style-name="T218">обычно </text:span><text:span text:style-name="T217">используется, когда автор действия неизвестен, не важен </text:span></text:p>
      <text:p text:style-name="P257"><text:span text:style-name="T320">или намеренно скрыт. </text:span><text:span text:style-name="T329">Пассивный залог часто применяется в деловой речи.</text:span></text:p>
      <text:p text:style-name="P968"/>
      <text:p text:style-name="P969">This house is quite old. It was buil in 1990 — Дом старый. Он был простроен в 1990 году.</text:p>
      <text:p text:style-name="P969">(кто построил дом — неизвестно; известен только дом, и что с ним сделали — построили).</text:p>
      <text:p text:style-name="P970"/>
      <text:p text:style-name="P1093"><text:span text:style-name="T208">Если нужно указать </text:span><text:span text:style-name="T209">автора</text:span><text:span text:style-name="T208"> действи</text:span><text:span text:style-name="T209">я</text:span><text:span text:style-name="T208">, то это можно сделать в дополнении с использованием предлога </text:span><text:span text:style-name="T133">by</text:span><text:span text:style-name="T208"> (кем). </text:span><text:span text:style-name="T229">Автор действия стоит в конце предложения.</text:span></text:p>
      <text:p text:style-name="P906"/>
      <text:p text:style-name="P969">Ann Karenina was written by Leo Tolstoy — Анна Каренина была написана Львом Толстым.</text:p>
      <text:p text:style-name="P1094"><text:span text:style-name="T129">(</text:span><text:span text:style-name="T130">над книгой совершили действие — ее написали</text:span><text:span text:style-name="T129">)</text:span></text:p>
      <text:p text:style-name="P971"/>
      <text:p text:style-name="P907"/>
      <text:p text:style-name="P1431"><text:span text:style-name="T210">Подлежащие </text:span><text:span text:style-name="T131">I</text:span><text:span text:style-name="T210">, в предложении с пассивным залогом, часто переводится </text:span></text:p>
      <text:p text:style-name="P907">не как «я», а как «мне/мной/меня».</text:p>
      <text:p text:style-name="P908"/>
      <text:p text:style-name="P972">I am ignored all the time — Меня игнорируют все время.</text:p>
      <text:p text:style-name="P972">I was born in 1990 — Я родился в 1990 году (Меня родили в 1990 году).</text:p>
      <text:p text:style-name="P972"/>
      <text:p text:style-name="P1098"><text:span text:style-name="T210">При переводе </text:span><text:span text:style-name="T131">I was born</text:span><text:span text:style-name="T210">, не совсем понятно, что это пассивный залог </text:span><text:span text:style-name="T216">(</text:span><text:span text:style-name="T134">I</text:span><text:span text:style-name="T216"> переводится как «я»)</text:span><text:span text:style-name="T210">.</text:span></text:p>
      <text:p text:style-name="P689"><text:span text:style-name="T210">В английском таких фраз мног. </text:span><text:span text:style-name="T219">Их</text:span><text:span text:style-name="T210"> нужно просто </text:span><text:span text:style-name="T219">запомнить</text:span><text:span text:style-name="T210">, </text:span><text:span text:style-name="T211">например:</text:span></text:p>
      <text:list xml:id="list137574650" text:style-name="L38">
        <text:list-item>
          <text:p text:style-name="P1456">be born — родился (в Past Simple);</text:p>
        </text:list-item>
        <text:list-item>
          <text:p text:style-name="P1456">be gone — умер (в Present Simple).</text:p>
        </text:list-item>
      </text:list>
      <text:p text:style-name="P909"/>
      <text:p text:style-name="P910">Present Simple Passive:</text:p>
      <text:p text:style-name="P973">Children are taught at school — Детей учат в школе.</text:p>
      <text:p text:style-name="P910"/>
      <text:p text:style-name="P910">Past Simple Passive:</text:p>
      <text:p text:style-name="P973">I was taught to ride a bike by my dadschool — Меня научил ездить на велосипеде папа.</text:p>
      <text:p text:style-name="P910"/>
      <text:p text:style-name="P910">Future Simple Passive:</text:p>
      <text:p text:style-name="P973">I will be taught English at university — Меня будут учить английскому в универе.</text:p>
      <text:p text:style-name="P973"/>
      <text:p text:style-name="P911">Present Perfect Passive <text:span text:style-name="T1129">требует дополнительно</text:span><text:span text:style-name="T1131">го</text:span><text:span text:style-name="T1129"> слов</text:span><text:span text:style-name="T1131">а</text:span><text:span text:style-name="T1129"> </text:span><text:span text:style-name="T502">been, </text:span><text:span text:style-name="T1131">после</text:span><text:span text:style-name="T503"> have</text:span><text:span text:style-name="T1129">. </text:span></text:p>
      <text:p text:style-name="P912"><text:span text:style-name="T1171">Е</text:span>сли его не указать, то предложение будет в форме активного залога (Present Perfect).</text:p>
      <text:p text:style-name="P974"/>
      <text:p text:style-name="P974">I have been taught an important lesson — Мне преподали важный урок.</text:p>
      <text:p text:style-name="P975">I have <text:span text:style-name="T1130">taught an important lesson — </text:span>Я преподал важный урок.</text:p>
      <text:p text:style-name="P913"/>
      <text:p text:style-name="P910">Предложение в Present Perfect Passive можно перепутать с Present Perfect Continuous.</text:p>
      <text:p text:style-name="P910">Здесь главное в том, что в Passive смысловой глагол стоит в 3й форме, </text:p>
      <text:p text:style-name="P258"><text:span text:style-name="T320">а в Continuous — с окончанием </text:span><text:span text:style-name="T102">ing</text:span><text:span text:style-name="T320">.</text:span></text:p>
      <text:p text:style-name="P910"/>
      <text:p text:style-name="P1095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1095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977"/>
      <text:p text:style-name="P1096"><text:span text:style-name="T238">Т</text:span><text:span text:style-name="T239">акже можно легко перепутать ситуации, когда be используется с прилагательным </text:span><text:span text:style-name="T240">и</text:span><text:span text:style-name="T239"> когда </text:span></text:p>
      <text:p text:style-name="P1096"><text:span text:style-name="T240">с</text:span><text:span text:style-name="T239"> пассивн</text:span><text:span text:style-name="T240">ым</text:span><text:span text:style-name="T239"> залог</text:span><text:span text:style-name="T240">ом</text:span><text:span text:style-name="T239">. Здесь важно отлич</text:span><text:span text:style-name="T240">а</text:span><text:span text:style-name="T239">ть прилагательное от глагола.</text:span></text:p>
      <text:p text:style-name="P978"/>
      <text:p text:style-name="P620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248"><text:span text:style-name="T70">I </text:span><text:span text:style-name="T67">am ignored all the time — Меня игнорируют все время (ignored — глагол в 3й форме).</text:span></text:p>
      <text:p text:style-name="P985"/>
      <text:p text:style-name="P1040">Вопросительные предложения</text:p>
      <text:p text:style-name="P723"/>
      <text:p text:style-name="P725">Чтобы задать вопрос, нужно придерживаться обратного порядка слов, когда </text:p>
      <text:p text:style-name="P725">вспомогательный глагол стоит перед подлежащим (см. выше).</text:p>
      <text:p text:style-name="P725"/>
      <text:p text:style-name="P725">В вопросе может не быть вопросительного слова, смыслового глагола, дополнения, </text:p>
      <text:p text:style-name="P725">но в нем всегда есть вспомогательный глагол и подлежащее.</text:p>
      <text:p text:style-name="P725"/>
      <text:p text:style-name="P1168">В английском есть 5 типов вопросов: <text:span text:style-name="T1232">общий, разделительный, </text:span><text:span text:style-name="T1235">специальный, </text:span></text:p>
      <text:p text:style-name="P1315">вопрос к подлежащему и вопрос с альтернативой.</text:p>
      <text:p text:style-name="P727"/>
      <text:p text:style-name="P726"/>
      <text:p text:style-name="P1434">Общий вопрос</text:p>
      <text:p text:style-name="P726"/>
      <text:p text:style-name="P726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26"/>
      <text:p text:style-name="P1241"><text:span text:style-name="T241">Чтобы коротко ответить на </text:span><text:span text:style-name="T242">такой </text:span><text:span text:style-name="T241">вопрос, недостаточно просто написать </text:span><text:span text:style-name="T73">yes/no</text:span><text:span text:style-name="T241">. Нужно также добавить корешок — местоимение со вспомогательным глаголом. </text:span><text:span text:style-name="T243">Корешок</text:span><text:span text:style-name="T241"> будет указыват</text:span><text:span text:style-name="T243">ь</text:span><text:span text:style-name="T241"> на мысль, которая была сказана в предыдушем предложении:</text:span></text:p>
      <text:p text:style-name="P1013"/>
      <text:p text:style-name="P1011"><text:span text:style-name="T980">Do you play</text:span> the piano? <text:span text:style-name="T654">—</text:span> Yes, <text:span text:style-name="T981">I do</text:span><text:span text:style-name="T1001">.</text:span></text:p>
      <text:p text:style-name="P1012"><text:span text:style-name="T981">Does Rita play</text:span><text:span text:style-name="T1001"> football? </text:span><text:span text:style-name="T654">— </text:span><text:span text:style-name="T1001">No, </text:span><text:span text:style-name="T981">she doesn`t</text:span><text:span text:style-name="T1001">.</text:span> </text:p>
      <text:p text:style-name="P724"/>
      <text:p text:style-name="P815">Разделительный вопрос</text:p>
      <text:p text:style-name="P726"/>
      <text:p text:style-name="P1102"><text:span text:style-name="T244">Вопрос, который часто используется в разговорной речи, когда собеседник пытается </text:span><text:span text:style-name="T250">начать или поддержать беседу. Также с помощью таких вопросов можно </text:span><text:span text:style-name="T244">выяснить какую-то информацию на основе имеющихся фактов.</text:span></text:p>
      <text:p text:style-name="P728"/>
      <text:p text:style-name="P1099"><text:span text:style-name="T244">С</text:span><text:span text:style-name="T245">остоит из 2х частей, разделенных запятой: утверждения и противоположного корешка. </text:span></text:p>
      <text:p text:style-name="P729">Корешок можно переводить словами: «правда?» «да?», «не так ли?», «верно?»</text:p>
      <text:p text:style-name="P72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729"/>
      <text:p text:style-name="P1099"><text:span text:style-name="T245">В </text:span><text:span text:style-name="T246">корешке </text:span><text:span text:style-name="T245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730"/>
      <text:p text:style-name="P732">Если в главной части отрицание, то в корешке должно быть утверждение (и наоборот). </text:p>
      <text:p text:style-name="P47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732"/>
      <text:p text:style-name="P1100"><text:span text:style-name="T247">Если в гланой части используется </text:span><text:span text:style-name="T74">I am</text:span><text:span text:style-name="T247">, то в корешке нужно говорить </text:span><text:span text:style-name="T74">aren`t I</text:span><text:span text:style-name="T247">, а не </text:span><text:span text:style-name="T74">amn`t I</text:span><text:span text:style-name="T247">.</text:span></text:p>
      <text:p text:style-name="P73"><text:span text:style-name="T48">I </text:span><text:span text:style-name="T45">am a famous artist, aren`t I? - Я знаменитая художница, да?</text:span></text:p>
      <text:p text:style-name="P732"/>
      <text:p text:style-name="P733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733"/>
      <text:p text:style-name="P1101"><text:span text:style-name="T248">П</text:span><text:span text:style-name="T249">осему на такие вопросы лучше отвечать так, чтобы ответ отражал реальное </text:span></text:p>
      <text:p text:style-name="P734">положение дел, а не форму вопроса.</text:p>
      <text:p text:style-name="P734"/>
      <text:p text:style-name="P48"><text:span text:style-name="T50">T</text:span><text:span text:style-name="T45">hat isn`t your car, is it? Yes, it is — Это не твоя машина, да? Нет, моя</text:span></text:p>
      <text:p text:style-name="P1109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731"/>
      <text:p text:style-name="P817">Специальный вопрос</text:p>
      <text:p text:style-name="P735"/>
      <text:p text:style-name="P736">Самый популярный тип вопроса. Используется для получения доп. информации, </text:p>
      <text:p text:style-name="P1242"><text:span text:style-name="T237">поэтому всегда начинается с вопросительного слова </text:span><text:span text:style-name="T252">или связки</text:span><text:span text:style-name="T237">.</text:span></text:p>
      <text:p text:style-name="P737"/>
      <text:p text:style-name="P738">Вопросительные слова:</text:p>
      <text:list xml:id="list913732631" text:style-name="L39">
        <text:list-item>
          <text:p text:style-name="P1613"><text:span text:style-name="T237">who [ху] — </text:span><text:span text:style-name="T251">кто</text:span><text:span text:style-name="T237">;</text:span></text:p>
        </text:list-item>
        <text:list-item>
          <text:p text:style-name="P1613"><text:span text:style-name="T237">whom [хум] — </text:span><text:span text:style-name="T251">кого</text:span><text:span text:style-name="T237">;</text:span></text:p>
        </text:list-item>
        <text:list-item>
          <text:p text:style-name="P1613"><text:span text:style-name="T237">whose [хуз] — </text:span><text:span text:style-name="T251">чей</text:span><text:span text:style-name="T237">;</text:span></text:p>
        </text:list-item>
        <text:list-item>
          <text:p text:style-name="P1613"><text:span text:style-name="T237">what — </text:span><text:span text:style-name="T251">что, какой</text:span><text:span text:style-name="T237">;</text:span></text:p>
        </text:list-item>
        <text:list-item>
          <text:p text:style-name="P1613"><text:soft-page-break/><text:span text:style-name="T237">which — </text:span><text:span text:style-name="T251">который</text:span><text:span text:style-name="T237">;</text:span></text:p>
        </text:list-item>
        <text:list-item>
          <text:p text:style-name="P1613"><text:span text:style-name="T237">where [</text:span><text:span text:style-name="T251">вэа</text:span><text:span text:style-name="T237">] — </text:span><text:span text:style-name="T251">где, куда</text:span><text:span text:style-name="T237">;</text:span></text:p>
        </text:list-item>
        <text:list-item>
          <text:p text:style-name="P1613"><text:span text:style-name="T237">when — </text:span><text:span text:style-name="T251">когда</text:span><text:span text:style-name="T237">;</text:span></text:p>
        </text:list-item>
        <text:list-item>
          <text:p text:style-name="P1613"><text:span text:style-name="T237">why [</text:span><text:span text:style-name="T251">вай</text:span><text:span text:style-name="T237">] — </text:span><text:span text:style-name="T251">зачем, почему</text:span><text:span text:style-name="T237">;</text:span></text:p>
        </text:list-item>
        <text:list-item>
          <text:p text:style-name="P1458">how [хау] — как;</text:p>
        </text:list-item>
        <text:list-item>
          <text:p text:style-name="P1613"><text:span text:style-name="T237">how often [хау офэн] — </text:span><text:span text:style-name="T251">как часто</text:span><text:span text:style-name="T237">;</text:span></text:p>
        </text:list-item>
        <text:list-item>
          <text:p text:style-name="P1613"><text:span text:style-name="T237">how many — </text:span><text:span text:style-name="T251">сколько (исчисляемые существительные)</text:span><text:span text:style-name="T237">;</text:span></text:p>
        </text:list-item>
        <text:list-item>
          <text:p text:style-name="P1613"><text:span text:style-name="T237">how much — </text:span><text:span text:style-name="T251">сколько (неисчесляемые существительные)</text:span><text:span text:style-name="T237">;</text:span></text:p>
        </text:list-item>
        <text:list-item>
          <text:p text:style-name="P1613"><text:span text:style-name="T237">how long [хау лон] — </text:span><text:span text:style-name="T251">как долго</text:span><text:span text:style-name="T237">;</text:span></text:p>
        </text:list-item>
        <text:list-item>
          <text:p text:style-name="P1613"><text:span text:style-name="T237">how long ago — </text:span><text:span text:style-name="T251">как давно</text:span><text:span text:style-name="T237">;</text:span></text:p>
        </text:list-item>
        <text:list-item>
          <text:p text:style-name="P1613"><text:span text:style-name="T237">how old — </text:span><text:span text:style-name="T251">сколько лет</text:span><text:span text:style-name="T237">.</text:span></text:p>
        </text:list-item>
      </text:list>
      <text:p text:style-name="P730"/>
      <text:p text:style-name="P1243"><text:span text:style-name="T75">W</text:span><text:span text:style-name="T67">hat</text:span><text:span text:style-name="T237"> и </text:span><text:span text:style-name="T67">which</text:span><text:span text:style-name="T237"> могут использоваться отдельно или с уточняющим словом, обычно, существительным, и тогда переводятся как «какой» и «какой из» </text:span><text:span text:style-name="T252">соотв</text:span><text:span text:style-name="T237">. </text:span></text:p>
      <text:p text:style-name="P739"/>
      <text:p text:style-name="P979">What do you like? — Что ты любишь?</text:p>
      <text:p text:style-name="P979">What car have you got? — Какая у тебя машина?</text:p>
      <text:p text:style-name="P979">Which car is yours? — Какая из машин твоя? </text:p>
      <text:p text:style-name="P979"/>
      <text:p text:style-name="P74"><text:span text:style-name="T51">Which</text:span><text:span text:style-name="T252"> подразумевает выбор из нескольких вариантов.</text:span></text:p>
      <text:p text:style-name="P1103"><text:span text:style-name="T253">Слово </text:span><text:span text:style-name="T76">how</text:span><text:span text:style-name="T253"> чаще присутствует в </text:span><text:span text:style-name="T255">связке</text:span><text:span text:style-name="T253"> с прилагательным или наречием, но может употребляться и самостоятельно.</text:span></text:p>
      <text:p text:style-name="P740"/>
      <text:p text:style-name="P980">How old are you? — Сколько тебе лет?</text:p>
      <text:p text:style-name="P980">How are you? — Как ты?</text:p>
      <text:p text:style-name="P741"/>
      <text:p text:style-name="P75"><text:span text:style-name="T237">Вопрос с </text:span><text:span text:style-name="T45">how much</text:span><text:span text:style-name="T237"> задают, когда спрашивают о веществах, жидкостях или абстрактных понятиях </text:span><text:span text:style-name="T254">(что нельзя количественно посчитать)</text:span><text:span text:style-name="T237">. А с </text:span><text:span text:style-name="T45">how many</text:span><text:span text:style-name="T237">, когда спрашивают </text:span></text:p>
      <text:p text:style-name="P741">о нескольких предметах. </text:p>
      <text:p text:style-name="P740"/>
      <text:p text:style-name="P980">How much money have you got? — Сколько у тебя денег? (<text:span text:style-name="T1136">много, </text:span>абстракция).</text:p>
      <text:p text:style-name="P980">How many friends have you got? — Сколько у тебя друзей? (<text:span text:style-name="T1137">10, </text:span>количество).</text:p>
      <text:p text:style-name="P980"/>
      <text:p text:style-name="P816">Вопрос к подлежащему</text:p>
      <text:p text:style-name="P742"/>
      <text:p text:style-name="P1104"><text:span text:style-name="T256">Задается, когда хотят узнать кто или что совершает действие. Начинается со слова </text:span><text:span text:style-name="T77">who</text:span><text:span text:style-name="T256"> </text:span></text:p>
      <text:p text:style-name="P1104"><text:span text:style-name="T256">или </text:span><text:span text:style-name="T77">what</text:span><text:span text:style-name="T256">, которое заменяют собой подлежащее. При этом порядок слов остается таким же, что и в утрверждении. В</text:span><text:span text:style-name="T257">спомогательный глагол часто отсутсвует в таком вопросе.</text:span></text:p>
      <text:p text:style-name="P743"/>
      <text:p text:style-name="P981">Who is in the Room? — Кто в комнате?</text:p>
      <text:p text:style-name="P982">What was that? — Что это было?</text:p>
      <text:p text:style-name="P982"/>
      <text:p text:style-name="P1111"><text:span text:style-name="T78">W</text:span><text:span text:style-name="T67">ho/what</text:span><text:span text:style-name="T237"> </text:span><text:span text:style-name="T258">условно </text:span><text:span text:style-name="T237">являются 3м лицом единственного числа — т. е. </text:span><text:span text:style-name="T67">he/she/it</text:span><text:span text:style-name="T237">.</text:span></text:p>
      <text:p text:style-name="P744"/>
      <text:p text:style-name="P1105"><text:span text:style-name="T237">Если подлежащее предполагается во множественном числе, то </text:span><text:span text:style-name="T257">в форму множественного числа нужно поставить глагол.</text:span></text:p>
      <text:p text:style-name="P744"/>
      <text:p text:style-name="P76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744"/>
      <text:p text:style-name="P745"/>
      <text:p text:style-name="P1435">Вопрос с альтернативой</text:p>
      <text:p text:style-name="P745"/>
      <text:p text:style-name="P1244"><text:span text:style-name="T237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7"> (в подлежащем, сказуемоем, дополнении или даже в слове </text:span><text:span text:style-name="T67">not</text:span><text:span text:style-name="T237">).</text:span></text:p>
      <text:p text:style-name="P1016"/>
      <text:p text:style-name="P1106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106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1106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1106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748"/>
      <text:p text:style-name="P600"><text:span text:style-name="T66">В</text:span><text:span text:style-name="T44">опросы с предлогами</text:span></text:p>
      <text:p text:style-name="P746"/>
      <text:p text:style-name="P749">По началу вызывают много трудностей, т. к. в русском языке предлог и вопросительное </text:p>
      <text:p text:style-name="P749">слово стоят рядом, а в английском они находятся в разных местах. </text:p>
      <text:p text:style-name="P750"/>
      <text:p text:style-name="P750">В английском вопросе предлог стоит в самом конце, но при переводе </text:p>
      <text:p text:style-name="P750">относится к началу предложения.</text:p>
      <text:p text:style-name="P750"/>
      <text:p text:style-name="P1245"><text:span text:style-name="T40">W</text:span><text:span text:style-name="T39">ho</text:span><text:span text:style-name="T237"> do you meet </text:span><text:span text:style-name="T1134">with</text:span><text:span text:style-name="T237">? — </text:span><text:span text:style-name="T1134">С</text:span><text:span text:style-name="T237"> </text:span><text:span text:style-name="T39">кем</text:span><text:span text:style-name="T237"> ты встречаешься?</text:span></text:p>
      <text:p text:style-name="P1245"><text:span text:style-name="T40">W</text:span><text:span text:style-name="T39">hat</text:span><text:span text:style-name="T237"> are you looking </text:span><text:span text:style-name="T1134">at</text:span><text:span text:style-name="T237">? — </text:span><text:span text:style-name="T1134">На</text:span><text:span text:style-name="T237"> </text:span><text:span text:style-name="T39">что</text:span><text:span text:style-name="T237"> ты смотришь?</text:span></text:p>
      <text:p text:style-name="P751"/>
      <text:p text:style-name="P1107"><text:span text:style-name="T260">Ч</text:span><text:span text:style-name="T259">асто логика использования предлогов в русском и английском не совпадают. </text:span></text:p>
      <text:p text:style-name="P752">Поэтому лучше запомнить некоторые устойчивые сочетания предлогов с глаголами, </text:p>
      <text:p text:style-name="P753">которые встречаются достаточно часто:</text:p>
      <text:list xml:id="list2946079986" text:style-name="L40">
        <text:list-item>
          <text:p text:style-name="P1614"><text:span text:style-name="T237">what … like — на что похож (здесь </text:span><text:span text:style-name="T67">like</text:span><text:span text:style-name="T237"> не глагол, а предлог);</text:span></text:p>
        </text:list-item>
        <text:list-item>
          <text:p text:style-name="P1459">look at — стмотреть на;</text:p>
        </text:list-item>
        <text:list-item>
          <text:p text:style-name="P1459">look for — искать;</text:p>
        </text:list-item>
        <text:list-item>
          <text:p text:style-name="P1459">listen to — слушать;</text:p>
        </text:list-item>
        <text:list-item>
          <text:p text:style-name="P1459">wait for — ждать;</text:p>
        </text:list-item>
        <text:list-item>
          <text:p text:style-name="P1459">stay at — останавливаться (например, в отеле).</text:p>
        </text:list-item>
      </text:list>
      <text:p text:style-name="P1245"/>
      <text:p text:style-name="P983">What does he look like? — Как он выглядит?</text:p>
      <text:p text:style-name="P983">What are you looking at? — На что ты смотришь?</text:p>
      <text:p text:style-name="P751"/>
      <text:p text:style-name="P1108"><text:span text:style-name="T259">П</text:span><text:span text:style-name="T262">римеры </text:span><text:span text:style-name="T261">5</text:span><text:span text:style-name="T262"> типов вопросов во всех временах, а также с модальными глаголами </text:span></text:p>
      <text:p text:style-name="P755">можно найти на стр. 146.</text:p>
      <text:p text:style-name="P754"/>
      <text:p text:style-name="P1041">Отрицательные предложения</text:p>
      <text:p text:style-name="P747"/>
      <text:p text:style-name="P757">Чтобы придать мысли отрицательное значение, используются 2 способа:</text:p>
      <text:list xml:id="list2577241296" text:style-name="L41">
        <text:list-item>
          <text:p text:style-name="P1460">отрицательная частица <text:span text:style-name="T485">not</text:span>;</text:p>
        </text:list-item>
        <text:list-item>
          <text:p text:style-name="P1460">слово <text:span text:style-name="T485">never</text:span> (и другие слова, придающие отрицательное значение).</text:p>
        </text:list-item>
      </text:list>
      <text:p text:style-name="P756"/>
      <text:p text:style-name="P758">Частица <text:span text:style-name="T485">not</text:span> стоит всегда в связке либо со вспомогательным глаголом, либо с модальным.</text:p>
      <text:p text:style-name="P758">Она является частью сказуемого. Переводится как «не».</text:p>
      <text:p text:style-name="P758"/>
      <text:p text:style-name="P984">I not like horror movies (неправильно, остуствует вспомогательный глагол)</text:p>
      <text:p text:style-name="P984">I do n<text:span text:style-name="T1138">o</text:span>t like horror movies (правильно <text:span text:style-name="T1139">для простых предложений</text:span>)</text:p>
      <text:p text:style-name="P758"/>
      <text:p text:style-name="P759"><text:soft-page-break/>В сложных предложениях, где несколько глаголов, используются другие правила.</text:p>
      <text:p text:style-name="P761"><text:span text:style-name="T1144">C</text:span>казуемым обычно является самый первый глагол. Если отрицатульную мысль сообщить </text:p>
      <text:p text:style-name="P761">в дополнении, то not будет стоять самостоятельно.</text:p>
      <text:p text:style-name="P760"/>
      <text:p text:style-name="P762">It`s quite impolite not to call me back — Очень не вежливо не перезванивать мне.</text:p>
      <text:p text:style-name="P762">(здесь сказуемым является первый глагол — is)</text:p>
      <text:p text:style-name="P762"/>
      <text:p text:style-name="P1306"><text:span text:style-name="T317">С</text:span><text:span text:style-name="T316">амые важные глаголы</text:span></text:p>
      <text:p text:style-name="P763"/>
      <text:p text:style-name="P764">Это <text:span text:style-name="T485">be</text:span>, <text:span text:style-name="T485">do</text:span>, <text:span text:style-name="T485">have</text:span> и <text:span text:style-name="T485">get</text:span>. Они могут быть как смысловыми, так и вспомогательными <text:span text:style-name="T1147">(кроме </text:span><text:span text:style-name="T509">get</text:span><text:span text:style-name="T1147">)</text:span>.</text:p>
      <text:p text:style-name="P764">Они могут входить в устойчивые сочетания, где меняют свое значение.</text:p>
      <text:p text:style-name="P764"/>
      <text:p text:style-name="P808">Глагол <text:span text:style-name="T485">be</text:span></text:p>
      <text:p text:style-name="P764"/>
      <text:p text:style-name="P697"><text:span text:style-name="T333">Э</text:span><text:span text:style-name="T334">то начальная форма глагола</text:span><text:span text:style-name="T335"> «быть». </text:span><text:span text:style-name="T340">В </text:span><text:span text:style-name="T333">Present Simple </text:span><text:span text:style-name="T347">be</text:span><text:span text:style-name="T333"> </text:span><text:span text:style-name="T332">изменяется</text:span><text:span text:style-name="T333"> на</text:span><text:span text:style-name="T335">: </text:span></text:p>
      <text:list xml:id="list1219871578" text:style-name="L42">
        <text:list-item>
          <text:p text:style-name="P1481"><text:span text:style-name="T666">a</text:span><text:span text:style-name="T661">m — если подлежащее в первом лице (</text:span><text:span text:style-name="T533">I</text:span><text:span text:style-name="T661">);</text:span></text:p>
        </text:list-item>
        <text:list-item>
          <text:p text:style-name="P1482">is — если подлежащее в третьем лице, единственном числе (<text:span text:style-name="T485">he/she/it</text:span>);</text:p>
        </text:list-item>
        <text:list-item>
          <text:p text:style-name="P1482">are — если подлежащее во множественном числе (<text:span text:style-name="T485">you/we/they</text:span>).</text:p>
        </text:list-item>
      </text:list>
      <text:p text:style-name="P1018"/>
      <text:p text:style-name="P1223"><text:span text:style-name="T352">Г</text:span><text:span text:style-name="T353">лагол </text:span><text:span text:style-name="T146">be</text:span><text:span text:style-name="T353"> в форме </text:span><text:span text:style-name="T146">am/is/are</text:span><text:span text:style-name="T353"> является смысловым, но при переводе на русский выпадает. </text:span></text:p>
      <text:p text:style-name="P1021"/>
      <text:p text:style-name="P1035"><text:span text:style-name="T774">Одновременно с этим формы </text:span><text:span text:style-name="T1150">am/is/are</text:span><text:span text:style-name="T775"> </text:span><text:span text:style-name="T774">привязывают предложение к настоящему времени. </text:span><text:span text:style-name="T1076">(привязывает ко времени во всех формах)</text:span></text:p>
      <text:p text:style-name="P1036"/>
      <text:p text:style-name="P1021">После <text:span text:style-name="T485">be</text:span> обычно указывается характеристика (какой) или место (где).</text:p>
      <text:p text:style-name="P1018"/>
      <text:p text:style-name="P1017"><text:span text:style-name="T487">This dress is blue — </text:span><text:span text:style-name="T508">Это платье синие.</text:span></text:p>
      <text:p text:style-name="P1115"><text:span text:style-name="T341">I</text:span><text:span text:style-name="T342"> </text:span><text:span text:style-name="T341">am</text:span><text:span text:style-name="T342"> in </text:span><text:span text:style-name="T341">my</text:span><text:span text:style-name="T342"> office now — </text:span><text:span text:style-name="T341">Я</text:span><text:span text:style-name="T343"> у себя в офисе сейчас.</text:span></text:p>
      <text:p text:style-name="P1019"/>
      <text:p text:style-name="P1271"><text:span text:style-name="T337">В русском языке предложение может </text:span><text:span text:style-name="T336">не иметь</text:span><text:span text:style-name="T337"> сказуемого. </text:span><text:span text:style-name="T336">Там где в русском сказуемое отсутсвует, в английском будет стоять глагол </text:span><text:span text:style-name="T341">be</text:span><text:span text:style-name="T336"> в форме </text:span><text:span text:style-name="T346">am/is/are</text:span><text:span text:style-name="T333"> </text:span><text:span text:style-name="T336">(т. к. для английского не характерно, когда в предложении нет сказуемого)</text:span><text:span text:style-name="T333">. </text:span></text:p>
      <text:p text:style-name="P1018"/>
      <text:p text:style-name="P1028"><text:span text:style-name="T552">I </text:span><text:span text:style-name="T535">am a doctor — Я (</text:span><text:span text:style-name="T536">есть</text:span><text:span text:style-name="T535">) доктор.</text:span></text:p>
      <text:p text:style-name="P1029"><text:span text:style-name="T1003">We are happy </text:span><text:span text:style-name="T1006">— </text:span><text:span text:style-name="T1003">Мы (есть) счастливы.</text:span></text:p>
      <text:p text:style-name="P1023"/>
      <text:p text:style-name="P1280"><text:span text:style-name="T308">Глагол</text:span><text:span text:style-name="T309"> </text:span><text:span text:style-name="T94">be</text:span><text:span text:style-name="T309"> может использоваться в связке с прилагательным. </text:span><text:span text:style-name="T310">П</text:span><text:span text:style-name="T311">ри переводе такая связка </text:span></text:p>
      <text:p text:style-name="P1280"><text:span text:style-name="T311">может образовывать новый глагол, которого нет в </text:span><text:span text:style-name="T312">словаре</text:span><text:span text:style-name="T311">.</text:span></text:p>
      <text:p text:style-name="P1024"/>
      <text:p text:style-name="P1033"><text:span text:style-name="T537">I </text:span><text:span text:style-name="T554">am interested</text:span><text:span text:style-name="T537"> in art — Я</text:span><text:span text:style-name="T538"> </text:span><text:span text:style-name="T555">интересуюсь</text:span><text:span text:style-name="T547"> </text:span><text:span text:style-name="T538">искусством </text:span><text:span text:style-name="T547">(есть заинтересованный)</text:span><text:span text:style-name="T538">.</text:span></text:p>
      <text:p text:style-name="P1033"><text:span text:style-name="T538">My hands </text:span><text:span text:style-name="T555">are cold</text:span><text:span text:style-name="T538"> — Мои руки</text:span><text:span text:style-name="T539"> </text:span><text:span text:style-name="T555">замерзли </text:span><text:span text:style-name="T547">(есть замерзшие)</text:span><text:span text:style-name="T539">.</text:span></text:p>
      <text:p text:style-name="P986"/>
      <text:p text:style-name="P790">В вопросительных предложениях глагол <text:span text:style-name="T485">be</text:span> меняется местами с подлежащим, </text:p>
      <text:p text:style-name="P790">а в отрицательных, используется с частицей <text:span text:style-name="T485">not</text:span>:</text:p>
      <text:p text:style-name="P790"/>
      <text:p text:style-name="P918"><text:span text:style-name="T1004">I </text:span><text:span text:style-name="T1003">am not a student — Я не студент.</text:span></text:p>
      <text:p text:style-name="P987">We are not English speakers — Они не англоговорящие люди.</text:p>
      <text:p text:style-name="P918"><text:span text:style-name="T1004">I</text:span><text:span text:style-name="T1003">s it dark? — Сейчас темно?</text:span></text:p>
      <text:p text:style-name="P987">Are they hungry? — Они голодны?</text:p>
      <text:p text:style-name="P987"/>
      <text:p text:style-name="P791">Если перед <text:span text:style-name="T494">am/is/are</text:span> нет вопросительного слова, то это общий вопрос. </text:p>
      <text:p text:style-name="P791">В корешке ответа вместо <text:span text:style-name="T485">do/does</text:span> используется <text:span text:style-name="T485">am/is/are</text:span>:</text:p>
      <text:p text:style-name="P791"><text:soft-page-break/></text:p>
      <text:p text:style-name="P919"><text:span text:style-name="T1003">Am I in danger? Yes, you are. </text:span><text:span text:style-name="T1005">—</text:span><text:span text:style-name="T1003"> Я в опасности? Да.</text:span></text:p>
      <text:p text:style-name="P919"><text:span text:style-name="T1003">Is John married? - No, he isn`t. </text:span><text:span text:style-name="T1005">— </text:span><text:span text:style-name="T1003">Джон женат? </text:span><text:span text:style-name="T1005">— </text:span><text:span text:style-name="T1003">Нет.</text:span></text:p>
      <text:p text:style-name="P988"><text:span text:style-name="T759">Специальный вопрос начинается с вопросительного слова </text:span><text:span text:style-name="T764">или связки</text:span><text:span text:style-name="T759">:</text:span> </text:p>
      <text:p text:style-name="P988">Where is Jill?<text:span text:style-name="T1035"> </text:span>She is at school. <text:span text:style-name="T1035">— </text:span>Где Джил? Она в школе.</text:p>
      <text:p text:style-name="P988"/>
      <text:p text:style-name="P1033"><text:span text:style-name="T669">Очень часто </text:span><text:span text:style-name="T541">am/is/are</text:span><text:span text:style-name="T669"> сокращаются: </text:span><text:span text:style-name="T541">I am → I`m, he is → he`s, <text:s/></text:span></text:p>
      <text:p text:style-name="P1033"><text:span text:style-name="T541">you are → you`re, John is → John`s, </text:span><text:span text:style-name="T543">t</text:span><text:span text:style-name="T541">hey are → </text:span><text:span text:style-name="T543">t</text:span><text:span text:style-name="T541">hey`re</text:span><text:span text:style-name="T542">. </text:span></text:p>
      <text:p text:style-name="P989"/>
      <text:p text:style-name="P1033"><text:span text:style-name="T670">С</text:span><text:span text:style-name="T671">окращать можно как по </text:span><text:span text:style-name="T672">вспом.</text:span><text:span text:style-name="T671"> глаголу, так и по частице </text:span><text:span text:style-name="T544">not</text:span><text:span text:style-name="T671">: </text:span><text:span text:style-name="T544">he is not → he`s not</text:span><text:span text:style-name="T545"> или</text:span><text:span text:style-name="T544"> he isn`t.</text:span></text:p>
      <text:p text:style-name="P1020"><text:span text:style-name="T1148">П</text:span>ри этом <text:span text:style-name="T485">am</text:span> сокращается только по <text:span text:style-name="T485">am</text:span> → <text:span text:style-name="T485">I`m not (I amn`t не существует).</text:span></text:p>
      <text:p text:style-name="P820"/>
      <text:p text:style-name="P1034"><text:span text:style-name="T733">Глагол be</text:span><text:span text:style-name="T735"> </text:span><text:span text:style-name="T733">в Past Simple имеет 2 формы: </text:span></text:p>
      <text:list xml:id="list2267279644" text:style-name="L43">
        <text:list-item>
          <text:p text:style-name="P1485"><text:span text:style-name="T733">was — </text:span><text:span text:style-name="T734">если подлежащее в первом лице или множественном числе (</text:span><text:span text:style-name="T563">I, you, we, they</text:span><text:span text:style-name="T734">);</text:span></text:p>
        </text:list-item>
        <text:list-item>
          <text:p text:style-name="P1485"><text:span text:style-name="T734">were <text:s/>— если подлежащее в третьем лице, единственно</text:span><text:span text:style-name="T758">го</text:span><text:span text:style-name="T734"> числ</text:span><text:span text:style-name="T758">а </text:span><text:span text:style-name="T734">(</text:span><text:span text:style-name="T563">he, she, it</text:span><text:span text:style-name="T734">).</text:span></text:p>
        </text:list-item>
      </text:list>
      <text:p text:style-name="P818"/>
      <text:p text:style-name="P920"><text:span text:style-name="T1027">I </text:span><text:span text:style-name="T1003">was</text:span><text:span text:style-name="T1002"> satisfied with my work — Я </text:span><text:span text:style-name="T1003">был</text:span><text:span text:style-name="T1002"> доволен своей работой.</text:span></text:p>
      <text:p text:style-name="P920"><text:span text:style-name="T1003">Was</text:span><text:span text:style-name="T1002"> the weather good? No, it </text:span><text:span text:style-name="T1003">wasn`t</text:span><text:span text:style-name="T1002"> — </text:span><text:span text:style-name="T1003">Погода была хорош</text:span><text:span text:style-name="T1012">ая</text:span><text:span text:style-name="T1003">? Нет.</text:span></text:p>
      <text:p text:style-name="P765"/>
      <text:p text:style-name="P807">В Future Simple принимает только одну форму — <text:span text:style-name="T485">will be</text:span> (буду).</text:p>
      <text:p text:style-name="P1142"><text:span text:style-name="T95">I will be happy to eat — Я буду </text:span><text:span text:style-name="T96">рад </text:span><text:span text:style-name="T95">поесть.</text:span></text:p>
      <text:p text:style-name="P765"/>
      <text:p text:style-name="P810">Глагол <text:span text:style-name="T485">do</text:span></text:p>
      <text:p text:style-name="P766"/>
      <text:p text:style-name="P1032"><text:span text:style-name="T830">Переводится как </text:span><text:span text:style-name="T829">«делать». В </text:span><text:span text:style-name="T831">одном предложении </text:span><text:span text:style-name="T829">может встречаться несколько раз, </text:span></text:p>
      <text:p text:style-name="P1224"><text:span text:style-name="T356">в качестве вспомогательного </text:span><text:span text:style-name="T357">глагола </text:span><text:span text:style-name="T356">и смыслового.</text:span><text:span text:style-name="T1149"> </text:span><text:span text:style-name="T354">Вспомогательным глаголом </text:span><text:span text:style-name="T355">он </text:span><text:span text:style-name="T354">может быть только в отрицаниях и вопросах, времен группы Simple.</text:span></text:p>
      <text:p text:style-name="P1226"/>
      <text:p text:style-name="P1022"><text:span text:style-name="T506">What do you do? </text:span><text:span text:style-name="T507">— </text:span><text:span text:style-name="T506">Что ты делаешь?</text:span></text:p>
      <text:p text:style-name="P1225"><text:span text:style-name="T354">D</text:span><text:span text:style-name="T41">o you like pets? </text:span><text:span text:style-name="T354">—</text:span><text:span text:style-name="T41"> No, I don`t.</text:span></text:p>
      <text:p text:style-name="P1227"/>
      <text:p text:style-name="P252"><text:span text:style-name="T348">В</text:span><text:span text:style-name="T349"> </text:span><text:span text:style-name="T350">прошедшем времени</text:span><text:span text:style-name="T351"> преорбазуется в </text:span><text:span text:style-name="T345">did</text:span><text:span text:style-name="T351"> — «</text:span><text:span text:style-name="T349">делал» (2я форма </text:span><text:span text:style-name="T344">do</text:span><text:span text:style-name="T349">)</text:span><text:span text:style-name="T351">.</text:span></text:p>
      <text:p text:style-name="P819">Если в предложении появляется <text:span text:style-name="T485">was/were</text:span>, <text:span text:style-name="T1066">то </text:span><text:span text:style-name="T1061">did</text:span><text:span text:style-name="T1066"> уже не нужно использовать.</text:span></text:p>
      <text:p text:style-name="P812"/>
      <text:p text:style-name="P811">Глагол <text:span text:style-name="T485">have</text:span></text:p>
      <text:p text:style-name="P792"/>
      <text:p text:style-name="P1116"><text:span text:style-name="T277">Переводится как «иметь». </text:span><text:span text:style-name="T279">Д</text:span><text:span text:style-name="T277">ля времен группы Perfect </text:span><text:span text:style-name="T279">выступает в роли вспомогательного глагола</text:span><text:span text:style-name="T277">. </text:span><text:span text:style-name="T263">Также </text:span><text:span text:style-name="T277">может быть</text:span><text:span text:style-name="T263"> частью устойчивых словосотечаний. В </text:span><text:span text:style-name="T280">прошедшем </text:span></text:p>
      <text:p text:style-name="P1116"><text:span text:style-name="T280">времени</text:span><text:span text:style-name="T263"> преобразуется в </text:span><text:span text:style-name="T82">had</text:span><text:span text:style-name="T263"> </text:span><text:span text:style-name="T345">—</text:span><text:span text:style-name="T263"> «</text:span><text:span text:style-name="T280">имел</text:span><text:span text:style-name="T263">».</text:span></text:p>
      <text:p text:style-name="P794"/>
      <text:p text:style-name="P1112"><text:span text:style-name="T263">В некоторых ситуациях его можно не переводить (когда он смысловой). </text:span><text:span text:style-name="T264">Но при этом в предложении он обязан быть. </text:span><text:span text:style-name="T277">Это </text:span><text:span text:style-name="T264">из-за особенностей английской грамматики, которая требует, обязательного наличия подлежащего и сказуемого.</text:span></text:p>
      <text:p text:style-name="P767"/>
      <text:p text:style-name="P990">I have a lot of friends — У меня (есть) много друзей.</text:p>
      <text:p text:style-name="P991">We heave a big house — У нас (есть) большой дом.</text:p>
      <text:p text:style-name="P793"/>
      <text:p text:style-name="P1117"><text:span text:style-name="T281">Когда </text:span><text:span text:style-name="T85">have</text:span><text:span text:style-name="T281"> является смысловым глаголом, он </text:span><text:span text:style-name="T267">работает по тем же правилам что и </text:span><text:span text:style-name="T268">другие</text:span><text:span text:style-name="T267"> </text:span><text:span text:style-name="T281">смысловые </text:span><text:span text:style-name="T267">глаголы, т. е. требует вспомогательного </text:span><text:span text:style-name="T83">do</text:span><text:span text:style-name="T267"> для отрицаний и вопросов. </text:span></text:p>
      <text:p text:style-name="P1117"><text:span text:style-name="T279">В утверждениях </text:span><text:span text:style-name="T85">have</text:span><text:span text:style-name="T281"> </text:span><text:span text:style-name="T279">не пишется с окончанием </text:span><text:span text:style-name="T84">-s</text:span><text:span text:style-name="T279">, а преобразуется в </text:span><text:span text:style-name="T84">has</text:span><text:span text:style-name="T279">.</text:span></text:p>
      <text:p text:style-name="P767"/>
      <text:p text:style-name="P49"><text:span text:style-name="T53">Mike has </text:span><text:span text:style-name="T54">many friends</text:span><text:span text:style-name="T53"> — У Майка много друзей.</text:span></text:p>
      <text:p text:style-name="P50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77"><text:span text:style-name="T45">Do you have many friends? </text:span><text:span text:style-name="T55">—</text:span><text:span text:style-name="T45"> У тебя много друзей?</text:span></text:p>
      <text:p text:style-name="P1000"/>
      <text:p text:style-name="P260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78">He hasn`t lost his keys — Он не потерял свои ключи <text:span text:style-name="T1151">(has в отрицании)</text:span>.</text:p>
      <text:p text:style-name="P1001"/>
      <text:p text:style-name="P768">Have в значении «иметь» не употребляется во временах группы Continuous.</text:p>
      <text:p text:style-name="P768"/>
      <text:p text:style-name="P992">I am having many friends now <text:span text:style-name="T1263">(н</text:span>еправильно<text:span text:style-name="T1263">)</text:span></text:p>
      <text:p text:style-name="P992">I have many friends <text:span text:style-name="T1263">(п</text:span>равильно<text:span text:style-name="T1263">)</text:span></text:p>
      <text:p text:style-name="P767"/>
      <text:p text:style-name="P1265"><text:span text:style-name="T237">В разговорной речи очесть часто используется оборот </text:span><text:span text:style-name="T67">have got</text:span><text:span text:style-name="T237">. </text:span><text:span text:style-name="T265">Он обозначает тоже самое, что и </text:span><text:span text:style-name="T86">have</text:span><text:span text:style-name="T265"> </text:span><text:span text:style-name="T237">(иметь/владеть/</text:span><text:span text:style-name="T314">есть</text:span><text:span text:style-name="T237">)</text:span><text:span text:style-name="T265">, но используется только в настоящем времени.</text:span></text:p>
      <text:p text:style-name="P775"/>
      <text:p text:style-name="P1265"><text:span text:style-name="T265">Г</text:span><text:span text:style-name="T237">рамматически, </text:span><text:span text:style-name="T67">have got</text:span><text:span text:style-name="T237"> — это Present Perfect, т. е. </text:span><text:span text:style-name="T67">have</text:span><text:span text:style-name="T237"> здесь вспомогательный глагол, </text:span></text:p>
      <text:p text:style-name="P1143"><text:span text:style-name="T278">а основное значение «</text:span><text:span text:style-name="T313">есть</text:span><text:span text:style-name="T278">» передает </text:span><text:span text:style-name="T87">got</text:span><text:span text:style-name="T278"> </text:span><text:span text:style-name="T266">(3я форма get)</text:span><text:span text:style-name="T278">. </text:span></text:p>
      <text:p text:style-name="P769"/>
      <text:p text:style-name="P993">Have you got a Mercedes? / Do you have a Mercedes? — У тебя есть мерседес?</text:p>
      <text:p text:style-name="P993">I haven`t got a Mercedes / I don`t have a Mercedes — У меня нет мерседеса.</text:p>
      <text:p text:style-name="P770"/>
      <text:p text:style-name="P1118"><text:span text:style-name="T269">Глагол </text:span><text:span text:style-name="T88">have</text:span><text:span text:style-name="T270"> может входить в состав устойчивых выражений и словосочетаний. </text:span></text:p>
      <text:p text:style-name="P772">В этом случае он может переводится по другому. Также здесь отменяется правило, </text:p>
      <text:p text:style-name="P771">по которому <text:span text:style-name="T485">have</text:span> нельзя употребять в Continuous:</text:p>
      <text:p text:style-name="P771"/>
      <text:list xml:id="list1833025669" text:style-name="L44">
        <text:list-item>
          <text:p text:style-name="P1461"><text:span text:style-name="T1172">в</text:span>ыражения, связанные с приемом пищи:</text:p>
        </text:list-item>
      </text:list>
      <text:list xml:id="list2661452922" text:style-name="L45">
        <text:list-item>
          <text:list>
            <text:list-item>
              <text:p text:style-name="P1462">have a coffee/tea/<text:span text:style-name="T1146">drink</text:span> — пить кофе/чай/<text:span text:style-name="T1146">напиток</text:span>;</text:p>
            </text:list-item>
            <text:list-item>
              <text:p text:style-name="P1462">have a meal — принимать пищу;</text:p>
            </text:list-item>
            <text:list-item>
              <text:p text:style-name="P1462">have a breakfast/luch/dinner — завтракать/обедать/ужинать.</text:p>
            </text:list-item>
          </text:list>
        </text:list-item>
      </text:list>
      <text:p text:style-name="P773"/>
      <text:list xml:id="list184715087585132" text:continue-list="list1833025669" text:style-name="L44">
        <text:list-item>
          <text:p text:style-name="P1615"><text:span text:style-name="T305">в</text:span><text:span text:style-name="T270">ыражения, связанные с времяпровождением:</text:span></text:p>
        </text:list-item>
      </text:list>
      <text:list xml:id="list2901898512" text:style-name="L46">
        <text:list-item>
          <text:list>
            <text:list-item>
              <text:p text:style-name="P1463">have a date — ходить на свидание;</text:p>
            </text:list-item>
            <text:list-item>
              <text:p text:style-name="P1463">have a good time — хорошо проводить время;</text:p>
            </text:list-item>
            <text:list-item>
              <text:p text:style-name="P1463">have a meeting / an appointment — назначать встречу;</text:p>
            </text:list-item>
            <text:list-item>
              <text:p text:style-name="P1463">have a nice day — удачного дня (пожелание);</text:p>
            </text:list-item>
            <text:list-item>
              <text:p text:style-name="P1463">have fun — веселиться.</text:p>
            </text:list-item>
          </text:list>
        </text:list-item>
      </text:list>
      <text:p text:style-name="P771"/>
      <text:list xml:id="list184716112219644" text:continue-list="list184715087585132" text:style-name="L44">
        <text:list-item>
          <text:p text:style-name="P1615"><text:span text:style-name="T305">в</text:span><text:span text:style-name="T270">ыражения, связанные </text:span><text:span text:style-name="T306">с внешностью:</text:span></text:p>
        </text:list-item>
      </text:list>
      <text:list xml:id="list390928343" text:style-name="L47">
        <text:list-item>
          <text:list>
            <text:list-item>
              <text:p text:style-name="P1464">have a bath/shower/shave — принимать ванну/душ, побриться;</text:p>
            </text:list-item>
            <text:list-item>
              <text:p text:style-name="P1464">have a haircat — постричься.</text:p>
            </text:list-item>
          </text:list>
        </text:list-item>
      </text:list>
      <text:p text:style-name="P774"/>
      <text:list xml:id="list184715417302015" text:continue-list="list184716112219644" text:style-name="L44">
        <text:list-item>
          <text:p text:style-name="P1616"><text:span text:style-name="T305">в</text:span><text:span text:style-name="T306">ыражения, связанные с общением:</text:span></text:p>
        </text:list-item>
      </text:list>
      <text:list xml:id="list1539772176" text:style-name="L48">
        <text:list-item>
          <text:list>
            <text:list-item>
              <text:p text:style-name="P1465">have a guess — угадывать, догадываться;</text:p>
            </text:list-item>
            <text:list-item>
              <text:p text:style-name="P1465">have a chat — болтать;</text:p>
            </text:list-item>
            <text:list-item>
              <text:p text:style-name="P1465">have a talk/discussion — беседовать/обсуждать;</text:p>
            </text:list-item>
            <text:list-item>
              <text:p text:style-name="P1465">have a call — позвонить.</text:p>
            </text:list-item>
          </text:list>
        </text:list-item>
      </text:list>
      <text:p text:style-name="P774"/>
      <text:list xml:id="list184714799153325" text:continue-list="list184715417302015" text:style-name="L44">
        <text:list-item>
          <text:p text:style-name="P1616"><text:span text:style-name="T305">в</text:span><text:span text:style-name="T306">ыражения связанные со здоровьем:</text:span></text:p>
        </text:list-item>
      </text:list>
      <text:list xml:id="list2778290107" text:style-name="L49">
        <text:list-item>
          <text:list>
            <text:list-item>
              <text:p text:style-name="P1466">have a baby — родить;</text:p>
            </text:list-item>
            <text:list-item>
              <text:p text:style-name="P1466">have a cold — простудиться;</text:p>
            </text:list-item>
            <text:list-item>
              <text:p text:style-name="P1466"><text:soft-page-break/>have a cough — кашлять;</text:p>
            </text:list-item>
            <text:list-item>
              <text:p text:style-name="P1466">have a headache — болит голова.</text:p>
            </text:list-item>
          </text:list>
        </text:list-item>
      </text:list>
      <text:p text:style-name="P774"/>
      <text:list xml:id="list184714881296507" text:continue-list="list184714799153325" text:style-name="L44">
        <text:list-item>
          <text:p text:style-name="P1616"><text:span text:style-name="T305">в</text:span><text:span text:style-name="T306">ыражения, связанные с отдыхом:</text:span></text:p>
          <text:list>
            <text:list-item>
              <text:p text:style-name="P1467">have a day off — взять выходной;</text:p>
            </text:list-item>
            <text:list-item>
              <text:p text:style-name="P1467">have a dream — видеть сон;</text:p>
            </text:list-item>
            <text:list-item>
              <text:p text:style-name="P1467">have a nightmare — видеть кошмар;</text:p>
            </text:list-item>
            <text:list-item>
              <text:p text:style-name="P1467">have a rest — отдыхать;</text:p>
            </text:list-item>
            <text:list-item>
              <text:p text:style-name="P1467">have a sleep — спать.</text:p>
            </text:list-item>
          </text:list>
        </text:list-item>
      </text:list>
      <text:p text:style-name="P774"/>
      <text:list xml:id="list184714537527764" text:continue-numbering="true" text:style-name="L44">
        <text:list-item>
          <text:p text:style-name="P1616"><text:span text:style-name="T305">в</text:span><text:span text:style-name="T306">ыражения, свяханые с физической активностью:</text:span></text:p>
        </text:list-item>
      </text:list>
      <text:list xml:id="list2630373869" text:style-name="L50">
        <text:list-item>
          <text:list>
            <text:list-item>
              <text:p text:style-name="P1468">have a good journey — добраться без проблем (пожелание);</text:p>
            </text:list-item>
            <text:list-item>
              <text:p text:style-name="P1468">have a good flight — хорошо долететь (пожелание);</text:p>
            </text:list-item>
            <text:list-item>
              <text:p text:style-name="P1468">have a lift — подвести (на машине);</text:p>
            </text:list-item>
            <text:list-item>
              <text:p text:style-name="P1469">have a ride — проехаться;</text:p>
            </text:list-item>
            <text:list-item>
              <text:p text:style-name="P1469">have a walk — пройтись (прогуляться);</text:p>
            </text:list-item>
            <text:list-item>
              <text:p text:style-name="P1469">have a swim — поплавать;</text:p>
            </text:list-item>
            <text:list-item>
              <text:p text:style-name="P1469">have a hug — обняться;</text:p>
            </text:list-item>
            <text:list-item>
              <text:p text:style-name="P1469">have a kiss — поцеловаться.</text:p>
            </text:list-item>
          </text:list>
        </text:list-item>
      </text:list>
      <text:p text:style-name="P774"/>
      <text:p text:style-name="P813">Глагол <text:span text:style-name="T485">get</text:span></text:p>
      <text:p text:style-name="P776"/>
      <text:p text:style-name="P1113"><text:span text:style-name="T272">Один и самых запутанных глаголов, который может переводится по разному,</text:span><text:span text:style-name="T271"> в записимости </text:span></text:p>
      <text:p text:style-name="P777">от слов, идущих после него. Поэтому его нужно переводить в связке с соседними словами.</text:p>
      <text:p text:style-name="P778"/>
      <text:p text:style-name="P1113"><text:span text:style-name="T272">Если после </text:span><text:span text:style-name="T89">get</text:span><text:span text:style-name="T272"> идет существительное, то он передает значение </text:span><text:span text:style-name="T271">«</text:span><text:span text:style-name="T272">получать, покупать</text:span><text:span text:style-name="T271">».</text:span></text:p>
      <text:p text:style-name="P777"/>
      <text:p text:style-name="P79"><text:span text:style-name="T56">I </text:span><text:span text:style-name="T45">got a new car — Я купил новую машину.</text:span></text:p>
      <text:p text:style-name="P994">I got an A today — Я получил пятерку сегодня. (A — <text:span text:style-name="T1151">это </text:span>оценка)</text:p>
      <text:p text:style-name="P1266"><text:span text:style-name="T271">Е</text:span><text:span text:style-name="T237">сли </text:span><text:span text:style-name="T67">get</text:span><text:span text:style-name="T237"> используется со средством передвижения, то он приобретает значение </text:span></text:p>
      <text:p text:style-name="P779">«сесть в транспорт». В этом случае он может использоваться с предлогом <text:span text:style-name="T485">on</text:span>.</text:p>
      <text:p text:style-name="P779"/>
      <text:p text:style-name="P994">I got on a bus at 5 o`clock — Я сел в автобус в 5 часов.</text:p>
      <text:p text:style-name="P994">I got a taxi — Я взял такси.</text:p>
      <text:p text:style-name="P777"/>
      <text:p text:style-name="P1266"><text:span text:style-name="T271">Е</text:span><text:span text:style-name="T237">сли после get идет прилагательное, то это означает «прийти к этому состоянию», </text:span></text:p>
      <text:p text:style-name="P779">например: <text:span text:style-name="T485">get hungry (проголодаться), get better (стать лучше), get cold (замерзнуть)</text:span> и т. д.</text:p>
      <text:p text:style-name="P779"/>
      <text:p text:style-name="P994">He got dressed quickly and left — Он оделся быстро и ушел.</text:p>
      <text:p text:style-name="P779"/>
      <text:p text:style-name="P779">Если <text:span text:style-name="T485">get</text:span> используется с частицей <text:span text:style-name="T485">to</text:span>, то это означает «прибывать в такое-то место».</text:p>
      <text:p text:style-name="P779"/>
      <text:p text:style-name="P994">I got to work late — Я приехал на работу поздно.</text:p>
      <text:p text:style-name="P994">I got to the airport by train — Я приехал в аэропорт на поезде.</text:p>
      <text:p text:style-name="P777"/>
      <text:p text:style-name="P777">В пассивном залоге может заменять глагол <text:span text:style-name="T485">be</text:span>. </text:p>
      <text:p text:style-name="P777"/>
      <text:p text:style-name="P777">Если <text:span text:style-name="T485">be</text:span> означает «быть в состоянии / обладать качеством», то <text:span text:style-name="T485">get</text:span> означает </text:p>
      <text:p text:style-name="P778">«входить в состояние / приобретать качество».</text:p>
      <text:p text:style-name="P778"/>
      <text:p text:style-name="P778">В отличии от <text:span text:style-name="T485">be, do, have</text:span>, этот глагол не может быть вспомогательным.</text:p>
      <text:p text:style-name="P780"><text:soft-page-break/>Почти для любого предложения с <text:span text:style-name="T485">get</text:span> можно найти замену с другим глаголом.</text:p>
      <text:p text:style-name="P778"/>
      <text:p text:style-name="P1272"><text:span text:style-name="T237">После </text:span><text:span text:style-name="T67">get</text:span><text:span text:style-name="T237"> могут стоять разные предлоги, в зависимости от которых он может сильно</text:span></text:p>
      <text:p text:style-name="P1273"><text:span text:style-name="T237">меняться. Такие измененя не всегда поддаются логике</text:span><text:span text:style-name="T273">:</text:span></text:p>
      <text:list xml:id="list3842556967" text:style-name="L51">
        <text:list-item>
          <text:p text:style-name="P1470">get along — ладить друг с другом;</text:p>
        </text:list-item>
        <text:list-item>
          <text:p text:style-name="P1470">get away — убираться прочь (грубо);</text:p>
        </text:list-item>
        <text:list-item>
          <text:p text:style-name="P1470">get back — вернуться;</text:p>
        </text:list-item>
        <text:list-item>
          <text:p text:style-name="P1470">get in — попасть внутрь;</text:p>
        </text:list-item>
        <text:list-item>
          <text:p text:style-name="P1470">get on — справиться с ситуацией.</text:p>
        </text:list-item>
      </text:list>
      <text:p text:style-name="P781"/>
      <text:p text:style-name="P921"><text:span text:style-name="T1013">W</text:span><text:span text:style-name="T1003">e get along well — Мы хорошо ладим.</text:span></text:p>
      <text:p text:style-name="P995">I`ll get away from work as soon as I can — Я свалю с этой работы, как только смогу.</text:p>
      <text:p text:style-name="P995">Get in the car quickly! — Быстро садись в машину!</text:p>
      <text:p text:style-name="P996">How are you getting on with your new job? — Как дела на новой работе?</text:p>
      <text:p text:style-name="P1221"/>
      <text:p text:style-name="P1221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220">Такие сочетания нельзя переводить по отдельности, а только в связке.</text:p>
      <text:p text:style-name="P778"/>
      <text:p text:style-name="P1220">Один и тот же фразовый глагол может иметь несколько значений.</text:p>
      <text:p text:style-name="P778"/>
      <text:p text:style-name="P809">Глаголы, в которых все путаются</text:p>
      <text:p text:style-name="P782"/>
      <text:p text:style-name="P783"><text:span text:style-name="T641">Tell и say</text:span> можно перевести как «сказать». Только первый означатает «рассказать», </text:p>
      <text:p text:style-name="P783">а второй - «сказать/говорить». </text:p>
      <text:p text:style-name="P783"/>
      <text:p text:style-name="P783">После <text:span text:style-name="T485">tell</text:span> нужно обязательно указать, кому адресована фраза, либо что именно </text:p>
      <text:p text:style-name="P783">говорится. После <text:span text:style-name="T485">tell</text:span> не нужен предлог.</text:p>
      <text:p text:style-name="P783"/>
      <text:p text:style-name="P997">Tell me the truth — Скажи мне правду.</text:p>
      <text:p text:style-name="P997">Tell Michael that I will be late — Скажи Майклу, что я опоздаю.</text:p>
      <text:p text:style-name="P783"/>
      <text:p text:style-name="P783">После <text:span text:style-name="T485">say</text:span> можно ничего не указывать, либо указать того, кто сказал фразу.</text:p>
      <text:p text:style-name="P783">Если мы говорим, кому адресована фраза, то после <text:span text:style-name="T485">say</text:span> нужен предлог <text:span text:style-name="T485">to</text:span>.</text:p>
      <text:p text:style-name="P783"/>
      <text:p text:style-name="P997">«You deserve more than this», I said to myself — Ты заслуживаешь большего, я сказал себе.</text:p>
      <text:p text:style-name="P783"/>
      <text:p text:style-name="P1267"><text:span text:style-name="T150">See, l</text:span><text:span text:style-name="T149">ook, watch</text:span><text:span text:style-name="T237"> передают значение «видеть», но с разными смысловыми оттенками.</text:span></text:p>
      <text:p text:style-name="P783"/>
      <text:p text:style-name="P784">Глагол <text:span text:style-name="T485">see</text:span> означает «видеть», как физическую возможность. Обычно <text:span text:style-name="T1152">он </text:span>не употребляется </text:p>
      <text:p text:style-name="P784">во временах Continuous.</text:p>
      <text:p text:style-name="P783"/>
      <text:p text:style-name="P997">I see a bird in the tree — Я вижу птицу на дереве.</text:p>
      <text:p text:style-name="P783"/>
      <text:p text:style-name="P783"><text:span text:style-name="T485">Look</text:span> означает «смотреть на что-либо». Если мы хотим узнать на какой объет смотрим — используется предлог <text:span text:style-name="T485">at</text:span>. В отличии от <text:span text:style-name="T485">see</text:span>, можно использовать в Continuous.</text:p>
      <text:p text:style-name="P783"/>
      <text:p text:style-name="P997">Don`t worry, I`m not looking — Не волнуйся, я не смотрю.</text:p>
      <text:p text:style-name="P997">I`m looking at the dog — Я смотрю на собаку.</text:p>
      <text:p text:style-name="P783"/>
      <text:p text:style-name="P1114"><text:span text:style-name="T67">Watch</text:span><text:span text:style-name="T237"> означает «</text:span><text:span text:style-name="T275">следить (взором)</text:span><text:span text:style-name="T237">» или «наблюдать» </text:span><text:span text:style-name="T274">за объектом</text:span><text:span text:style-name="T237">.</text:span></text:p>
      <text:p text:style-name="P785"/>
      <text:p text:style-name="P51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80"><text:span text:style-name="T59">I </text:span><text:span text:style-name="T45">like watching birds — Мне нравится наблюдать за птицами.</text:span></text:p>
      <text:p text:style-name="P785"/>
      <text:p text:style-name="P1114"><text:span text:style-name="T149">Hear, listen</text:span><text:span text:style-name="T237"> можно перевести как «слышать» и «слушать». Первый означает физическую возможность, а второй — осознанное действие.</text:span></text:p>
      <text:p text:style-name="P785"/>
      <text:p text:style-name="P998">Can you hear some noise? — Ты слышишь шум?</text:p>
      <text:p text:style-name="P998">I think I heard something — Кажется, я что-то слышал.</text:p>
      <text:p text:style-name="P785"/>
      <text:p text:style-name="P1268"><text:span text:style-name="T275">Когда мы говорим о том, что именно слушаем, то</text:span><text:span text:style-name="T237"> </text:span><text:span text:style-name="T275">п</text:span><text:span text:style-name="T237">осле </text:span><text:span text:style-name="T67">listen</text:span><text:span text:style-name="T237"> </text:span><text:span text:style-name="T275">ставится предлог </text:span><text:span text:style-name="T90">to</text:span><text:span text:style-name="T275">.</text:span></text:p>
      <text:p text:style-name="P786">При переводе на русский предлог выпадает.</text:p>
      <text:p text:style-name="P786"/>
      <text:p text:style-name="P998">Listen to me, please — Пожалуйста, послушай меня.</text:p>
      <text:p text:style-name="P998">What music do you listen to? - Какую музыку ты слушает?</text:p>
      <text:p text:style-name="P786"/>
      <text:p text:style-name="P1269"><text:span text:style-name="T149">Do, make</text:span><text:span text:style-name="T237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786"/>
      <text:p text:style-name="P787">Устойчивые выражения с do:</text:p>
      <text:list xml:id="list4234153478" text:style-name="L52">
        <text:list-item>
          <text:p text:style-name="P1471">do an exam/test — сдавать экзамен/тест;</text:p>
        </text:list-item>
        <text:list-item>
          <text:p text:style-name="P1471">do a course — пройти курс;</text:p>
        </text:list-item>
        <text:list-item>
          <text:p text:style-name="P1471">do work/homework/housework — делать работу / домашнюю работу / работу по дому;</text:p>
        </text:list-item>
        <text:list-item>
          <text:p text:style-name="P1471">do a favour — оказывать услугу;</text:p>
        </text:list-item>
        <text:list-item>
          <text:p text:style-name="P1471">do business — заниматься бизнесом;</text:p>
        </text:list-item>
        <text:list-item>
          <text:p text:style-name="P1471">do right/wrong — поступать правильно/неправильно;</text:p>
        </text:list-item>
        <text:list-item>
          <text:p text:style-name="P1473">do the shopping — делать покупки;</text:p>
        </text:list-item>
        <text:list-item>
          <text:p text:style-name="P1471">do the wassing up — мыть посуду;</text:p>
        </text:list-item>
      </text:list>
      <text:p text:style-name="P786"/>
      <text:p text:style-name="P787">Устойчивые выражения с make:</text:p>
      <text:list xml:id="list4072511187" text:style-name="L53">
        <text:list-item>
          <text:p text:style-name="P1472">make a noise — шуметь;</text:p>
        </text:list-item>
        <text:list-item>
          <text:p text:style-name="P1472">make a bed — застилать постель;</text:p>
        </text:list-item>
        <text:list-item>
          <text:p text:style-name="P1472">make a cake/tea/dinner — приготовить торт/чай/ужин;</text:p>
        </text:list-item>
        <text:list-item>
          <text:p text:style-name="P1617"><text:span text:style-name="T237">make a choice — сделать </text:span><text:span text:style-name="T276">выбор;</text:span></text:p>
        </text:list-item>
        <text:list-item>
          <text:p text:style-name="P1474">make a scision — принять решение;</text:p>
        </text:list-item>
        <text:list-item>
          <text:p text:style-name="P1474">make a promise — обещать, дать обещание;</text:p>
        </text:list-item>
        <text:list-item>
          <text:p text:style-name="P1474">make a friends — подружиться.</text:p>
        </text:list-item>
      </text:list>
      <text:p text:style-name="P788"/>
      <text:p text:style-name="P999">Could you do me a favour — Не мог бы ты оказать мне услугу? </text:p>
      <text:p text:style-name="P999">I belive she`ll make the right choice — Я верю, что она сделает правильный выбор.</text:p>
      <text:p text:style-name="P788"/>
      <text:p text:style-name="P1169"><text:span text:style-name="T359">Про и</text:span><text:span text:style-name="T360">нфинитив и герундий</text:span></text:p>
      <text:p text:style-name="P789"/>
      <text:p text:style-name="P796">Когда в английском предложении идет несколько глаголов <text:span text:style-name="T1154">подря</text:span><text:span text:style-name="T1155">д</text:span>, то первый является сказуемым<text:span text:style-name="T1153">, а следующий, свободный от времени, стоит в форме инфинитива </text:span></text:p>
      <text:p text:style-name="P1122"><text:span text:style-name="T295">или герундия </text:span><text:span text:style-name="T296">(</text:span><text:span text:style-name="T307">после сказуемоего</text:span><text:span text:style-name="T297"> </text:span><text:span text:style-name="T295">может быть несколько </text:span><text:span text:style-name="T307">глаголов</text:span><text:span text:style-name="T296">)</text:span><text:span text:style-name="T295">.</text:span></text:p>
      <text:p text:style-name="P795"/>
      <text:p text:style-name="P1008">What do you want <text:span text:style-name="T980">to do</text:span>? — Что ты хочешь <text:span text:style-name="T980">делать</text:span>?</text:p>
      <text:p text:style-name="P1008">I like <text:span text:style-name="T980">playing</text:span> cards — Я люблю <text:span text:style-name="T980">играть</text:span> в карты.</text:p>
      <text:p text:style-name="P1009">Please don`t make me <text:span text:style-name="T980">worry</text:span> — Пожалуйста, не заставляй меня <text:span text:style-name="T980">волноваться</text:span>.</text:p>
      <text:p text:style-name="P1010">I don`t mind <text:span text:style-name="T980">doing</text:span> it on my own — Я не против <text:span text:style-name="T980">сделать</text:span> это в одиночку.</text:p>
      <text:p text:style-name="P797"/>
      <text:p text:style-name="P1123"><text:soft-page-break/><text:span text:style-name="T282">И</text:span><text:span text:style-name="T283">нфинитив и герундий дополняют по смыслу </text:span><text:span text:style-name="T298">сказуемое</text:span><text:span text:style-name="T283">. </text:span><text:span text:style-name="T284">Они являются взаимозаменяемы </text:span></text:p>
      <text:p text:style-name="P1123"><text:span text:style-name="T291">и</text:span><text:span text:style-name="T284"> </text:span><text:span text:style-name="T291">в</text:span><text:span text:style-name="T284"> основном </text:span><text:span text:style-name="T291">и</text:span><text:span text:style-name="T284">спользуют</text:span><text:span text:style-name="T291">ся</text:span><text:span text:style-name="T284"> по наитию </text:span><text:span text:style-name="T298">либо</text:span><text:span text:style-name="T284"> в зависимости от диалекта.</text:span></text:p>
      <text:p text:style-name="P798"/>
      <text:p text:style-name="P799">На русский инфинитив и герундий переводятся несколькими способами:</text:p>
      <text:list xml:id="list6649565" text:style-name="L54">
        <text:list-item>
          <text:p text:style-name="P1475">начальной формой глагола (делать);</text:p>
        </text:list-item>
        <text:list-item>
          <text:p text:style-name="P1475">причастием (делая);</text:p>
        </text:list-item>
        <text:list-item>
          <text:p text:style-name="P1475">придаточным предложением (чтобы сделать).</text:p>
        </text:list-item>
      </text:list>
      <text:p text:style-name="P798"/>
      <text:p text:style-name="P814">Инфинитив </text:p>
      <text:p text:style-name="P805"/>
      <text:p text:style-name="P1129"><text:span text:style-name="T304">Э</text:span><text:span text:style-name="T291">то глагол в начальной форме, </text:span><text:span text:style-name="T298">который </text:span><text:span text:style-name="T299">обычно </text:span><text:span text:style-name="T300">идет</text:span><text:span text:style-name="T298"> </text:span><text:span text:style-name="T291">с частицей </text:span><text:span text:style-name="T92">to</text:span><text:span text:style-name="T291">.</text:span></text:p>
      <text:p text:style-name="P1003"><text:span text:style-name="T65">I don`t want </text:span><text:span text:style-name="T1170">to interface</text:span><text:span text:style-name="T65"> — Я не хочу </text:span><text:span text:style-name="T1170">вмешиваться</text:span><text:span text:style-name="T65">.</text:span></text:p>
      <text:p text:style-name="P806"/>
      <text:p text:style-name="P691"><text:span text:style-name="T291">Г</text:span><text:span text:style-name="T285">лаголы, после которых инфинитив всегда </text:span><text:span text:style-name="T292">с частицей </text:span><text:span text:style-name="T91">to</text:span><text:span text:style-name="T285">:</text:span></text:p>
      <text:list xml:id="list3877799988" text:style-name="L55">
        <text:list-item>
          <text:p text:style-name="P1476">want — хотеть;</text:p>
        </text:list-item>
        <text:list-item>
          <text:p text:style-name="P1476">need — нуждаться;</text:p>
        </text:list-item>
        <text:list-item>
          <text:p text:style-name="P1476">plan — планировать;</text:p>
        </text:list-item>
        <text:list-item>
          <text:p text:style-name="P1476">decide — принимать решение;</text:p>
        </text:list-item>
        <text:list-item>
          <text:p text:style-name="P1476">offer — предлагать;</text:p>
        </text:list-item>
        <text:list-item>
          <text:p text:style-name="P1476">hope — надеяться;</text:p>
        </text:list-item>
        <text:list-item>
          <text:p text:style-name="P1476">promise — обещать;</text:p>
        </text:list-item>
        <text:list-item>
          <text:p text:style-name="P1476">try — пытаться;</text:p>
        </text:list-item>
        <text:list-item>
          <text:p text:style-name="P1476">forget — забывать;</text:p>
        </text:list-item>
        <text:list-item>
          <text:p text:style-name="P1476">learn — изучать;</text:p>
        </text:list-item>
        <text:list-item>
          <text:p text:style-name="P1476">would like — хотел бы.</text:p>
        </text:list-item>
      </text:list>
      <text:p text:style-name="P1002"/>
      <text:p text:style-name="P1002">We promise <text:span text:style-name="T980">to get</text:span> the money — Мы обещали <text:span text:style-name="T980">достать</text:span> денег.</text:p>
      <text:p text:style-name="P1002">Don`t forget <text:span text:style-name="T980">to write</text:span> importang things — Не забывай <text:span text:style-name="T980">записывать</text:span> самое главное.</text:p>
      <text:p text:style-name="P800"/>
      <text:p text:style-name="P1121"><text:span text:style-name="T286">Между смысловым глаголом и идущим за ним инфинитивом часто </text:span><text:span text:style-name="T302">стоит</text:span><text:span text:style-name="T286"> дополнение.</text:span></text:p>
      <text:p text:style-name="P692"><text:span text:style-name="T302">Обычно</text:span><text:span text:style-name="T303"> </text:span><text:span text:style-name="T289">дополнение указывает</text:span><text:span text:style-name="T290">ся</text:span><text:span text:style-name="T289"> после </text:span><text:span text:style-name="T302">следующих </text:span><text:span text:style-name="T289">глаголов:</text:span></text:p>
      <text:list xml:id="list970121530" text:style-name="L56">
        <text:list-item>
          <text:p text:style-name="P1477">ask — спрашивать;</text:p>
        </text:list-item>
        <text:list-item>
          <text:p text:style-name="P1477">tell — говорить;</text:p>
        </text:list-item>
        <text:list-item>
          <text:p text:style-name="P1477">advice — советовать;</text:p>
        </text:list-item>
        <text:list-item>
          <text:p text:style-name="P1477">expect — ожидать;</text:p>
        </text:list-item>
        <text:list-item>
          <text:p text:style-name="P1477">pesuade — убеждать;</text:p>
        </text:list-item>
        <text:list-item>
          <text:p text:style-name="P1477">teach — обучать.</text:p>
        </text:list-item>
      </text:list>
      <text:p text:style-name="P803"/>
      <text:p text:style-name="P1007"><text:span text:style-name="T1161">I </text:span><text:span text:style-name="T34">asked</text:span><text:span text:style-name="T1162"> </text:span><text:span text:style-name="T1192">Mike</text:span><text:span text:style-name="T1162"> </text:span><text:span text:style-name="T985">to come</text:span><text:span text:style-name="T1162"> in — Я просила Майка войти.</text:span></text:p>
      <text:p text:style-name="P82"><text:span text:style-name="T32">Tell</text:span><text:span text:style-name="T45"> </text:span><text:span text:style-name="T1193">them</text:span><text:span text:style-name="T45"> </text:span><text:span text:style-name="T63">to leave</text:span><text:span text:style-name="T45"> us alone — Попроси их оставить нас в покое.</text:span></text:p>
      <text:p text:style-name="P800"/>
      <text:p text:style-name="P1124"><text:span text:style-name="T286">Если после смыслового глагола </text:span><text:span text:style-name="T301">указано</text:span><text:span text:style-name="T287"> </text:span><text:span text:style-name="T286">дополне</text:span><text:span text:style-name="T287">ние, </text:span><text:span text:style-name="T288">то такие предложения удобней переводить с использованием придаточного предложения </text:span><text:span text:style-name="T315">(о них позже)</text:span><text:span text:style-name="T288">.</text:span></text:p>
      <text:p text:style-name="P804"/>
      <text:p text:style-name="P86"><text:span text:style-name="T60">I </text:span><text:span text:style-name="T33">promise</text:span><text:span text:style-name="T60"> </text:span><text:span text:style-name="T1194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1004"/>
      <text:p text:style-name="P1124"><text:span text:style-name="T365">(</text:span><text:span text:style-name="T366">п</text:span><text:span text:style-name="T367">ридаточно</text:span><text:span text:style-name="T368">е</text:span><text:span text:style-name="T367"> предложени</text:span><text:span text:style-name="T369">е</text:span><text:span text:style-name="T367"> — </text:span><text:span text:style-name="T365">это синтаксическая часть сложноподчиненного предложения, содержащая подчинительный союз или союзное слово: </text:span><text:span text:style-name="T370">Петя убежал с урока, </text:span><text:span text:style-name="T371">чтобы не пропустить концерт</text:span><text:span text:style-name="T365">. </text:span><text:span text:style-name="Emphasis"><text:span text:style-name="T372">Изобразить чувство, </text:span></text:span><text:span text:style-name="Emphasis"><text:span text:style-name="T373">которое я испытывал</text:span></text:span><text:span text:style-name="Emphasis"><text:span text:style-name="T372">, очень трудно</text:span></text:span><text:span text:style-name="T365">)</text:span><text:span text:style-name="T367">.</text:span></text:p>
      <text:p text:style-name="P1004"/>
      <text:p text:style-name="P1124"><text:soft-page-break/><text:span text:style-name="T288">Т</text:span><text:span text:style-name="T293">акже придаточное предложение используется, когда вторая часть объясняет причину действия из главной части. </text:span><text:span text:style-name="T294">В этом случае инфинитив всегда используется с </text:span><text:span text:style-name="T93">to</text:span><text:span text:style-name="T294">.</text:span></text:p>
      <text:p text:style-name="P801"/>
      <text:p text:style-name="P87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88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1005"/>
      <text:p text:style-name="P269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802"/>
      <text:p text:style-name="P1006">I <text:span text:style-name="T23">went out</text:span> <text:span text:style-name="T980">for food</text:span> — Я <text:span text:style-name="T23">вышел</text:span><text:span text:style-name="T1160"> </text:span><text:span text:style-name="T980">за едой</text:span>.</text:p>
      <text:p text:style-name="P263"/>
      <text:p text:style-name="P263">Ес<text:span text:style-name="T1160">ть</text:span> глаголы, после которых инфинитив используется без частицы <text:span text:style-name="T485">to</text:span> («голый» инфитив). Таких глаголов немного. Самыми распространенные: <text:span text:style-name="T485">let </text:span>(позволять) и <text:span text:style-name="T485">make</text:span>.</text:p>
      <text:p text:style-name="P261"/>
      <text:p text:style-name="P84"><text:span text:style-name="T23">Let</text:span> <text:span text:style-name="T1189">Peter</text:span> <text:span text:style-name="T980">explain</text:span> himself — Позволь Питеру объясниться.</text:p>
      <text:p text:style-name="P85"><text:span text:style-name="T23">Let</text:span> <text:span text:style-name="T1189">us</text:span> (let`s) <text:span text:style-name="T980">watch</text:span> this movie — Давай<text:span text:style-name="T1157"> </text:span>посмотрим этот фильм.</text:p>
      <text:p text:style-name="P262"/>
      <text:p text:style-name="P264">Если после <text:span text:style-name="T485">make</text:span> стоит еще один глагол, то в этом случае <text:span text:style-name="T485">make</text:span> переводится не как «делать», </text:p>
      <text:p text:style-name="P264">а как «заставлять». После <text:span text:style-name="T485">make</text:span> нужно также указать дополнение.</text:p>
      <text:p text:style-name="P264"/>
      <text:p text:style-name="P233">I <text:span text:style-name="T3">can`t</text:span> <text:span text:style-name="T23">make</text:span> <text:span text:style-name="T1189">John</text:span> <text:span text:style-name="T980">work</text:span> — Я не могу заставить Джона работать.</text:p>
      <text:p text:style-name="P265"/>
      <text:p text:style-name="P267"><text:span text:style-name="T1158">Если инфинитив стоит после связки </text:span><text:span text:style-name="T513">it</text:span><text:span text:style-name="T1180"> + </text:span><text:span text:style-name="T510">be </text:span><text:span text:style-name="T1158">+ прилагательно</text:span><text:span text:style-name="T1159">е</text:span><text:span text:style-name="T1158">, то </text:span><text:span text:style-name="T1180">он </text:span><text:span text:style-name="T1158">используется </text:span></text:p>
      <text:p text:style-name="P267"><text:span text:style-name="T1158">с частицей </text:span><text:span text:style-name="T510">to</text:span><text:span text:style-name="T1158">. </text:span><text:span text:style-name="T1180">Такая связка выражает отношение к делу.</text:span></text:p>
      <text:p text:style-name="P266"/>
      <text:p text:style-name="P83">It <text:span text:style-name="T358">is difficult</text:span> to understand him — Его<text:span text:style-name="T1180"> </text:span>сложно понять.</text:p>
      <text:p text:style-name="P91">It was difficult to find a good job — Было трудно найти хорошую работу.</text:p>
      <text:p text:style-name="P53"><text:span text:style-name="T1180">It is nice to live here — Здесь </text:span><text:span text:style-name="T1181">приятно жить.</text:span></text:p>
      <text:p text:style-name="P266"/>
      <text:p text:style-name="P1285">По правилам английского языка после <text:span text:style-name="T485">be</text:span> всегда используется прилалагательное, при этом на русский, <text:span text:style-name="T485">be</text:span> + прилагательное будет переводиться наречием (где, куда, зачем, как).</text:p>
      <text:p text:style-name="P268"/>
      <text:p text:style-name="P1129"><text:span text:style-name="T972">Г</text:span><text:span text:style-name="T973">ерундий</text:span><text:span text:style-name="T780"> </text:span></text:p>
      <text:p text:style-name="P272"/>
      <text:p text:style-name="P1129"><text:span text:style-name="T783">Э</text:span><text:span text:style-name="T776">то нечно среднее между глаголом и существительным, </text:span><text:span text:style-name="T781">потому что м</text:span><text:span text:style-name="T776">ожет переводит</text:span><text:span text:style-name="T781">ь</text:span><text:span text:style-name="T776">ся </text:span></text:p>
      <text:p text:style-name="P1129"><text:span text:style-name="T781">и так и этак </text:span><text:span text:style-name="T784">(в зависимости от места)</text:span><text:span text:style-name="T776">.</text:span><text:span text:style-name="T782"> </text:span><text:span text:style-name="T777">Выглядит как глагол c окончанием </text:span><text:span text:style-name="T511">-ing</text:span><text:span text:style-name="T777">.</text:span></text:p>
      <text:p text:style-name="P275"/>
      <text:p text:style-name="P1130"><text:span text:style-name="T785">Герундий используется после предлогов </text:span><text:span text:style-name="T788">и</text:span><text:span text:style-name="T785"> некоторых глаголов. </text:span><text:span text:style-name="T787">Т</text:span><text:span text:style-name="T788">акже</text:span><text:span text:style-name="T785"> е</text:span><text:span text:style-name="T786">сли после </text:span></text:p>
      <text:p text:style-name="P276">первого глагола идет предлог, то второй всегда пишется в форме герундия.</text:p>
      <text:p text:style-name="P277"/>
      <text:p text:style-name="P274">Если герундий стоит в конце предложения, то он переводится глаголом.</text:p>
      <text:p text:style-name="P1025"/>
      <text:p text:style-name="P922"><text:span text:style-name="T1069">I </text:span><text:span text:style-name="T31">ran</text:span><text:span text:style-name="T1068"> for a long time </text:span><text:span text:style-name="T1135">without</text:span><text:span text:style-name="T1068"> </text:span><text:span text:style-name="T1071">stopping</text:span><text:span text:style-name="T1068"> — Я долго бежал, не останавливаясь.</text:span></text:p>
      <text:p text:style-name="P922"><text:span text:style-name="T1069">D</text:span><text:span text:style-name="T1068">on`t stop. </text:span><text:span text:style-name="T31">Keep</text:span><text:span text:style-name="T1068"> </text:span><text:span text:style-name="T1135">on</text:span><text:span text:style-name="T1068"> </text:span><text:span text:style-name="T1071">running</text:span><text:span text:style-name="T1068">! </text:span><text:span text:style-name="T1070">— </text:span><text:span text:style-name="T1068">Не останавливайся. Продолжай бежать!</text:span></text:p>
      <text:p text:style-name="P923"><text:span text:style-name="T1135">Before</text:span><text:span text:style-name="T1068"> </text:span><text:span text:style-name="T1071">going</text:span><text:span text:style-name="T1068"> </text:span><text:span text:style-name="T1071">out</text:span><text:span text:style-name="T1068">, I phoned Jerry — Перед выходом я позвонил Джерри.</text:span></text:p>
      <text:p text:style-name="P1025"/>
      <text:p text:style-name="P1125"><text:span text:style-name="T338">Глаголы, после которых </text:span><text:span text:style-name="T339">принято использовать</text:span><text:span text:style-name="T338"> герундий:</text:span></text:p>
      <text:p text:style-name="P1026"/>
      <text:list xml:id="list818845092" text:style-name="L57">
        <text:list-item>
          <text:p text:style-name="P1483">обозначающие начало, продолжительность или конец процесса:</text:p>
          <text:list>
            <text:list-item>
              <text:p text:style-name="P1484">stop — прекращать;</text:p>
            </text:list-item>
            <text:list-item>
              <text:p text:style-name="P1484">finish — заканчивать;</text:p>
            </text:list-item>
            <text:list-item>
              <text:p text:style-name="P1484">give up — прекращать;</text:p>
            </text:list-item>
            <text:list-item>
              <text:p text:style-name="P1484"><text:soft-page-break/>carry on / go on / keep on — продолжать;</text:p>
            </text:list-item>
          </text:list>
          <text:p text:style-name="P1484"/>
        </text:list-item>
        <text:list-item>
          <text:p text:style-name="P1483">обозначающие отношение к чему-то:</text:p>
          <text:list>
            <text:list-item>
              <text:p text:style-name="P1484">dislike — нелюбить;</text:p>
            </text:list-item>
            <text:list-item>
              <text:p text:style-name="P1484">enjoy — нравиться;</text:p>
            </text:list-item>
          </text:list>
        </text:list-item>
        <text:list-item>
          <text:p text:style-name="P1483">глаголы чувственного восприятия:</text:p>
          <text:list>
            <text:list-item>
              <text:p text:style-name="P1484">see — видеть;</text:p>
            </text:list-item>
            <text:list-item>
              <text:p text:style-name="P1484">watch — смотреть;</text:p>
            </text:list-item>
            <text:list-item>
              <text:p text:style-name="P1484">hear — слышать;</text:p>
            </text:list-item>
            <text:list-item>
              <text:p text:style-name="P1484">listen to — слушать.</text:p>
            </text:list-item>
          </text:list>
        </text:list-item>
      </text:list>
      <text:p text:style-name="P1027"/>
      <text:list xml:id="list184715003266316" text:continue-numbering="true" text:style-name="L57">
        <text:list-item>
          <text:p text:style-name="P1483">другие глаголы и словосочетания:</text:p>
          <text:list>
            <text:list-item>
              <text:p text:style-name="P1484">suggest — предлагать;</text:p>
            </text:list-item>
            <text:list-item>
              <text:p text:style-name="P1484">mind — иметь ввиду, возражать;</text:p>
            </text:list-item>
            <text:list-item>
              <text:p text:style-name="P1484">avoid — избегать;</text:p>
            </text:list-item>
            <text:list-item>
              <text:p text:style-name="P1484">practice — практиковаться;</text:p>
            </text:list-item>
            <text:list-item>
              <text:p text:style-name="P1484">can`t help — не мочь не делать;</text:p>
            </text:list-item>
            <text:list-item>
              <text:p text:style-name="P1484">can`t stand — не выносить, ненавидеть;</text:p>
            </text:list-item>
            <text:list-item>
              <text:p text:style-name="P1484">look forward to — ждать с нетерпением.</text:p>
            </text:list-item>
          </text:list>
        </text:list-item>
      </text:list>
      <text:p text:style-name="P1026"/>
      <text:p text:style-name="P924">I enjoy <text:span text:style-name="T980">reading</text:span> very much — Я очень люблю читать.</text:p>
      <text:p text:style-name="P924">I can`t help <text:span text:style-name="T980">feeling</text:span> responsible — Я не могу не чувствовать ответственности.</text:p>
      <text:p text:style-name="P924">I look forward to <text:span text:style-name="T980">meeting</text:span> John — Я жд<text:span text:style-name="T1173">у</text:span> с нетерпением встечи с Джоном.</text:p>
      <text:p text:style-name="P270"/>
      <text:p text:style-name="P270">Сочетание сказуемого и герундия можно расш<text:span text:style-name="T1174">и</text:span>рить, добавив между ними дополнение.</text:p>
      <text:p text:style-name="P270"/>
      <text:p text:style-name="P52"><text:span text:style-name="T1163">I </text:span><text:span text:style-name="T35">saw</text:span><text:span text:style-name="T1163"> </text:span><text:span text:style-name="T1195">John</text:span><text:span text:style-name="T1163"> </text:span><text:span text:style-name="T986">working</text:span><text:span text:style-name="T1163"> in the garden — Я видел, как Джон работает в саду.</text:span></text:p>
      <text:p text:style-name="P89">He <text:span text:style-name="T3">can`t</text:span> <text:span text:style-name="T23">stand</text:span> <text:span text:style-name="T1189">his father</text:span> <text:span text:style-name="T980">drinking</text:span> — Он не может вынести того, что его отец пьет.</text:p>
      <text:p text:style-name="P261"/>
      <text:p text:style-name="P273">Когда нужно сказать про дейсвтие, которое регулярно совершается, то для этого используется</text:p>
      <text:p text:style-name="P693"><text:span text:style-name="T778">связка </text:span><text:span text:style-name="T512">go</text:span><text:span text:style-name="T778"> + герундий. Глагол </text:span><text:span text:style-name="T512">go</text:span><text:span text:style-name="T778"> в этом случае переводится как «занимаюсь этим делом»:</text:span></text:p>
      <text:list xml:id="list3849703991" text:style-name="L58">
        <text:list-item>
          <text:p text:style-name="P1600"><text:span text:style-name="T778">go swimming — занима</text:span><text:span text:style-name="T779">ться</text:span><text:span text:style-name="T778"> плаваньем;</text:span></text:p>
        </text:list-item>
        <text:list-item>
          <text:p text:style-name="P1554">go running — бегать;</text:p>
        </text:list-item>
        <text:list-item>
          <text:p text:style-name="P1554">go fishing — рыбачить;</text:p>
        </text:list-item>
        <text:list-item>
          <text:p text:style-name="P1600">go skiing — кататься на лыжах;</text:p>
        </text:list-item>
        <text:list-item>
          <text:p text:style-name="P1618">go shopping — ходить по магазинам.</text:p>
        </text:list-item>
      </text:list>
      <text:p text:style-name="P1276"/>
      <text:p text:style-name="P1126"><text:span text:style-name="T1164">А связка </text:span><text:span text:style-name="T512">like</text:span><text:span text:style-name="T1164"> + герундий означает «</text:span><text:span text:style-name="T1165">люблю</text:span><text:span text:style-name="T1164"> заниматься этим </text:span><text:span text:style-name="T1165">делом</text:span><text:span text:style-name="T1164">».</text:span></text:p>
      <text:p text:style-name="P1276"/>
      <text:p text:style-name="P90">Would you like to <text:span text:style-name="T980">go skiing</text:span> this weekend? — Ты хочешь <text:span text:style-name="T980">покататься на лыжах</text:span> на выходных?</text:p>
      <text:p text:style-name="P90">I would rather <text:span text:style-name="T980">go shopp</text:span><text:span text:style-name="T987">i</text:span><text:span text:style-name="T980">ng</text:span> — Нет, я лучше <text:span text:style-name="T980">пойду по магазинам</text:span>.</text:p>
      <text:p text:style-name="P90">I <text:span text:style-name="T980">like shopping</text:span> with my girlfriends! — Я <text:span text:style-name="T980">люблю ходить по магазинам</text:span> с подру<text:span text:style-name="T1175">ж</text:span>ками!</text:p>
      <text:p text:style-name="P1276"/>
      <text:p text:style-name="P1128"><text:span text:style-name="T1167">Если герундий стоит в начале предложения, то он </text:span><text:span text:style-name="T1169">переводится не как глагол, а</text:span><text:span text:style-name="T1168"> как сущестительное </text:span><text:span text:style-name="T1169">(т. е. в этом случае он является подлежащим)</text:span><text:span text:style-name="T1167">.</text:span></text:p>
      <text:p text:style-name="P1127"/>
      <text:p text:style-name="P142">Swimming is very good for your health — Плаванье хорошо для здоровья</text:p>
      <text:p text:style-name="P142"><text:span text:style-name="T1166">L</text:span>earning English is not easy — Изучение английского — это нелегко.</text:p>
      <text:p text:style-name="P1127"/>
      <text:p text:style-name="P621">Глаголы, после который можно использовать как инфинитив так и герундий:</text:p>
      <text:p text:style-name="P621"><text:soft-page-break/></text:p>
      <text:list xml:id="list3671231981" text:style-name="L59">
        <text:list-item>
          <text:p text:style-name="P1581">обозначающие процесс:</text:p>
          <text:list>
            <text:list-item>
              <text:p text:style-name="P1582">start, begin — начинать;</text:p>
            </text:list-item>
            <text:list-item>
              <text:p text:style-name="P1582">continue — продолжать;</text:p>
            </text:list-item>
          </text:list>
        </text:list-item>
      </text:list>
      <text:p text:style-name="P621"/>
      <text:list xml:id="list184715074638207" text:continue-numbering="true" text:style-name="L59">
        <text:list-item>
          <text:p text:style-name="P1581">обозначающие отношение к чему-то:</text:p>
          <text:list>
            <text:list-item>
              <text:p text:style-name="P1583">love — любить;</text:p>
            </text:list-item>
            <text:list-item>
              <text:p text:style-name="P1583">like — нравиться;</text:p>
            </text:list-item>
            <text:list-item>
              <text:p text:style-name="P1583">hate — ненавидеть;</text:p>
            </text:list-item>
            <text:list-item>
              <text:p text:style-name="P1583">prefer — предпочитать;</text:p>
            </text:list-item>
          </text:list>
        </text:list-item>
      </text:list>
      <text:p text:style-name="P622"/>
      <text:p text:style-name="P143">I started to leart English at school / I started learning English at school.</text:p>
      <text:p text:style-name="P143">I love to play the piano / I love playing the piano.</text:p>
      <text:p text:style-name="P623"/>
      <text:p text:style-name="P1307">Формальное подлежащее. <text:span text:style-name="T1177">Dummy subject</text:span></text:p>
      <text:p text:style-name="P624"/>
      <text:p text:style-name="P625">В английском предложении обязательно должно присутствовать подлежащее и сказуемое.</text:p>
      <text:p text:style-name="P626">Это его грамматическая основа. В русском предложении подлежащее может отсутствовать.</text:p>
      <text:p text:style-name="P625">Из-за этого могут возн<text:span text:style-name="T1177">и</text:span>кать некоторые трудности при переводе.</text:p>
      <text:p text:style-name="P625"/>
      <text:p text:style-name="P627">Когда в русском предложении подлежащее отсутствует, в английском используется формальное подлежащее. Их всего 2: <text:span text:style-name="T485">there</text:span> и <text:span text:style-name="T485">it</text:span>, <text:span text:style-name="T1178">но </text:span><text:span text:style-name="T1182">еще </text:span><text:span text:style-name="T1178">могут</text:span><text:span text:style-name="T1182"> </text:span><text:span text:style-name="T1178">встретиться: </text:span><text:span text:style-name="T514">t</text:span><text:span text:style-name="T485">hey</text:span>, <text:span text:style-name="T485">this</text:span>, <text:span text:style-name="T485">that</text:span>.</text:p>
      <text:p text:style-name="P1158"><text:span text:style-name="T382">Т</text:span><text:span text:style-name="T383">акие предложения удобнее переводить с конца </text:span><text:span text:style-name="T454">(как и </text:span><text:span text:style-name="T455">все, в английском</text:span><text:span text:style-name="T454">)</text:span><text:span text:style-name="T383">. </text:span></text:p>
      <text:p text:style-name="P628"/>
      <text:p text:style-name="P1134"><text:span text:style-name="T390">П</text:span><text:span text:style-name="T388">одлежащее </text:span><text:span text:style-name="T574">there</text:span><text:span text:style-name="T388"> </text:span><text:span text:style-name="T390">всегда идет</text:span><text:span text:style-name="T388"> в связке с глаголом </text:span><text:span text:style-name="T574">be</text:span><text:span text:style-name="T388">. Оно необходимо, чтобы сказать </text:span></text:p>
      <text:p text:style-name="P1134"><text:span text:style-name="T388">о местоположении существительного, которое идет после </text:span><text:span text:style-name="T574">be</text:span><text:span text:style-name="T388"> </text:span><text:span text:style-name="T390">(как указатель)</text:span><text:span text:style-name="T388">.</text:span></text:p>
      <text:p text:style-name="P631"/>
      <text:p text:style-name="P144"><text:span text:style-name="T21">There</text:span><text:span text:style-name="T1179"> </text:span><text:span text:style-name="T37">is</text:span><text:span text:style-name="T1179"> </text:span><text:span text:style-name="T1196">a new restaurant</text:span><text:span text:style-name="T1179"> </text:span><text:span text:style-name="T12">in King Street</text:span><text:span text:style-name="T1179"> — На Кинг-стрит есть новый ресторан.</text:span></text:p>
      <text:p text:style-name="P145"><text:span text:style-name="T13">There</text:span> <text:span text:style-name="T23">was</text:span> <text:span text:style-name="T1189">a fight</text:span> <text:span text:style-name="T10">in the street today</text:span> — На улице сегодня была драка.</text:p>
      <text:p text:style-name="P632"/>
      <text:p text:style-name="P1132"><text:span text:style-name="T388">Иногда с помощью </text:span><text:span text:style-name="T574">there</text:span><text:span text:style-name="T388"> + </text:span><text:span text:style-name="T574">be</text:span><text:span text:style-name="T388"> говорят о существительном, которое не может совершать действий, но с которым связана дополнительная информация.</text:span></text:p>
      <text:p text:style-name="P632"/>
      <text:p text:style-name="P92"><text:span text:style-name="T382">T</text:span><text:span text:style-name="T388">here is something I want to tell you — Есть, кое-что, что я должен сказать тебе.</text:span></text:p>
      <text:p text:style-name="P633"/>
      <text:p text:style-name="P1133"><text:span text:style-name="T383">Связка </text:span><text:span text:style-name="T575">there</text:span><text:span text:style-name="T383"> + </text:span><text:span text:style-name="T575">be</text:span><text:span text:style-name="T383"> переводится по глаголу </text:span><text:span text:style-name="T575">be</text:span><text:span text:style-name="T383">, либо полностью выпадает при переводе.</text:span></text:p>
      <text:p text:style-name="P1278"><text:span text:style-name="T384">В Present Perfect, </text:span><text:span text:style-name="T576">be</text:span><text:span text:style-name="T384"> преобразуется в </text:span><text:span text:style-name="T576">have/has been</text:span><text:span text:style-name="T384">.</text:span></text:p>
      <text:p text:style-name="P633"/>
      <text:p text:style-name="P1131"><text:span text:style-name="T384">В вопросах </text:span><text:span text:style-name="T576">be</text:span><text:span text:style-name="T384"> </text:span><text:span text:style-name="T385">ставится</text:span><text:span text:style-name="T384"> перед </text:span><text:span text:style-name="T576">there</text:span><text:span text:style-name="T384">. Вопрос не обязательно </text:span><text:span text:style-name="T389">должен быть </text:span><text:span text:style-name="T384">общи</text:span><text:span text:style-name="T389">м</text:span><text:span text:style-name="T384">. </text:span></text:p>
      <text:p text:style-name="P630">Он может начинаться и с вопросительного слова. </text:p>
      <text:p text:style-name="P635"/>
      <text:p text:style-name="P146">What is there in the box? — Что находится в коробке? (Что есть в коробке?)</text:p>
      <text:p text:style-name="P635"/>
      <text:p text:style-name="P1131"><text:span text:style-name="T385">Отрицание образуется</text:span><text:span text:style-name="T384"> </text:span><text:span text:style-name="T385">с помощью частицы </text:span><text:span text:style-name="T577">not</text:span><text:span text:style-name="T385"> после </text:span><text:span text:style-name="T577">be</text:span><text:span text:style-name="T385">. Также </text:span><text:span text:style-name="T387">можно</text:span><text:span text:style-name="T385"> использовать отрицательное местоимение </text:span><text:span text:style-name="T577">no</text:span><text:span text:style-name="T385">, </text:span><text:span text:style-name="T1185">которое стоит перед существительным, как отдельное слово</text:span><text:span text:style-name="T385">.</text:span></text:p>
      <text:p text:style-name="P635"/>
      <text:p text:style-name="P93"><text:span text:style-name="T374">There aren`t any challenges in his life / T</text:span><text:span text:style-name="T386">here are no challenges in his life</text:span><text:span text:style-name="T374"> — </text:span></text:p>
      <text:p text:style-name="P146">В его жизни нет испытаний.</text:p>
      <text:p text:style-name="P635"/>
      <text:p text:style-name="P1134"><text:span text:style-name="T390">Подлежащее </text:span><text:span text:style-name="T578">it</text:span><text:span text:style-name="T390"> </text:span><text:span text:style-name="T399">обычно </text:span><text:span text:style-name="T390">используется, когда надо сообщить время или сказать о погоде.</text:span></text:p>
      <text:p text:style-name="P639"/>
      <text:p text:style-name="P1135"><text:soft-page-break/><text:span text:style-name="T393">После </text:span><text:span text:style-name="T579">it</text:span><text:span text:style-name="T393"> может идти не только существительное </text:span><text:span text:style-name="T395">(в отличие от </text:span><text:span text:style-name="T581">there</text:span><text:span text:style-name="T395">)</text:span><text:span text:style-name="T393">, но </text:span><text:span text:style-name="T395">также </text:span><text:span text:style-name="T393">прилагательное </text:span><text:span text:style-name="T395">или глагол</text:span><text:span text:style-name="T393"> </text:span><text:span text:style-name="T395">(обычно идет прилагательное).</text:span></text:p>
      <text:p text:style-name="P147"/>
      <text:p text:style-name="P638"><text:span text:style-name="T515">It</text:span><text:span text:style-name="T1184"> может идти в связке с любым глаголом, а не только с </text:span><text:span text:style-name="T515">be</text:span><text:span text:style-name="T1184">.</text:span></text:p>
      <text:p text:style-name="P639"/>
      <text:p text:style-name="P1291"><text:span text:style-name="T16">It</text:span><text:span text:style-name="T572"> </text:span><text:span text:style-name="T27">is</text:span><text:span text:style-name="T572"> 5 o`clock — Сейчас 5 часов.</text:span></text:p>
      <text:p text:style-name="P94"><text:span text:style-name="T17">It</text:span><text:span text:style-name="T374"> </text:span><text:span text:style-name="T36">is</text:span><text:span text:style-name="T374"> warm — Тепло.</text:span></text:p>
      <text:p text:style-name="P94"><text:span text:style-name="T17">It</text:span><text:span text:style-name="T374"> often </text:span><text:span text:style-name="T36">snows</text:span><text:span text:style-name="T374"> </text:span><text:span text:style-name="T391">in the winter — Зимой часто идет снег.</text:span></text:p>
      <text:p text:style-name="P640"/>
      <text:p text:style-name="P694"><text:span text:style-name="T391">Е</text:span><text:span text:style-name="T394">ще </text:span><text:span text:style-name="T580">it</text:span><text:span text:style-name="T394"> является подлежащим в таких конструкциях:</text:span></text:p>
      <text:list xml:id="list1304831175" text:style-name="L60">
        <text:list-item>
          <text:p text:style-name="P1619"><text:span text:style-name="T572">It`s time</text:span><text:span text:style-name="T374"> — пора (после используется инфинитив для указания действия, </text:span></text:p>
          <text:p text:style-name="P1584">которое пришло время сделать);</text:p>
        </text:list-item>
        <text:list-item>
          <text:p text:style-name="P1620"><text:span text:style-name="T577">I</text:span><text:span text:style-name="T572">t</text:span><text:span text:style-name="T374"> + </text:span><text:span text:style-name="T572">be</text:span><text:span text:style-name="T374"> + прилагательное + инфинитив</text:span><text:span text:style-name="T392"> (отношение к делу);</text:span></text:p>
        </text:list-item>
        <text:list-item>
          <text:p text:style-name="P1621"><text:span text:style-name="T392">в </text:span><text:span text:style-name="T374">пассивном залоге, в оборотах </text:span><text:span text:style-name="T572">it is known</text:span><text:span text:style-name="T374"> (известно) и </text:span><text:span text:style-name="T572">it is said</text:span><text:span text:style-name="T374"> (говорят).</text:span></text:p>
        </text:list-item>
      </text:list>
      <text:p text:style-name="P636"/>
      <text:p text:style-name="P1146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636"/>
      <text:p text:style-name="P1290"><text:span text:style-name="T386">Т</text:span><text:span text:style-name="T374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37"/>
      <text:p text:style-name="P1030"><text:span text:style-name="T381">They say this film is interesting / </text:span><text:span text:style-name="T380">This film is said to be interesting</text:span><text:span text:style-name="T381"> — </text:span></text:p>
      <text:p text:style-name="P1031">Говорят, этот фильминтересный.</text:p>
      <text:p text:style-name="P1279"/>
      <text:p text:style-name="P1256"><text:span text:style-name="T1183">М</text:span>естоимение. Pronoun</text:p>
      <text:p text:style-name="P634"/>
      <text:p text:style-name="P1255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41"/>
      <text:p text:style-name="P642">Все местоимения можно разбить на несколько группы:</text:p>
      <text:list xml:id="list2521680819" text:style-name="L61">
        <text:list-item>
          <text:p text:style-name="P1585">личные местоимения (Personal Pronouns);</text:p>
        </text:list-item>
        <text:list-item>
          <text:p text:style-name="P1585">притяжательные местоимения (Possessive Pronouns);</text:p>
        </text:list-item>
        <text:list-item>
          <text:p text:style-name="P1585">возвратные местоимения (Reflexive Pronouns);</text:p>
        </text:list-item>
        <text:list-item>
          <text:p text:style-name="P1585">указательные местоимения (Demonstrative Pronouns);</text:p>
        </text:list-item>
        <text:list-item>
          <text:p text:style-name="P1585"><text:span text:style-name="T1216">неопределенные </text:span>местоимения <text:span text:style-name="T1220">(</text:span>some, any, no и их производные<text:span text:style-name="T1220">)</text:span>.</text:p>
        </text:list-item>
      </text:list>
      <text:p text:style-name="P629"/>
      <text:p text:style-name="P9">Личные местоимения</text:p>
      <text:p text:style-name="P643"/>
      <text:p text:style-name="P1151"><text:span text:style-name="T396">Имеют только 2 формы: </text:span>именительный паде<text:span text:style-name="T1221">ж и </text:span><text:span text:style-name="T396">объектные падеж.</text:span></text:p>
      <text:p text:style-name="P644">Объектный падеж соответсвует любому косвенному падежу русского языка.</text:p>
      <text:p text:style-name="P644">(косвенный падежы — это все падежы, кроме именительного)</text:p>
      <text:p text:style-name="P644"/>
      <text:p text:style-name="P695"><text:span text:style-name="T396">Личные местоимения в именительном падеже </text:span><text:span text:style-name="T409">заменяют</text:span><text:span text:style-name="T405"> подлежащее </text:span><text:span text:style-name="T413">(кто/</text:span><text:span text:style-name="T414">что</text:span><text:span text:style-name="T413">)</text:span><text:span text:style-name="T405">:</text:span></text:p>
      <table:table table:name="Table10" table:style-name="Table10">
        <table:table-column table:style-name="Table10.A" table:number-columns-repeated="3"/>
        <table:table-row table:style-name="TableLine94126843585472">
          <table:table-cell table:style-name="Table10.A1" office:value-type="string">
            <text:p text:style-name="P1359">Лицо</text:p>
          </table:table-cell>
          <table:table-cell table:style-name="Table10.A1" office:value-type="string">
            <text:p text:style-name="P1359">Единственное число</text:p>
          </table:table-cell>
          <table:table-cell table:style-name="Table10.C1" office:value-type="string">
            <text:p text:style-name="P1359">Множественное число</text:p>
          </table:table-cell>
        </table:table-row>
        <table:table-row table:style-name="TableLine94126840992048">
          <table:table-cell table:style-name="Table10.A2" office:value-type="string">
            <text:p text:style-name="P1399">1</text:p>
          </table:table-cell>
          <table:table-cell table:style-name="Table10.A2" office:value-type="string">
            <text:p text:style-name="P1399">I</text:p>
          </table:table-cell>
          <table:table-cell table:style-name="Table10.C2" office:value-type="string">
            <text:p text:style-name="P1400">we</text:p>
          </table:table-cell>
        </table:table-row>
        <table:table-row table:style-name="TableLine94126841015184">
          <table:table-cell table:style-name="Table10.A2" office:value-type="string">
            <text:p text:style-name="P1399">2</text:p>
          </table:table-cell>
          <table:table-cell table:style-name="Table10.A2" office:value-type="string">
            <text:p text:style-name="P1399">you</text:p>
          </table:table-cell>
          <table:table-cell table:style-name="Table10.C2" office:value-type="string">
            <text:p text:style-name="P1400">you</text:p>
          </table:table-cell>
        </table:table-row>
        <table:table-row table:style-name="TableLine94126841027920">
          <table:table-cell table:style-name="Table10.A2" office:value-type="string">
            <text:p text:style-name="P1399">3</text:p>
          </table:table-cell>
          <table:table-cell table:style-name="Table10.A2" office:value-type="string">
            <text:p text:style-name="P1399">he/she/<text:span text:style-name="T1186">it</text:span></text:p>
          </table:table-cell>
          <table:table-cell table:style-name="Table10.C2" office:value-type="string">
            <text:p text:style-name="P1400">they</text:p>
          </table:table-cell>
        </table:table-row>
      </table:table>
      <text:p text:style-name="P644"><text:soft-page-break/></text:p>
      <text:p text:style-name="P646">Местоимения <text:span text:style-name="T485">he</text:span> <text:span text:style-name="T1200">(он)</text:span> и <text:span text:style-name="T485">she</text:span> <text:span text:style-name="T1200">(она)</text:span> заменяют <text:span text:style-name="T1154">человека</text:span>.</text:p>
      <text:p text:style-name="P646">Они не могут заменить неодушевленный предмет или животное.</text:p>
      <text:p text:style-name="P645"/>
      <text:p text:style-name="P1140">Местоимение you заменяет 2 лицо <text:span text:style-name="T1210">(ты/</text:span>вы<text:span text:style-name="T1210">)</text:span>. По умолчанию you означает «вы» <text:span text:style-name="T397">и лишь </text:span></text:p>
      <text:p text:style-name="P1140"><text:span text:style-name="T397">по тону и </text:span><text:span text:style-name="T398">словам</text:span><text:span text:style-name="T397"> можно догадаться что вместо «вы», хотят сказать «ты».</text:span></text:p>
      <text:p text:style-name="P645"/>
      <text:p text:style-name="P148">Hey you, kid! Come to me — Эй ты, пацан, подойди сюда. (грубо)</text:p>
      <text:p text:style-name="P148">Would you like some tea? — Не хотите ли вы чаю? (вежливо)</text:p>
      <text:p text:style-name="P645"/>
      <text:p text:style-name="P649">Местоимение <text:span text:style-name="T485">it</text:span> <text:span text:style-name="T1187">переводится как «он/она/оно».</text:span> <text:span text:style-name="T1187">З</text:span>аменяет все неодушевленный </text:p>
      <text:p text:style-name="P650">предметы <text:span text:style-name="T1209">(</text:span>независимо от их рода<text:span text:style-name="T1209">)</text:span>, а также животных.</text:p>
      <text:p text:style-name="P647"/>
      <text:p text:style-name="P149">Where is the <text:span text:style-name="T980">book</text:span>? <text:span text:style-name="T980">It</text:span> is on the table — Где <text:span text:style-name="T980">книга</text:span>? <text:span text:style-name="T980">Она</text:span> на столе.</text:p>
      <text:p text:style-name="P149">My <text:span text:style-name="T980">cat</text:span> is funny. <text:span text:style-name="T980">It</text:span> plays all day long — Мой <text:span text:style-name="T980">кот</text:span> смешной. <text:span text:style-name="T980">Он</text:span> играет целый день.</text:p>
      <text:p text:style-name="P647"/>
      <text:p text:style-name="P649">Местоимение <text:span text:style-name="T485">they</text:span> переводится как «они». <text:span text:style-name="T1187">Может заменять как людей,</text:span> </text:p>
      <text:p text:style-name="P649"><text:span text:style-name="T1187">так и </text:span>неодушевленные предметы.</text:p>
      <text:p text:style-name="P648"/>
      <text:p text:style-name="P150">Where are the <text:span text:style-name="T980">keys</text:span>? <text:span text:style-name="T980">They</text:span> are on the table — Где <text:span text:style-name="T980">ключи</text:span>? <text:span text:style-name="T980">Они</text:span> на столе.</text:p>
      <text:p text:style-name="P649"/>
      <text:p text:style-name="P1136"><text:span text:style-name="T400">Местоимение </text:span><text:span text:style-name="T582">we</text:span><text:span text:style-name="T400"> переводится как «мы». </text:span><text:span text:style-name="T403">И </text:span><text:span text:style-name="T583">they</text:span><text:span text:style-name="T403">, и </text:span><text:span text:style-name="T583">we</text:span><text:span text:style-name="T400"> </text:span><text:span text:style-name="T403">могут </text:span><text:span text:style-name="T400">заменять связки из </text:span></text:p>
      <text:p text:style-name="P652">нескольких слов, которые используются как одно подлежащее.</text:p>
      <text:p text:style-name="P653"/>
      <text:p text:style-name="P54"><text:span text:style-name="T988">S</text:span><text:span text:style-name="T989">ue and I</text:span><text:span text:style-name="T401"> are good friends — </text:span><text:span text:style-name="T990">Мы со Сью</text:span><text:span text:style-name="T402"> хорошие друзья </text:span><text:span text:style-name="T404">(</text:span><text:span text:style-name="T406">я</text:span><text:span text:style-name="T404"> </text:span><text:span text:style-name="T406">+</text:span><text:span text:style-name="T404"> Сью = we)</text:span><text:span text:style-name="T401">.</text:span></text:p>
      <text:p text:style-name="P151"><text:span text:style-name="T374">Where are </text:span><text:span text:style-name="T980">Tom and Jerry</text:span><text:span text:style-name="T374">? </text:span><text:span text:style-name="T980">They</text:span><text:span text:style-name="T374"> are in the garden — Где </text:span><text:span text:style-name="T980">Том и Джерри</text:span><text:span text:style-name="T374">? </text:span><text:span text:style-name="T980">Они</text:span><text:span text:style-name="T374"> в саду.</text:span></text:p>
      <text:p text:style-name="P654"/>
      <text:p text:style-name="P1286"><text:span text:style-name="T398">It — </text:span><text:span text:style-name="T433">переводится как «</text:span><text:span text:style-name="T398">это»? </text:span><text:span text:style-name="T434">(</text:span><text:span text:style-name="T398">I</text:span><text:span text:style-name="T435">t</text:span><text:span text:style-name="T398"> is in the garden — Это в саду</text:span><text:span text:style-name="T434">)</text:span><text:span text:style-name="T398">.</text:span></text:p>
      <text:p text:style-name="P1287"><text:span text:style-name="T398">(</text:span><text:span text:style-name="T436">после it может стоять указание на место, где происходит ситуация, стр. 192</text:span><text:span text:style-name="T432">)</text:span></text:p>
      <text:p text:style-name="P655"/>
      <text:p text:style-name="P696"><text:span text:style-name="T407">Личные местоимения в объектном падеже </text:span><text:span text:style-name="T409">заменяют</text:span><text:span text:style-name="T407"> дополнени</text:span><text:span text:style-name="T408">е </text:span><text:span text:style-name="T413">(кого, кому, кем)</text:span><text:span text:style-name="T407">:</text:span></text:p>
      <text:list xml:id="list3408513621" text:style-name="L62">
        <text:list-item>
          <text:p text:style-name="P1661">me — меня, мне, мной;</text:p>
        </text:list-item>
        <text:list-item>
          <text:p text:style-name="P1661">you — тебя, тебе, тобой / вас, вам, вами;</text:p>
        </text:list-item>
        <text:list-item>
          <text:p text:style-name="P1662">him — его, ему, <text:span text:style-name="T1206">им;</text:span></text:p>
        </text:list-item>
        <text:list-item>
          <text:p text:style-name="P1662">her — ее, ей;</text:p>
        </text:list-item>
        <text:list-item>
          <text:p text:style-name="P1663"><text:span text:style-name="T1072">it — </text:span><text:span text:style-name="T1073">этого</text:span><text:span text:style-name="T1072">, </text:span><text:span text:style-name="T1073">этому, этим </text:span><text:span text:style-name="T1075">(неодушевлен.)</text:span><text:span text:style-name="T1074">;</text:span></text:p>
        </text:list-item>
        <text:list-item>
          <text:p text:style-name="P1662">us — нас, нам, нами;</text:p>
        </text:list-item>
        <text:list-item>
          <text:p text:style-name="P1662">them — их, им, ими.</text:p>
          <text:p text:style-name="P1664"/>
        </text:list-item>
      </text:list>
      <text:p text:style-name="P152"><text:span text:style-name="T13">I</text:span> <text:span text:style-name="T23">love</text:span> <text:span text:style-name="T1189">Jave</text:span> — Я люблю Джейн</text:p>
      <text:p text:style-name="P152"><text:span text:style-name="T13">Jane</text:span> <text:span text:style-name="T23">loves</text:span> <text:span text:style-name="T1189">me</text:span> — Джейн любит меня</text:p>
      <text:p text:style-name="P656"/>
      <text:p text:style-name="P10">Притяжательные местоимения</text:p>
      <text:p text:style-name="P657"/>
      <text:p text:style-name="P1138"><text:span text:style-name="T410">Овечают на вопрос «чей?». </text:span><text:span text:style-name="T411">И</text:span><text:span text:style-name="T421">х особенность </text:span><text:span text:style-name="T420">в</text:span><text:span text:style-name="T421"> то</text:span><text:span text:style-name="T420">м</text:span><text:span text:style-name="T421">, что они заменяют артикли.</text:span></text:p>
      <text:p text:style-name="P153">The dress is blue →<text:span text:style-name="T1212"> </text:span>Her dress is blue.</text:p>
      <text:p text:style-name="P658"/>
      <text:p text:style-name="P1284"><text:span text:style-name="T410">А</text:span><text:span text:style-name="T374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659"/>
      <text:p text:style-name="P1137"><text:span text:style-name="T416">П</text:span><text:span text:style-name="T412">ритяжательные местоимения первого типа — это местоимен</text:span><text:span text:style-name="T415">ия</text:span><text:span text:style-name="T412">, </text:span><text:span text:style-name="T415">которые </text:span><text:span text:style-name="T410">употребляются</text:span><text:span text:style-name="T415"> </text:span></text:p>
      <text:p text:style-name="P666"><text:soft-page-break/>в связке с существительным (существительное идет после, обязательно):</text:p>
      <text:list xml:id="list460478401" text:style-name="L63">
        <text:list-item>
          <text:p text:style-name="P1586">my — <text:span text:style-name="T1201">мо</text:span><text:span text:style-name="T1202">й</text:span>; </text:p>
        </text:list-item>
        <text:list-item>
          <text:p text:style-name="P1586">your — <text:span text:style-name="T1201">твой/ваш</text:span>; </text:p>
        </text:list-item>
        <text:list-item>
          <text:p text:style-name="P1586">his — <text:span text:style-name="T1202">его</text:span>;</text:p>
        </text:list-item>
        <text:list-item>
          <text:p text:style-name="P1586">her — <text:span text:style-name="T1202">ее</text:span>;</text:p>
        </text:list-item>
        <text:list-item>
          <text:p text:style-name="P1601"><text:span text:style-name="T412">its — </text:span><text:span text:style-name="T425">этого</text:span><text:span text:style-name="T412">.</text:span></text:p>
        </text:list-item>
        <text:list-item>
          <text:p text:style-name="P1587">our — <text:span text:style-name="T1201">наш</text:span>; </text:p>
        </text:list-item>
        <text:list-item>
          <text:p text:style-name="P1586">their — <text:span text:style-name="T1202">их</text:span>; </text:p>
        </text:list-item>
      </text:list>
      <text:p text:style-name="P661"/>
      <text:p text:style-name="P55"><text:span text:style-name="T991">I</text:span><text:span text:style-name="T415"> like </text:span><text:span text:style-name="T991">my</text:span><text:span text:style-name="T415"> </text:span><text:span text:style-name="T428">work</text:span><text:span text:style-name="T415"> — Мне нравится моя </text:span><text:span text:style-name="T428">работа</text:span><text:span text:style-name="T415">.</text:span></text:p>
      <text:p text:style-name="P56"><text:span text:style-name="T991">He</text:span><text:span text:style-name="T415"> likes </text:span><text:span text:style-name="T991">his</text:span><text:span text:style-name="T415"> </text:span><text:span text:style-name="T428">work</text:span><text:span text:style-name="T415"> — Ему нравится его </text:span><text:span text:style-name="T428">работа</text:span><text:span text:style-name="T415">.</text:span></text:p>
      <text:p text:style-name="P668"/>
      <text:p text:style-name="P1141"><text:span text:style-name="T427">С</text:span><text:span text:style-name="T429">ледует обратить внимание, в каком контексте используется </text:span><text:span text:style-name="T584">its</text:span><text:span text:style-name="T429">.</text:span></text:p>
      <text:p text:style-name="P669"/>
      <text:p text:style-name="P95"><text:span text:style-name="T424">T</text:span><text:span text:style-name="T374">he </text:span><text:span text:style-name="T992">plant</text:span><text:span text:style-name="T426"> likes </text:span><text:span text:style-name="T992">its</text:span><text:span text:style-name="T426"> soil — Растению нравится его почва.</text:span></text:p>
      <text:p text:style-name="P1157"><text:span text:style-name="T598">The</text:span><text:span text:style-name="T647"> </text:span><text:span text:style-name="T648">dog</text:span><text:span text:style-name="T599"> likes </text:span><text:span text:style-name="T647">his</text:span><text:span text:style-name="T599"> food — </text:span><text:span text:style-name="T600">Собаке</text:span><text:span text:style-name="T599"> нратися е</text:span><text:span text:style-name="T600">е</text:span><text:span text:style-name="T599"> </text:span><text:span text:style-name="T601">корм </text:span><text:span text:style-name="T602">(так выдает google-переводчик)</text:span><text:span text:style-name="T599">.</text:span></text:p>
      <text:p text:style-name="P660"/>
      <text:p text:style-name="P1139"><text:span text:style-name="T413">Иногда </text:span><text:span text:style-name="T422">такие</text:span><text:span text:style-name="T415"> местоимения удобнее переводить словом «свой» </text:span><text:span text:style-name="T416">и его вариантами</text:span><text:span text:style-name="T415">.</text:span></text:p>
      <text:p text:style-name="P663"/>
      <text:p text:style-name="P154">I love <text:span text:style-name="T980">my</text:span> native town — Я люблю <text:span text:style-name="T980">свой</text:span> родной город.</text:p>
      <text:p text:style-name="P154">He loves <text:span text:style-name="T980">his</text:span> native town — Он любит <text:span text:style-name="T980">свой</text:span> родной город.</text:p>
      <text:p text:style-name="P662"/>
      <text:p text:style-name="P664">Бывают ситуации, когда после притяжательного местоимения существительного нет.</text:p>
      <text:p text:style-name="P665">В этом случае используются притяжательные местоимения второго типа. </text:p>
      <text:p text:style-name="P665"/>
      <text:p text:style-name="P670">Они употребляются самостоятельно, в конце предложения:</text:p>
      <text:list xml:id="list4258634661" text:style-name="L64">
        <text:list-item>
          <text:p text:style-name="P1588"><text:span text:style-name="T1207">m</text:span>ine — <text:span text:style-name="T1207">мой</text:span>;</text:p>
        </text:list-item>
        <text:list-item>
          <text:p text:style-name="P1588">yours — <text:span text:style-name="T1207">твой/ваш</text:span>;</text:p>
        </text:list-item>
        <text:list-item>
          <text:p text:style-name="P1588">his — <text:span text:style-name="T1207">его</text:span>;</text:p>
        </text:list-item>
        <text:list-item>
          <text:p text:style-name="P1588">hers — <text:span text:style-name="T1207">ее</text:span>;</text:p>
        </text:list-item>
        <text:list-item>
          <text:p text:style-name="P1602"><text:span text:style-name="T417">its — </text:span><text:span text:style-name="T423">э</text:span><text:span text:style-name="T418">того</text:span><text:span text:style-name="T417">;</text:span></text:p>
        </text:list-item>
        <text:list-item>
          <text:p text:style-name="P1588">ours — <text:span text:style-name="T1207">наш</text:span>; </text:p>
        </text:list-item>
        <text:list-item>
          <text:p text:style-name="P1589">theirs — их.</text:p>
        </text:list-item>
      </text:list>
      <text:p text:style-name="P671"/>
      <text:p text:style-name="P57"><text:span text:style-name="T418">Don`t touch it. It`s </text:span><text:span text:style-name="T422">mine</text:span><text:span text:style-name="T418"> — </text:span><text:span text:style-name="T419">Не трогай это. Это </text:span><text:span text:style-name="T422">мое</text:span><text:span text:style-name="T419">.</text:span></text:p>
      <text:p text:style-name="P155">It`s my money (это мои деньги) → It`s mine (они мои).</text:p>
      <text:p text:style-name="P651"/>
      <text:p text:style-name="P11">Возвратные местоимения</text:p>
      <text:p text:style-name="P667"/>
      <text:p text:style-name="P1144"><text:span text:style-name="T430">Показывают, что человек совершает действие по отношению к самому себе. </text:span><text:span text:style-name="T832">С</text:span><text:span text:style-name="T834">остоят из </text:span></text:p>
      <text:p text:style-name="P1152"><text:span text:style-name="T834">2х частей: слова </text:span><text:span text:style-name="T585">my/your/him/her/it/our/them</text:span><text:span text:style-name="T834"> и хвостика </text:span><text:span text:style-name="T585">-self</text:span><text:span text:style-name="T834"> или </text:span><text:span text:style-name="T585">-selves</text:span><text:span text:style-name="T834"> </text:span><text:span text:style-name="T849">(</text:span><text:span text:style-name="T834">для множеств. числа</text:span><text:span text:style-name="T849">)</text:span><text:span text:style-name="T834">.</text:span><text:span text:style-name="T431"> </text:span></text:p>
      <text:p text:style-name="P473"/>
      <text:p text:style-name="P1152"><text:span text:style-name="T832">В</text:span><text:span text:style-name="T833">сегда </text:span><text:span text:style-name="T834">идут</text:span><text:span text:style-name="T833"> после глаголов. </text:span><text:span text:style-name="T789">На русский переводятся словами «себя, себе, собой», </text:span></text:p>
      <text:p text:style-name="P279">либо появляются у глаголов в виде окончания -сь, -ся.</text:p>
      <text:p text:style-name="P278"/>
      <text:p text:style-name="P96"><text:span text:style-name="T1222">I </text:span>looked at <text:span text:style-name="T980">myself</text:span> in the mirror — Я посмотрела на <text:span text:style-name="T980">себя</text:span> в зеркало.</text:p>
      <text:p text:style-name="P156">He had to explain <text:span text:style-name="T980">himself</text:span> — Ему пришлось объяснить<text:span text:style-name="T980">ся</text:span></text:p>
      <text:p text:style-name="P435"/>
      <text:p text:style-name="P672"><text:span text:style-name="T759">Местоимение, образованное от you имеет 2 варианта: </text:span><text:span text:style-name="T485">yourself</text:span><text:span text:style-name="T759"> и </text:span><text:span text:style-name="T485">yourselves</text:span><text:span text:style-name="T759">. Это практически единственный слу</text:span><text:span text:style-name="T790">ч</text:span><text:span text:style-name="T759">ай в английском, когда видны отличия между «ты» и «вы».</text:span></text:p>
      <text:p text:style-name="P435"/>
      <text:p text:style-name="P157"><text:soft-page-break/>You talk to yourself when you sleep — Ты говоришь с собой, когда спишь.</text:p>
      <text:p text:style-name="P157">You should belive in yourselves — Вы должны верить в себя. (во множественном)</text:p>
      <text:p text:style-name="P436"/>
      <text:p text:style-name="P436">Местоимение <text:span text:style-name="T485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36"/>
      <text:p text:style-name="P157">I hope crisis resolves itself — Я надеюсь, кризис разрешится сам собой.</text:p>
      <text:p text:style-name="P436"/>
      <text:p text:style-name="P438">Глаголы, после которых возвратные местоимения не используются:</text:p>
      <text:list xml:id="list4277528878" text:style-name="L65">
        <text:list-item>
          <text:p text:style-name="P1492">concentrate — сконцентрироваться;</text:p>
        </text:list-item>
        <text:list-item>
          <text:p text:style-name="P1492">relax — расслабиться;</text:p>
        </text:list-item>
        <text:list-item>
          <text:p text:style-name="P1492">feel — чувствовать (себя);</text:p>
        </text:list-item>
        <text:list-item>
          <text:p text:style-name="P1492">meet — встретиться.</text:p>
        </text:list-item>
      </text:list>
      <text:p text:style-name="P437"/>
      <text:p text:style-name="P158">I can`t concentrate — Я не могу сконцентрировать<text:span text:style-name="T980">ся</text:span>.</text:p>
      <text:p text:style-name="P158">I feel good — Я чувствую <text:span text:style-name="T980">себя</text:span> хорошо.</text:p>
      <text:p text:style-name="P159">You need to relax — Тебе нужно расслабить<text:span text:style-name="T980">ся</text:span>.</text:p>
      <text:p text:style-name="P439"/>
      <text:p text:style-name="P439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39"/>
      <text:p text:style-name="P97">I did it <text:span text:style-name="T980">myself</text:span> — Я <text:span text:style-name="T980">сам</text:span> это сделал.</text:p>
      <text:p text:style-name="P58"><text:span text:style-name="T1213">If you want to do it well, do it </text:span><text:span text:style-name="T993">yourself</text:span><text:span text:style-name="T1213"> — Хочешь сделать хорошо, делай это </text:span><text:span text:style-name="T993">сам</text:span><text:span text:style-name="T1213">.</text:span></text:p>
      <text:p text:style-name="P439"/>
      <text:p text:style-name="P1153"><text:span text:style-name="T856">Также, в этом случае перед местоимением можно поставить предлог </text:span><text:span text:style-name="T586">by</text:span><text:span text:style-name="T856">. </text:span><text:span text:style-name="T854">Он лишь указывает на то, кто же сделал это самостоятельно </text:span><text:span text:style-name="T855">(здесь </text:span><text:span text:style-name="T587">by</text:span><text:span text:style-name="T855"> — это отсылка к пассивному залогу)</text:span><text:span text:style-name="T854">.</text:span></text:p>
      <text:p text:style-name="P440"/>
      <text:p text:style-name="P160">I did it by myself — Я сам это сделал (обратите внимание на меня).</text:p>
      <text:p text:style-name="P440"/>
      <text:p text:style-name="P599">Указательные местоимения</text:p>
      <text:p text:style-name="P441"/>
      <text:p text:style-name="P698"><text:span text:style-name="T828">Нужны, чтобы указать на человека, предмет </text:span><text:span text:style-name="T835">или идею</text:span><text:span text:style-name="T840">.</text:span></text:p>
      <text:list xml:id="list3326643634" text:style-name="L66">
        <text:list-item>
          <text:p text:style-name="P1493">this — этот;</text:p>
        </text:list-item>
        <text:list-item>
          <text:p text:style-name="P1493">that — тот;</text:p>
        </text:list-item>
        <text:list-item>
          <text:p text:style-name="P1493">these — эти;</text:p>
        </text:list-item>
        <text:list-item>
          <text:p text:style-name="P1493">those — те.</text:p>
        </text:list-item>
      </text:list>
      <text:p text:style-name="P442"/>
      <text:p text:style-name="P443">Они связаны с расстоянием и показывают близко ли объект или далеко. Если объект близко, </text:p>
      <text:p text:style-name="P443">то используют <text:span text:style-name="T485">this</text:span> и <text:span text:style-name="T485">these</text:span>. Если объект далеко, и до него не дотянуться — то <text:span text:style-name="T485">that</text:span> и <text:span text:style-name="T485">thas</text:span>. </text:p>
      <text:p text:style-name="P443">После <text:span text:style-name="T485">these</text:span> и <text:span text:style-name="T485">those</text:span> нужно использовать глагол во множественном числе.</text:p>
      <text:p text:style-name="P443"/>
      <text:p text:style-name="P59"><text:span text:style-name="T439">T</text:span><text:span text:style-name="T440">his is my friend Joe — Это мой друг Джо (</text:span><text:span text:style-name="T441">досл. </text:span><text:span text:style-name="T442">Этот есть мой друг</text:span><text:span text:style-name="T440">).</text:span></text:p>
      <text:p text:style-name="P161">Those pictures on the wall are very beautiful — Те картины на стене очень красивые.</text:p>
      <text:p text:style-name="P443"/>
      <text:p text:style-name="P1154"><text:span text:style-name="T857">Данные</text:span><text:span text:style-name="T835"> местоимения могут использоватьс в связке с существительным или самостоятельно.</text:span></text:p>
      <text:p text:style-name="P444">Если используются самостоятельно, то могут быть как подлежащим, так и дополнением.</text:p>
      <text:p text:style-name="P444"/>
      <text:p text:style-name="P1145"><text:span text:style-name="T837">Очень часто </text:span><text:span text:style-name="T588">this</text:span><text:span text:style-name="T837"> и </text:span><text:span text:style-name="T588">that</text:span><text:span text:style-name="T837"> указывают именно на идею, </text:span><text:span text:style-name="T838">выступа</text:span><text:span text:style-name="T839">я</text:span><text:span text:style-name="T836"> формальн</text:span><text:span text:style-name="T838">ым</text:span><text:span text:style-name="T836"> подлежа</text:span><text:span text:style-name="T838">щим</text:span><text:span text:style-name="T837">. </text:span></text:p>
      <text:p text:style-name="P445">В этом случае <text:span text:style-name="T485">this</text:span> соответствует тому, что человек видит сейчас, а <text:span text:style-name="T485">that</text:span> — тому, что человек видел или слышал раньше. Также <text:span text:style-name="T485">that</text:span> может указывать на событие прошлого.</text:p>
      <text:p text:style-name="P446"/>
      <text:p text:style-name="P98"><text:soft-page-break/><text:span text:style-name="T443">T</text:span><text:span text:style-name="T374">hanks for help. That was really nice of you — Спасибо за помощь. Это было мило </text:span></text:p>
      <text:p text:style-name="P162">с вашей стороны (that указывает на ранее произошедшее событие).</text:p>
      <text:p text:style-name="P448"/>
      <text:p text:style-name="P162">I`ve got a new job! That`s good news — Я получил работу. Это хорошие новости </text:p>
      <text:p text:style-name="P162">(that указывает на озвученную ранее мысл).</text:p>
      <text:p text:style-name="P448"/>
      <text:p text:style-name="P163">That`s OK — Все в порядке (формальное подлежащее, </text:p>
      <text:p text:style-name="P60"><text:span text:style-name="T444">я </text:span><text:span text:style-name="T1156">вижу</text:span><text:span text:style-name="T444"> что все хорошо / </text:span><text:span text:style-name="T1015">идея</text:span><text:span text:style-name="T444"> хороша</text:span><text:span text:style-name="T445">).</text:span></text:p>
      <text:p text:style-name="P449"/>
      <text:p text:style-name="P162">This is Kerry — Это Кэри (подлежащее).</text:p>
      <text:p text:style-name="P446"/>
      <text:p text:style-name="P447">Указательные местоимения можно заменить определенным артиклем <text:span text:style-name="T485">the</text:span>.</text:p>
      <text:p text:style-name="P164">This food is delicious → The food is delicious (Эта еда очень вкусная).</text:p>
      <text:p text:style-name="P450"/>
      <text:p text:style-name="P451">Когда необходимо указать на человека или предмет, то это можно сделать и через <text:span text:style-name="T485">it is</text:span>. Разницы между <text:span text:style-name="T485">this is</text:span> и <text:span text:style-name="T485">it is</text:span> в этом случае нет. Но обычно используют вариант с <text:span text:style-name="T485">it</text:span>, </text:p>
      <text:p text:style-name="P452">т. к. он короче и является более разговорным: </text:p>
      <text:p text:style-name="P452"/>
      <text:p text:style-name="P61"><text:span text:style-name="T446">T</text:span><text:span text:style-name="T434">his is my book / </text:span><text:span text:style-name="T446">I</text:span><text:span text:style-name="T434">t is my book — </text:span><text:span text:style-name="T446">Это моя книга</text:span><text:span text:style-name="T434">. </text:span></text:p>
      <text:p text:style-name="P451"/>
      <text:p text:style-name="P12"><text:span text:style-name="T791">Н</text:span><text:span text:style-name="T759">еопределенные местоимения</text:span></text:p>
      <text:p text:style-name="P453"/>
      <text:p text:style-name="P454">Местоимения <text:span text:style-name="T485">some</text:span> и <text:span text:style-name="T485">any</text:span> означают «какой-то», «какое-то количество», «некоторый». </text:p>
      <text:p text:style-name="P454">Они связаны с чем-то неопределенным и часто выпадают при переводе.</text:p>
      <text:p text:style-name="P1282"/>
      <text:p text:style-name="P1148"><text:span text:style-name="T847">Они стоят перед существительном во множественно числе или перед неисчисляемым существительным: </text:span><text:span text:style-name="T589">s</text:span><text:span text:style-name="T590">ome water</text:span><text:span text:style-name="T841">, </text:span><text:span text:style-name="T589">some</text:span><text:span text:style-name="T590"> friends</text:span><text:span text:style-name="T841"> </text:span><text:span text:style-name="T846">и т. д.</text:span></text:p>
      <text:p text:style-name="P455"/>
      <text:p text:style-name="P456">Разница между <text:span text:style-name="T485">some</text:span> и <text:span text:style-name="T485">any</text:span> в том, что <text:span text:style-name="T485">some</text:span> используется в утверждениях, а <text:span text:style-name="T485">any</text:span> — </text:p>
      <text:p text:style-name="P456">в отрицаниях (в связке с <text:span text:style-name="T485">not</text:span>). Связка <text:span text:style-name="T485">not + any</text:span> <text:span text:style-name="T1219">обычно </text:span>переводится двойным отрицанием.</text:p>
      <text:p text:style-name="P454"/>
      <text:p text:style-name="P165">I have some friends — У меня есть друзья. (какое-то количество)</text:p>
      <text:p text:style-name="P165">I haven`t got any friends — У меня нет (никаких) друзей.</text:p>
      <text:p text:style-name="P455"/>
      <text:p text:style-name="P457">В утвержениях <text:span text:style-name="T485">some</text:span> ставить не обязательно. Его часто не указывают.</text:p>
      <text:p text:style-name="P166">I have some friends / I have friends (одно и тоже).</text:p>
      <text:p text:style-name="P457"/>
      <text:p text:style-name="P457">В вопросах можно использовать оба местоимения, но смысл они будут передавать разный.</text:p>
      <text:p text:style-name="P459"/>
      <text:p text:style-name="P459"><text:span text:style-name="T485">Some</text:span> имеет позитивный оттенок <text:span text:style-name="T1215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459"/>
      <text:p text:style-name="P1155"><text:span text:style-name="T591">Would you like some </text:span><text:span text:style-name="T592">milk</text:span><text:span text:style-name="T591">? </text:span><text:span text:style-name="T590">—</text:span><text:span text:style-name="T591"> Вы хотите </text:span><text:span text:style-name="T592">молока</text:span><text:span text:style-name="T591">? (он</text:span><text:span text:style-name="T593">о</text:span><text:span text:style-name="T591"> у нас есть)</text:span></text:p>
      <text:p text:style-name="P62"><text:span text:style-name="T447">Could you give me some </text:span><text:span text:style-name="T448">milk</text:span><text:span text:style-name="T447">? </text:span><text:span text:style-name="T449">— </text:span><text:span text:style-name="T447">Я могу попросить </text:span><text:span text:style-name="T448">молока</text:span><text:span text:style-name="T447">? (поделитесь </text:span><text:span text:style-name="T450">пожалуйста</text:span><text:span text:style-name="T447">)</text:span></text:p>
      <text:p text:style-name="P460"/>
      <text:p text:style-name="P1147"><text:span text:style-name="T594">Any</text:span><text:span text:style-name="T842"> передает сомнение </text:span><text:span text:style-name="T843">в наличии объектов, о которых спрашивают, поэтому обычно используется в вопросах, </text:span><text:span text:style-name="T844">где нужно получить </text:span><text:span text:style-name="T857">дополнительную</text:span><text:span text:style-name="T844"> информаци</text:span><text:span text:style-name="T845">ю</text:span><text:span text:style-name="T843">.</text:span></text:p>
      <text:p text:style-name="P461"/>
      <text:p text:style-name="P99"><text:span text:style-name="T451">H</text:span><text:span text:style-name="T374">ave you </text:span><text:span text:style-name="T450">got any milk in the fridge? </text:span><text:span text:style-name="T452">—</text:span><text:span text:style-name="T450"> У тебя есть молоко в холодильнике?</text:span></text:p>
      <text:p text:style-name="P100"><text:span text:style-name="T450">H</text:span><text:span text:style-name="T374">ave you bought </text:span><text:span text:style-name="T980">any</text:span><text:span text:style-name="T374"> new closes? — Ты купила </text:span><text:span text:style-name="T980">какую-нибудь</text:span><text:span text:style-name="T374"> новую одежду?</text:span></text:p>
      <text:p text:style-name="P458"/>
      <text:p text:style-name="P1156"><text:span text:style-name="T844">Если зада</text:span><text:span text:style-name="T846">ется вопрос и ожидается положительный ответ, то используется </text:span><text:span text:style-name="T589">some</text:span><text:span text:style-name="T846">.</text:span></text:p>
      <text:p text:style-name="P1281"><text:soft-page-break/>Are you wainting for somebody? — Ты кого-то ждешь? (не так ли).<text:span text:style-name="T1067"> <text:s/></text:span><text:span text:style-name="T1086">(привести другой пример)</text:span></text:p>
      <text:p text:style-name="P1281"/>
      <text:p text:style-name="P1149"><text:span text:style-name="T848">Местоимение </text:span><text:span text:style-name="T595">no</text:span><text:span text:style-name="T848"> </text:span><text:span text:style-name="T853">также </text:span><text:span text:style-name="T848">используется в отрицаниях. Им можно заменить связку </text:span><text:span text:style-name="T595">not</text:span><text:span text:style-name="T848"> + </text:span><text:span text:style-name="T595">any</text:span><text:span text:style-name="T848">.</text:span></text:p>
      <text:p text:style-name="P462">В предложениях с <text:span text:style-name="T485">no</text:span> первая половина выглядит, как утверждение. </text:p>
      <text:p text:style-name="P462"/>
      <text:p text:style-name="P464">Местоимение <text:span text:style-name="T485">no</text:span> стоит перед существительным, а частица <text:span text:style-name="T485">not</text:span> идет вместе со вспомогательны<text:span text:style-name="T1217">м</text:span> глаголом. <text:span text:style-name="T1217">Они не могут использоваться вместе в одном предложении.</text:span></text:p>
      <text:p text:style-name="P465"/>
      <text:p text:style-name="P167">There are no shops here / There aren`t any shops here — Здесь нет<text:span text:style-name="T1218"> </text:span>магазинов.</text:p>
      <text:p text:style-name="P463"/>
      <text:p text:style-name="P1175"><text:span text:style-name="T849">Неопределенные местоимения, </text:span><text:span text:style-name="T851">как и</text:span><text:span text:style-name="T849"> возвратны</text:span><text:span text:style-name="T851">е</text:span><text:span text:style-name="T849">, могут объединяться с некоторыми словами. </text:span><text:span text:style-name="T850">Здесь п</text:span><text:span text:style-name="T849">ервой половинкой будет: </text:span><text:span text:style-name="T596">some</text:span><text:span text:style-name="T849">, </text:span><text:span text:style-name="T596">any</text:span><text:span text:style-name="T849">, </text:span><text:span text:style-name="T596">no</text:span><text:span text:style-name="T849">, а второй — </text:span><text:span text:style-name="T596">b</text:span><text:span text:style-name="T597">ody/one</text:span><text:span text:style-name="T850"> (если человек), </text:span></text:p>
      <text:p text:style-name="P1175"><text:span text:style-name="T597">thing</text:span><text:span text:style-name="T850"> (если предмет) или </text:span><text:span text:style-name="T597">where</text:span><text:span text:style-name="T850"> (если мест</text:span><text:span text:style-name="T883">о</text:span><text:span text:style-name="T850">).</text:span></text:p>
      <text:p text:style-name="P466"/>
      <text:p text:style-name="P467">Переводятся они как: «кто-то», «что-то», «где-то», «никто», «ничто», «нигде».</text:p>
      <text:p text:style-name="P468">Могут заменять как подлежащее, так и дополнение. <text:span text:style-name="T1224">И</text:span><text:span text:style-name="T1223">спользуются по тем же правилам.</text:span></text:p>
      <text:p text:style-name="P466"/>
      <text:p text:style-name="P101"><text:span text:style-name="T453">T</text:span><text:span text:style-name="T374">here is somebody in the street — Кто-то на улице.</text:span></text:p>
      <text:p text:style-name="P168">Is there anybody in the street? — Есть кто на улице?</text:p>
      <text:p text:style-name="P168">There is nobody in the street / There isn`t anybody in the street — Никого нет на улице.</text:p>
      <text:p text:style-name="P466"/>
      <text:p text:style-name="P466">Если в предложении стоит <text:span text:style-name="T485">nobody</text:span>/<text:span text:style-name="T485">nothing</text:span>/<text:span text:style-name="T485">nowthere</text:span>, то отрицательная частица <text:span text:style-name="T485">not</text:span> уже </text:p>
      <text:p text:style-name="P1150"><text:span text:style-name="T850">не нужна, подобно тому как она не используется </text:span><text:span text:style-name="T852">вместе с</text:span><text:span text:style-name="T850"> </text:span><text:span text:style-name="T597">no</text:span><text:span text:style-name="T850">.</text:span></text:p>
      <text:p text:style-name="P466"/>
      <text:p text:style-name="P1295"><text:span text:style-name="T850">М</text:span><text:span text:style-name="T828">естоимения с окончанием </text:span><text:span text:style-name="T572">-body</text:span><text:span text:style-name="T828"> и </text:span><text:span text:style-name="T572">-one</text:span><text:span text:style-name="T828"> взаимозаменяемы.</text:span></text:p>
      <text:p text:style-name="P469"/>
      <text:p text:style-name="P1309">Притяжательный падеж. Possessive Case</text:p>
      <text:p text:style-name="P474"/>
      <text:p text:style-name="P1162"><text:span text:style-name="T858">Сообщает информацию о том, </text:span><text:span text:style-name="T827">кому</text:span><text:span text:style-name="T858"> принадлежит </text:span><text:span text:style-name="T862">объект</text:span><text:span text:style-name="T858">, </text:span><text:span text:style-name="T859">т. е. указывает на владельца.</text:span></text:p>
      <text:p text:style-name="P476"/>
      <text:p text:style-name="P1297"><text:span text:style-name="T828">Существительно в притяжательном падеже, как и </text:span><text:span text:style-name="T859">притяжательное</text:span><text:span text:style-name="T828"> местоимение, </text:span></text:p>
      <text:p text:style-name="P1160"><text:span text:style-name="T858">отвечает </text:span><text:span text:style-name="T828">на вопрос «чей?». </text:span><text:span text:style-name="T859">Они взаимозаменяемы.</text:span></text:p>
      <text:p text:style-name="P477"/>
      <text:p text:style-name="P478"><text:span text:style-name="T859">Чтобы поставить существительное в этот падеж, нужно добавить к нему окончание </text:span><text:span text:style-name="T485">`s</text:span><text:span text:style-name="T859">.</text:span></text:p>
      <text:p text:style-name="P475"/>
      <text:p text:style-name="P63"><text:span text:style-name="T456">This is </text:span><text:span text:style-name="T994">Tom`s</text:span><text:span text:style-name="T457"> friend — </text:span><text:span text:style-name="T456">Это друг </text:span><text:span text:style-name="T995">Тома</text:span><text:span text:style-name="T456"> (существительное в притяжательном падеже)</text:span></text:p>
      <text:p text:style-name="P170">This is <text:span text:style-name="T980">his</text:span> friend — Это <text:span text:style-name="T980">его</text:span> друг (притяжательное местоимение)</text:p>
      <text:p text:style-name="P475"/>
      <text:p text:style-name="P476"><text:span text:style-name="T1225">Если существительное </text:span><text:span text:style-name="T1226">только </text:span><text:span text:style-name="T1225">подразумевается, то его можно не указывать.</text:span></text:p>
      <text:p text:style-name="P170">This isn`t my car. It`s my brothers`s — Это не моя машина. Она брата.</text:p>
      <text:p text:style-name="P477"/>
      <text:p text:style-name="P479">Если существительное идет в связке с прилагательным или местоимением, то <text:span text:style-name="T485">`s</text:span> </text:p>
      <text:p text:style-name="P479">ставиться в концей всей связки: <text:span text:style-name="T485">a </text:span><text:span text:style-name="T646">big dog`s</text:span><text:span text:style-name="T485"> owner</text:span>, <text:span text:style-name="T646">my friend`s</text:span><text:span text:style-name="T485"> house</text:span>.</text:p>
      <text:p text:style-name="P479"/>
      <text:p text:style-name="P479">Если владельцев несколько то <text:span text:style-name="T485">`s</text:span> ставится в конце словосочетания: </text:p>
      <text:p text:style-name="P171"><text:span text:style-name="T980">Rick and Kate`s</text:span> wedding — Свадьба Рика и Кейт.</text:p>
      <text:p text:style-name="P479"/>
      <text:p text:style-name="P479">Если существительное во множественном числе, то в конце пишется только апостроф, </text:p>
      <text:p text:style-name="P1161"><text:span text:style-name="T860">без </text:span><text:span text:style-name="T603">s</text:span><text:span text:style-name="T860">: </text:span><text:span text:style-name="T603">my </text:span><text:span text:style-name="T649">friends`</text:span><text:span text:style-name="T603"> school</text:span><text:span text:style-name="T860">. Но если во множественном числе слово-исключение, </text:span></text:p>
      <text:p text:style-name="P1161"><text:span text:style-name="T860">то применяются обычные правила: </text:span><text:span text:style-name="T649">men`s</text:span><text:span text:style-name="T603"> clothes</text:span><text:span text:style-name="T860"> (мужская одежда).</text:span></text:p>
      <text:p text:style-name="P479"/>
      <text:p text:style-name="P1298"><text:span text:style-name="T860">П</text:span><text:span text:style-name="T828">орядок слов следующий: сначала указывается владелец в притяжательном падеже, </text:span></text:p>
      <text:p text:style-name="P480"><text:soft-page-break/>а потом то, чем он владеет (в русском языке все наоборот).</text:p>
      <text:p text:style-name="P480"/>
      <text:p text:style-name="P1162"><text:span text:style-name="T861">Если </text:span><text:span text:style-name="T862">предмет</text:span><text:span text:style-name="T861"> является частью другого </text:span><text:span text:style-name="T862">предмета</text:span><text:span text:style-name="T861">, то вместо притяжательного падежа используется предлог </text:span><text:span text:style-name="T604">of</text:span><text:span text:style-name="T861">. Т. к. владельцем может быть кто-то живой.</text:span></text:p>
      <text:p text:style-name="P480"/>
      <text:p text:style-name="P102"><text:span text:style-name="T458">T</text:span><text:span text:style-name="T374">he wheel of the car — Колесо машины (Car`s wheel неправильно).</text:span></text:p>
      <text:p text:style-name="P64"><text:span text:style-name="T458">The door of the house — Двер дома </text:span><text:span text:style-name="T459">(предмет + of + больший предмет)</text:span><text:span text:style-name="T458">.</text:span></text:p>
      <text:p text:style-name="P481"/>
      <text:p text:style-name="P1300"><text:span text:style-name="T861">С</text:span><text:span text:style-name="T828">ловосочетания с предлогом </text:span><text:span text:style-name="T572">of</text:span><text:span text:style-name="T828">:</text:span></text:p>
      <text:list xml:id="list4238688419" text:style-name="L67">
        <text:list-item>
          <text:p text:style-name="P1494">the beginning/end of — начало/конец чего-то;</text:p>
        </text:list-item>
        <text:list-item>
          <text:p text:style-name="P1494">the top/middle/bottom of — вершина/середина/дно чего-то;</text:p>
        </text:list-item>
        <text:list-item>
          <text:p text:style-name="P1494">the side of — сторона чего-то.</text:p>
        </text:list-item>
      </text:list>
      <text:p text:style-name="P1299"/>
      <text:p text:style-name="P1308">Существительное. Noun</text:p>
      <text:p text:style-name="P1301"/>
      <text:p text:style-name="P1163"><text:span text:style-name="T1236">Ч</text:span>асть речи, обознача<text:span text:style-name="T1236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227">в предложении. </text:span></text:p>
      <text:p text:style-name="P1302"/>
      <text:p text:style-name="P1164"><text:span text:style-name="T1227">В русском языке существительное меняется по падежам. В английском </text:span><text:span text:style-name="T1231">все</text:span><text:span text:style-name="T1227"> по другому. </text:span></text:p>
      <text:p text:style-name="P1164"><text:span text:style-name="T1227">Там за падежи отвечают предлоги, а не окончания:</text:span><text:span text:style-name="T996"> </text:span><text:span text:style-name="T652">to</text:span><text:span text:style-name="T518"> the table </text:span><text:span text:style-name="T608">—</text:span><text:span text:style-name="T518"> </text:span><text:span text:style-name="T652">к</text:span><text:span text:style-name="T518"> стол</text:span><text:span text:style-name="T652">у</text:span><text:span text:style-name="T1227">.</text:span></text:p>
      <text:p text:style-name="P1164"/>
      <text:p text:style-name="P1198"><text:span text:style-name="T362">И</text:span><text:span text:style-name="T363">менительным и объектный падеж </text:span><text:span text:style-name="T364">распростанаются</text:span><text:span text:style-name="T363"> только </text:span><text:span text:style-name="T364">на</text:span><text:span text:style-name="T363"> местоимения!</text:span></text:p>
      <text:p text:style-name="P1302"/>
      <text:p text:style-name="P13">Множественное <text:span text:style-name="T1228">число. Plural</text:span></text:p>
      <text:p text:style-name="P1302"/>
      <text:p text:style-name="P1316">Распространяется только на существительные, и не касается прилагательных.</text:p>
      <text:p text:style-name="P1167"><text:span text:style-name="T1229">Образуется с помощью окончания </text:span><text:span text:style-name="T516">-s</text:span><text:span text:style-name="T1229"> или </text:span><text:span text:style-name="T516">-es.</text:span></text:p>
      <text:p text:style-name="P105"/>
      <text:p text:style-name="P1167"><text:span text:style-name="T517">a </text:span><text:span text:style-name="T516">blue ballon</text:span><text:span text:style-name="T651">s</text:span><text:span text:style-name="T516"> — </text:span><text:span text:style-name="T517">г</text:span><text:span text:style-name="T516">олуб</text:span><text:span text:style-name="T651">ые</text:span><text:span text:style-name="T516"> шарик</text:span><text:span text:style-name="T651">и</text:span><text:span text:style-name="T516">.</text:span></text:p>
      <text:p text:style-name="P1299"/>
      <text:p text:style-name="P482">Окончание <text:span text:style-name="T485">-es</text:span> ставится, когда:</text:p>
      <text:p text:style-name="P482"/>
      <text:list xml:id="list404518444" text:style-name="L68">
        <text:list-item>
          <text:p text:style-name="P1495">слово заканчивается на <text:span text:style-name="T485">-s</text:span> или шипящий <text:span text:style-name="T485">-sh</text:span>, <text:span text:style-name="T485">-ch</text:span>, <text:span text:style-name="T485">-x</text:span>:</text:p>
          <text:p text:style-name="P1622">box/boxes, watch/watches, dish/dishes, bus/buses;</text:p>
          <text:p text:style-name="P1495"/>
        </text:list-item>
        <text:list-item>
          <text:p text:style-name="P1495">слово заканчивается на <text:span text:style-name="T485">-o</text:span> <text:span text:style-name="T1230">(</text:span>кроме исключений<text:span text:style-name="T1230">)</text:span>:</text:p>
          <text:p text:style-name="P1622">potato/potatoes, piano/pianos;</text:p>
          <text:p text:style-name="P1495"/>
        </text:list-item>
        <text:list-item>
          <text:p text:style-name="P1603"><text:span text:style-name="T863">слово заканчивается на </text:span><text:span text:style-name="T609">-f</text:span><text:span text:style-name="T863"> или </text:span><text:span text:style-name="T609">-fe</text:span><text:span text:style-name="T863">, </text:span><text:span text:style-name="T864">где</text:span><text:span text:style-name="T863"> </text:span><text:span text:style-name="T609">-f</text:span><text:span text:style-name="T863"> </text:span><text:span text:style-name="T864">также </text:span><text:span text:style-name="T863">заменяется на </text:span><text:span text:style-name="T609">-v</text:span><text:span text:style-name="T863"> </text:span><text:span text:style-name="T864">(кроме исключений)</text:span><text:span text:style-name="T863">:</text:span></text:p>
          <text:p text:style-name="P1629"><text:span text:style-name="T460">s</text:span><text:span text:style-name="T374">helf/shelves, wife/wives, proof/proofs.</text:span></text:p>
        </text:list-item>
      </text:list>
      <text:p text:style-name="P483"/>
      <text:p text:style-name="P484">Слова-исключения, которые меняются не по правилам:</text:p>
      <text:list xml:id="list2888194817" text:style-name="L69">
        <text:list-item>
          <text:p text:style-name="P1496">man/men — мужчина/мужчины;</text:p>
        </text:list-item>
        <text:list-item>
          <text:p text:style-name="P1496">child/children — ребенок/дети;</text:p>
        </text:list-item>
        <text:list-item>
          <text:p text:style-name="P1496">woman/women [вимен] — женщина/женщины;</text:p>
        </text:list-item>
        <text:list-item>
          <text:p text:style-name="P1496">foot/feet — нога/ноги;</text:p>
        </text:list-item>
        <text:list-item>
          <text:p text:style-name="P1496">mouse/mice — мышь/мыши;</text:p>
        </text:list-item>
        <text:list-item>
          <text:p text:style-name="P1496">sheep/sheep — овца/овцы;</text:p>
        </text:list-item>
        <text:list-item>
          <text:p text:style-name="P1632"><text:span text:style-name="T828">tooth/teeth — </text:span><text:span text:style-name="T865">зуб/</text:span><text:span text:style-name="T828">зубы;</text:span></text:p>
        </text:list-item>
        <text:list-item>
          <text:p text:style-name="P1497">fish/fish — рыба/рыбы;</text:p>
        </text:list-item>
        <text:list-item>
          <text:p text:style-name="P1632"><text:span text:style-name="T865">goose/geese — гусь/гуси.</text:span><text:span text:style-name="T828"> </text:span></text:p>
        </text:list-item>
      </text:list>
      <text:p text:style-name="P14"><text:soft-page-break/><text:span text:style-name="T792">И</text:span><text:span text:style-name="T759">счисляемые и неисчисляемые существительные</text:span></text:p>
      <text:p text:style-name="P485"/>
      <text:p text:style-name="P486">Исчисляемые существительные можно пересчитать. У них есть форма единственного </text:p>
      <text:p text:style-name="P1166"><text:span text:style-name="T866">и множественного числа. Количество можно указать числом, наречием </text:span><text:span text:style-name="T868">или артиклем </text:span><text:span text:style-name="T606">a</text:span><text:span text:style-name="T868"> (one).</text:span></text:p>
      <text:p text:style-name="P487"/>
      <text:p text:style-name="P172"><text:span text:style-name="T980">3</text:span> apples — 3 яблока;</text:p>
      <text:p text:style-name="P172"><text:span text:style-name="T980">many</text:span> books — много книг;</text:p>
      <text:p text:style-name="P1165"><text:span text:style-name="T605">I want </text:span><text:span text:style-name="T650">a</text:span><text:span text:style-name="T605"> banana — </text:span><text:span text:style-name="T607">я</text:span><text:span text:style-name="T605"> хочу банан.</text:span></text:p>
      <text:p text:style-name="P487"/>
      <text:p text:style-name="P1303"><text:span text:style-name="T828">Неисчисляемые существительные невозможно посчитать. К ним относятся вещества, жидкости, явления, ощущуне</text:span><text:span text:style-name="T868">н</text:span><text:span text:style-name="T828">ия, </text:span><text:span text:style-name="T869">абстрактные </text:span><text:span text:style-name="T828">понятия. </text:span><text:span text:style-name="T871">Они и</text:span><text:span text:style-name="T828">меют только одну форму единственного числа и заменяются местоимнием </text:span><text:span text:style-name="T572">it</text:span><text:span text:style-name="T828">.</text:span></text:p>
      <text:p text:style-name="P487"/>
      <text:p text:style-name="P487">Чтобы выразить количество, используется дополнительная мерка: </text:p>
      <text:p text:style-name="P487"/>
      <text:list xml:id="list922297934" text:style-name="L70">
        <text:list-item>
          <text:p text:style-name="P1498">для жидкостей:</text:p>
          <text:list>
            <text:list-item>
              <text:p text:style-name="P1500"><text:span text:style-name="T1238">a </text:span>glass of — стакан;</text:p>
            </text:list-item>
            <text:list-item>
              <text:p text:style-name="P1500"><text:span text:style-name="T1238">a </text:span>cup of — чашка;</text:p>
            </text:list-item>
            <text:list-item>
              <text:p text:style-name="P1500"><text:span text:style-name="T1238">a</text:span> jar of — банка;</text:p>
            </text:list-item>
            <text:list-item>
              <text:p text:style-name="P1500"><text:span text:style-name="T1238">a </text:span>jug of — кувшин;</text:p>
            </text:list-item>
            <text:list-item>
              <text:p text:style-name="P1500"><text:span text:style-name="T1238">a </text:span>bottle of — бутылка;</text:p>
            </text:list-item>
          </text:list>
          <text:p text:style-name="P1499"/>
        </text:list-item>
        <text:list-item>
          <text:p text:style-name="P1498">для сыпучих веществ:</text:p>
          <text:list>
            <text:list-item>
              <text:p text:style-name="P1500"><text:span text:style-name="T1238">a </text:span>packet of — упаковка;</text:p>
            </text:list-item>
            <text:list-item>
              <text:p text:style-name="P1500"><text:span text:style-name="T1238">a </text:span>bowl of — миска;</text:p>
            </text:list-item>
            <text:list-item>
              <text:p text:style-name="P1500"><text:span text:style-name="T1238">a </text:span>bag of — мешок;</text:p>
            </text:list-item>
            <text:list-item>
              <text:p text:style-name="P1500"><text:span text:style-name="T1238">a </text:span>kilo of — килограм;</text:p>
            </text:list-item>
          </text:list>
          <text:p text:style-name="P1503"/>
        </text:list-item>
        <text:list-item>
          <text:p text:style-name="P1502">для продуктов, которые режут:</text:p>
          <text:list>
            <text:list-item>
              <text:p text:style-name="P1633"><text:span text:style-name="T873">a </text:span><text:span text:style-name="T828">piece/</text:span><text:span text:style-name="T867">slice</text:span><text:span text:style-name="T828"> of — кусо</text:span><text:span text:style-name="T867">чек</text:span><text:span text:style-name="T828">;</text:span></text:p>
            </text:list-item>
            <text:list-item>
              <text:p text:style-name="P1500"><text:span text:style-name="T1238">a </text:span>loaf of — буханка;</text:p>
            </text:list-item>
          </text:list>
        </text:list-item>
      </text:list>
      <text:p text:style-name="P488"/>
      <text:p text:style-name="P65"><text:span text:style-name="T461">2 loafs of bread — </text:span><text:span text:style-name="T462">д</text:span><text:span text:style-name="T461">ве буханки хлеба.</text:span></text:p>
      <text:p text:style-name="P106"><text:span text:style-name="T464">a </text:span><text:span text:style-name="T461">c</text:span><text:span text:style-name="T374">up of tea — (одна) чашка чая</text:span></text:p>
      <text:p text:style-name="P488"/>
      <text:p text:style-name="P489">Существительные, которые всегда неислисляемые:</text:p>
      <text:list xml:id="list768628936" text:style-name="L71">
        <text:list-item>
          <text:p text:style-name="P1501">news — новости;</text:p>
        </text:list-item>
        <text:list-item>
          <text:p text:style-name="P1501">money — деньги;</text:p>
        </text:list-item>
        <text:list-item>
          <text:p text:style-name="P1501">bad luck — неудача;</text:p>
        </text:list-item>
        <text:list-item>
          <text:p text:style-name="P1501">traffic — транспорт на дороге;</text:p>
        </text:list-item>
        <text:list-item>
          <text:p text:style-name="P1501">f<text:span text:style-name="T1237">u</text:span>rniture — мебель;</text:p>
        </text:list-item>
        <text:list-item>
          <text:p text:style-name="P1501">progress — прогресс;</text:p>
        </text:list-item>
        <text:list-item>
          <text:p text:style-name="P1501">information — информация;</text:p>
        </text:list-item>
        <text:list-item>
          <text:p text:style-name="P1501">advice — совет;</text:p>
        </text:list-item>
        <text:list-item>
          <text:p text:style-name="P1501">hair — волосы;</text:p>
        </text:list-item>
        <text:list-item>
          <text:p text:style-name="P1501">paper — бумага;</text:p>
        </text:list-item>
        <text:list-item>
          <text:p text:style-name="P1501">food — еда;</text:p>
        </text:list-item>
      </text:list>
      <text:p text:style-name="P488"/>
      <text:p text:style-name="P103"><text:span text:style-name="T374">It is good news — Это хорошие новости </text:span><text:span text:style-name="T463">(без артикля)</text:span><text:span text:style-name="T374">.</text:span></text:p>
      <text:p text:style-name="P104"><text:span text:style-name="T374">I need good advice — Мне нужен хороший совет </text:span><text:span text:style-name="T463">(без артикля)</text:span><text:span text:style-name="T374">.</text:span></text:p>
      <text:p text:style-name="P15"><text:soft-page-break/><text:span text:style-name="T759">Два </text:span><text:span text:style-name="T793">(и более) </text:span><text:span text:style-name="T759">существительный рядом</text:span></text:p>
      <text:p text:style-name="P490"/>
      <text:p text:style-name="P1170"><text:span text:style-name="T870">Такая цепочка обозначает один предмет, идею </text:span><text:span text:style-name="T872">или </text:span><text:span text:style-name="T870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874">ь</text:span><text:span text:style-name="T870">ся прилагательным </text:span><text:span text:style-name="T872">или</text:span><text:span text:style-name="T870"> существительным с предлогом).</text:span></text:p>
      <text:p text:style-name="P491"/>
      <text:p text:style-name="P173">a tennis ball — теннисный мяч / мяч для тенниса;</text:p>
      <text:p text:style-name="P173">a income tax — подоходный налог / налог на прибыль;</text:p>
      <text:p text:style-name="P492"/>
      <text:p text:style-name="P494">Первое существительное всегда стоит в единственном числе.</text:p>
      <text:p text:style-name="P494"/>
      <text:p text:style-name="P174">tennis balls — теннисные мячи;</text:p>
      <text:p text:style-name="P175">two part question (question of two parts) — <text:span text:style-name="T1239">вопрос из 2х частей;</text:span></text:p>
      <text:p text:style-name="P492"/>
      <text:p text:style-name="P1304"><text:span text:style-name="T870">И</text:span><text:span text:style-name="T828">ногда первое существительное имеет окончание </text:span><text:span text:style-name="T572">-ing</text:span><text:span text:style-name="T828">.</text:span></text:p>
      <text:p text:style-name="P493"/>
      <text:p text:style-name="P173">a swimming pool — плавательный бассейн;</text:p>
      <text:p text:style-name="P175">working hours — рабочие часы;</text:p>
      <text:p text:style-name="P493"/>
      <text:p text:style-name="P1310">Артикли. Articles</text:p>
      <text:p text:style-name="P495"/>
      <text:p text:style-name="P496">Это маленькие слова перед существительными, которые передают оттенки смысла.</text:p>
      <text:p text:style-name="P496">Есть 2 вида артикля: неопределенный <text:span text:style-name="T1242">(</text:span><text:span text:style-name="T485">a/an</text:span><text:span text:style-name="T1242">)</text:span> и определенный <text:span text:style-name="T1242">(</text:span><text:span text:style-name="T485">the</text:span><text:span text:style-name="T1242">)</text:span>.</text:p>
      <text:p text:style-name="P496"/>
      <text:p text:style-name="P601">Неопределенный артикль</text:p>
      <text:p text:style-name="P496"/>
      <text:p text:style-name="P1171"><text:span text:style-name="T875">Артикль </text:span><text:span text:style-name="T610">a</text:span><text:span text:style-name="T875"> </text:span><text:span text:style-name="T884">указывает на</text:span><text:span text:style-name="T875"> </text:span><text:span text:style-name="T876">один </text:span><text:span text:style-name="T875">предмет. Причем не конкретный предмет, а</text:span><text:span text:style-name="T876"> </text:span><text:span text:style-name="T875">неопределенный. </text:span><text:span text:style-name="T876">К</text:span><text:span text:style-name="T875">аждый </text:span><text:span text:style-name="T876">человек </text:span><text:span text:style-name="T875">может представлять </text:span><text:span text:style-name="T876">такой предмет </text:span><text:span text:style-name="T875">по своему.</text:span></text:p>
      <text:p text:style-name="P497"/>
      <text:p text:style-name="P176">a house — дом (один представит большой особняк, другой — маленький домик).</text:p>
      <text:p text:style-name="P497"/>
      <text:p text:style-name="P1174"><text:span text:style-name="T876">Его можно условно заменить на числительное </text:span><text:span text:style-name="T616">one </text:span><text:span text:style-name="T882">(какой-то один)</text:span><text:span text:style-name="T876">. </text:span><text:span text:style-name="T692">Поэтому о</text:span><text:span text:style-name="T693">н ставится перед исчисляемыми существительными в единственном числе.</text:span></text:p>
      <text:p text:style-name="P498"/>
      <text:p text:style-name="P1177"><text:span text:style-name="T611">I have </text:span><text:span text:style-name="T653">a</text:span><text:span text:style-name="T611"> cat / I have </text:span><text:span text:style-name="T653">one</text:span><text:span text:style-name="T611"> cat — У меня есть </text:span><text:span text:style-name="T618">(одна такая </text:span><text:span text:style-name="T624">прикольная</text:span><text:span text:style-name="T618">) </text:span><text:span text:style-name="T611">кошка.</text:span></text:p>
      <text:p text:style-name="P503"/>
      <text:p text:style-name="P499"><text:span text:style-name="T485">A</text:span> ставится перед согласными, а <text:span text:style-name="T485">an</text:span> — перед гласными. Оба означают одно и тоже.</text:p>
      <text:p text:style-name="P499"/>
      <text:p text:style-name="P674"><text:span text:style-name="T824">Если гласная читается как двойной звук с первым [</text:span>йи<text:span text:style-name="T824">], то ставится </text:span><text:span text:style-name="T532">a</text:span><text:span text:style-name="T824">: </text:span><text:span text:style-name="T532">a union</text:span><text:span text:style-name="T824">, </text:span><text:span text:style-name="T532">a European</text:span><text:span text:style-name="T824">.</text:span></text:p>
      <text:p text:style-name="P499"/>
      <text:p text:style-name="P1172"><text:span text:style-name="T878">Если первая согласная (после которой гласная) не произносится, то ставится </text:span><text:span text:style-name="T614">an</text:span><text:span text:style-name="T878">: </text:span></text:p>
      <text:p text:style-name="P1172"><text:span text:style-name="T614">an hour </text:span><text:span text:style-name="T878">(аувер), </text:span><text:span text:style-name="T614">an honesty </text:span><text:span text:style-name="T878">(анэсти).</text:span></text:p>
      <text:p text:style-name="P499"/>
      <text:p text:style-name="P699"><text:span text:style-name="T878">Т</text:span><text:span text:style-name="T879">акже артикль </text:span><text:span text:style-name="T615">a</text:span><text:span text:style-name="T879"> </text:span><text:span text:style-name="T881">ставится</text:span><text:span text:style-name="T879">, когда:</text:span></text:p>
      <text:list xml:id="list1165384395" text:style-name="L72">
        <text:list-item>
          <text:p text:style-name="P1634"><text:span text:style-name="T828">говорят о профессии (</text:span><text:span text:style-name="T572">I`m a doctor)</text:span><text:span text:style-name="T828">;</text:span></text:p>
        </text:list-item>
        <text:list-item>
          <text:p text:style-name="P1635"><text:span text:style-name="T828">впервые упоминяют человека или предмет в разговоре </text:span><text:span text:style-name="T880">(</text:span><text:span text:style-name="T611">I have a cat</text:span><text:span text:style-name="T880">);</text:span></text:p>
        </text:list-item>
        <text:list-item>
          <text:p text:style-name="P1604"><text:span text:style-name="T880">дается определение предмету (</text:span><text:span text:style-name="T612">He is a good man «</text:span><text:span text:style-name="T613">О</text:span><text:span text:style-name="T612">н относится к хорошим людям»</text:span><text:span text:style-name="T880">)</text:span></text:p>
        </text:list-item>
      </text:list>
      <text:p text:style-name="P504"/>
      <text:p text:style-name="P1173">Если перед существительным сто<text:span text:style-name="T1241">и</text:span>т прилагательн<text:span text:style-name="T1241">ое</text:span>, то артикль <text:span text:style-name="T519">a</text:span><text:span text:style-name="T1245"> </text:span>ставится перед ним.</text:p>
      <text:p text:style-name="P502"/>
      <text:p text:style-name="P1173">a big old house — большой старый дом.</text:p>
      <text:p text:style-name="P177">a black and white cat — черно-белый кот.</text:p>
      <text:p text:style-name="P498"><text:soft-page-break/></text:p>
      <text:p text:style-name="P500">При этом перед прилагательным без существительного артикль <text:span text:style-name="T519">a</text:span><text:span text:style-name="T1245"> </text:span>не ставится.</text:p>
      <text:p text:style-name="P500"/>
      <text:p text:style-name="P178">This book is a good (неправильно).</text:p>
      <text:p text:style-name="P178">Th<text:span text:style-name="T1240">i</text:span>s book is good (правильно).</text:p>
      <text:p text:style-name="P498"/>
      <text:p text:style-name="P602">Определенный артикль</text:p>
      <text:p text:style-name="P501"/>
      <text:p text:style-name="P506">Артикль <text:span text:style-name="T485">the</text:span> указывает на конкретный предмет или понятие.</text:p>
      <text:p text:style-name="P506">Т. е. на то, что выделяется из общей массы.</text:p>
      <text:p text:style-name="P507"/>
      <text:p text:style-name="P508">Его можно заменить указательным местоимением (<text:span text:style-name="T485">this, that, these, those</text:span>) </text:p>
      <text:p text:style-name="P1181"><text:span text:style-name="T885">и</text:span><text:span text:style-name="T884"> часто удобнее </text:span><text:span text:style-name="T887">им же </text:span><text:span text:style-name="T896">и </text:span><text:span text:style-name="T884">переводить.</text:span></text:p>
      <text:p text:style-name="P507"/>
      <text:p text:style-name="P507">Он может стоять как перед единственным числом, так и перед множественным; </text:p>
      <text:p text:style-name="P507">как перед исчисляемыми, так и неисчисляемыми существительными.</text:p>
      <text:p text:style-name="P509"/>
      <text:p text:style-name="P1176"><text:span text:style-name="T885">Е</text:span><text:span text:style-name="T877">сли предмет или человек упоминаются в </text:span><text:span text:style-name="T888">речи </text:span><text:span text:style-name="T877">впервые, то обычно о них ничего не известно, поэтому </text:span><text:span text:style-name="T886">сначала</text:span><text:span text:style-name="T877"> использ</text:span><text:span text:style-name="T886">уется</text:span><text:span text:style-name="T877"> неопределенный артикль </text:span><text:span text:style-name="T617">a/an</text:span><text:span text:style-name="T877"> </text:span><text:span text:style-name="T885">(при условии, что он нужен</text:span><text:span text:style-name="T877">).</text:span></text:p>
      <text:p text:style-name="P1319"><text:span text:style-name="T877">Н</text:span><text:span text:style-name="T828">о если </text:span><text:span text:style-name="T897">этот </text:span><text:span text:style-name="T828">предмет или человек упоминаются в речи повторно, то уже используется определенный артикль </text:span><text:span text:style-name="T572">the</text:span><text:span text:style-name="T828">.</text:span></text:p>
      <text:p text:style-name="P505"/>
      <text:p text:style-name="P107"><text:span text:style-name="T467">I </text:span><text:span text:style-name="T374">have got </text:span><text:span text:style-name="T980">a</text:span><text:span text:style-name="T374"> puppy. </text:span><text:span text:style-name="T980">The</text:span><text:span text:style-name="T374"> puppy is white — У меня есть щенок. (Этот) щенок белый.</text:span></text:p>
      <text:p text:style-name="P510"/>
      <text:p text:style-name="P510">Определенный артикль может стоять не только перед существительным, но и перед прилагательным. <text:span text:style-name="T1246">В этом случае прилагательное становится существительным.</text:span></text:p>
      <text:p text:style-name="P510"/>
      <text:p text:style-name="P181">rich people — богатые люди.</text:p>
      <text:p text:style-name="P107"><text:span text:style-name="T468">t</text:span><text:span text:style-name="T374">he rich — богачи.</text:span></text:p>
      <text:p text:style-name="P510"/>
      <text:p text:style-name="P511">Также артикль <text:span text:style-name="T485">the</text:span> ставится, когда:</text:p>
      <text:p text:style-name="P511"/>
      <text:list xml:id="list1382347187" text:style-name="L73">
        <text:list-item>
          <text:p text:style-name="P1504">говорят о части помещения:</text:p>
          <text:list>
            <text:list-item>
              <text:p text:style-name="P1508">in the room — в комнате;</text:p>
            </text:list-item>
            <text:list-item>
              <text:p text:style-name="P1508">on the floor — на полу;</text:p>
            </text:list-item>
          </text:list>
          <text:p text:style-name="P1506"/>
        </text:list-item>
        <text:list-item>
          <text:p text:style-name="P1505">говорят, на каком музыкальном инструменте играют:</text:p>
          <text:list>
            <text:list-item>
              <text:p text:style-name="P1509">play the piano — играть на фортепиано;</text:p>
            </text:list-item>
          </text:list>
          <text:p text:style-name="P1506"/>
        </text:list-item>
        <text:list-item>
          <text:p text:style-name="P1504">человек напрявляется в конкретное место:</text:p>
          <text:list>
            <text:list-item>
              <text:p text:style-name="P1508">go to the bank — идти в банк;</text:p>
            </text:list-item>
            <text:list-item>
              <text:p text:style-name="P1508">drive to the shop — поехать на машине в магазин;</text:p>
            </text:list-item>
          </text:list>
          <text:p text:style-name="P1506"/>
        </text:list-item>
        <text:list-item>
          <text:p text:style-name="P1513">объект, о котором идет речь, уникальный (другого такого нет):</text:p>
          <text:list>
            <text:list-item>
              <text:p text:style-name="P1512">природные объекты или явления:</text:p>
              <text:list>
                <text:list-item>
                  <text:p text:style-name="P1509">the equator — экватор;</text:p>
                </text:list-item>
                <text:list-item>
                  <text:p text:style-name="P1509">the sky — небо;</text:p>
                </text:list-item>
                <text:list-item>
                  <text:p text:style-name="P1512">the moon — луна;</text:p>
                </text:list-item>
              </text:list>
            </text:list-item>
            <text:list-item>
              <text:p text:style-name="P1512">объекты созданные человеком</text:p>
              <text:list>
                <text:list-item>
                  <text:p text:style-name="P1509"><text:soft-page-break/>the Bible (the Book) — Библия;</text:p>
                </text:list-item>
                <text:list-item>
                  <text:p text:style-name="P1509">the Internet — Интернет;</text:p>
                </text:list-item>
                <text:list-item>
                  <text:p text:style-name="P1512">the radio — радио;</text:p>
                </text:list-item>
              </text:list>
            </text:list-item>
            <text:list-item>
              <text:p text:style-name="P1512"><text:span text:style-name="T1247">с </text:span>превосходн<text:span text:style-name="T1247">ой</text:span> степень<text:span text:style-name="T1247">ю</text:span> прилагательных:</text:p>
              <text:list>
                <text:list-item>
                  <text:p text:style-name="P1509">the longest — самый длинный;</text:p>
                </text:list-item>
                <text:list-item>
                  <text:p text:style-name="P1512">the hottest — самый жаркий;</text:p>
                </text:list-item>
              </text:list>
            </text:list-item>
            <text:list-item>
              <text:p text:style-name="P1510"><text:span text:style-name="T1248">со </text:span>словосочетани<text:span text:style-name="T1248">ем</text:span><text:span text:style-name="T485"> the same</text:span> (такой же, одинаковый):</text:p>
              <text:p text:style-name="P1623">These two photos are the same — Эти 2 фото одинаковые;</text:p>
            </text:list-item>
          </text:list>
          <text:p text:style-name="P1511"/>
        </text:list-item>
        <text:list-item>
          <text:p text:style-name="P1504">перед порядковым числительным:</text:p>
          <text:list>
            <text:list-item>
              <text:p text:style-name="P1514">the first — первый;</text:p>
            </text:list-item>
            <text:list-item>
              <text:p text:style-name="P1514">the second — второй;</text:p>
            </text:list-item>
          </text:list>
          <text:p text:style-name="P1506"/>
        </text:list-item>
        <text:list-item>
          <text:p text:style-name="P1507">перед фамилией (чтобы показать что люди принадлежат одной семье):</text:p>
          <text:p text:style-name="P1630"><text:span text:style-name="T465">The Jachsons </text:span><text:span text:style-name="T466">are very nice people — Джексоны очень милые люди;</text:span></text:p>
          <text:p text:style-name="P1506"/>
        </text:list-item>
        <text:list-item>
          <text:p text:style-name="P1515">в словосочетаниях, касающихся сторон:</text:p>
          <text:list>
            <text:list-item>
              <text:p text:style-name="P1516">the top of — верхушка (чего-то);</text:p>
            </text:list-item>
            <text:list-item>
              <text:p text:style-name="P1516">on the left — слева.</text:p>
            </text:list-item>
          </text:list>
        </text:list-item>
      </text:list>
      <text:p text:style-name="P512"/>
      <text:p text:style-name="P605">Случаи, когда артикли не используются</text:p>
      <text:p text:style-name="P512"/>
      <text:p text:style-name="P513">Такие ситуации зачастую не имеют логического объяснения и их нужно просто запомнить.</text:p>
      <text:p text:style-name="P513"/>
      <text:list xml:id="list1226011836" text:style-name="L74">
        <text:list-item>
          <text:p text:style-name="P1517">в выражениях со словами <text:span text:style-name="T485">breakfast</text:span>, <text:span text:style-name="T485">lunch</text:span>, <text:span text:style-name="T485">dinner</text:span>:</text:p>
          <text:p text:style-name="P1624">When do you usually have breakfast? — Когда ты обычно завтракаешь?</text:p>
          <text:p text:style-name="P1518"/>
        </text:list-item>
        <text:list-item>
          <text:p text:style-name="P1519">когда говорят о направлении или местонахождении словами:</text:p>
          <text:list>
            <text:list-item>
              <text:p text:style-name="P1518">work <text:span text:style-name="T1258">(</text:span><text:span text:style-name="T485">go to work, start work</text:span><text:span text:style-name="T1258">)</text:span>;</text:p>
            </text:list-item>
            <text:list-item>
              <text:p text:style-name="P1518">school, university, college <text:span text:style-name="T1258">(</text:span><text:span text:style-name="T485">go to school, start school</text:span>);</text:p>
            </text:list-item>
            <text:list-item>
              <text:p text:style-name="P1518">church, hospital, prison <text:span text:style-name="T1258">(</text:span><text:span text:style-name="T485">go to church, be at hospital</text:span><text:span text:style-name="T1258">)</text:span>;</text:p>
            </text:list-item>
            <text:list-item>
              <text:p text:style-name="P1518">home, bed <text:span text:style-name="T1258">(</text:span><text:span text:style-name="T485">go home, go to bed</text:span><text:span text:style-name="T1258">)</text:span>;</text:p>
            </text:list-item>
          </text:list>
          <text:p text:style-name="P1518"/>
        </text:list-item>
        <text:list-item>
          <text:p text:style-name="P1517">в словосочетаниях <text:span text:style-name="T485">play</text:span> + вид спорта или игры:</text:p>
          <text:p text:style-name="P1624">I play football — Я играю в футбол;</text:p>
          <text:p text:style-name="P1518"/>
        </text:list-item>
        <text:list-item>
          <text:p text:style-name="P1517">перед названием языков или учебных дисциплин (котор. всегда с большой буквы):</text:p>
          <text:p text:style-name="P1624">I want to speak <text:span text:style-name="T1243">English well — Я хочу хорошо говорить по-английски;</text:span></text:p>
          <text:p text:style-name="P1518"/>
        </text:list-item>
        <text:list-item>
          <text:p text:style-name="P1520">перед именами людей и фамилями:</text:p>
          <text:p text:style-name="P1625">My name is Bond, James Bond — Меня зовут Бонд, Джеймс Бонд.</text:p>
        </text:list-item>
      </text:list>
      <text:p text:style-name="P514"/>
      <text:p text:style-name="P603">Артикли в географических названиях</text:p>
      <text:p text:style-name="P515"/>
      <text:p text:style-name="P1178"><text:span text:style-name="T889">Артикли не </text:span><text:span text:style-name="T891">ставятся</text:span><text:span text:style-name="T889"> </text:span><text:span text:style-name="T891">с</text:span><text:span text:style-name="T889"> названиями континентов:</text:span></text:p>
      <text:p text:style-name="P179">I live in Western Europe — Я живу в западной Европе.</text:p>
      <text:p text:style-name="P516"/>
      <text:p text:style-name="P516">Артикли не ставятся с названиям<text:span text:style-name="T1244">и</text:span> стран из 1 слова и с названиями городов:</text:p>
      <text:p text:style-name="P179">Washington is the capital of America — Вашингтон — столица Америки.</text:p>
      <text:p text:style-name="P179"><text:soft-page-break/></text:p>
      <text:p text:style-name="P180"><text:span text:style-name="T759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16"/>
      <text:p text:style-name="P1178"><text:span text:style-name="T889">Артикли не нужны в названиях горных вершин, а также там, где присутсв</text:span><text:span text:style-name="T890">ует</text:span><text:span text:style-name="T889"> слово Mount: </text:span></text:p>
      <text:p text:style-name="P1178"><text:span text:style-name="T619">Everest / Mount Everest, Makalu</text:span><text:span text:style-name="T889">. Но </text:span><text:span text:style-name="T890">в</text:span><text:span text:style-name="T889"> названия</text:span><text:span text:style-name="T890">х</text:span><text:span text:style-name="T889"> горных цепей ставится </text:span><text:span text:style-name="T619">the</text:span><text:span text:style-name="T889">: </text:span><text:span text:style-name="T619">the Himalayas</text:span><text:span text:style-name="T889">.</text:span></text:p>
      <text:p text:style-name="P516"/>
      <text:p text:style-name="P1317"><text:span text:style-name="T828">Артикль </text:span><text:span text:style-name="T572">the</text:span><text:span text:style-name="T828"> не нужен с прилагательными, образованными от частей света или когда часть света указана вместе с названием страны: </text:span><text:span text:style-name="T572">North America, Eastern Europe.</text:span></text:p>
      <text:p text:style-name="P519"/>
      <text:p text:style-name="P1317"><text:span text:style-name="T828">Артикль </text:span><text:span text:style-name="T572">the</text:span><text:span text:style-name="T828"> не нужен в названиях улиц, дорог, скверов, парков:</text:span></text:p>
      <text:p text:style-name="P183">Fifth Avenue (5я Авеню), Broadway, Times Square.</text:p>
      <text:p text:style-name="P516"/>
      <text:p text:style-name="P1178"><text:span text:style-name="T889">А</text:span><text:span text:style-name="T892">ртикль </text:span><text:span text:style-name="T621">the</text:span><text:span text:style-name="T892"> нужен в названиях водных объектов (океан, море, река, канал): </text:span><text:span text:style-name="T621">the Thames River, the Amazon (Амазонка), the Pacific (Тихий океан), the Baltic Sea. </text:span><text:span text:style-name="T891">Но с названиями озер он </text:span></text:p>
      <text:p text:style-name="P1178"><text:span text:style-name="T891">не используется: </text:span><text:span text:style-name="T620">Lake Superior (Верхнее озеро).</text:span></text:p>
      <text:p text:style-name="P521"/>
      <text:p text:style-name="P517">Также <text:span text:style-name="T485">the</text:span> нужен в названиях частей света: <text:span text:style-name="T485">the north, the south, the east, the west</text:span>.</text:p>
      <text:p text:style-name="P180">We should go to the north — Нам нужно идти на север.</text:p>
      <text:p text:style-name="P518"/>
      <text:p text:style-name="P1178"><text:span text:style-name="T898">Следует</text:span><text:span text:style-name="T899"> </text:span><text:span text:style-name="T898">знать</text:span><text:span text:style-name="T899">, что на картах не печатают артикль </text:span><text:span text:style-name="T625">the</text:span><text:span text:style-name="T899">, даже когда он нужен.</text:span></text:p>
      <text:p text:style-name="P518"/>
      <text:p text:style-name="P604">Артикли в других названиях</text:p>
      <text:p text:style-name="P518"/>
      <text:p text:style-name="P520">Артикль не ставится в названиях административных зданий или комплексов из 2х слов.</text:p>
      <text:p text:style-name="P182"/>
      <text:p text:style-name="P182">Cambridge University, JFK Airport, Buckingham Palace.</text:p>
      <text:p text:style-name="P182">(порядок слов: сначала уникальное название, а затем категория <text:s/>объекта).</text:p>
      <text:p text:style-name="P520"/>
      <text:p text:style-name="P1179"><text:span text:style-name="T893">Артикль </text:span><text:span text:style-name="T622">the</text:span><text:span text:style-name="T893"> ставится в названиях отелей, театров, галерей, а также в названиях всемирно известных зданий:</text:span><text:span text:style-name="T622"> the Hilton Hotel, the Red Lion (бар), the White House.</text:span></text:p>
      <text:p text:style-name="P520"/>
      <text:p text:style-name="P1318"><text:span text:style-name="T828">В названиях, где присутствует предлог </text:span><text:span text:style-name="T572">of</text:span><text:span text:style-name="T828">, артикль </text:span><text:span text:style-name="T572">the</text:span><text:span text:style-name="T828"> ставится всегда: </text:span></text:p>
      <text:p text:style-name="P182">the Bank of England, the Great Wall of China, the Tower of London.</text:p>
      <text:p text:style-name="P520"/>
      <text:p text:style-name="P606">Какой артикль выбрать</text:p>
      <text:p text:style-name="P522"/>
      <text:p text:style-name="P1180"><text:span text:style-name="T894">Мысленно предсавить перед существительным слово «один», «один такой (</text:span><text:span text:style-name="T895">прикольный</text:span><text:span text:style-name="T894">)», </text:span></text:p>
      <text:p text:style-name="P1180"><text:span text:style-name="T894">«один из» и т. д. Если логика предложения не нарушена, то скорее всего нужен </text:span><text:span text:style-name="T623">a/an</text:span><text:span text:style-name="T894">.</text:span></text:p>
      <text:p text:style-name="P522"/>
      <text:p text:style-name="P184">I`ve got a window in my room — У меня в комнате есть окно. (обычное окно, каких много)</text:p>
      <text:p text:style-name="P522"/>
      <text:p text:style-name="P1180"><text:span text:style-name="T894">Мысленно представить перед существительным слова: </text:span><text:span text:style-name="T623">this, that, these, those</text:span><text:span text:style-name="T894"> или «тот самый», «именно тот», «конкретное этот» и т. д. Если смысл предложения в целом не изменился, </text:span></text:p>
      <text:p text:style-name="P1180"><text:span text:style-name="T894">то можно ставить </text:span><text:span text:style-name="T623">the</text:span><text:span text:style-name="T894">.</text:span></text:p>
      <text:p text:style-name="P522"/>
      <text:p text:style-name="P184">Look at the window. It`s broken — Посмотри на окно. Оно разбито. (посмотри на это конкретное окно, именно оно разбито).</text:p>
      <text:p text:style-name="P522"/>
      <text:p text:style-name="P523"/>
      <text:p text:style-name="P1438">Прилагательное. Adjective</text:p>
      <text:p text:style-name="P523"/>
      <text:p text:style-name="P1182"><text:span text:style-name="T901">Ч</text:span><text:span text:style-name="T900">асть речи, которая описывает качества и свойства объектов, и отвечает на вопрос «какой?».</text:span></text:p>
      <text:p text:style-name="P524"/>
      <text:p text:style-name="P1183"><text:span text:style-name="T900">П</text:span><text:span text:style-name="T901">рилагательное стоит перед существительным, но может появиться и без него если используется после глагола </text:span><text:span text:style-name="T626">be</text:span><text:span text:style-name="T901">. В этом случае </text:span><text:span text:style-name="T909">оно</text:span><text:span text:style-name="T901"> </text:span><text:span text:style-name="T909">обычно</text:span><text:span text:style-name="T901"> переводиться глаголом.</text:span></text:p>
      <text:p text:style-name="P525"/>
      <text:p text:style-name="P1183"><text:span text:style-name="T901">Если перед прилагательным стоит артикль </text:span><text:span text:style-name="T626">the</text:span><text:span text:style-name="T901">, то оно </text:span><text:span text:style-name="T902">становится</text:span><text:span text:style-name="T901"> существительным.</text:span></text:p>
      <text:p text:style-name="P1184"><text:span text:style-name="T901">Прилагательн</text:span><text:span text:style-name="T903">ые</text:span><text:span text:style-name="T901"> не меняется по родам, числам и падежам.</text:span></text:p>
      <text:p text:style-name="P525"/>
      <text:p text:style-name="P1320"><text:span text:style-name="T901">П</text:span><text:span text:style-name="T828">рилагательные делятся на 2 группы:</text:span></text:p>
      <text:p text:style-name="P527"/>
      <text:list xml:id="list1359697670" text:style-name="L75">
        <text:list-item>
          <text:p text:style-name="P1521">оценочные прилагательные; они выражают личное мнение человека о предмете:</text:p>
          <text:p text:style-name="P1626">a funny cat — смешной кот (мнение, с которым можно не соглашаться)</text:p>
          <text:p text:style-name="P1521"/>
        </text:list-item>
        <text:list-item>
          <text:p text:style-name="P1521">фактовые прилагательные; они указывают на визуальную информацию, либо факты, </text:p>
          <text:p text:style-name="P1521">которые известны об объекте: размер, возраст, цвет, происхождение, состав и пр.:</text:p>
          <text:p text:style-name="P1626">a gray cat — серый кот (характеристика, которая не зависит от мнения)</text:p>
        </text:list-item>
      </text:list>
      <text:p text:style-name="P527"/>
      <text:p text:style-name="P527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27"/>
      <text:p text:style-name="P185">a gray funny cat (неправильно)</text:p>
      <text:p text:style-name="P185">a funny gray cat (правильно)</text:p>
      <text:p text:style-name="P527"/>
      <text:p text:style-name="P700"><text:span text:style-name="T905">Глаголы, после которых </text:span><text:span text:style-name="T921">всегда</text:span><text:span text:style-name="T905"> </text:span><text:span text:style-name="T921">идут</text:span><text:span text:style-name="T905"> прилагательн</text:span><text:span text:style-name="T904">ые</text:span><text:span text:style-name="T905">:</text:span></text:p>
      <text:list xml:id="list502916274" text:style-name="L76">
        <text:list-item>
          <text:p text:style-name="P1522">be — быть;</text:p>
        </text:list-item>
        <text:list-item>
          <text:p text:style-name="P1522">get — становиться;</text:p>
        </text:list-item>
        <text:list-item>
          <text:p text:style-name="P1522">become — становиться;</text:p>
        </text:list-item>
        <text:list-item>
          <text:p text:style-name="P1522">seem — казаться;</text:p>
        </text:list-item>
        <text:list-item>
          <text:p text:style-name="P1522">look — выглядеть;</text:p>
        </text:list-item>
        <text:list-item>
          <text:p text:style-name="P1522">feel — чувствовать (себя);</text:p>
        </text:list-item>
        <text:list-item>
          <text:p text:style-name="P1522">sound — звучать;</text:p>
        </text:list-item>
        <text:list-item>
          <text:p text:style-name="P1636"><text:span text:style-name="T828">taste — </text:span><text:span text:style-name="T904">иметь вкус</text:span><text:span text:style-name="T828">;</text:span></text:p>
        </text:list-item>
        <text:list-item>
          <text:p text:style-name="P1636"><text:span text:style-name="T828">smell — </text:span><text:span text:style-name="T904">иметь запах</text:span><text:span text:style-name="T828">;</text:span></text:p>
        </text:list-item>
      </text:list>
      <text:p text:style-name="P527"/>
      <text:p text:style-name="P1186"><text:span text:style-name="T224">Обычно, в английском </text:span><text:span text:style-name="T225">языке </text:span><text:span text:style-name="T224">после глаголов стоят наречия. </text:span><text:span text:style-name="T226">Но даже если стоит прилагательное, то оно все равно будет перводится наречием (кроме случае с глаголом be).</text:span></text:p>
      <text:p text:style-name="P916"/>
      <text:p text:style-name="P925"><text:span text:style-name="T374">You look nice! </text:span><text:span text:style-name="T469">— </text:span><text:span text:style-name="T374">Ты прекрасно выглядишь!</text:span></text:p>
      <text:p text:style-name="P976">I feel bad — Я плохо себя чувствую.</text:p>
      <text:p text:style-name="P526"/>
      <text:p text:style-name="P1289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289"/>
      <text:p text:style-name="P1288"><text:span text:style-name="T374">He </text:span><text:span text:style-name="T980">looked at</text:span><text:span text:style-name="T374"> me angrily — Он посмотрел на меня злобно</text:span></text:p>
      <text:p text:style-name="P526"/>
      <text:p text:style-name="P607">Степени сравнения прилагательных</text:p>
      <text:p text:style-name="P530"/>
      <text:p text:style-name="P531">Их всего 2: сравнительная и превосходная.</text:p>
      <text:p text:style-name="P528"/>
      <text:p text:style-name="P1185">Сравнительная степень нужна, когда сравниваются 2 альтернативы. Вторая альтернатива </text:p>
      <text:p text:style-name="P529"><text:soft-page-break/>не обязательно должна указываться напрямую. Она может подразумеваться.</text:p>
      <text:p text:style-name="P529"/>
      <text:p text:style-name="P532">Сравнительная степень образуется с помощью суффикса <text:span text:style-name="T485">-er</text:span> или слова <text:span text:style-name="T485">more</text:span>.</text:p>
      <text:p text:style-name="P533">Суффикс <text:span text:style-name="T485">-er</text:span> ставится, когда слово состоит из 1 слога, или 2х, но заканчивается на <text:span text:style-name="T485">-y</text:span>:</text:p>
      <text:p text:style-name="P1257">small → smaller (маленький → еще меньше); </text:p>
      <text:p text:style-name="P1257">funny → funnier (смешной → смешнее);</text:p>
      <text:p text:style-name="P1257"/>
      <text:p text:style-name="P703"><text:span text:style-name="T1077">Если сло</text:span><text:span text:style-name="T1078">г</text:span><text:span text:style-name="T1077"> с 1 гласной, после которой </text:span><text:span text:style-name="T1078">1 </text:span><text:span text:style-name="T1077">согласная, то эта согласная удваивается:</text:span></text:p>
      <text:p text:style-name="P1262">big → bigger (большой → больше);</text:p>
      <text:p text:style-name="P1262">hot → hotter (горячий → горячее);</text:p>
      <text:p text:style-name="P532"/>
      <text:p text:style-name="P1186"><text:span text:style-name="T910">С</text:span><text:span text:style-name="T907">лово </text:span><text:span text:style-name="T628">more</text:span><text:span text:style-name="T907"> </text:span><text:span text:style-name="T910">(более) ставится</text:span><text:span text:style-name="T907">, когда сло</text:span><text:span text:style-name="T908">в</text:span><text:span text:style-name="T907">о </text:span><text:span text:style-name="T909">состоит </text:span><text:span text:style-name="T907">из 2х и более слогов. </text:span></text:p>
      <text:p text:style-name="P703"><text:span text:style-name="T929">Здесь с</text:span><text:span text:style-name="T907">уффикс </text:span><text:span text:style-name="T628">-er</text:span><text:span text:style-name="T907"> уже не </text:span><text:span text:style-name="T910">используется</text:span><text:span text:style-name="T916">:</text:span></text:p>
      <text:p text:style-name="P1260">useful → more useful (полезный → более полезный)</text:p>
      <text:p text:style-name="P1261"><text:span text:style-name="T1249">i</text:span>nteresting → more interesting (интересный → более интересный)</text:p>
      <text:p text:style-name="P532"/>
      <text:p text:style-name="P535">Есть прилагательные, для которых сравнительная степень образовывается и так и эдак:</text:p>
      <text:p text:style-name="P1250">quiet (тихий), clever (умный), narrow (узкий), simple (простой).</text:p>
      <text:p text:style-name="P1283"/>
      <text:p text:style-name="P1250">Be quiet<text:span text:style-name="T980">er</text:span>, please / Be <text:span text:style-name="T980">more</text:span> quiet, please — Веди себя <text:span text:style-name="T980">тише</text:span>, пожалуйста.</text:p>
      <text:p text:style-name="P532"/>
      <text:p text:style-name="P534"><text:span text:style-name="T1087">П</text:span><text:span text:style-name="T1059">ри сравнении двух прилагательных часто используется слово </text:span><text:span text:style-name="T1065">than</text:span><text:span text:style-name="T1059"> (чем).</text:span></text:p>
      <text:p text:style-name="P1258"/>
      <text:p text:style-name="P1253"><text:span text:style-name="T374">New York is </text:span><text:span text:style-name="T980">bigger than</text:span><text:span text:style-name="T374"> Manchester — Нью Йорк </text:span><text:span text:style-name="T980">больше, чем</text:span><text:span text:style-name="T374"> Манчестер.</text:span></text:p>
      <text:p text:style-name="P1187"><text:span text:style-name="T1062">Apples are </text:span><text:span text:style-name="T1064">testier than</text:span><text:span text:style-name="T1062"> cherries — Яблоки </text:span><text:span text:style-name="T1064">слаще</text:span><text:span text:style-name="T1062"> вишен.</text:span></text:p>
      <text:p text:style-name="P1251"/>
      <text:p text:style-name="P1263"><text:span text:style-name="T906">Иногда после </text:span><text:span text:style-name="T627">than</text:span><text:span text:style-name="T906"> может идти местоимение в объектной форме (</text:span><text:span text:style-name="T627">me, you, him, her</text:span><text:span text:style-name="T906"> и т. д.).</text:span></text:p>
      <text:p text:style-name="P1187"><text:span text:style-name="T1084">Сложность этой ситуации в том, </text:span><text:span text:style-name="T1085">что при переводе</text:span><text:span text:style-name="T1084"> местоимен. </text:span><text:span text:style-name="T1079">будет </text:span><text:span text:style-name="T1084">в именительном падеже.</text:span></text:p>
      <text:p text:style-name="P1258"/>
      <text:p text:style-name="P1253"><text:span text:style-name="T374">I`m more attentive </text:span><text:span text:style-name="T980">than him</text:span><text:span text:style-name="T374"> — Я внимательней, </text:span><text:span text:style-name="T980">чем он</text:span><text:span text:style-name="T374">.</text:span></text:p>
      <text:p text:style-name="P1250"/>
      <text:p text:style-name="P1187"><text:span text:style-name="T1079">В качестве альтернативы</text:span><text:span text:style-name="T1080"> </text:span><text:span text:style-name="T1079">м</text:span><text:span text:style-name="T1080">ожно поставить местоимение в начальной форме, а после </text:span></text:p>
      <text:p text:style-name="P1259">него вспомогательный или модальный глагол из первой части предложения.</text:p>
      <text:p text:style-name="P1252"/>
      <text:p text:style-name="P1254"><text:span text:style-name="T374">I am more attentive </text:span><text:span text:style-name="T980">than he is</text:span><text:span text:style-name="T374"> — Я внимательне, </text:span><text:span text:style-name="T980">чем он</text:span><text:span text:style-name="T374">.</text:span></text:p>
      <text:p text:style-name="P1252">I can jump higher <text:span text:style-name="T980">than he can</text:span> — Я прыгаю выше, <text:span text:style-name="T980">чем он</text:span>.</text:p>
      <text:p text:style-name="P532"/>
      <text:p text:style-name="P1188"><text:span text:style-name="T911">Прилагательн</text:span><text:span text:style-name="T912">ые</text:span><text:span text:style-name="T911"> в сравнительной степени </text:span><text:span text:style-name="T912">могут</text:span><text:span text:style-name="T911"> переводиться одинаково, будь он</text:span><text:span text:style-name="T912">и</text:span><text:span text:style-name="T911"> </text:span><text:span text:style-name="T1081">с суффиксом </text:span><text:span text:style-name="T1063">-er</text:span><text:span text:style-name="T1081"> или с</text:span><text:span text:style-name="T1082">о</text:span><text:span text:style-name="T1081"> словом </text:span><text:span text:style-name="T1063">more</text:span><text:span text:style-name="T1081">. Тоже самое касается и </text:span><text:span text:style-name="T1063">than</text:span><text:span text:style-name="T1081"> </text:span><text:span text:style-name="T1083">(см. внимательно примеры)</text:span><text:span text:style-name="T1081">.</text:span></text:p>
      <text:p text:style-name="P186"/>
      <text:p text:style-name="P280"><text:span text:style-name="T374">Превосходная степень </text:span><text:span text:style-name="T470">обозначает наивысшую степень качества, которая в русском соответствует усилительн</text:span><text:span text:style-name="T473">о</text:span><text:span text:style-name="T470">м</text:span><text:span text:style-name="T473">у</text:span><text:span text:style-name="T470"> суффикс</text:span><text:span text:style-name="T473">у</text:span><text:span text:style-name="T470"> </text:span><text:span text:style-name="T471">-ший</text:span><text:span text:style-name="T470"> или слову «самый».</text:span></text:p>
      <text:p text:style-name="P536"/>
      <text:p text:style-name="P281"><text:span text:style-name="T374">Она используется, когда сравнивают 3 и более объектов. Общее количество может подразумеваться или выражаться местоимением </text:span><text:span text:style-name="T572">all</text:span><text:span text:style-name="T374"> или </text:span><text:span text:style-name="T572">every</text:span><text:span text:style-name="T374">.</text:span></text:p>
      <text:p text:style-name="P537"/>
      <text:p text:style-name="P539">Превосходная степень образуется по тем же правилам, что и сравнительная, только вместо</text:p>
      <text:p text:style-name="P283"><text:span text:style-name="T374">суффикса </text:span><text:span text:style-name="T572">-er</text:span><text:span text:style-name="T374"> используется </text:span><text:span text:style-name="T572">-est</text:span><text:span text:style-name="T374">, а вместо слова more используется </text:span><text:span text:style-name="T572">-most</text:span><text:span text:style-name="T374"> (самый).</text:span></text:p>
      <text:p text:style-name="P187">strong → the strongest (сильный → сильнейший / самый сильный);</text:p>
      <text:p text:style-name="P187">reasonable → the most reasonable (разумный → разумнейший / самый разумный);</text:p>
      <text:p text:style-name="P538"><text:soft-page-break/></text:p>
      <text:p text:style-name="P1189"><text:span text:style-name="T913">П</text:span><text:span text:style-name="T914">еред прилогательным </text:span><text:span text:style-name="T913">в превосходной степени</text:span><text:span text:style-name="T915"> </text:span><text:span text:style-name="T914">почти всегда </text:span><text:span text:style-name="T913">стоит</text:span><text:span text:style-name="T914"> артикль </text:span><text:span text:style-name="T629">the</text:span><text:span text:style-name="T914"> </text:span><text:span text:style-name="T913">(т. к. эта степень подчеркивает уникальность). А после прилагательного — 2 предлога: </text:span><text:span text:style-name="T630">in</text:span><text:span text:style-name="T913"> и </text:span><text:span text:style-name="T630">of</text:span><text:span text:style-name="T913">.</text:span></text:p>
      <text:p text:style-name="P540"/>
      <text:p text:style-name="P1321"><text:span text:style-name="T828">Предлог </text:span><text:span text:style-name="T572">in</text:span><text:span text:style-name="T828"> указывает на место, или группу людей, в которых выделяется объект.</text:span></text:p>
      <text:p text:style-name="P1189"><text:span text:style-name="T913">А предлог </text:span><text:span text:style-name="T630">of</text:span><text:span text:style-name="T913"> — на период времени, в котором выделяется объект.</text:span></text:p>
      <text:p text:style-name="P540"/>
      <text:p text:style-name="P108"><text:span text:style-name="T472">W</text:span><text:span text:style-name="T374">hat is the longest river in the world? — Какая самая длинная река в мире?</text:span></text:p>
      <text:p text:style-name="P1190"><text:span text:style-name="T631">It</text:span><text:span text:style-name="T632"> was the happiest day of </text:span><text:span text:style-name="T631">my</text:span><text:span text:style-name="T632"> life — </text:span><text:span text:style-name="T631">Это</text:span><text:span text:style-name="T632"> был самый счастливый день </text:span><text:span text:style-name="T631">в моей</text:span><text:span text:style-name="T632"> жизни.</text:span></text:p>
      <text:p text:style-name="P538"/>
      <text:p text:style-name="P282"><text:span text:style-name="T374">Слова-исключения </text:span><text:span text:style-name="T474">с особой сравнительной и превосходной степен</text:span><text:span text:style-name="T475">ью</text:span><text:span text:style-name="T474">:</text:span></text:p>
      <text:p text:style-name="P541">good → better → the best (хороший → лучше → самый лучший);</text:p>
      <text:p text:style-name="P541">bad → worse → the worst (плохой → хуже → самый плохой);</text:p>
      <text:p text:style-name="P541">far → farther → the farthest (далекий → дальше → самый далекий);</text:p>
      <text:p text:style-name="P188"/>
      <text:p text:style-name="P1311">Наречие. Adverb</text:p>
      <text:p text:style-name="P541"/>
      <text:p text:style-name="P543">Часть речи, которая отвечает на вопросы «как?», «каким образом?». </text:p>
      <text:p text:style-name="P1192"><text:span text:style-name="T921">Оно п</text:span><text:span text:style-name="T920">омогает описать действие и дает его более точную характеристику.</text:span></text:p>
      <text:p text:style-name="P542"/>
      <text:p text:style-name="P1191"><text:span text:style-name="T1251">Е</text:span>сли наречие относится к глаголу, то оно ст<text:span text:style-name="T1254">ои</text:span>т после него <text:span text:style-name="T1250">(</text:span><text:span text:style-name="T1088">обычно </text:span><text:span text:style-name="T1059">в </text:span><text:span text:style-name="T1089">самом</text:span><text:span text:style-name="T1059"> </text:span><text:span text:style-name="T1088">конце</text:span><text:span text:style-name="T1250">)</text:span>. </text:p>
      <text:p text:style-name="P1191"><text:span text:style-name="T1252">Е</text:span><text:span text:style-name="T917">сли наречие относится к прилагательному, то оно сто</text:span><text:span text:style-name="T926">и</text:span><text:span text:style-name="T917">т перед ним.</text:span></text:p>
      <text:p text:style-name="P544"/>
      <text:p text:style-name="P189">I kwon him <text:span text:style-name="T980">well</text:span> — Я <text:span text:style-name="T980">хорошо</text:span> его знаю.</text:p>
      <text:p text:style-name="P189">He is <text:span text:style-name="T980">very</text:span> serious — Он <text:span text:style-name="T980">очень</text:span> серьезный.</text:p>
      <text:p text:style-name="P189"/>
      <text:p text:style-name="P546">В английском, начерия делятся на 2 группы: </text:p>
      <text:list xml:id="list32481368" text:style-name="L77">
        <text:list-item>
          <text:p text:style-name="P1523">наречия, образованые от прилагательных;</text:p>
        </text:list-item>
        <text:list-item>
          <text:p text:style-name="P1523">самобытне наречия, которые существуют с давних времен.</text:p>
        </text:list-item>
      </text:list>
      <text:p text:style-name="P545"/>
      <text:p text:style-name="P608">Наречия, образованные от прилагательных</text:p>
      <text:p text:style-name="P545"/>
      <text:p text:style-name="P547"><text:span text:style-name="T1253">О</text:span>ни <text:span text:style-name="T1253">о</text:span>бразуются при помощи суффикса <text:span text:style-name="T485">-ly</text:span>:</text:p>
      <text:p text:style-name="P548">quick → quickly (быстрый → быстро);</text:p>
      <text:p text:style-name="P548">serious → seriously (серьезный → серьезно);</text:p>
      <text:p text:style-name="P548"/>
      <text:p text:style-name="P701"><text:span text:style-name="T924">Н</text:span><text:span text:style-name="T918">аречи</text:span><text:span text:style-name="T919">я</text:span><text:span text:style-name="T918">, которые </text:span><text:span text:style-name="T923">пишутся</text:span><text:span text:style-name="T918"> также, как </text:span><text:span text:style-name="T922">и </text:span><text:span text:style-name="T918">прилагательные</text:span><text:span text:style-name="T922">:</text:span></text:p>
      <text:list xml:id="list1658092569" text:style-name="L78">
        <text:list-item>
          <text:p text:style-name="P1637"><text:span text:style-name="T828">fast — </text:span><text:span text:style-name="T919">быстрый, быстро</text:span><text:span text:style-name="T828">;</text:span></text:p>
        </text:list-item>
        <text:list-item>
          <text:p text:style-name="P1637"><text:span text:style-name="T828">late — </text:span><text:span text:style-name="T919">поздний, поздно</text:span><text:span text:style-name="T828">;</text:span></text:p>
        </text:list-item>
        <text:list-item>
          <text:p text:style-name="P1637"><text:span text:style-name="T828">hard — </text:span><text:span text:style-name="T919">тяжелый, тяжело</text:span><text:span text:style-name="T828">.</text:span></text:p>
        </text:list-item>
      </text:list>
      <text:p text:style-name="P552"/>
      <text:p text:style-name="P109"><text:span text:style-name="T374">Jack is a very </text:span><text:span text:style-name="T980">fast runner</text:span><text:span text:style-name="T374"> — Джек очень быстрый бегут. (fast — это прилагательное, </text:span></text:p>
      <text:p text:style-name="P191">т. к. стоит перед существительным; см. раздел «Прилагательное»)</text:p>
      <text:p text:style-name="P191"/>
      <text:p text:style-name="P109"><text:span text:style-name="T374">Jack can </text:span><text:span text:style-name="T980">run fast</text:span><text:span text:style-name="T374"> — Джек быстро бегает. (fast — это наречие, т. к. стоит после глагола)</text:span></text:p>
      <text:p text:style-name="P191"/>
      <text:p text:style-name="P553"/>
      <text:p text:style-name="P1432"><text:span text:style-name="T925">Наречие </text:span><text:span text:style-name="T633">well</text:span><text:span text:style-name="T925"> (хорошо) можно использовать как прилагательное, если оно </text:span><text:span text:style-name="T933">идет в связке </text:span></text:p>
      <text:p text:style-name="P1194"><text:span text:style-name="T925">с глаголом </text:span><text:span text:style-name="T633">be</text:span><text:span text:style-name="T925"> или </text:span><text:span text:style-name="T633">get </text:span><text:span text:style-name="T925">(в разговор</text:span><text:span text:style-name="T936">ах</text:span><text:span text:style-name="T925"> о здоровь</text:span><text:span text:style-name="T935">и</text:span><text:span text:style-name="T925"> и самочувствии).</text:span></text:p>
      <text:p text:style-name="P192"/>
      <text:p text:style-name="P110"><text:span text:style-name="T476">H</text:span><text:span text:style-name="T374">ow are you? I`m </text:span><text:span text:style-name="T980">well</text:span><text:span text:style-name="T374"> — Как ты? Я в </text:span><text:span text:style-name="T980">порядке</text:span><text:span text:style-name="T374">.</text:span></text:p>
      <text:p text:style-name="P110"><text:span text:style-name="T374">He got </text:span><text:span text:style-name="T980">well</text:span><text:span text:style-name="T374"> after the accident — Он </text:span><text:span text:style-name="T980">поправился</text:span><text:span text:style-name="T374"> после аварии.</text:span></text:p>
      <text:p text:style-name="P553"/>
      <text:p text:style-name="P609">Самобытные наречия</text:p>
      <text:p text:style-name="P554"/>
      <text:p text:style-name="P1322"><text:span text:style-name="T921">О</text:span><text:span text:style-name="T828">ни имеют собственную форму и используются по особым правилам или в особых случаях.</text:span></text:p>
      <text:p text:style-name="P555">Ниже приведены списки самых распространенных самобытных наречий.</text:p>
      <text:p text:style-name="P550"/>
      <text:p text:style-name="P551">Наречия, указывающие на степень чего-либо:</text:p>
      <text:list xml:id="list146720976" text:style-name="L79">
        <text:list-item>
          <text:p text:style-name="P1638"><text:span text:style-name="T828">enough — </text:span><text:span text:style-name="T927">достаточно</text:span><text:span text:style-name="T828">;</text:span></text:p>
        </text:list-item>
        <text:list-item>
          <text:p text:style-name="P1638"><text:span text:style-name="T828">a lot, much, many - </text:span><text:span text:style-name="T927">много</text:span><text:span text:style-name="T828">;</text:span></text:p>
        </text:list-item>
        <text:list-item>
          <text:p text:style-name="P1638"><text:span text:style-name="T828">almost — </text:span><text:span text:style-name="T927">почти</text:span><text:span text:style-name="T828">;</text:span></text:p>
        </text:list-item>
        <text:list-item>
          <text:p text:style-name="P1524">pretty, very — довольно (очень);</text:p>
        </text:list-item>
        <text:list-item>
          <text:p text:style-name="P1524">too — слишком;</text:p>
        </text:list-item>
      </text:list>
      <text:p text:style-name="P556"/>
      <text:p text:style-name="P557">Наречия, помогающие акцентироваться на чем-либо:</text:p>
      <text:list xml:id="list1776493556" text:style-name="L80">
        <text:list-item>
          <text:p text:style-name="P1525">just — всего лишь;</text:p>
        </text:list-item>
        <text:list-item>
          <text:p text:style-name="P1525">only — только;</text:p>
        </text:list-item>
        <text:list-item>
          <text:p text:style-name="P1525">simply — просто;</text:p>
        </text:list-item>
        <text:list-item>
          <text:p text:style-name="P1525">especially — особенно.</text:p>
        </text:list-item>
      </text:list>
      <text:p text:style-name="P542"/>
      <text:p text:style-name="P702"><text:span text:style-name="T927">Другие</text:span><text:span text:style-name="T928"> распространенные наречи</text:span><text:span text:style-name="T927">я</text:span><text:span text:style-name="T928">:</text:span></text:p>
      <text:list xml:id="list3919437612" text:style-name="L81">
        <text:list-item>
          <text:p text:style-name="P1639"><text:span text:style-name="T828">quite - </text:span><text:span text:style-name="T927">совсем</text:span><text:span text:style-name="T828">;</text:span></text:p>
        </text:list-item>
        <text:list-item>
          <text:p text:style-name="P1639"><text:span text:style-name="T828">so - </text:span><text:span text:style-name="T927">такой</text:span><text:span text:style-name="T828">;</text:span></text:p>
        </text:list-item>
        <text:list-item>
          <text:p text:style-name="P1526">soon - <text:span text:style-name="T1255">скоро</text:span>;</text:p>
        </text:list-item>
      </text:list>
      <text:p text:style-name="P549"/>
      <text:p text:style-name="P66">Marry is pretty smart — Мэри очень умная;</text:p>
      <text:p text:style-name="P190">I almost finished my work yesterday — Я почти закончил вчера работу.</text:p>
      <text:p text:style-name="P190">We just want to ask you a question — Мы всего лишь хотим задать вам вопрос.</text:p>
      <text:p text:style-name="P111"><text:span text:style-name="T477">W</text:span><text:span text:style-name="T374">hy are you so sad? — Почему ты такой грусный?</text:span></text:p>
      <text:p text:style-name="P193">See you soon — Скоро увидимся.</text:p>
      <text:p text:style-name="P558"/>
      <text:p text:style-name="P610">Наречия <text:span text:style-name="T485">much</text:span>, <text:span text:style-name="T485">many</text:span>, <text:span text:style-name="T485">a lot</text:span>, <text:span text:style-name="T485">little</text:span>, <text:span text:style-name="T485">few</text:span></text:p>
      <text:p text:style-name="P555"/>
      <text:p text:style-name="P559">Наречия <text:span text:style-name="T485">much</text:span> и <text:span text:style-name="T485">many</text:span> стоят перед существительными. <text:span text:style-name="T485">Much</text:span> — перед неисчисляемыми, </text:p>
      <text:p text:style-name="P559">а <text:span text:style-name="T485">many</text:span> — перед исчисляемыми: <text:span text:style-name="T485">much work, many books</text:span>.</text:p>
      <text:p text:style-name="P559"/>
      <text:p text:style-name="P559">Связка <text:span text:style-name="T485">a lot of</text:span> (или <text:span text:style-name="T485">lots of</text:span>) может стоять как перед исчисляемыми, так и неисчисляемыми существительными: <text:span text:style-name="T485">a lot of coffee, a lot of cars</text:span>.</text:p>
      <text:p text:style-name="P559"/>
      <text:p text:style-name="P560">Англоговорящие избегают использовать <text:span text:style-name="T485">much</text:span> в утвердительных предложениях. </text:p>
      <text:p text:style-name="P560">Они заменяют его на <text:span text:style-name="T485">a lof of</text:span> <text:span text:style-name="T1256">в этих случаях</text:span>.</text:p>
      <text:p text:style-name="P560"/>
      <text:p text:style-name="P194">There is a lot of juice in the jug — В кувшине много сока.</text:p>
      <text:p text:style-name="P194">There isn`t much coffee in the cup — В чашке не много кофе.</text:p>
      <text:p text:style-name="P559"/>
      <text:p text:style-name="P561"/>
      <text:p text:style-name="P1425">Слова <text:span text:style-name="T485">little</text:span> и <text:span text:style-name="T485">few</text:span> переводятся как «мало». <text:span text:style-name="T485">Little</text:span> — это антоним <text:span text:style-name="T485">much</text:span>, </text:p>
      <text:p text:style-name="P561">а <text:span text:style-name="T485">few</text:span> — антоним <text:span text:style-name="T485">many</text:span>: <text:span text:style-name="T485">little work, few books</text:span>.</text:p>
      <text:p text:style-name="P561"/>
      <text:p text:style-name="P611">Наречия частности</text:p>
      <text:p text:style-name="P562"/>
      <text:p text:style-name="P1193"><text:span text:style-name="T930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934">я</text:span><text:span text:style-name="T930">ть правильное время)</text:span></text:p>
      <text:p text:style-name="P563"/>
      <text:p text:style-name="P1195"><text:span text:style-name="T931">Они могут стоять почти в любой позиции в предложении, </text:span><text:span text:style-name="T932">но </text:span><text:span text:style-name="T937">чаще всего стоят </text:span></text:p>
      <text:p text:style-name="P568">между подлежащим и сказуемым <text:span text:style-name="T1258">(после вспомогательного глагола)</text:span>.</text:p>
      <text:p text:style-name="P565"/>
      <text:p text:style-name="P195"><text:span text:style-name="T13">I</text:span> <text:span text:style-name="T3">don`t</text:span> <text:span text:style-name="T980">usually</text:span> <text:span text:style-name="T23">drive</text:span> to work — Обычно, я не еду (на машине) на работу.</text:p>
      <text:p text:style-name="P196"><text:span text:style-name="T13">You</text:span> <text:span text:style-name="T3">can</text:span> <text:span text:style-name="T980">always</text:span> <text:span text:style-name="T23">call</text:span> me — Ты всегда можешь позвонить мне.</text:p>
      <text:p text:style-name="P564"/>
      <text:p text:style-name="P577">Если в предложении есть глагол <text:span text:style-name="T485">be</text:span>, то наречие частности будет стоять после него.</text:p>
      <text:p text:style-name="P199">He <text:span text:style-name="T23">was</text:span> <text:span text:style-name="T980">sometimes</text:span> very lazy — Иногда он был очень ленивым.</text:p>
      <text:p text:style-name="P566"/>
      <text:p text:style-name="P576">Если наречие частотности стоит в связке с другим словом, то вся связка </text:p>
      <text:p text:style-name="P576">должна быть в конце предложения.</text:p>
      <text:p text:style-name="P576"/>
      <text:p text:style-name="P200">I <text:span text:style-name="T980">often</text:span> buy coffee on my way to work — Я часто покупаю кофе по дороге на работу.</text:p>
      <text:p text:style-name="P200">I buy coffee on my way to work <text:span text:style-name="T980">very often</text:span> — Я очень часто покупаю кофе по дороге на работу.</text:p>
      <text:p text:style-name="P566"/>
      <text:p text:style-name="P1312">Порядок слов в предложении</text:p>
      <text:p text:style-name="P567"/>
      <text:p text:style-name="P569">Любое английское предложение <text:span text:style-name="T1257">обязано</text:span> иметь подлежащее и сказуемое.</text:p>
      <text:p text:style-name="P569">Если подлежащее отсутсвует, то на его место ставят формальное подлежащее.</text:p>
      <text:p text:style-name="P569"/>
      <text:p text:style-name="P569">Сказуемое всегда передает время. В вопросах и отрицаниях оно разделяется </text:p>
      <text:p text:style-name="P569">на вспомогательный и смысловой глаголы.</text:p>
      <text:p text:style-name="P569"/>
      <text:p text:style-name="P1196"><text:span text:style-name="T938">Если в предло</text:span><text:span text:style-name="T939">жении несколько смысловых глаголов, то </text:span><text:span text:style-name="T940">лишь </text:span><text:span text:style-name="T939">первый будет сказуемым, </text:span></text:p>
      <text:p text:style-name="P570">а остальные, в форме инфинитива или герундия, будут дополнять его.</text:p>
      <text:p text:style-name="P564"/>
      <text:p text:style-name="P1197"><text:span text:style-name="T942">Наречие</text:span><text:span text:style-name="T941"> обычно стоит после смыслового глагола, в конце предложения. </text:span></text:p>
      <text:p text:style-name="P571"/>
      <text:p text:style-name="P1197"><text:span text:style-name="T941">Т</text:span><text:span text:style-name="T942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573"/>
      <text:p text:style-name="P573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573"/>
      <text:p text:style-name="P612">В разговоре о месте и времени</text:p>
      <text:p text:style-name="P574"/>
      <text:p text:style-name="P575">Если после глагола указан человек, то сначала указывают человека, а потом говорят </text:p>
      <text:p text:style-name="P575">о месте, где все происходит.</text:p>
      <text:p text:style-name="P575"/>
      <text:p text:style-name="P575">Обстоятельство времени обычно идет в конце, после слов, связанных с местом.</text:p>
      <text:p text:style-name="P575">Но если оно состоит из нескольких слов, то может переехать в самое начало предложения.</text:p>
      <text:p text:style-name="P575"/>
      <text:p text:style-name="P197">Tom walks to work <text:span text:style-name="T10">every morning</text:span> / <text:span text:style-name="T10">Every morning</text:span> Tom walks to work — </text:p>
      <text:p text:style-name="P197">Том ходит на работу каждое утро.</text:p>
      <text:p text:style-name="P575"><text:soft-page-break/></text:p>
      <text:p text:style-name="P198">I`m going to Paris <text:span text:style-name="T10">on Monday</text:span> / <text:span text:style-name="T10">On Monday</text:span> I`m going to Paris — </text:p>
      <text:p text:style-name="P198">В понедельник я поеду в Париж.</text:p>
      <text:p text:style-name="P201"/>
      <text:p text:style-name="P613">Глаголы, которые требуют 2х дополнений</text:p>
      <text:p text:style-name="P578"/>
      <text:p text:style-name="P704"><text:span text:style-name="T943">Эт</text:span><text:span text:style-name="T944">и</text:span><text:span text:style-name="T943"> глаголы могут направлять действие и на человека, и на предмет одновременно:</text:span></text:p>
      <text:list xml:id="list26724156" text:style-name="L82">
        <text:list-item>
          <text:p text:style-name="P1527">give — давать, дарить;</text:p>
        </text:list-item>
        <text:list-item>
          <text:p text:style-name="P1527">lend — одалживать;</text:p>
        </text:list-item>
        <text:list-item>
          <text:p text:style-name="P1527">pass — передавать;</text:p>
        </text:list-item>
        <text:list-item>
          <text:p text:style-name="P1527">send — посылать;</text:p>
        </text:list-item>
        <text:list-item>
          <text:p text:style-name="P1527">show — показывать.</text:p>
        </text:list-item>
      </text:list>
      <text:p text:style-name="P578"/>
      <text:p text:style-name="P578">Дополнения могут указ<text:span text:style-name="T1260">ываться</text:span> двумя способами:</text:p>
      <text:p text:style-name="P578"/>
      <text:list xml:id="list637164954" text:style-name="L83">
        <text:list-item>
          <text:p text:style-name="P1528"><text:span text:style-name="T1259">п</text:span>осле глагола указать человека, а затем предмет; без предлогов:</text:p>
          <text:p text:style-name="P1627">I lent <text:span text:style-name="T1189">Mike</text:span> some <text:span text:style-name="T1189">money </text:span><text:span text:style-name="T41">— Я одолжил</text:span><text:span text:style-name="T1189"> Майку деньги</text:span><text:span text:style-name="T41">.</text:span></text:p>
          <text:p text:style-name="P1628"><text:span text:style-name="T41">You lent </text:span><text:span text:style-name="T1189">me</text:span><text:span text:style-name="T41"> some </text:span><text:span text:style-name="T1189">money</text:span><text:span text:style-name="T41"> — Ты </text:span><text:span text:style-name="T361">одолжил </text:span><text:span text:style-name="T1197">мне деньги</text:span><text:span text:style-name="T361">.</text:span></text:p>
          <text:p text:style-name="P1457"/>
        </text:list-item>
        <text:list-item>
          <text:p text:style-name="P1605"><text:span text:style-name="T228">п</text:span><text:span text:style-name="T227">осле глагола указать предмет, а затем человека; перед человеком будет предлог </text:span><text:span text:style-name="T142">to:</text:span></text:p>
          <text:p text:style-name="P1640"><text:span text:style-name="T142">I </text:span><text:span text:style-name="T102">lent some </text:span><text:span text:style-name="T1191">money </text:span><text:span text:style-name="T102">to</text:span><text:span text:style-name="T1191"> Mike</text:span><text:span text:style-name="T102"> — Я одолжил </text:span><text:span text:style-name="T1191">деньги Майку</text:span><text:span text:style-name="T102">.</text:span></text:p>
        </text:list-item>
      </text:list>
      <text:p text:style-name="P578"/>
      <text:p text:style-name="P1313">Предлог. Preposition</text:p>
      <text:p text:style-name="P579"/>
      <text:p text:style-name="P1199"><text:span text:style-name="T945">В английском языке предлоги заменяют падежи для существительных. </text:span><text:span text:style-name="T946">При этом нет четкого соответствия. К одному падежу могут вести разные предлоги или вообще никаких.</text:span></text:p>
      <text:p text:style-name="P584"/>
      <text:p text:style-name="P16"><text:span text:style-name="T759">Предлоги времени </text:span><text:span text:style-name="T485">at</text:span><text:span text:style-name="T759">, </text:span><text:span text:style-name="T485">on</text:span><text:span text:style-name="T759">, </text:span><text:span text:style-name="T485">in</text:span></text:p>
      <text:p text:style-name="P585"/>
      <text:p text:style-name="P586">Отвечают на вопрос «когда?». Каждый из них обозначает разный момент времни.</text:p>
      <text:p text:style-name="P586"/>
      <text:p text:style-name="P1323"><text:span text:style-name="T828">Предлог </text:span><text:span text:style-name="T572">at</text:span><text:span text:style-name="T828"> используется для указания </text:span><text:span text:style-name="T956">точного </text:span><text:span text:style-name="T828">времени </text:span><text:span text:style-name="T956">(</text:span><text:span text:style-name="T828">на часах</text:span><text:span text:style-name="T956">)</text:span><text:span text:style-name="T828">. Иногда с помощью </text:span></text:p>
      <text:p text:style-name="P707"><text:span text:style-name="T947">него указываются периоды дня и праздники </text:span><text:span text:style-name="T957">(в качестве исключени</text:span><text:span text:style-name="T958">й</text:span><text:span text:style-name="T957">)</text:span><text:span text:style-name="T947">:</text:span></text:p>
      <text:list xml:id="list1920920044" text:style-name="L84">
        <text:list-item>
          <text:p text:style-name="P1529">at 5 o`clock — в 5 часов;</text:p>
        </text:list-item>
        <text:list-item>
          <text:p text:style-name="P1529">at noon — днем;</text:p>
        </text:list-item>
        <text:list-item>
          <text:p text:style-name="P1529">at night — ночью;</text:p>
        </text:list-item>
        <text:list-item>
          <text:p text:style-name="P1529">at luchtime — во время обеда;</text:p>
        </text:list-item>
        <text:list-item>
          <text:p text:style-name="P1529">at sunset — на рассвете;</text:p>
        </text:list-item>
        <text:list-item>
          <text:p text:style-name="P1529">at the weekdays — в будние дни;</text:p>
        </text:list-item>
        <text:list-item>
          <text:p text:style-name="P1529">at the weekend — в выходные;</text:p>
        </text:list-item>
        <text:list-item>
          <text:p text:style-name="P1529">at the moment — в данный момент;</text:p>
        </text:list-item>
        <text:list-item>
          <text:p text:style-name="P1529">at the end (of) — в конце;</text:p>
        </text:list-item>
        <text:list-item>
          <text:p text:style-name="P1529">at Christmas — на Рождество;</text:p>
        </text:list-item>
        <text:list-item>
          <text:p text:style-name="P1529">at Easter — на Пасху.</text:p>
        </text:list-item>
      </text:list>
      <text:p text:style-name="P586"/>
      <text:p text:style-name="P705"><text:span text:style-name="T948">Предлог </text:span><text:span text:style-name="T634">on</text:span><text:span text:style-name="T950"> </text:span><text:span text:style-name="T948">указывает на конкретный день. Обычно это дни недели или точные даты</text:span><text:span text:style-name="T970">:</text:span></text:p>
      <text:list xml:id="list2844661303" text:style-name="L85">
        <text:list-item>
          <text:p text:style-name="P1641"><text:span text:style-name="T828">on Sunday — </text:span><text:span text:style-name="T950">в воскресенье / по воскресеньям</text:span><text:span text:style-name="T828">;</text:span></text:p>
        </text:list-item>
        <text:list-item>
          <text:p text:style-name="P1641"><text:span text:style-name="T828">on Monday — </text:span><text:span text:style-name="T950">в понедельник / по понелеьникам</text:span><text:span text:style-name="T828">;</text:span></text:p>
        </text:list-item>
        <text:list-item>
          <text:p text:style-name="P1530">on Tuesday — во вторник / по вторникам;</text:p>
        </text:list-item>
        <text:list-item>
          <text:p text:style-name="P1530">on Wednesday — в срезу / по средам;</text:p>
        </text:list-item>
        <text:list-item>
          <text:p text:style-name="P1530">on Thursday — в четверг;</text:p>
        </text:list-item>
        <text:list-item>
          <text:p text:style-name="P1530"><text:soft-page-break/>on Friday — в пятницу;</text:p>
        </text:list-item>
        <text:list-item>
          <text:p text:style-name="P1531">on Saturday — в субботу;</text:p>
        </text:list-item>
        <text:list-item>
          <text:p text:style-name="P1530">on the 8th of March — 8го марта;</text:p>
        </text:list-item>
        <text:list-item>
          <text:p text:style-name="P1531">on April, 10 — 10го апреля;</text:p>
        </text:list-item>
        <text:list-item>
          <text:p text:style-name="P1530">on my birthday — на мой день рождения;</text:p>
        </text:list-item>
        <text:list-item>
          <text:p text:style-name="P1530">on Christmas day — в день Рождества.</text:p>
        </text:list-item>
      </text:list>
      <text:p text:style-name="P587"/>
      <text:p text:style-name="P588">В английском языке дни недели, месяцы, и названия праздников пишутся с большой буквы.</text:p>
      <text:p text:style-name="P1324"><text:span text:style-name="T949">Первым днем недели является не понедельник, а воскресенье. </text:span><text:span text:style-name="T828">Если </text:span><text:span text:style-name="T959">в названии </text:span><text:span text:style-name="T828">праздник</text:span><text:span text:style-name="T959">а</text:span><text:span text:style-name="T828"> содержит</text:span><text:span text:style-name="T959">ся</text:span><text:span text:style-name="T828"> слово </text:span><text:span text:style-name="T572">day</text:span><text:span text:style-name="T828">, то он </text:span><text:span text:style-name="T951">также </text:span><text:span text:style-name="T828">пишется с предлогом </text:span><text:span text:style-name="T572">on</text:span><text:span text:style-name="T828">, а не </text:span><text:span text:style-name="T572">at</text:span><text:span text:style-name="T828">.</text:span></text:p>
      <text:p text:style-name="P587"/>
      <text:p text:style-name="P706"><text:span text:style-name="T953">Предлог </text:span><text:span text:style-name="T635">in</text:span><text:span text:style-name="T953"> </text:span><text:span text:style-name="T952">указывает на</text:span><text:span text:style-name="T951"> </text:span><text:span text:style-name="T952">большие</text:span><text:span text:style-name="T951"> период</text:span><text:span text:style-name="T952">ы</text:span><text:span text:style-name="T951">: </text:span><text:span text:style-name="T952">месяцы</text:span><text:span text:style-name="T951">, </text:span><text:span text:style-name="T952">сезоны,</text:span><text:span text:style-name="T951"> год</text:span><text:span text:style-name="T952">ы</text:span><text:span text:style-name="T951">:</text:span></text:p>
      <text:list xml:id="list3421726981" text:style-name="L86">
        <text:list-item>
          <text:p text:style-name="P1642"><text:span text:style-name="T828">In January — </text:span><text:span text:style-name="T954">в январе</text:span><text:span text:style-name="T828">;</text:span></text:p>
        </text:list-item>
        <text:list-item>
          <text:p text:style-name="P1642"><text:span text:style-name="T828">in February — </text:span><text:span text:style-name="T954">в феврале</text:span><text:span text:style-name="T828">;</text:span></text:p>
        </text:list-item>
        <text:list-item>
          <text:p text:style-name="P1642"><text:span text:style-name="T828">in March — </text:span><text:span text:style-name="T954">в марте</text:span><text:span text:style-name="T828">;</text:span></text:p>
        </text:list-item>
        <text:list-item>
          <text:p text:style-name="P1642"><text:span text:style-name="T828">in April — </text:span><text:span text:style-name="T954">в апреле</text:span><text:span text:style-name="T828">;</text:span></text:p>
        </text:list-item>
        <text:list-item>
          <text:p text:style-name="P1642"><text:span text:style-name="T828">in May — </text:span><text:span text:style-name="T954">в мае</text:span><text:span text:style-name="T828">;</text:span></text:p>
        </text:list-item>
        <text:list-item>
          <text:p text:style-name="P1642"><text:span text:style-name="T828">in June — </text:span><text:span text:style-name="T954">в июне</text:span><text:span text:style-name="T828">;</text:span></text:p>
        </text:list-item>
        <text:list-item>
          <text:p text:style-name="P1532">in July — в июле;</text:p>
        </text:list-item>
        <text:list-item>
          <text:p text:style-name="P1642"><text:span text:style-name="T828">in August — </text:span><text:span text:style-name="T954">в авгесте</text:span><text:span text:style-name="T828">;</text:span></text:p>
        </text:list-item>
        <text:list-item>
          <text:p text:style-name="P1642"><text:span text:style-name="T828">in September — </text:span><text:span text:style-name="T954">в сентябре</text:span><text:span text:style-name="T828">;</text:span></text:p>
        </text:list-item>
        <text:list-item>
          <text:p text:style-name="P1642"><text:span text:style-name="T828">in October — </text:span><text:span text:style-name="T954">в октябре</text:span><text:span text:style-name="T828">;</text:span></text:p>
        </text:list-item>
        <text:list-item>
          <text:p text:style-name="P1642"><text:span text:style-name="T828">in November — </text:span><text:span text:style-name="T954">в ноябре</text:span><text:span text:style-name="T828">;</text:span></text:p>
        </text:list-item>
        <text:list-item>
          <text:p text:style-name="P1643"><text:span text:style-name="T828">in December — </text:span><text:span text:style-name="T954">в декабре</text:span><text:span text:style-name="T828">;</text:span></text:p>
        </text:list-item>
        <text:list-item>
          <text:p text:style-name="P1642"><text:span text:style-name="T828">in winter — </text:span><text:span text:style-name="T954">зимой</text:span><text:span text:style-name="T828">;</text:span></text:p>
        </text:list-item>
        <text:list-item>
          <text:p text:style-name="P1642"><text:span text:style-name="T828">in spring — </text:span><text:span text:style-name="T954">весной</text:span><text:span text:style-name="T828">;</text:span></text:p>
        </text:list-item>
        <text:list-item>
          <text:p text:style-name="P1642"><text:span text:style-name="T828">in summer — </text:span><text:span text:style-name="T954">летом</text:span><text:span text:style-name="T828">;</text:span></text:p>
        </text:list-item>
        <text:list-item>
          <text:p text:style-name="P1643"><text:span text:style-name="T828">in autumn — </text:span><text:span text:style-name="T954">осенью</text:span><text:span text:style-name="T828">;</text:span></text:p>
        </text:list-item>
        <text:list-item>
          <text:p text:style-name="P1642"><text:span text:style-name="T828">in the evening — </text:span><text:span text:style-name="T954">вечером</text:span><text:span text:style-name="T828">;</text:span></text:p>
        </text:list-item>
        <text:list-item>
          <text:p text:style-name="P1643"><text:span text:style-name="T828">in the morning — </text:span><text:span text:style-name="T954">утром</text:span><text:span text:style-name="T828">;</text:span></text:p>
        </text:list-item>
        <text:list-item>
          <text:p text:style-name="P1606"><text:span text:style-name="T951">in </text:span><text:span text:style-name="T955">2065</text:span><text:span text:style-name="T951"> — </text:span><text:span text:style-name="T954">в </text:span><text:span text:style-name="T955">2065</text:span><text:span text:style-name="T954"> году</text:span><text:span text:style-name="T951">;</text:span></text:p>
        </text:list-item>
        <text:list-item>
          <text:p text:style-name="P1642"><text:span text:style-name="T828">in the 1970s — </text:span><text:span text:style-name="T954">в 1970х годах</text:span><text:span text:style-name="T828">;</text:span></text:p>
        </text:list-item>
        <text:list-item>
          <text:p text:style-name="P1642"><text:span text:style-name="T828">in the 20th century — </text:span><text:span text:style-name="T954">в 20м веке</text:span><text:span text:style-name="T828">;</text:span></text:p>
        </text:list-item>
        <text:list-item>
          <text:p text:style-name="P1642"><text:span text:style-name="T828">in the past — </text:span><text:span text:style-name="T954">в прошлом</text:span><text:span text:style-name="T828">;</text:span></text:p>
        </text:list-item>
        <text:list-item>
          <text:p text:style-name="P1642"><text:span text:style-name="T828">in the future — </text:span><text:span text:style-name="T954">в будущем</text:span><text:span text:style-name="T828">;</text:span></text:p>
        </text:list-item>
      </text:list>
      <text:p text:style-name="P586"/>
      <text:p text:style-name="P589">Предлог <text:span text:style-name="T485">in</text:span> в связке со временем означает «через»:</text:p>
      <text:list xml:id="list947980770" text:style-name="L87">
        <text:list-item>
          <text:p text:style-name="P1533">in 5 minutes — через 5 минут;</text:p>
        </text:list-item>
        <text:list-item>
          <text:p text:style-name="P1533">in two weeks — через две недели;</text:p>
        </text:list-item>
        <text:list-item>
          <text:p text:style-name="P1533">in no time — мигом.</text:p>
        </text:list-item>
      </text:list>
      <text:p text:style-name="P572"/>
      <text:p text:style-name="P580">Предлоги времени не используются перед словами: <text:span text:style-name="T485">last, next, this, that, each, every</text:span>.</text:p>
      <text:p text:style-name="P580"/>
      <text:p text:style-name="P202">See you next Friday — Увидимся в следующую пятницу (next заменяет on).</text:p>
      <text:p text:style-name="P202">I didn`t have breakfast this morning — Я не завтракал этим утром (this вместо in the).</text:p>
      <text:p text:style-name="P202"/>
      <text:p text:style-name="P582"><text:span text:style-name="T1261">Эти п</text:span>редлоги имеют множество не логичных исключений. Так, напрамер <text:span text:style-name="T485">in</text:span> и <text:span text:style-name="T485">at</text:span> принятно говорить с некоторыми переодами дня и пр. Это нужно просто заучить.</text:p>
      <text:p text:style-name="P581"/>
      <text:p text:style-name="P614"><text:soft-page-break/>Предлоги времени <text:span text:style-name="T485">since, for, from … to, until</text:span></text:p>
      <text:p text:style-name="P583"/>
      <text:p text:style-name="P590">Они связаны с большими отрезками времени. Отвечают на вопрос «в какой период?»</text:p>
      <text:p text:style-name="P590"/>
      <text:p text:style-name="P1203"><text:span text:style-name="T960">Предлог </text:span><text:span text:style-name="T636">since</text:span><text:span text:style-name="T960"> </text:span><text:span text:style-name="T961">означает</text:span><text:span text:style-name="T960"> «с». Он указывает на начало периода:</text:span></text:p>
      <text:p text:style-name="P591">(с какого времени действие происходит)</text:p>
      <text:list xml:id="list2691266732" text:style-name="L88">
        <text:list-item>
          <text:p text:style-name="P1534">since Wednesday — со среды;</text:p>
        </text:list-item>
        <text:list-item>
          <text:p text:style-name="P1534">since 1984 — с 1984 года;</text:p>
        </text:list-item>
        <text:list-item>
          <text:p text:style-name="P1534">since Monday — с понедельника.</text:p>
        </text:list-item>
      </text:list>
      <text:p text:style-name="P590"/>
      <text:p text:style-name="P1200"><text:span text:style-name="T960">Предлог </text:span><text:span text:style-name="T636">for</text:span><text:span text:style-name="T960"> </text:span><text:span text:style-name="T968">означает</text:span><text:span text:style-name="T960"> «</text:span><text:span text:style-name="T961">уже</text:span><text:span text:style-name="T960">», «в течение». Он указывает, как долго длится дейс</text:span><text:span text:style-name="T961">т</text:span><text:span text:style-name="T960">вие. </text:span></text:p>
      <text:p text:style-name="P708"><text:span text:style-name="T960">После </text:span><text:span text:style-name="T636">for</text:span><text:span text:style-name="T960"> ставится время, в течении которого</text:span><text:span text:style-name="T963"> это</text:span><text:span text:style-name="T960"> </text:span><text:span text:style-name="T963">действие длится</text:span><text:span text:style-name="T960">:</text:span></text:p>
      <text:list xml:id="list1963744779" text:style-name="L89">
        <text:list-item>
          <text:p text:style-name="P1644"><text:span text:style-name="T828">for 10 hours — </text:span><text:span text:style-name="T962">(</text:span><text:span text:style-name="T828">уже</text:span><text:span text:style-name="T962">)</text:span><text:span text:style-name="T828"> 10 часов / в течении 10 часов</text:span></text:p>
        </text:list-item>
        <text:list-item>
          <text:p text:style-name="P1644"><text:span text:style-name="T960">f</text:span><text:span text:style-name="T828">or two weeks — </text:span><text:span text:style-name="T962">(</text:span><text:span text:style-name="T828">уже</text:span><text:span text:style-name="T962">)</text:span><text:span text:style-name="T828"> две недели / в течении 2х недель</text:span></text:p>
        </text:list-item>
      </text:list>
      <text:p text:style-name="P590"/>
      <text:p text:style-name="P590">Предлоги <text:span text:style-name="T485">since</text:span> и <text:span text:style-name="T485">for</text:span> используются в Present Perfect Continuous.</text:p>
      <text:p text:style-name="P590"/>
      <text:p text:style-name="P1201">Составной предлог <text:span text:style-name="T485">from … to</text:span> означает «с … до». Он указыват с какого и по какое время</text:p>
      <text:p text:style-name="P593">происходит / происходило действие, <text:span text:style-name="T1262">т. е. границы периода:</text:span></text:p>
      <text:list xml:id="list948274525" text:style-name="L90">
        <text:list-item>
          <text:p text:style-name="P1535">from 9 to 5 — с девяти до пяти (часов);</text:p>
        </text:list-item>
        <text:list-item>
          <text:p text:style-name="P1535">from January to March — с января по март;</text:p>
        </text:list-item>
      </text:list>
      <text:p text:style-name="P594"/>
      <text:p text:style-name="P709"><text:span text:style-name="T964">Предлог </text:span><text:span text:style-name="T637">until</text:span><text:span text:style-name="T964"> (</text:span><text:span text:style-name="T637">till</text:span><text:span text:style-name="T964">) означает «до того момента, как». Он </text:span><text:span text:style-name="T966">обозначает</text:span><text:span text:style-name="T964"> конец </text:span><text:span text:style-name="T965">периода</text:span><text:span text:style-name="T969">:</text:span></text:p>
      <text:list xml:id="list3477198387" text:style-name="L91">
        <text:list-item>
          <text:p text:style-name="P1536">until Wednesday — до среды;</text:p>
        </text:list-item>
        <text:list-item>
          <text:p text:style-name="P1536">until I come — до того, как я вернусь;</text:p>
        </text:list-item>
      </text:list>
      <text:p text:style-name="P595"/>
      <text:p text:style-name="P112"><text:span text:style-name="T374">You should come back </text:span><text:span text:style-name="T980">till</text:span><text:span text:style-name="T374"> 10 o`clock — Ты должен вернуться </text:span><text:span text:style-name="T980">до</text:span><text:span text:style-name="T374"> 10 часов.</text:span></text:p>
      <text:p text:style-name="P592"/>
      <text:p text:style-name="P1202"><text:span text:style-name="T967">После </text:span><text:span text:style-name="T638">until</text:span><text:span text:style-name="T967"> можно указывать целое предложение, которое отвечает на вопрос </text:span></text:p>
      <text:p text:style-name="P1202"><text:span text:style-name="T967">«до какого времени?», «когда закончится / закончилось ?». В этом случае </text:span><text:span text:style-name="T638">until</text:span><text:span text:style-name="T967"> будет </text:span></text:p>
      <text:p text:style-name="P596">работать как союз перед придаточным предложением.</text:p>
      <text:p text:style-name="P596"/>
      <text:p text:style-name="P113"><text:span text:style-name="T478">W</text:span><text:span text:style-name="T374">ait for me </text:span><text:span text:style-name="T980">until</text:span><text:span text:style-name="T374"> I finish my work — Подожди меня </text:span><text:span text:style-name="T980">до того момента, как</text:span><text:span text:style-name="T374"> я закончу работу.</text:span></text:p>
      <text:p text:style-name="P596"/>
      <text:p text:style-name="P17"><text:span text:style-name="T794">П</text:span><text:span text:style-name="T759">редлоги места </text:span><text:span text:style-name="T485">at</text:span><text:span text:style-name="T759">, </text:span><text:span text:style-name="T485">on</text:span><text:span text:style-name="T759">, </text:span><text:span text:style-name="T485">in</text:span></text:p>
      <text:p text:style-name="P596"/>
      <text:p text:style-name="P1204"><text:span text:style-name="T795">Помимо времени </text:span><text:span text:style-name="T799">они </text:span><text:span text:style-name="T795">также используются для указания местоположения.</text:span></text:p>
      <text:p text:style-name="P284"/>
      <text:p text:style-name="P285">Предлог <text:span text:style-name="T485">in</text:span> переводится как «в», «внутри». Он обозначает положение в определенном месте,</text:p>
      <text:p text:style-name="P710"><text:span text:style-name="T795">зоне, области, пространстве (место, ограниченное какими-то рамками или барьером)</text:span><text:span text:style-name="T796">:</text:span></text:p>
      <text:list xml:id="list2099157827" text:style-name="L92">
        <text:list-item>
          <text:p text:style-name="P1645"><text:span text:style-name="T795">i</text:span><text:span text:style-name="T759">n the house — в доме;</text:span></text:p>
        </text:list-item>
        <text:list-item>
          <text:p text:style-name="P1555">in a box — в коробке;</text:p>
        </text:list-item>
        <text:list-item>
          <text:p text:style-name="P1555">in the garden — в саду;</text:p>
        </text:list-item>
        <text:list-item>
          <text:p text:style-name="P1555">in a country — в стране;</text:p>
        </text:list-item>
      </text:list>
      <text:p text:style-name="P288"/>
      <text:p text:style-name="P1325"><text:span text:style-name="T759">Предлог </text:span><text:span text:style-name="T485">on</text:span><text:span text:style-name="T759"> обозначает поверхность или линию, </text:span><text:span text:style-name="T705">на</text:span><text:span text:style-name="T759"> которой располагается объект:</text:span></text:p>
      <text:list xml:id="list3413928357" text:style-name="L93">
        <text:list-item>
          <text:p text:style-name="P1646"><text:span text:style-name="T759">on the table — </text:span><text:span text:style-name="T799">на столе</text:span><text:span text:style-name="T759">;</text:span></text:p>
        </text:list-item>
        <text:list-item>
          <text:p text:style-name="P1647"><text:span text:style-name="T759">on the ceiling — </text:span><text:span text:style-name="T799">на потолке (на поверхности потолка)</text:span><text:span text:style-name="T759">;</text:span></text:p>
        </text:list-item>
        <text:list-item>
          <text:p text:style-name="P1646"><text:span text:style-name="T759">on the floor — </text:span><text:span text:style-name="T799">на полу</text:span><text:span text:style-name="T759">;</text:span></text:p>
        </text:list-item>
        <text:list-item>
          <text:p text:style-name="P1646"><text:soft-page-break/><text:span text:style-name="T759">on the head — </text:span><text:span text:style-name="T799">на голове</text:span><text:span text:style-name="T759">;</text:span></text:p>
        </text:list-item>
        <text:list-item>
          <text:p text:style-name="P1607"><text:span text:style-name="T817">on the page — на странице </text:span><text:span text:style-name="T818">(текс)</text:span><text:span text:style-name="T817">.</text:span></text:p>
        </text:list-item>
      </text:list>
      <text:p text:style-name="P287"/>
      <text:p text:style-name="P711"><text:span text:style-name="T796">Предлог </text:span><text:span text:style-name="T525">at</text:span><text:span text:style-name="T796"> обозначает конкретное место/точку, </text:span><text:span text:style-name="T797">где</text:span><text:span text:style-name="T796"> находится предмет</text:span><text:span text:style-name="T798">:</text:span></text:p>
      <text:list xml:id="list757530507" text:style-name="L94">
        <text:list-item>
          <text:p text:style-name="P1648"><text:span text:style-name="T796">a</text:span><text:span text:style-name="T759">t the bus stop — на автобусной остановке;</text:span></text:p>
        </text:list-item>
        <text:list-item>
          <text:p text:style-name="P1556">at the top/bottom - наверху/внизу;</text:p>
        </text:list-item>
        <text:list-item>
          <text:p text:style-name="P1556">at the end — в конце;</text:p>
        </text:list-item>
        <text:list-item>
          <text:p text:style-name="P1556">at school — в школе;</text:p>
        </text:list-item>
      </text:list>
      <text:p text:style-name="P287"/>
      <text:p text:style-name="P286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86"><text:span text:style-name="T485">on the cornet</text:span>, и <text:span text:style-name="T485">at the corner</text:span>.</text:p>
      <text:p text:style-name="P286"/>
      <text:p text:style-name="P1205"><text:span text:style-name="T799">Очень часто предлог </text:span><text:span text:style-name="T526">in</text:span><text:span text:style-name="T799"> переводится как «на», </text:span><text:span text:style-name="T800">а </text:span><text:span text:style-name="T527">on</text:span><text:span text:style-name="T800"> — наоборот, как «в» </text:span><text:span text:style-name="T815">(</text:span><text:span text:style-name="T800">или похожим</text:span><text:span text:style-name="T815">)</text:span><text:span text:style-name="T800">. </text:span><text:span text:style-name="T801">Особенно это касается случаев, когда </text:span><text:span text:style-name="T815">они</text:span><text:span text:style-name="T801"> используются с транспортом:</text:span></text:p>
      <text:p text:style-name="P286"/>
      <text:list xml:id="list3487840977" text:style-name="L95">
        <text:list-item>
          <text:p text:style-name="P1557">in the sky — на небе;</text:p>
        </text:list-item>
        <text:list-item>
          <text:p text:style-name="P1557">in the street — на улице;</text:p>
        </text:list-item>
        <text:list-item>
          <text:p text:style-name="P1649"><text:span text:style-name="T759">in a photo — на фото</text:span><text:span text:style-name="T800">;</text:span></text:p>
        </text:list-item>
        <text:list-item>
          <text:p text:style-name="P1650"><text:span text:style-name="T759">on the list — </text:span><text:span text:style-name="T801">в списке</text:span><text:span text:style-name="T759">;</text:span></text:p>
        </text:list-item>
        <text:list-item>
          <text:p text:style-name="P1650"><text:span text:style-name="T759">on the menu — </text:span><text:span text:style-name="T801">в меню</text:span><text:span text:style-name="T759">;</text:span></text:p>
        </text:list-item>
        <text:list-item>
          <text:p text:style-name="P1650"><text:span text:style-name="T759">on the left - </text:span><text:span text:style-name="T801">слева</text:span><text:span text:style-name="T759">;</text:span></text:p>
        </text:list-item>
        <text:list-item>
          <text:p text:style-name="P1651"><text:span text:style-name="T759">on the way — </text:span><text:span text:style-name="T801">по дороге;</text:span></text:p>
        </text:list-item>
        <text:list-item>
          <text:p text:style-name="P1558">on a bus — в автобусе;</text:p>
        </text:list-item>
        <text:list-item>
          <text:p text:style-name="P1558">on a plain — в самолете;</text:p>
        </text:list-item>
        <text:list-item>
          <text:p text:style-name="P1558">in a car — на машине;</text:p>
        </text:list-item>
        <text:list-item>
          <text:p text:style-name="P1558">in a taxi — на такси.</text:p>
        </text:list-item>
      </text:list>
      <text:p text:style-name="P289"/>
      <text:p text:style-name="P615">Другие предлоги места</text:p>
      <text:p text:style-name="P290"/>
      <text:p text:style-name="P291">Помогают определить нахождение объекта в пространсте:</text:p>
      <text:list xml:id="list1434497793" text:style-name="L96">
        <text:list-item>
          <text:p text:style-name="P1559">above — над;</text:p>
        </text:list-item>
        <text:list-item>
          <text:p text:style-name="P1559">under — под;</text:p>
        </text:list-item>
        <text:list-item>
          <text:p text:style-name="P1559">in front of — перед;</text:p>
        </text:list-item>
        <text:list-item>
          <text:p text:style-name="P1559">behind — позади;</text:p>
        </text:list-item>
        <text:list-item>
          <text:p text:style-name="P1559">between/<text:span text:style-name="T1283">with</text:span> — между/<text:span text:style-name="T1283">c</text:span>;</text:p>
        </text:list-item>
        <text:list-item>
          <text:p text:style-name="P1559">next to — рядом с.</text:p>
        </text:list-item>
      </text:list>
      <text:p text:style-name="P290"/>
      <text:p text:style-name="P125">The cat is <text:span text:style-name="T980">under</text:span> the ball — Кот <text:span text:style-name="T980">под</text:span> клубком.</text:p>
      <text:p text:style-name="P125">The cat is <text:span text:style-name="T980">in front of</text:span> the ball — Кот <text:span text:style-name="T980">перед</text:span> клубком.</text:p>
      <text:p text:style-name="P290"/>
      <text:p text:style-name="P18"><text:span text:style-name="T759">Предллог направления </text:span><text:span text:style-name="T485">to</text:span></text:p>
      <text:p text:style-name="P290"/>
      <text:p text:style-name="P292">Указывает в какое место хочет попасть человек. Отвечает на вопрос «куда?»</text:p>
      <text:p text:style-name="P292"/>
      <text:p text:style-name="P293">Используется после глаголов движения:</text:p>
      <text:list xml:id="list3903503493" text:style-name="L97">
        <text:list-item>
          <text:p text:style-name="P1560">go — ехать, идти, направляться;</text:p>
        </text:list-item>
        <text:list-item>
          <text:p text:style-name="P1560">walk — идти пешком;</text:p>
        </text:list-item>
        <text:list-item>
          <text:p text:style-name="P1560">drive — ехать на машине (в качестве водителя);</text:p>
        </text:list-item>
        <text:list-item>
          <text:p text:style-name="P1560">come — приходить;</text:p>
        </text:list-item>
        <text:list-item>
          <text:p text:style-name="P1560"><text:soft-page-break/>travel — путешествовать;</text:p>
        </text:list-item>
        <text:list-item>
          <text:p text:style-name="P1560">return — возвращаться;</text:p>
        </text:list-item>
        <text:list-item>
          <text:p text:style-name="P1560">send — посылать;</text:p>
        </text:list-item>
        <text:list-item>
          <text:p text:style-name="P1560">get to — добираться.</text:p>
        </text:list-item>
      </text:list>
      <text:p text:style-name="P287"/>
      <text:p text:style-name="P124">I want to go <text:span text:style-name="T374">to</text:span> New York — Я хочу поехать <text:span text:style-name="T374">в</text:span> Нью Йорк.</text:p>
      <text:p text:style-name="P124">Did they get to London? — Они добрались до Лондона?</text:p>
      <text:p text:style-name="P292"/>
      <text:p text:style-name="P294">Если в качестве направления используется слово <text:span text:style-name="T485">home</text:span>, то перед ним <text:span text:style-name="T485">to</text:span> не нужен. </text:p>
      <text:p text:style-name="P294"/>
      <text:p text:style-name="P123">Go to home (неправильно).</text:p>
      <text:p text:style-name="P123">Go home (правильно).</text:p>
      <text:p text:style-name="P294"/>
      <text:p text:style-name="P295">Если нужно сказать о том, что бывали в каком-то месте, например, в стране или городе, </text:p>
      <text:p text:style-name="P1326"><text:span text:style-name="T759">то нужно использовать Present Perfect с </text:span><text:span text:style-name="T485">to</text:span><text:span text:style-name="T759"> (</text:span><text:span text:style-name="T802">PP т. к </text:span><text:span text:style-name="T759">имеющийся опыт из прошлого).</text:span></text:p>
      <text:p text:style-name="P287"/>
      <text:p text:style-name="P122">The have been to Italy — Они бывали в Италии.</text:p>
      <text:p text:style-name="P122">Have you ever been to Mexico? — Ты когда-то бывал в Мексике.</text:p>
      <text:p text:style-name="P296"/>
      <text:p text:style-name="P19"><text:span text:style-name="T759">Предлог </text:span><text:span text:style-name="T485">by</text:span></text:p>
      <text:p text:style-name="P297"/>
      <text:p text:style-name="P298">Может переводится по-разному. Не нужно использовать только 1 вариант перевода.</text:p>
      <text:p text:style-name="P298"/>
      <text:p text:style-name="P712"><text:span text:style-name="T803">Он помогает сказать, </text:span><text:span text:style-name="T826">как</text:span><text:span text:style-name="T803"> что-</text:span><text:span text:style-name="T806">то</text:span><text:span text:style-name="T803"> делается или случается:</text:span></text:p>
      <text:list xml:id="list2797340840" text:style-name="L98">
        <text:list-item>
          <text:p text:style-name="P1561">send by post — <text:span text:style-name="T1264">отправиться почтой</text:span>;</text:p>
        </text:list-item>
        <text:list-item>
          <text:p text:style-name="P1562">happen by mistake — <text:span text:style-name="T1264">случиться по ошибке.</text:span></text:p>
        </text:list-item>
      </text:list>
      <text:p text:style-name="P298"/>
      <text:p text:style-name="P121">Did you play for the meal by credit card — Ты заплатил за еду кредиткой?</text:p>
      <text:p text:style-name="P299"/>
      <text:p text:style-name="P713"><text:span text:style-name="T804">Таже </text:span><text:span text:style-name="T807">применяется</text:span><text:span text:style-name="T804">, когда говорят, каким транспортом воспользовались:</text:span></text:p>
      <text:list xml:id="list1895084683" text:style-name="L99">
        <text:list-item>
          <text:p text:style-name="P1563">go by car — ехать <text:span text:style-name="T1265">на машине (машиной)</text:span>;</text:p>
        </text:list-item>
        <text:list-item>
          <text:p text:style-name="P1608"><text:span text:style-name="T804">travel by bu</text:span><text:span text:style-name="T805">s</text:span><text:span text:style-name="T804"> — </text:span><text:span text:style-name="T805">путешествовать на автобусе (автобусом);</text:span></text:p>
        </text:list-item>
        <text:list-item>
          <text:p text:style-name="P1564">fly by plane — лететь на самолете (самолетом);</text:p>
        </text:list-item>
      </text:list>
      <text:p text:style-name="P300"/>
      <text:p text:style-name="P120">I prefer to travel <text:span text:style-name="T980">by bus</text:span> than <text:span text:style-name="T980">by car</text:span> — Я больше люблю путешествовать </text:p>
      <text:p text:style-name="P120"><text:span text:style-name="T980">на автобусе</text:span> (автобусом), а не <text:span text:style-name="T980">на машине</text:span> (машиной).</text:p>
      <text:p text:style-name="P300"/>
      <text:p text:style-name="P1206">Предлог <text:span text:style-name="T485">by</text:span> может использоваться <text:span text:style-name="T1266">в пассивном залоге, когда указывают автора действия, </text:span></text:p>
      <text:p text:style-name="P1332">а также в значении «рядом», «около». </text:p>
      <text:p text:style-name="P1207"/>
      <text:p text:style-name="P119">Sit by me — Посиди рядом со мной (около меня).</text:p>
      <text:p text:style-name="P1207"/>
      <text:p text:style-name="P20">Устойчивые связки существительных и предлогов</text:p>
      <text:p text:style-name="P1327"/>
      <text:p text:style-name="P1329">Иногда, после некоторых существительных, принятно использовать определенные предлоги.</text:p>
      <text:p text:style-name="P1328">Такие связки нужно просто запомнить. При переводе на русский предлог может выпадать.</text:p>
      <text:p text:style-name="P1328">После предлога в связке обычно идет либо еще одно существительное, либо герундий:</text:p>
      <text:p text:style-name="P1328"/>
      <text:list xml:id="list4242383399" text:style-name="L100">
        <text:list-item>
          <text:p text:style-name="P1652">a need for — нужда в;</text:p>
        </text:list-item>
        <text:list-item>
          <text:p text:style-name="P1654">a reason for — причина для <text:span text:style-name="T1271">(</text:span>чего-либо<text:span text:style-name="T1271">)</text:span>;</text:p>
        </text:list-item>
        <text:list-item>
          <text:p text:style-name="P1652">an advantage of — преимущество <text:span text:style-name="T1271">(</text:span>чего-либо<text:span text:style-name="T1271">)</text:span>;</text:p>
        </text:list-item>
        <text:list-item>
          <text:p text:style-name="P1652"><text:soft-page-break/>a disadvantage of — <text:span text:style-name="T1268">недостаток </text:span><text:span text:style-name="T1271">(</text:span><text:span text:style-name="T1268">чего-либо</text:span><text:span text:style-name="T1271">)</text:span>;</text:p>
        </text:list-item>
        <text:list-item>
          <text:p text:style-name="P1652">a cause of — <text:span text:style-name="T1268">причина </text:span><text:span text:style-name="T1271">(</text:span><text:span text:style-name="T1268">чего-либо</text:span><text:span text:style-name="T1271">)</text:span>;</text:p>
        </text:list-item>
        <text:list-item>
          <text:p text:style-name="P1652">a photograph of — <text:span text:style-name="T1268">фото </text:span><text:span text:style-name="T1271">(</text:span><text:span text:style-name="T1268">чего-либо</text:span><text:span text:style-name="T1271">)</text:span>;</text:p>
        </text:list-item>
        <text:list-item>
          <text:p text:style-name="P1652">a picture of — <text:span text:style-name="T1268">изображение </text:span><text:span text:style-name="T1271">(</text:span><text:span text:style-name="T1268">чего-либо</text:span><text:span text:style-name="T1271">)</text:span>;</text:p>
        </text:list-item>
        <text:list-item>
          <text:p text:style-name="P1654">a map of — <text:span text:style-name="T1268">карта </text:span><text:span text:style-name="T1271">(</text:span><text:span text:style-name="T1268">чего-либо</text:span><text:span text:style-name="T1271">)</text:span>.</text:p>
        </text:list-item>
        <text:list-item>
          <text:p text:style-name="P1652">an invitation to — <text:span text:style-name="T1268">приглашение на</text:span>;</text:p>
        </text:list-item>
        <text:list-item>
          <text:p text:style-name="P1652">a solution to — <text:span text:style-name="T1268">решение какой-то проблемы</text:span>;</text:p>
        </text:list-item>
        <text:list-item>
          <text:p text:style-name="P1609"><text:span text:style-name="T1267">a key to — </text:span><text:span text:style-name="T1268">ключ к/от </text:span><text:span text:style-name="T1272">(</text:span><text:span text:style-name="T1268">чего-либо</text:span><text:span text:style-name="T1272">)</text:span><text:span text:style-name="T1267">;</text:span></text:p>
        </text:list-item>
        <text:list-item>
          <text:p text:style-name="P1652">an answer to — <text:span text:style-name="T1268">ответ на</text:span>;</text:p>
        </text:list-item>
        <text:list-item>
          <text:p text:style-name="P1652">a reaction to — <text:span text:style-name="T1268">реакция на</text:span>;</text:p>
        </text:list-item>
        <text:list-item>
          <text:p text:style-name="P1654">an attitude to — <text:span text:style-name="T1268">отношение к</text:span>;</text:p>
        </text:list-item>
        <text:list-item>
          <text:p text:style-name="P1653">a contact with/between — <text:span text:style-name="T1268">контакт с/между</text:span>;</text:p>
        </text:list-item>
        <text:list-item>
          <text:p text:style-name="P1653">a connection with/between — <text:span text:style-name="T1268">связь с/между</text:span>;</text:p>
        </text:list-item>
        <text:list-item>
          <text:p text:style-name="P1652">a relationship with/between — <text:span text:style-name="T1268">взаимосвязь с/между</text:span>;</text:p>
        </text:list-item>
      </text:list>
      <text:p text:style-name="P673"/>
      <text:p text:style-name="P203">There must be a reason for his actions — Должна быть какая-то причина его действий.</text:p>
      <text:p text:style-name="P204">What`s the advantage of living in a big city? — В чем преимущество жизни в большом городе?</text:p>
      <text:p text:style-name="P204">We`ll find a solution to the problem — Мы найдем решение этой проблемы.</text:p>
      <text:p text:style-name="P204">She has an emotion connection with him — У нее эмоциональная связь с ним.</text:p>
      <text:p text:style-name="P1330"/>
      <text:p text:style-name="P21">Устойчивые связки прилагательных и предлогов</text:p>
      <text:p text:style-name="P1331"/>
      <text:p text:style-name="P1334">После <text:span text:style-name="T1154">некоторых</text:span> прилагательных могут <text:span text:style-name="T1286">также </text:span>идти определенные предлоги. </text:p>
      <text:p text:style-name="P1212"><text:span text:style-name="T1285">Иногда </text:span><text:span text:style-name="T1286">такие связки</text:span><text:span text:style-name="T1285"> могут переводиться глаголами.</text:span></text:p>
      <text:p text:style-name="P1333"/>
      <text:p text:style-name="P715"><text:span text:style-name="T1284">П</text:span><text:span text:style-name="T1285">рилагательное + </text:span><text:span text:style-name="T530">about</text:span><text:span text:style-name="T1285"> означает «испытывать чувство из-за чего-либо»:</text:span></text:p>
      <text:list xml:id="list3915229685" text:style-name="L101">
        <text:list-item>
          <text:p text:style-name="P1655">angry about — злиться из-за;</text:p>
        </text:list-item>
        <text:list-item>
          <text:p text:style-name="P1655">furious about — разозлиться из-за;</text:p>
        </text:list-item>
        <text:list-item>
          <text:p text:style-name="P1655">upset about — расстроиться из-за;</text:p>
        </text:list-item>
        <text:list-item>
          <text:p text:style-name="P1655">happy about — счаствил из-за;</text:p>
        </text:list-item>
        <text:list-item>
          <text:p text:style-name="P1655">worried about — взволнованный из-за;</text:p>
        </text:list-item>
        <text:list-item>
          <text:p text:style-name="P1655">nervous about — нервничать из-за.</text:p>
        </text:list-item>
      </text:list>
      <text:p text:style-name="P1333"/>
      <text:p text:style-name="P118">Bull seems really <text:span text:style-name="T980">upset about</text:span> this — Билл выглядит очень <text:span text:style-name="T980">расстроенным из-за</text:span> этого.</text:p>
      <text:p text:style-name="P118">I was <text:span text:style-name="T980">worried about</text:span> you — <text:span text:style-name="T1269">Я </text:span><text:span text:style-name="T997">волновался за</text:span><text:span text:style-name="T1269"> тебя.</text:span></text:p>
      <text:p text:style-name="P1333"/>
      <text:p text:style-name="P714"><text:span text:style-name="T528">S</text:span><text:span text:style-name="T529">orry</text:span><text:span text:style-name="T1269"> </text:span><text:span text:style-name="T1281">в связке с</text:span><text:span text:style-name="T1269"> </text:span><text:span text:style-name="T529">about</text:span><text:span text:style-name="T1269"> и </text:span><text:span text:style-name="T529">for</text:span><text:span text:style-name="T1269"> выражает сожаление, сочувствие или просьбу о помощи:</text:span></text:p>
      <text:list xml:id="list3147843475" text:style-name="L102">
        <text:list-item>
          <text:p text:style-name="P1656">sorry about something — прости за (что-либо);</text:p>
        </text:list-item>
        <text:list-item>
          <text:p text:style-name="P1656">sorry for doing something — прости за то, что я сделал;</text:p>
        </text:list-item>
        <text:list-item>
          <text:p text:style-name="P1656">be/feel sorry for somebody — мне жаль <text:span text:style-name="T1273">(</text:span>кого-либо<text:span text:style-name="T1273">)</text:span>.</text:p>
        </text:list-item>
      </text:list>
      <text:p text:style-name="P1335"/>
      <text:p text:style-name="P117">I`m <text:span text:style-name="T980">sorry about</text:span> my behavior — <text:span text:style-name="T980">Прости</text:span> мое поведение.</text:p>
      <text:p text:style-name="P117"><text:span text:style-name="T980">Sorry for</text:span> interrupting — <text:span text:style-name="T980">Простите, что</text:span> беспокою вас.</text:p>
      <text:p text:style-name="P117">I`m <text:span text:style-name="T980">sorry for</text:span> your loss — <text:span text:style-name="T980">Сожалею о</text:span> вашей утрате.</text:p>
      <text:p text:style-name="P1333"/>
      <text:p text:style-name="P1337">Предлог <text:span text:style-name="T485">of</text:span> <text:span text:style-name="T1271">также </text:span>часто встречается после прилагательных. Во многих случаях он соответсвует родительскому падежу (кого/чего).</text:p>
      <text:p text:style-name="P1336"/>
      <text:p text:style-name="P1208"><text:span text:style-name="T1270">Он часто используется во фразах типа </text:span><text:span text:style-name="T520">i</text:span><text:span text:style-name="T521">t was nice/</text:span><text:span text:style-name="T528">kind/good/stupied</text:span><text:span text:style-name="T521"> of you/</text:span><text:span text:style-name="T531">them</text:span><text:span text:style-name="T521"> to</text:span><text:span text:style-name="T1270">.</text:span></text:p>
      <text:p text:style-name="P1338"/>
      <text:p text:style-name="P114"><text:soft-page-break/>It was very stupied of you to go there — Было очень глупо с твоей стороны идти туда.</text:p>
      <text:p text:style-name="P1339"/>
      <text:p text:style-name="P1339">Предлог <text:span text:style-name="T485">of</text:span> часто используется после прилагательных, выражающий отношение </text:p>
      <text:p text:style-name="P1340">к чему-либо, которые в этих значениях переводятся глаголом:</text:p>
      <text:list xml:id="list970461709" text:style-name="L103">
        <text:list-item>
          <text:p text:style-name="P1657">afraid of — бояться (кого-то/чего-то);</text:p>
        </text:list-item>
        <text:list-item>
          <text:p text:style-name="P1658">ashamed of — стыдиться (кого-то/чего-то);</text:p>
        </text:list-item>
        <text:list-item>
          <text:p text:style-name="P1658">proud of — гордиться (кем-то/чем-то).</text:p>
        </text:list-item>
      </text:list>
      <text:p text:style-name="P1341"/>
      <text:p text:style-name="P116">Are you afraid of dogs? — Ты боишься собак?</text:p>
      <text:p text:style-name="P116">I`m so proud of you! — Я так горжусь тобой!</text:p>
      <text:p text:style-name="P1341"/>
      <text:p text:style-name="P1343">Другие связки с пред<text:span text:style-name="T1281">л</text:span>ого<text:span text:style-name="T1281">м</text:span> <text:span text:style-name="T485">of</text:span>:</text:p>
      <text:list xml:id="list3414880286" text:style-name="L104">
        <text:list-item>
          <text:p text:style-name="P1659">full of — полон (чего-то);</text:p>
        </text:list-item>
        <text:list-item>
          <text:p text:style-name="P1659">short of — не хватает (чего-то);</text:p>
        </text:list-item>
        <text:list-item>
          <text:p text:style-name="P1659">tired of — уставать от;</text:p>
        </text:list-item>
        <text:list-item>
          <text:p text:style-name="P1659">sure of — быть уверенным в (чем-то).</text:p>
        </text:list-item>
      </text:list>
      <text:p text:style-name="P1342"/>
      <text:p text:style-name="P115">This bag is full of cash — В этой сумке полно денег.</text:p>
      <text:p text:style-name="P115">I`m tired of all this — Я устал от всего этого.</text:p>
      <text:p text:style-name="P115">I`m sure of him — Я уверен в нем.</text:p>
      <text:p text:style-name="P115"/>
      <text:p text:style-name="P616">Устойчивые связки глаголов и предлогов</text:p>
      <text:p text:style-name="P301"/>
      <text:p text:style-name="P302">Предлог, который стоит после глагола может целенаправленно меня его значение.</text:p>
      <text:p text:style-name="P302">Такие связки называются фразовыми глаголами. </text:p>
      <text:p text:style-name="P302"/>
      <text:p text:style-name="P302">Многие фразовые глаголы вытеснели из речи глаголы, <text:span text:style-name="T1282">предназначенные специально для той или иной ситуации</text:span>. Например вместо <text:span text:style-name="T485">search</text:span> чаще используется связка <text:span text:style-name="T485">look for</text:span>.</text:p>
      <text:p text:style-name="P302"/>
      <text:p text:style-name="P310">Связки глаголов и предлогов, которые всегда используются вместе:</text:p>
      <text:list xml:id="list2846502134" text:style-name="L105">
        <text:list-item>
          <text:p text:style-name="P1565">belong to — принадлежать (кому-то);</text:p>
        </text:list-item>
        <text:list-item>
          <text:p text:style-name="P1565">happen to — случилось с;</text:p>
        </text:list-item>
        <text:list-item>
          <text:p text:style-name="P1565">listen to — слушать (что-то);</text:p>
        </text:list-item>
        <text:list-item>
          <text:p text:style-name="P1565">speak to / talk to — говорить с (кем-то);</text:p>
        </text:list-item>
        <text:list-item>
          <text:p text:style-name="P1565">ask for — просить (чего-то);</text:p>
        </text:list-item>
        <text:list-item>
          <text:p text:style-name="P1565">thank for — благодарить за;</text:p>
        </text:list-item>
        <text:list-item>
          <text:p text:style-name="P1565">wait for — ждать (чего-то);</text:p>
        </text:list-item>
        <text:list-item>
          <text:p text:style-name="P1565">depend on — зависить от;</text:p>
        </text:list-item>
        <text:list-item>
          <text:p text:style-name="P1565">think about/of — думать о;</text:p>
        </text:list-item>
      </text:list>
      <text:p text:style-name="P311"/>
      <text:p text:style-name="P126">We <text:span text:style-name="T980">belong to</text:span> different world — Мы <text:span text:style-name="T980">принадлежим к</text:span> разным мирам.</text:p>
      <text:p text:style-name="P126">I would not let it <text:span text:style-name="T980">happen to</text:span> you — Я не позволю, чтобы это <text:span text:style-name="T980">случилось с</text:span> тобой.</text:p>
      <text:p text:style-name="P127">If you are in trouble, you should <text:span text:style-name="T980">ask for</text:span> help — Если ты в беде, нужно <text:span text:style-name="T980">просить о</text:span> помощи.</text:p>
      <text:p text:style-name="P303"/>
      <text:p text:style-name="P304">Фразовые глаголы нельзя переводить по отдельности (отдельно глагол, отдельно предлог).</text:p>
      <text:p text:style-name="P304">Предлоги в этом слуае работаю<text:span text:style-name="T1287">т</text:span> примерно также, как приставки в русском языке:</text:p>
      <text:p text:style-name="P304"/>
      <text:p text:style-name="P128">come back — приехать (приставка «при» и корень «ехать»).</text:p>
      <text:p text:style-name="P304"/>
      <text:p text:style-name="P306"/>
      <text:p text:style-name="P1430"><text:span text:style-name="T816">П</text:span><text:span text:style-name="T808">редлоги, передаю</text:span><text:span text:style-name="T816">щие</text:span><text:span text:style-name="T808"> особый контекст </text:span><text:span text:style-name="T816">для </text:span><text:span text:style-name="T808">глагол</text:span><text:span text:style-name="T816">ов</text:span><text:span text:style-name="T808"> движения </text:span><text:span text:style-name="T809">и перемещения</text:span><text:span text:style-name="T808">:</text:span></text:p>
      <text:list xml:id="list379348317" text:style-name="L106">
        <text:list-item>
          <text:p text:style-name="P1566">in — переместить<text:span text:style-name="T1277">(</text:span>ся<text:span text:style-name="T1277">)</text:span> в закрытое пространство <text:span text:style-name="T1277">(</text:span><text:span text:style-name="T485">go on — войти</text:span><text:span text:style-name="T1277">)</text:span>;</text:p>
        </text:list-item>
        <text:list-item>
          <text:p text:style-name="P1566">out — покинуть закрытое пространство <text:span text:style-name="T1277">(</text:span><text:span text:style-name="T485">go out — выйти</text:span><text:span text:style-name="T1277">)</text:span>;</text:p>
        </text:list-item>
        <text:list-item>
          <text:p text:style-name="P1568">on — переместить(ся) на поверхность (<text:span text:style-name="T485">go on — продложать (движение)</text:span>);</text:p>
        </text:list-item>
        <text:list-item>
          <text:p text:style-name="P1610"><text:span text:style-name="T808">off — убрать с поверхности (</text:span><text:span text:style-name="T522">go off — </text:span><text:span text:style-name="T524">уходить, сходить</text:span><text:span text:style-name="T808">);</text:span></text:p>
        </text:list-item>
        <text:list-item>
          <text:p text:style-name="P1568">up — переместить(ся) выше уровнем (<text:span text:style-name="T485">go up — подняться</text:span>);</text:p>
        </text:list-item>
        <text:list-item>
          <text:p text:style-name="P1568">down — переместить(ся) ниже уровнем (<text:span text:style-name="T485">go down — опускаться</text:span>);</text:p>
        </text:list-item>
        <text:list-item>
          <text:p text:style-name="P1610"><text:span text:style-name="T808">away — убрать(ся) прочь (</text:span><text:span text:style-name="T522">go away — уходить, </text:span><text:span text:style-name="T524">разойтись</text:span><text:span text:style-name="T808">);</text:span></text:p>
        </text:list-item>
        <text:list-item>
          <text:p text:style-name="P1568">back — <text:span text:style-name="T1278">вернуть(ся) (</text:span><text:span text:style-name="T523">go back — возвращаться</text:span><text:span text:style-name="T1278">)</text:span>.</text:p>
        </text:list-item>
      </text:list>
      <text:p text:style-name="P305"/>
      <text:p text:style-name="P1210"><text:span text:style-name="T810">Если фразовый глагол имеет дополнение (направлен на какой-то объект), то дополнение может стоять </text:span><text:span text:style-name="T811">как </text:span><text:span text:style-name="T812">в середине связки</text:span><text:span text:style-name="T810">, </text:span><text:span text:style-name="T811">так и</text:span><text:span text:style-name="T810"> после. </text:span><text:span text:style-name="T812">Но если дополнение заменяется местоимением, то оно всегда будет между глаголом и предлогом.</text:span></text:p>
      <text:p text:style-name="P307"/>
      <text:p text:style-name="P129">I <text:span text:style-name="T980">turned</text:span> <text:span text:style-name="T1189">the light</text:span> <text:span text:style-name="T980">off / </text:span><text:span text:style-name="T479">I </text:span><text:span text:style-name="T998">turned off</text:span><text:span text:style-name="T479"> </text:span><text:span text:style-name="T1198">the light</text:span><text:span text:style-name="T980"> </text:span>— Я выключил свет.</text:p>
      <text:p text:style-name="P130">I <text:span text:style-name="T980">turned</text:span> <text:span text:style-name="T1189">it</text:span> <text:span text:style-name="T980">off</text:span> — Я выключил это.</text:p>
      <text:p text:style-name="P307"/>
      <text:p text:style-name="P1211"><text:span text:style-name="T812">Когда предлог отрывается от глагола, </text:span><text:span text:style-name="T813">то </text:span><text:span text:style-name="T814">порой</text:span><text:span text:style-name="T812"> сложно определить что это фразовый глагол.</text:span></text:p>
      <text:p text:style-name="P309"/>
      <text:p text:style-name="P1314">Сложные предложения</text:p>
      <text:p text:style-name="P312"/>
      <text:p text:style-name="P313">В английском, как и в русском, предложения могут быть простыми и сложными.</text:p>
      <text:p text:style-name="P313">Простое предложение содержит 1 подлежащее и 1 и более сказуемых.</text:p>
      <text:p text:style-name="P313"/>
      <text:p text:style-name="P132"><text:span text:style-name="T13">I</text:span> <text:span text:style-name="T23">woke</text:span> up at 7 o`clock — Я проснулся в 7 часов.</text:p>
      <text:p text:style-name="P132"/>
      <text:p text:style-name="P132"><text:span text:style-name="T13">Jake</text:span> <text:span text:style-name="T23">woke</text:span> up, <text:span text:style-name="T23">had</text:span> breakfast, <text:span text:style-name="T23">got</text:span> dressed and <text:span text:style-name="T23">went</text:span> to work — Джек проснулся, позавтракал, оделся и пошел на работу <text:span text:style-name="T1289">(перед and запятой нет, т. к. предложение простое)</text:span>.</text:p>
      <text:p text:style-name="P309"/>
      <text:p text:style-name="P313">Сложное предложение содержит 2 и более подлежащих и 2 и более сказуемых.</text:p>
      <text:p text:style-name="P313"/>
      <text:p text:style-name="P131"><text:span text:style-name="T13">I</text:span> <text:span text:style-name="T23">woke</text:span> up at 7 o`clock, but <text:span text:style-name="T13">everybody</text:span> <text:span text:style-name="T23">was</text:span> still asleep — Я проснулся в 7, но все еще спали.</text:p>
      <text:p text:style-name="P308"/>
      <text:p text:style-name="P617">Союзы <text:span text:style-name="T485">and</text:span>, <text:span text:style-name="T485">but</text:span>, <text:span text:style-name="T485">or</text:span>, <text:span text:style-name="T485">so</text:span>, <text:span text:style-name="T485">because</text:span></text:p>
      <text:p text:style-name="P314"/>
      <text:p text:style-name="P315">Они объединяют части сложного предложения. <text:span text:style-name="T1288">Но могут встречаться и в простых предложениях, чтобы объеднить между собой отдельные слова.</text:span></text:p>
      <text:p text:style-name="P315"/>
      <text:p text:style-name="P316">Самые популярные союзы:</text:p>
      <text:list xml:id="list3523947132" text:style-name="L107">
        <text:list-item>
          <text:p text:style-name="P1569">and — и;</text:p>
        </text:list-item>
        <text:list-item>
          <text:p text:style-name="P1569">or — или;</text:p>
        </text:list-item>
        <text:list-item>
          <text:p text:style-name="P1569">but — но;</text:p>
        </text:list-item>
        <text:list-item>
          <text:p text:style-name="P1569">so — поэтому;</text:p>
        </text:list-item>
        <text:list-item>
          <text:p text:style-name="P1569">because — потому что.</text:p>
        </text:list-item>
      </text:list>
      <text:p text:style-name="P317"/>
      <text:p text:style-name="P1611"><text:span text:style-name="T819">Части сложного предложения </text:span><text:span text:style-name="T820">всегда </text:span><text:span text:style-name="T819">разделяются запятыми, за исключением случаев, </text:span></text:p>
      <text:p text:style-name="P1571">когда используются союз <text:span text:style-name="T485">because</text:span>. Но если союзы в простом предложении, </text:p>
      <text:p text:style-name="P1611"><text:span text:style-name="T823">то</text:span><text:span text:style-name="T819"> перед ними запятые не ставятся.</text:span></text:p>
      <text:p text:style-name="P317"/>
      <text:p text:style-name="P133">I met Jill, <text:span text:style-name="T980">and</text:span> we went for a wolk — Я встретила Джил <text:span text:style-name="T980">и</text:span> мы пошли гулять.</text:p>
      <text:p text:style-name="P133">I was very tired, <text:span text:style-name="T980">so</text:span> I went to sleep early — Я очень устал, <text:span text:style-name="T980">поэтому</text:span> я пошел спать раньше.</text:p>
      <text:p text:style-name="P134"><text:soft-page-break/>We can`t go to the party <text:span text:style-name="T980">because</text:span> we were going away that weekend — Мы не сможет пойти </text:p>
      <text:p text:style-name="P134"><text:span text:style-name="T759">на вечеринку, </text:span><text:span text:style-name="T971">потому что</text:span><text:span text:style-name="T759"> уезжаем в эти выходные.</text:span></text:p>
      <text:p text:style-name="P318"/>
      <text:p text:style-name="P1344"><text:span text:style-name="T819">В </text:span><text:span text:style-name="T759">русском и английском языке расстановка запятых не совпадает!</text:span></text:p>
      <text:p text:style-name="P319"/>
      <text:p text:style-name="P1216"><text:span text:style-name="T821">Иногда встречаются сложные предложения состоящие из </text:span><text:span text:style-name="T822">2</text:span><text:span text:style-name="T821">х и более простых предложений, объединенных вместе, но без запятых. Это сильно сбивает по началу.</text:span></text:p>
      <text:p text:style-name="P320"/>
      <text:p text:style-name="P67"><text:span text:style-name="T1010">It`s the fitst time I have driven a car — </text:span><text:span text:style-name="T1016">Это впервые, когда я веду машину.</text:span></text:p>
      <text:p text:style-name="P320"/>
      <text:p text:style-name="P1486"><text:span text:style-name="T699">Части сложного предложения часто находятся в неравных условиях. Одна из них является главной, а другие — зависимыми. </text:span><text:span text:style-name="T700">В английском, зависимая часть называется clause, </text:span></text:p>
      <text:p text:style-name="P1478">а в русском — придаточным предложением.</text:p>
      <text:p text:style-name="P1487"/>
      <text:p text:style-name="P1480">Виды придаточных предложений:</text:p>
      <text:list xml:id="list2738728257" text:style-name="L108">
        <text:list-item>
          <text:p text:style-name="P1479">reperted clause (reported speech) — косвенная речь;</text:p>
        </text:list-item>
        <text:list-item>
          <text:p text:style-name="P1479">if clause (conditional) — условные предложения;</text:p>
        </text:list-item>
        <text:list-item>
          <text:p text:style-name="P1479">relative clause — придаточные определительные предложения.</text:p>
        </text:list-item>
      </text:list>
      <text:p text:style-name="P1631"/>
      <text:p text:style-name="P23"><text:span text:style-name="T1290">В</text:span>опросительные <text:span text:style-name="T1290">c</text:span>ложные предложения</text:p>
      <text:p text:style-name="P22"/>
      <text:p text:style-name="P1215"><text:span text:style-name="T480">С</text:span><text:span text:style-name="T481">остоят из 2х </text:span><text:span text:style-name="T480">и более простых предложений. Порядок слов меняется только в главной </text:span></text:p>
      <text:p text:style-name="P1590">части, придаточные предложения остаются без изменений.</text:p>
      <text:p text:style-name="P1591"/>
      <text:p text:style-name="P136"><text:span text:style-name="T374">Why is she crying? </text:span><text:span text:style-name="T480">(простое предложение)</text:span></text:p>
      <text:p text:style-name="P136"><text:span text:style-name="T480">D</text:span><text:span text:style-name="T374">o you know </text:span><text:span text:style-name="T980">why she is crying</text:span><text:span text:style-name="T374">? </text:span><text:span text:style-name="T480">(сложное предложение)</text:span></text:p>
      <text:p text:style-name="P1591"/>
      <text:p text:style-name="P1213"><text:span text:style-name="T482">В </text:span><text:span text:style-name="T480">предложении выше, </text:span><text:span text:style-name="T483">вопросительное </text:span><text:span text:style-name="T480">слово </text:span><text:span text:style-name="T640">why</text:span><text:span text:style-name="T480"> является союзом.</text:span></text:p>
      <text:p text:style-name="P1592"/>
      <text:p text:style-name="P1345"><text:span text:style-name="T480">П</text:span><text:span text:style-name="T374">ридаточное предложение не всегда присоединяется с помощью вопросительного слова.</text:span></text:p>
      <text:p text:style-name="P1214">Если в русском языке оно присоединяется с помощью частицы «ли», то в английском </text:p>
      <text:p text:style-name="P1214"><text:span text:style-name="T483">будет начинаться со слова </text:span><text:span text:style-name="T639">if</text:span><text:span text:style-name="T483"> или </text:span><text:span text:style-name="T639">whether</text:span><text:span text:style-name="T483">.</text:span></text:p>
      <text:p text:style-name="P1593"/>
      <text:p text:style-name="P135"><text:span text:style-name="T483">C</text:span><text:span text:style-name="T374">an you tell </text:span><text:span text:style-name="T980">if</text:span><text:span text:style-name="T374"> this house belongs to Jerry? — Скажите, этот </text:span><text:span text:style-name="T980">ли</text:span><text:span text:style-name="T374"> дом принадлежит Джерри?</text:span></text:p>
      <text:p text:style-name="P1592"/>
      <text:p text:style-name="P1660">Косвенная речь</text:p>
      <text:p text:style-name="P1567"/>
      <text:p text:style-name="P1567"/>
      <text:p text:style-name="P1426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26843879728">
          <table:table-cell table:style-name="Table7.A1" office:value-type="string">
            <text:p text:style-name="P1364"/>
          </table:table-cell>
          <table:table-cell table:style-name="Table7.A1" office:value-type="string">
            <text:p text:style-name="P1346">Past</text:p>
          </table:table-cell>
          <table:table-cell table:style-name="Table7.A1" office:value-type="string">
            <text:p text:style-name="P1346">Present</text:p>
          </table:table-cell>
          <table:table-cell table:style-name="Table7.D1" office:value-type="string">
            <text:p text:style-name="P1346">Future</text:p>
          </table:table-cell>
        </table:table-row>
        <table:table-row table:style-name="TableLine94126841270544">
          <table:table-cell table:style-name="Table7.A2" office:value-type="string">
            <text:p text:style-name="P1353">+</text:p>
          </table:table-cell>
          <table:table-cell table:style-name="Table7.A2" office:value-type="string">
            <text:p text:style-name="P1386">I/y<text:span text:style-name="T1097">ou</text:span>/w<text:span text:style-name="T1097">e</text:span>/t<text:span text:style-name="T1097">hey</text:span>/he/she/it started</text:p>
          </table:table-cell>
          <table:table-cell table:style-name="Table7.A2" office:value-type="string">
            <text:p text:style-name="P1377">I/you/we/they start</text:p>
            <text:p text:style-name="P1377">He/she/it starts</text:p>
          </table:table-cell>
          <table:table-cell table:style-name="Table7.D2" office:value-type="string">
            <text:p text:style-name="P1389">I/y<text:span text:style-name="T1097">ou</text:span>/w<text:span text:style-name="T1097">e</text:span>/t<text:span text:style-name="T1097">hey</text:span>/he/she/it </text:p>
            <text:p text:style-name="P1389">will start</text:p>
          </table:table-cell>
        </table:table-row>
        <table:table-row table:style-name="TableLine94126841348320">
          <table:table-cell table:style-name="Table7.A2" office:value-type="string">
            <text:p text:style-name="P1347">-</text:p>
          </table:table-cell>
          <table:table-cell table:style-name="Table7.A2" office:value-type="string">
            <text:p text:style-name="P1386">I/y<text:span text:style-name="T1097">ou</text:span>/w<text:span text:style-name="T1097">e</text:span>/t<text:span text:style-name="T1097">hey</text:span>/he/she/it</text:p>
            <text:p text:style-name="P1386">didn`t start</text:p>
          </table:table-cell>
          <table:table-cell table:style-name="Table7.A2" office:value-type="string">
            <text:p text:style-name="P1377">I/you/we/they don`t start</text:p>
            <text:p text:style-name="P1377">He/she/it doesn`t start</text:p>
          </table:table-cell>
          <table:table-cell table:style-name="Table7.D2" office:value-type="string">
            <text:p text:style-name="P1389">I/y<text:span text:style-name="T1097">ou</text:span>/w<text:span text:style-name="T1097">e</text:span>/t<text:span text:style-name="T1097">hey</text:span>/he/she/it</text:p>
            <text:p text:style-name="P1389">won`t start</text:p>
          </table:table-cell>
        </table:table-row>
        <table:table-row table:style-name="TableLine94126841442960">
          <table:table-cell table:style-name="Table7.A2" office:value-type="string">
            <text:p text:style-name="P1347">?</text:p>
          </table:table-cell>
          <table:table-cell table:style-name="Table7.A2" office:value-type="string">
            <text:p text:style-name="P1387">Did I/y<text:span text:style-name="T1097">ou</text:span>/w<text:span text:style-name="T1097">e</text:span>/t<text:span text:style-name="T1097">hey</text:span>/he</text:p>
            <text:p text:style-name="P1387">/she/it start?</text:p>
          </table:table-cell>
          <table:table-cell table:style-name="Table7.A2" office:value-type="string">
            <text:p text:style-name="P1377">Do I/you/we/they start?</text:p>
            <text:p text:style-name="P1377">Does he/she/it start?</text:p>
          </table:table-cell>
          <table:table-cell table:style-name="Table7.D2" office:value-type="string">
            <text:p text:style-name="P1390">Will I/y<text:span text:style-name="T1097">ou</text:span>/w<text:span text:style-name="T1097">e</text:span>/t<text:span text:style-name="T1097">hey</text:span>/he</text:p>
            <text:p text:style-name="P1390">/she/it start?</text:p>
          </table:table-cell>
        </table:table-row>
      </table:table>
      <text:p text:style-name="P243"/>
      <text:p text:style-name="P685"><text:span text:style-name="T765">Таблица времен группы Continu</text:span><text:span text:style-name="T766">ou</text:span><text:span text:style-name="T765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26841523648">
          <table:table-cell table:style-name="Table8.A1" office:value-type="string">
            <text:p text:style-name="P1376"/>
          </table:table-cell>
          <table:table-cell table:style-name="Table8.A1" office:value-type="string">
            <text:p text:style-name="P1346">Past</text:p>
          </table:table-cell>
          <table:table-cell table:style-name="Table8.A1" office:value-type="string">
            <text:p text:style-name="P1346">Present</text:p>
          </table:table-cell>
          <table:table-cell table:style-name="Table8.D1" office:value-type="string">
            <text:p text:style-name="P1346">Future</text:p>
          </table:table-cell>
        </table:table-row>
        <table:table-row table:style-name="TableLine94126841918592">
          <table:table-cell table:style-name="Table8.A2" office:value-type="string">
            <text:p text:style-name="P1347">+</text:p>
          </table:table-cell>
          <table:table-cell table:style-name="Table8.A2" office:value-type="string">
            <text:p text:style-name="P1388">I/<text:span text:style-name="T1096">he/she/it</text:span> <text:span text:style-name="T1096">was starting</text:span></text:p>
            <text:p text:style-name="P1388"><text:span text:style-name="T1096">Y</text:span><text:span text:style-name="T1097">ou</text:span><text:span text:style-name="T1096">/w</text:span><text:span text:style-name="T1097">e</text:span><text:span text:style-name="T1096">/t</text:span><text:span text:style-name="T1097">hey</text:span><text:span text:style-name="T1096"> were starting</text:span></text:p>
          </table:table-cell>
          <table:table-cell table:style-name="Table8.A2" office:value-type="string">
            <text:p text:style-name="P1379">I am starting</text:p>
            <text:p text:style-name="P1380">He/she/it is starting</text:p>
            <text:p text:style-name="P1379">You/we/they are starting</text:p>
          </table:table-cell>
          <table:table-cell table:style-name="Table8.D2" office:value-type="string">
            <text:p text:style-name="P1364"/>
          </table:table-cell>
        </table:table-row>
        <table:table-row table:style-name="TableLine94126841928096">
          <table:table-cell table:style-name="Table8.A2" office:value-type="string">
            <text:p text:style-name="P1347">-</text:p>
          </table:table-cell>
          <table:table-cell table:style-name="Table8.A2" office:value-type="string">
            <text:p text:style-name="P1389">I/he/she/it wasn`t starting</text:p>
            <text:p text:style-name="P1389">Y<text:span text:style-name="T1097">ou</text:span>/w<text:span text:style-name="T1097">e</text:span>/t<text:span text:style-name="T1097">hey</text:span> weren`t starting</text:p>
          </table:table-cell>
          <table:table-cell table:style-name="Table8.A2" office:value-type="string">
            <text:p text:style-name="P1379">I`m not starting</text:p>
            <text:p text:style-name="P1380">He/she/it isn`t starting</text:p>
            <text:p text:style-name="P1379">You/we/they aren`t starting</text:p>
          </table:table-cell>
          <table:table-cell table:style-name="Table8.D2" office:value-type="string">
            <text:p text:style-name="P1364"/>
          </table:table-cell>
        </table:table-row>
        <table:table-row table:style-name="TableLine94126841971856">
          <table:table-cell table:style-name="Table8.A2" office:value-type="string">
            <text:p text:style-name="P1347">?</text:p>
          </table:table-cell>
          <table:table-cell table:style-name="Table8.A2" office:value-type="string">
            <text:p text:style-name="P1389">Was I/he/she/it starting?</text:p>
            <text:p text:style-name="P1389">Were y<text:span text:style-name="T1097">ou</text:span>/w<text:span text:style-name="T1097">e</text:span>/t<text:span text:style-name="T1097">hey</text:span> starting?</text:p>
          </table:table-cell>
          <table:table-cell table:style-name="Table8.A2" office:value-type="string">
            <text:p text:style-name="P1379">Am I starting?</text:p>
            <text:p text:style-name="P1380">Is he/she/it starting?</text:p>
            <text:p text:style-name="P1379">Are you/we/they starting?</text:p>
          </table:table-cell>
          <table:table-cell table:style-name="Table8.D2" office:value-type="string">
            <text:p text:style-name="P1364"/>
          </table:table-cell>
        </table:table-row>
      </table:table>
      <text:p text:style-name="P243"/>
      <text:p text:style-name="P245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26841993216">
          <table:table-cell table:style-name="Table9.A1" office:value-type="string">
            <text:p text:style-name="P1376"/>
          </table:table-cell>
          <table:table-cell table:style-name="Table9.A1" office:value-type="string">
            <text:p text:style-name="P1346">Past</text:p>
          </table:table-cell>
          <table:table-cell table:style-name="Table9.A1" office:value-type="string">
            <text:p text:style-name="P1346">Present</text:p>
          </table:table-cell>
          <table:table-cell table:style-name="Table9.D1" office:value-type="string">
            <text:p text:style-name="P1346">Future</text:p>
          </table:table-cell>
        </table:table-row>
        <table:table-row table:style-name="TableLine94126842216752">
          <table:table-cell table:style-name="Table9.A2" office:value-type="string">
            <text:p text:style-name="P1347">+</text:p>
          </table:table-cell>
          <table:table-cell table:style-name="Table9.A2" office:value-type="string">
            <text:p text:style-name="P1364"/>
          </table:table-cell>
          <table:table-cell table:style-name="Table9.A2" office:value-type="string">
            <text:p text:style-name="P1379">I/you/we/they have started</text:p>
            <text:p text:style-name="P1379">He/she/it has started</text:p>
          </table:table-cell>
          <table:table-cell table:style-name="Table9.D2" office:value-type="string">
            <text:p text:style-name="P1364"/>
          </table:table-cell>
        </table:table-row>
        <table:table-row table:style-name="TableLine94126842229680">
          <table:table-cell table:style-name="Table9.A2" office:value-type="string">
            <text:p text:style-name="P1347">-</text:p>
          </table:table-cell>
          <table:table-cell table:style-name="Table9.A2" office:value-type="string">
            <text:p text:style-name="P1364"/>
          </table:table-cell>
          <table:table-cell table:style-name="Table9.A2" office:value-type="string">
            <text:p text:style-name="P1379">I/y<text:span text:style-name="T1046">ou</text:span>/w<text:span text:style-name="T1046">e</text:span>/t<text:span text:style-name="T1046">hey</text:span> haven`t started</text:p>
            <text:p text:style-name="P1379">He/she/it hasn`t started</text:p>
          </table:table-cell>
          <table:table-cell table:style-name="Table9.D2" office:value-type="string">
            <text:p text:style-name="P1364"/>
          </table:table-cell>
        </table:table-row>
        <table:table-row table:style-name="TableLine94126842271792">
          <table:table-cell table:style-name="Table9.A2" office:value-type="string">
            <text:p text:style-name="P1347">?</text:p>
          </table:table-cell>
          <table:table-cell table:style-name="Table9.A2" office:value-type="string">
            <text:p text:style-name="P1364"/>
          </table:table-cell>
          <table:table-cell table:style-name="Table9.A2" office:value-type="string">
            <text:p text:style-name="P1379">Have I/y<text:span text:style-name="T1047">ou</text:span>/w<text:span text:style-name="T1047">e</text:span>/t<text:span text:style-name="T1047">hey</text:span> started?</text:p>
            <text:p text:style-name="P1379">Has he/she/it started?</text:p>
          </table:table-cell>
          <table:table-cell table:style-name="Table9.D2" office:value-type="string">
            <text:p text:style-name="P1364"/>
          </table:table-cell>
        </table:table-row>
      </table:table>
      <text:p text:style-name="P245"/>
      <text:p text:style-name="P246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26842261424">
          <table:table-cell table:style-name="Table1.A1" office:value-type="string">
            <text:p text:style-name="P1378"/>
          </table:table-cell>
          <table:table-cell table:style-name="Table1.A1" office:value-type="string">
            <text:p text:style-name="P1348">Past</text:p>
          </table:table-cell>
          <table:table-cell table:style-name="Table1.A1" office:value-type="string">
            <text:p text:style-name="P1348">Present</text:p>
          </table:table-cell>
          <table:table-cell table:style-name="Table1.D1" office:value-type="string">
            <text:p text:style-name="P1348">Future</text:p>
          </table:table-cell>
        </table:table-row>
        <table:table-row table:style-name="TableLine94126842414672">
          <table:table-cell table:style-name="Table1.A2" office:value-type="string">
            <text:p text:style-name="P1348">+</text:p>
          </table:table-cell>
          <table:table-cell table:style-name="Table1.A2" office:value-type="string">
            <text:p text:style-name="P1365"/>
          </table:table-cell>
          <table:table-cell table:style-name="Table1.A2" office:value-type="string">
            <text:p text:style-name="P1385">I/y<text:span text:style-name="T1097">ou</text:span>/w<text:span text:style-name="T1097">e</text:span>/t<text:span text:style-name="T1097">hey</text:span> have been starting</text:p>
            <text:p text:style-name="P1385">He/she/it has been starting</text:p>
          </table:table-cell>
          <table:table-cell table:style-name="Table1.D2" office:value-type="string">
            <text:p text:style-name="P1365"/>
          </table:table-cell>
        </table:table-row>
        <table:table-row table:style-name="TableLine94126842460432">
          <table:table-cell table:style-name="Table1.A2" office:value-type="string">
            <text:p text:style-name="P1348">-</text:p>
          </table:table-cell>
          <table:table-cell table:style-name="Table1.A2" office:value-type="string">
            <text:p text:style-name="P1365"/>
          </table:table-cell>
          <table:table-cell table:style-name="Table1.A2" office:value-type="string">
            <text:p text:style-name="P1385">I/y<text:span text:style-name="T1097">ou</text:span>/w<text:span text:style-name="T1097">e</text:span>/t<text:span text:style-name="T1097">hey</text:span> haven`t been starting</text:p>
            <text:p text:style-name="P1385">He/she/it hasn`t been starting</text:p>
          </table:table-cell>
          <table:table-cell table:style-name="Table1.D2" office:value-type="string">
            <text:p text:style-name="P1365"/>
          </table:table-cell>
        </table:table-row>
        <table:table-row table:style-name="TableLine94126842456464">
          <table:table-cell table:style-name="Table1.A2" office:value-type="string">
            <text:p text:style-name="P1348">?</text:p>
          </table:table-cell>
          <table:table-cell table:style-name="Table1.A2" office:value-type="string">
            <text:p text:style-name="P1365"/>
          </table:table-cell>
          <table:table-cell table:style-name="Table1.A2" office:value-type="string">
            <text:p text:style-name="P1385">Have I/y<text:span text:style-name="T1097">ou</text:span>/w<text:span text:style-name="T1097">e</text:span>/t<text:span text:style-name="T1097">hey</text:span> been starting?</text:p>
            <text:p text:style-name="P1385">Has he/she/it been starting?</text:p>
          </table:table-cell>
          <table:table-cell table:style-name="Table1.D2" office:value-type="string">
            <text:p text:style-name="P1365"/>
          </table:table-cell>
        </table:table-row>
      </table:table>
      <text:p text:style-name="P1427"><text:span text:style-name="T675">Таблица </text:span><text:span text:style-name="T687">форм </text:span><text:span text:style-name="T675">пассивно</text:span><text:span text:style-name="T688">го</text:span><text:span text:style-name="T675"> залог</text:span><text:span text:style-name="T688">а</text:span><text:span text:style-name="T675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126842522224">
          <table:table-cell table:style-name="Table4.A1" office:value-type="string">
            <text:p text:style-name="P1367"/>
          </table:table-cell>
          <table:table-cell table:style-name="Table4.A1" office:value-type="string">
            <text:p text:style-name="P1357">Past</text:p>
          </table:table-cell>
          <table:table-cell table:style-name="Table4.A1" office:value-type="string">
            <text:p text:style-name="P1357">Present</text:p>
          </table:table-cell>
          <table:table-cell table:style-name="Table4.D1" office:value-type="string">
            <text:p text:style-name="P1357">Future</text:p>
          </table:table-cell>
        </table:table-row>
        <table:table-row table:style-name="TableLine94126842999248">
          <table:table-cell table:style-name="Table4.A2" office:value-type="string">
            <text:p text:style-name="P1358">Simple</text:p>
          </table:table-cell>
          <table:table-cell table:style-name="Table4.A2" office:value-type="string">
            <text:p text:style-name="P1367"><text:span text:style-name="T1125">I/</text:span><text:span text:style-name="T1126">he/she/it</text:span><text:span text:style-name="T1125"> </text:span><text:span text:style-name="T1126">was</text:span><text:span text:style-name="T1125"> </text:span><text:span text:style-name="T212">taught</text:span></text:p>
            <text:p text:style-name="P1396">You/we/they were <text:span text:style-name="T212">taught</text:span></text:p>
          </table:table-cell>
          <table:table-cell table:style-name="Table4.A2" office:value-type="string">
            <text:p text:style-name="P1397">I am <text:span text:style-name="T212">taught</text:span></text:p>
            <text:p text:style-name="P1396">He/she/it is <text:span text:style-name="T212">taught</text:span></text:p>
            <text:p text:style-name="P1396">You/we/the<text:span text:style-name="T1127">y</text:span> are <text:span text:style-name="T212">taught</text:span></text:p>
          </table:table-cell>
          <table:table-cell table:style-name="Table4.D2" office:value-type="string">
            <text:p text:style-name="P1395">I/you/we/they/he/she/it</text:p>
            <text:p text:style-name="P1395">will be <text:span text:style-name="T212">taught</text:span></text:p>
          </table:table-cell>
        </table:table-row>
        <table:table-row table:style-name="TableLine94126843045520">
          <table:table-cell table:style-name="Table4.A2" office:value-type="string">
            <text:p text:style-name="P1358">Contin.</text:p>
          </table:table-cell>
          <table:table-cell table:style-name="Table4.A2" office:value-type="string">
            <text:p text:style-name="P1367"><text:span text:style-name="T1127">I/he/she/it was being </text:span><text:span text:style-name="T212">taught</text:span></text:p>
            <text:p text:style-name="P1367"><text:span text:style-name="T214">You/we/the</text:span><text:span text:style-name="T213">y</text:span><text:span text:style-name="T214"> </text:span><text:span text:style-name="T213">were</text:span><text:span text:style-name="T214"> </text:span><text:span text:style-name="T213">being</text:span><text:span text:style-name="T214"> </text:span><text:span text:style-name="T212">taught</text:span></text:p>
          </table:table-cell>
          <table:table-cell table:style-name="Table4.A2" office:value-type="string">
            <text:p text:style-name="P1395">I am being <text:span text:style-name="T212">taught</text:span></text:p>
            <text:p text:style-name="P1395"><text:span text:style-name="T212">H</text:span><text:span text:style-name="T151">e/she/it is being taught</text:span></text:p>
            <text:p text:style-name="P1396"><text:span text:style-name="T151">You/we/the</text:span><text:span text:style-name="T213">y</text:span><text:span text:style-name="T151"> are </text:span><text:span text:style-name="T213">being</text:span><text:span text:style-name="T151"> </text:span><text:span text:style-name="T212">taught</text:span></text:p>
          </table:table-cell>
          <table:table-cell table:style-name="Table4.D2" office:value-type="string">
            <text:p text:style-name="P1395">— </text:p>
          </table:table-cell>
        </table:table-row>
        <table:table-row table:style-name="TableLine94126843042064">
          <table:table-cell table:style-name="Table4.A2" office:value-type="string">
            <text:p text:style-name="P1358">Perfect</text:p>
          </table:table-cell>
          <table:table-cell table:style-name="Table4.A2" office:value-type="string">
            <text:p text:style-name="P1367"><text:span text:style-name="T1128">I/you/we/they/</text:span><text:span text:style-name="T215">he/she/it</text:span><text:span text:style-name="T1128"> </text:span></text:p>
            <text:p text:style-name="P1367"><text:span text:style-name="T1128">had been </text:span><text:span text:style-name="T212">taught</text:span></text:p>
          </table:table-cell>
          <table:table-cell table:style-name="Table4.A2" office:value-type="string">
            <text:p text:style-name="P1398">I/you/we/they have been <text:span text:style-name="T212">taught</text:span></text:p>
            <text:p text:style-name="P1398"><text:span text:style-name="T212">H</text:span><text:span text:style-name="T151">e/she/it has been </text:span><text:span text:style-name="T212">taught</text:span></text:p>
          </table:table-cell>
          <table:table-cell table:style-name="Table4.D2" office:value-type="string">
            <text:p text:style-name="P1367"><text:span text:style-name="T1128">I/you/we/they/</text:span><text:span text:style-name="T215">he/she/it</text:span><text:span text:style-name="T1128"> </text:span></text:p>
            <text:p text:style-name="P1367"><text:span text:style-name="T1128">will have been </text:span><text:span text:style-name="T212">taught</text:span></text:p>
          </table:table-cell>
        </table:table-row>
      </table:table>
      <text:p text:style-name="P346"/>
      <text:p text:style-name="P690"><text:span text:style-name="T675">Таблица </text:span><text:span text:style-name="T676">форм</text:span><text:span text:style-name="T675"> глагола </text:span><text:span text:style-name="T685">b</text:span><text:span text:style-name="T675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126843092224">
          <table:table-cell table:style-name="Table5.A1" office:value-type="string">
            <text:p text:style-name="P1352">Подлежащее</text:p>
          </table:table-cell>
          <table:table-cell table:style-name="Table5.A1" office:value-type="string">
            <text:p text:style-name="P1349">Past</text:p>
          </table:table-cell>
          <table:table-cell table:style-name="Table5.A1" office:value-type="string">
            <text:p text:style-name="P1349">Present</text:p>
          </table:table-cell>
          <table:table-cell table:style-name="Table5.D1" office:value-type="string">
            <text:p text:style-name="P1349">Future</text:p>
          </table:table-cell>
        </table:table-row>
        <table:table-row table:style-name="TableLine94126843350432">
          <table:table-cell table:style-name="Table5.A2" office:value-type="string">
            <text:p text:style-name="P1384">I</text:p>
          </table:table-cell>
          <table:table-cell table:style-name="Table5.A2" office:value-type="string">
            <text:p text:style-name="P1385">was</text:p>
          </table:table-cell>
          <table:table-cell table:style-name="Table5.A2" office:value-type="string">
            <text:p text:style-name="P1381">am</text:p>
          </table:table-cell>
          <table:table-cell table:style-name="Table5.D2" office:value-type="string">
            <text:p text:style-name="P1391">will be</text:p>
          </table:table-cell>
        </table:table-row>
        <table:table-row table:style-name="TableLine94126843352496">
          <table:table-cell table:style-name="Table5.A2" office:value-type="string">
            <text:p text:style-name="P1383">he/she/<text:span text:style-name="T1054">it</text:span></text:p>
          </table:table-cell>
          <table:table-cell table:style-name="Table5.A2" office:value-type="string">
            <text:p text:style-name="P1385">was</text:p>
          </table:table-cell>
          <table:table-cell table:style-name="Table5.A2" office:value-type="string">
            <text:p text:style-name="P1382">is</text:p>
          </table:table-cell>
          <table:table-cell table:style-name="Table5.D2" office:value-type="string">
            <text:p text:style-name="P1391">will be</text:p>
          </table:table-cell>
        </table:table-row>
        <table:table-row table:style-name="TableLine94126843462592">
          <table:table-cell table:style-name="Table5.A2" office:value-type="string">
            <text:p text:style-name="P1383">you/we/they</text:p>
          </table:table-cell>
          <table:table-cell table:style-name="Table5.A2" office:value-type="string">
            <text:p text:style-name="P1385">were</text:p>
          </table:table-cell>
          <table:table-cell table:style-name="Table5.A2" office:value-type="string">
            <text:p text:style-name="P1382">are</text:p>
          </table:table-cell>
          <table:table-cell table:style-name="Table5.D2" office:value-type="string">
            <text:p text:style-name="P1391">will be</text:p>
          </table:table-cell>
        </table:table-row>
      </table:table>
      <text:p text:style-name="P343"/>
      <text:p text:style-name="P343">Таблица модальных глаголов:</text:p>
      <table:table table:name="Table2" table:style-name="Table2">
        <table:table-column table:style-name="Table2.A" table:number-columns-repeated="3"/>
        <table:table-row table:style-name="TableLine94126843456992">
          <table:table-cell table:style-name="Table2.A1" office:value-type="string">
            <text:p text:style-name="P1355">Глагол</text:p>
          </table:table-cell>
          <table:table-cell table:style-name="Table2.A1" office:value-type="string">
            <text:p text:style-name="P1366"><text:span text:style-name="T983">З</text:span><text:span text:style-name="T984">начение</text:span></text:p>
          </table:table-cell>
          <table:table-cell table:style-name="Table2.C1" office:value-type="string">
            <text:p text:style-name="P1366"><text:span text:style-name="T983">В</text:span><text:span text:style-name="T984">рем</text:span><text:span text:style-name="T983">я</text:span></text:p>
          </table:table-cell>
        </table:table-row>
        <table:table-row table:style-name="TableLine94126843268832">
          <table:table-cell table:style-name="Table2.A2" office:value-type="string">
            <text:p text:style-name="P1422">can</text:p>
          </table:table-cell>
          <table:table-cell table:style-name="Table2.A2" office:value-type="string">
            <text:p text:style-name="P1422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422">настоящее и будущее</text:p>
          </table:table-cell>
        </table:table-row>
        <table:table-row table:style-name="TableLine94126843876608">
          <table:table-cell table:style-name="Table2.A2" office:value-type="string">
            <text:p text:style-name="P1422">could</text:p>
          </table:table-cell>
          <table:table-cell table:style-name="Table2.A2" office:value-type="string">
            <text:p text:style-name="P1422">мог, умел</text:p>
          </table:table-cell>
          <table:table-cell table:style-name="Table2.C2" office:value-type="string">
            <text:p text:style-name="P1422">прошедшее</text:p>
          </table:table-cell>
        </table:table-row>
        <table:table-row table:style-name="TableLine94126843891216">
          <table:table-cell table:style-name="Table2.A2" office:value-type="string">
            <text:p text:style-name="P1422">might, may</text:p>
          </table:table-cell>
          <table:table-cell table:style-name="Table2.A2" office:value-type="string">
            <text:p text:style-name="P1423">может быть, мог бы,</text:p>
            <text:p text:style-name="P1423">возможно, наверное</text:p>
          </table:table-cell>
          <table:table-cell table:style-name="Table2.C2" office:value-type="string">
            <text:p text:style-name="P1422">настоящее и будущие</text:p>
          </table:table-cell>
        </table:table-row>
        <table:table-row table:style-name="TableLine94126843893968">
          <table:table-cell table:style-name="Table2.A2" office:value-type="string">
            <text:p text:style-name="P1422">must</text:p>
          </table:table-cell>
          <table:table-cell table:style-name="Table2.A2" office:value-type="string">
            <text:p text:style-name="P1422">должен, обязан, нужно, запрет, нельзя</text:p>
          </table:table-cell>
          <table:table-cell table:style-name="Table2.C2" office:value-type="string">
            <text:p text:style-name="P1422">настоящее</text:p>
          </table:table-cell>
        </table:table-row>
        <table:table-row table:style-name="TableLine94126843897168">
          <table:table-cell table:style-name="Table2.A2" office:value-type="string">
            <text:p text:style-name="P1422">should</text:p>
          </table:table-cell>
          <table:table-cell table:style-name="Table2.A2" office:value-type="string">
            <text:p text:style-name="P1422">следует сделать, следовало бы сделать; (совет)</text:p>
          </table:table-cell>
          <table:table-cell table:style-name="Table2.C2" office:value-type="string">
            <text:p text:style-name="P1422">настоящее и будущие</text:p>
          </table:table-cell>
        </table:table-row>
        <table:table-row table:style-name="TableLine94126843880528">
          <table:table-cell table:style-name="Table2.A2" office:value-type="string">
            <text:p text:style-name="P1422">would</text:p>
          </table:table-cell>
          <table:table-cell table:style-name="Table2.A2" office:value-type="string">
            <text:p text:style-name="P1422">частица «бы», предложение услуги, привычка прошлого</text:p>
          </table:table-cell>
          <table:table-cell table:style-name="Table2.C2" office:value-type="string">
            <text:p text:style-name="P1422">настоящее, прошедшее, будущие</text:p>
          </table:table-cell>
        </table:table-row>
      </table:table>
      <text:p text:style-name="P344"/>
      <text:p text:style-name="P34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26843923808">
          <table:table-cell table:style-name="Table3.A1" office:value-type="string">
            <text:p text:style-name="P1356">Конструкция</text:p>
          </table:table-cell>
          <table:table-cell table:style-name="Table3.A1" office:value-type="string">
            <text:p text:style-name="P1356">Значение</text:p>
          </table:table-cell>
          <table:table-cell table:style-name="Table3.C1" office:value-type="string">
            <text:p text:style-name="P1356">Время</text:p>
          </table:table-cell>
        </table:table-row>
        <table:table-row table:style-name="TableLine94126843962320">
          <table:table-cell table:style-name="Table3.A2" office:value-type="string">
            <text:p text:style-name="P1392">be able to</text:p>
          </table:table-cell>
          <table:table-cell table:style-name="Table3.A2" office:value-type="string">
            <text:p text:style-name="P1392">могу (близко к can)</text:p>
          </table:table-cell>
          <table:table-cell table:style-name="Table3.C2" office:value-type="string">
            <text:p text:style-name="P1392">be меняется по временам</text:p>
          </table:table-cell>
        </table:table-row>
        <table:table-row table:style-name="TableLine94126843980000">
          <table:table-cell table:style-name="Table3.A2" office:value-type="string">
            <text:p text:style-name="P1392">have to</text:p>
          </table:table-cell>
          <table:table-cell table:style-name="Table3.A2" office:value-type="string">
            <text:p text:style-name="P1392">должен (близко к must)</text:p>
          </table:table-cell>
          <table:table-cell table:style-name="Table3.C2" office:value-type="string">
            <text:p text:style-name="P1392">have меняется по временам</text:p>
          </table:table-cell>
        </table:table-row>
        <table:table-row table:style-name="TableLine94126843991344">
          <table:table-cell table:style-name="Table3.A2" office:value-type="string">
            <text:p text:style-name="P1392">used to</text:p>
          </table:table-cell>
          <table:table-cell table:style-name="Table3.A2" office:value-type="string">
            <text:p text:style-name="P1392">делал раньше, имел привычку делать (близко к would)</text:p>
          </table:table-cell>
          <table:table-cell table:style-name="Table3.C2" office:value-type="string">
            <text:p text:style-name="P1392">всегда стоит в прошедшем;</text:p>
            <text:p text:style-name="P1392">меняется как Past Simple</text:p>
          </table:table-cell>
        </table:table-row>
      </table:table>
      <text:p text:style-name="P345"/>
      <text:p text:style-name="P351"/>
      <text:p text:style-name="P1428"><text:span text:style-name="T420">Таблица </text:span><text:span text:style-name="T437">личны</text:span><text:span text:style-name="T438">х</text:span><text:span text:style-name="T437"> и притяжательных </text:span><text:span text:style-name="T42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126844037488">
          <table:table-cell table:style-name="Table11.A1" table:number-columns-spanned="2" office:value-type="string">
            <text:p text:style-name="P1360">Личные местоимения</text:p>
          </table:table-cell>
          <table:covered-table-cell/>
          <table:table-cell table:style-name="Table11.C1" table:number-columns-spanned="2" office:value-type="string">
            <text:p text:style-name="P1360">Притяжательные местоимения</text:p>
          </table:table-cell>
          <table:covered-table-cell/>
        </table:table-row>
        <table:table-row table:style-name="TableLine94126844114176">
          <table:table-cell table:style-name="Table11.A2" office:value-type="string">
            <text:p text:style-name="P1368"><text:span text:style-name="T1214">и</text:span><text:span text:style-name="T1208">менительный падеж</text:span></text:p>
            <text:p text:style-name="P1402"><text:span text:style-name="T1211">(</text:span>кто/что<text:span text:style-name="T1211">)</text:span></text:p>
          </table:table-cell>
          <table:table-cell table:style-name="Table11.A2" office:value-type="string">
            <text:p text:style-name="P1368"><text:span text:style-name="T1214">о</text:span><text:span text:style-name="T1208">бъектный падеж</text:span></text:p>
            <text:p text:style-name="P1402"><text:span text:style-name="T1211">(</text:span>кого, <text:span text:style-name="T1211">к</text:span>ому, кем<text:span text:style-name="T1211">)</text:span></text:p>
          </table:table-cell>
          <table:table-cell table:style-name="Table11.A2" office:value-type="string">
            <text:p text:style-name="P1401"><text:span text:style-name="T1211">с</text:span> существительным</text:p>
            <text:p text:style-name="P1403">(чей)</text:p>
          </table:table-cell>
          <table:table-cell table:style-name="Table11.D2" office:value-type="string">
            <text:p text:style-name="P1368"><text:span text:style-name="T1211">о</text:span><text:span text:style-name="T1208">тдельно</text:span></text:p>
            <text:p text:style-name="P1403">(чей)</text:p>
          </table:table-cell>
        </table:table-row>
        <table:table-row table:style-name="TableLine94126844124736">
          <table:table-cell table:style-name="Table11.A2" office:value-type="string">
            <text:p text:style-name="P1406">I</text:p>
          </table:table-cell>
          <table:table-cell table:style-name="Table11.A2" office:value-type="string">
            <text:p text:style-name="P1406">me</text:p>
          </table:table-cell>
          <table:table-cell table:style-name="Table11.A2" office:value-type="string">
            <text:p text:style-name="P1404">my</text:p>
          </table:table-cell>
          <table:table-cell table:style-name="Table11.D2" office:value-type="string">
            <text:p text:style-name="P1404">mine</text:p>
          </table:table-cell>
        </table:table-row>
        <table:table-row table:style-name="TableLine94126844127104">
          <table:table-cell table:style-name="Table11.A2" office:value-type="string">
            <text:p text:style-name="P1406">you</text:p>
          </table:table-cell>
          <table:table-cell table:style-name="Table11.A2" office:value-type="string">
            <text:p text:style-name="P1406">you</text:p>
          </table:table-cell>
          <table:table-cell table:style-name="Table11.A2" office:value-type="string">
            <text:p text:style-name="P1404">your</text:p>
          </table:table-cell>
          <table:table-cell table:style-name="Table11.D2" office:value-type="string">
            <text:p text:style-name="P1404">yours</text:p>
          </table:table-cell>
        </table:table-row>
        <table:table-row table:style-name="TableLine94126844146336">
          <table:table-cell table:style-name="Table11.A2" office:value-type="string">
            <text:p text:style-name="P1406">he</text:p>
          </table:table-cell>
          <table:table-cell table:style-name="Table11.A2" office:value-type="string">
            <text:p text:style-name="P1406">him</text:p>
          </table:table-cell>
          <table:table-cell table:style-name="Table11.A2" office:value-type="string">
            <text:p text:style-name="P1404">his</text:p>
          </table:table-cell>
          <table:table-cell table:style-name="Table11.D2" office:value-type="string">
            <text:p text:style-name="P1405">his</text:p>
          </table:table-cell>
        </table:table-row>
        <table:table-row table:style-name="TableLine94126844151488">
          <table:table-cell table:style-name="Table11.A2" office:value-type="string">
            <text:p text:style-name="P1406">she</text:p>
          </table:table-cell>
          <table:table-cell table:style-name="Table11.A2" office:value-type="string">
            <text:p text:style-name="P1404">her</text:p>
          </table:table-cell>
          <table:table-cell table:style-name="Table11.A2" office:value-type="string">
            <text:p text:style-name="P1404">her</text:p>
          </table:table-cell>
          <table:table-cell table:style-name="Table11.D2" office:value-type="string">
            <text:p text:style-name="P1404">hers</text:p>
          </table:table-cell>
        </table:table-row>
        <table:table-row table:style-name="TableLine94126844172608">
          <table:table-cell table:style-name="Table11.A2" office:value-type="string">
            <text:p text:style-name="P1406">it</text:p>
          </table:table-cell>
          <table:table-cell table:style-name="Table11.A2" office:value-type="string">
            <text:p text:style-name="P1404">it</text:p>
          </table:table-cell>
          <table:table-cell table:style-name="Table11.A2" office:value-type="string">
            <text:p text:style-name="P1404">its</text:p>
          </table:table-cell>
          <table:table-cell table:style-name="Table11.D2" office:value-type="string">
            <text:p text:style-name="P1405">its</text:p>
          </table:table-cell>
        </table:table-row>
        <table:table-row table:style-name="TableLine94126844181936">
          <table:table-cell table:style-name="Table11.A2" office:value-type="string">
            <text:p text:style-name="P1406">we</text:p>
          </table:table-cell>
          <table:table-cell table:style-name="Table11.A2" office:value-type="string">
            <text:p text:style-name="P1404">us</text:p>
          </table:table-cell>
          <table:table-cell table:style-name="Table11.A2" office:value-type="string">
            <text:p text:style-name="P1404">our</text:p>
          </table:table-cell>
          <table:table-cell table:style-name="Table11.D2" office:value-type="string">
            <text:p text:style-name="P1404">ours</text:p>
          </table:table-cell>
        </table:table-row>
        <table:table-row table:style-name="TableLine94126844186752">
          <table:table-cell table:style-name="Table11.A2" office:value-type="string">
            <text:p text:style-name="P1406">they</text:p>
          </table:table-cell>
          <table:table-cell table:style-name="Table11.A2" office:value-type="string">
            <text:p text:style-name="P1404">them</text:p>
          </table:table-cell>
          <table:table-cell table:style-name="Table11.A2" office:value-type="string">
            <text:p text:style-name="P1404">their</text:p>
          </table:table-cell>
          <table:table-cell table:style-name="Table11.D2" office:value-type="string">
            <text:p text:style-name="P1404">theirs</text:p>
          </table:table-cell>
        </table:table-row>
      </table:table>
      <text:p text:style-name="P352"/>
      <text:p text:style-name="P470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126844190672">
          <table:table-cell table:style-name="Table12.A1" office:value-type="string">
            <text:p text:style-name="P1354"/>
          </table:table-cell>
          <table:table-cell table:style-name="Table12.A1" office:value-type="string">
            <text:p text:style-name="P1361">body/one</text:p>
          </table:table-cell>
          <table:table-cell table:style-name="Table12.A1" office:value-type="string">
            <text:p text:style-name="P1361">thing</text:p>
          </table:table-cell>
          <table:table-cell table:style-name="Table12.D1" office:value-type="string">
            <text:p text:style-name="P1361">where</text:p>
          </table:table-cell>
        </table:table-row>
        <table:table-row table:style-name="TableLine94126844207872">
          <table:table-cell table:style-name="Table12.A2" office:value-type="string">
            <text:p text:style-name="P1361">some </text:p>
          </table:table-cell>
          <table:table-cell table:style-name="Table12.A2" office:value-type="string">
            <text:p text:style-name="P1407">somebody/someone (кто-то)</text:p>
          </table:table-cell>
          <table:table-cell table:style-name="Table12.A2" office:value-type="string">
            <text:p text:style-name="P1407">something </text:p>
            <text:p text:style-name="P1407">(что-то)</text:p>
          </table:table-cell>
          <table:table-cell table:style-name="Table12.D2" office:value-type="string">
            <text:p text:style-name="P1407">somewhere </text:p>
            <text:p text:style-name="P1407">(где-то)</text:p>
          </table:table-cell>
        </table:table-row>
        <table:table-row table:style-name="TableLine94126844220688">
          <table:table-cell table:style-name="Table12.A2" office:value-type="string">
            <text:p text:style-name="P1361">any</text:p>
          </table:table-cell>
          <table:table-cell table:style-name="Table12.A2" office:value-type="string">
            <text:p text:style-name="P1407">anybody/anyone </text:p>
            <text:p text:style-name="P1407">(кто-то)</text:p>
          </table:table-cell>
          <table:table-cell table:style-name="Table12.A2" office:value-type="string">
            <text:p text:style-name="P1407">anything </text:p>
            <text:p text:style-name="P1407">(что-то)</text:p>
          </table:table-cell>
          <table:table-cell table:style-name="Table12.D2" office:value-type="string">
            <text:p text:style-name="P1407">anywhere </text:p>
            <text:p text:style-name="P1407">(где-то)</text:p>
          </table:table-cell>
        </table:table-row>
        <table:table-row table:style-name="TableLine94126844223248">
          <table:table-cell table:style-name="Table12.A2" office:value-type="string">
            <text:p text:style-name="P1361">no</text:p>
          </table:table-cell>
          <table:table-cell table:style-name="Table12.A2" office:value-type="string">
            <text:p text:style-name="P1407">nobody/noone </text:p>
            <text:p text:style-name="P1407">(никто)</text:p>
          </table:table-cell>
          <table:table-cell table:style-name="Table12.A2" office:value-type="string">
            <text:p text:style-name="P1407">nothing </text:p>
            <text:p text:style-name="P1407">(ничто)</text:p>
          </table:table-cell>
          <table:table-cell table:style-name="Table12.D2" office:value-type="string">
            <text:p text:style-name="P1407">nowhere </text:p>
            <text:p text:style-name="P1407">(нигде)</text:p>
          </table:table-cell>
        </table:table-row>
      </table:table>
      <text:p text:style-name="P355"/>
      <text:p text:style-name="P353">Таблица сокращений:</text:p>
      <text:p text:style-name="P357"/>
      <text:p text:style-name="P357"/>
      <text:p text:style-name="P1429"><text:span text:style-name="T696">Таблица попу</text:span><text:span text:style-name="T698">л</text:span><text:span text:style-name="T696">я</text:span><text:span text:style-name="T698">р</text:span><text:span text:style-name="T696">ных</text:span><text:span text:style-name="T697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126844256544">
          <table:table-cell table:style-name="Table13.A1" office:value-type="string">
            <text:p text:style-name="P1362">Связка</text:p>
          </table:table-cell>
          <table:table-cell table:style-name="Table13.A1" office:value-type="string">
            <text:p text:style-name="P1362">Значение</text:p>
          </table:table-cell>
          <table:table-cell table:style-name="Table13.C1" office:value-type="string">
            <text:p text:style-name="P1363">Контекст</text:p>
          </table:table-cell>
        </table:table-row>
        <table:table-row table:style-name="TableLine94126844523888">
          <table:table-cell table:style-name="Table13.A2" office:value-type="string">
            <text:p text:style-name="P1409">back off</text:p>
          </table:table-cell>
          <table:table-cell table:style-name="Table13.A2" office:value-type="string">
            <text:p text:style-name="P1409">отступать</text:p>
          </table:table-cell>
          <table:table-cell table:style-name="Table13.C2" office:value-type="string">
            <text:p text:style-name="P1408"><text:span text:style-name="T1279">The police told the protesters to </text:span><text:span text:style-name="T643">back off</text:span><text:span text:style-name="T1279"> — </text:span></text:p>
            <text:p text:style-name="P1408"><text:span text:style-name="T1279">Полиция сказала протестующим </text:span><text:span text:style-name="T643">отступи</text:span><text:span text:style-name="T644">ть</text:span><text:span text:style-name="T1279">.</text:span></text:p>
          </table:table-cell>
        </table:table-row>
        <table:table-row table:style-name="TableLine94126844544848">
          <table:table-cell table:style-name="Table13.A2" office:value-type="string">
            <text:p text:style-name="P1409">be away</text:p>
          </table:table-cell>
          <table:table-cell table:style-name="Table13.A2" office:value-type="string">
            <text:p text:style-name="P1410">отсутствовать, </text:p>
            <text:p text:style-name="P1410">быть в отпуске</text:p>
          </table:table-cell>
          <table:table-cell table:style-name="Table13.C2" office:value-type="string">
            <text:p text:style-name="P1412">She <text:span text:style-name="T642">is away</text:span> on business for three weeks — </text:p>
            <text:p text:style-name="P1412">Она <text:span text:style-name="T642">отсутствует</text:span> по делам 3 недели.</text:p>
          </table:table-cell>
        </table:table-row>
        <table:table-row table:style-name="TableLine94126844550848">
          <table:table-cell table:style-name="Table13.A2" office:value-type="string">
            <text:p text:style-name="P1409">break up</text:p>
          </table:table-cell>
          <table:table-cell table:style-name="Table13.A2" office:value-type="string">
            <text:p text:style-name="P1410">разойтись, заканчивать отноше<text:span text:style-name="T1279">н</text:span>ия, </text:p>
            <text:p text:style-name="P1410">разбиться на части</text:p>
          </table:table-cell>
          <table:table-cell table:style-name="Table13.C2" office:value-type="string">
            <text:p text:style-name="P1413">Yesterday we decided to <text:span text:style-name="T642">break up</text:span> — </text:p>
            <text:p text:style-name="P1411">Вчера мы решили <text:span text:style-name="T642">разойтись</text:span>.</text:p>
            <text:p text:style-name="P1415">Tha plate <text:span text:style-name="T642">broke up</text:span> when he dropped it on the floor <text:span text:style-name="T1279">—</text:span></text:p>
            <text:p text:style-name="P1415">Тарелка <text:span text:style-name="T642">разбилась</text:span>, когда он уронил ее на пол.</text:p>
          </table:table-cell>
        </table:table-row>
        <table:table-row table:style-name="TableLine94126844563712">
          <table:table-cell table:style-name="Table13.A2" office:value-type="string">
            <text:p text:style-name="P1409">call back</text:p>
          </table:table-cell>
          <table:table-cell table:style-name="Table13.A2" office:value-type="string">
            <text:p text:style-name="P1409">перезванивать</text:p>
          </table:table-cell>
          <table:table-cell table:style-name="Table13.C2" office:value-type="string">
            <text:p text:style-name="P1415">I must <text:span text:style-name="T642">call</text:span> her <text:span text:style-name="T642">back</text:span> when <text:span text:style-name="T1280">we get to the office — </text:span></text:p>
            <text:p text:style-name="P1415"><text:span text:style-name="T1280">Я должен </text:span><text:span text:style-name="T645">перезвонить</text:span><text:span text:style-name="T1280"> ей, когда вернемся в офис.</text:span></text:p>
          </table:table-cell>
        </table:table-row>
        <table:table-row table:style-name="TableLine94126844566272">
          <table:table-cell table:style-name="Table13.A2" office:value-type="string">
            <text:p text:style-name="P1409">fall down</text:p>
          </table:table-cell>
          <table:table-cell table:style-name="Table13.A2" office:value-type="string">
            <text:p text:style-name="P1409">упасть на землю</text:p>
          </table:table-cell>
          <table:table-cell table:style-name="Table13.C2" office:value-type="string">
            <text:p text:style-name="P1416">I slipped on the ice and <text:span text:style-name="T642">fell down</text:span> — </text:p>
            <text:p text:style-name="P1416">Я подскользнулся на льду и <text:span text:style-name="T642">упал</text:span><text:span text:style-name="T661">.</text:span></text:p>
          </table:table-cell>
        </table:table-row>
        <table:table-row table:style-name="TableLine94126844568832">
          <table:table-cell table:style-name="Table13.A2" office:value-type="string">
            <text:p text:style-name="P1409">eat out</text:p>
          </table:table-cell>
          <table:table-cell table:style-name="Table13.A2" office:value-type="string">
            <text:p text:style-name="P1410">есть вне дома</text:p>
            <text:p text:style-name="P1410"><text:span text:style-name="T1279">(</text:span>в кафе <text:span text:style-name="T1279">или </text:span>ресторане<text:span text:style-name="T1279">)</text:span></text:p>
          </table:table-cell>
          <table:table-cell table:style-name="Table13.C2" office:value-type="string">
            <text:p text:style-name="P1417">I don`t <text:span text:style-name="T642">eat out</text:span> much — Я не часто <text:span text:style-name="T642">хожу в кафе</text:span>.</text:p>
          </table:table-cell>
        </table:table-row>
        <table:table-row table:style-name="TableLine94126844581376">
          <table:table-cell table:style-name="Table13.A2" office:value-type="string">
            <text:p text:style-name="P1409">get out</text:p>
          </table:table-cell>
          <table:table-cell table:style-name="Table13.A2" office:value-type="string">
            <text:p text:style-name="P1410">убираться прочь, </text:p>
            <text:p text:style-name="P1410">покинуть помещение</text:p>
          </table:table-cell>
          <table:table-cell table:style-name="Table13.C2" office:value-type="string">
            <text:p text:style-name="P1417">I can <text:span text:style-name="T642">get out</text:span> if you want — </text:p>
            <text:p text:style-name="P1417">Я могу <text:span text:style-name="T642">выйти</text:span>, если ты хочешь.</text:p>
          </table:table-cell>
        </table:table-row>
        <table:table-row table:style-name="TableLine94126844598576">
          <table:table-cell table:style-name="Table13.A2" office:value-type="string">
            <text:p text:style-name="P1409">work out</text:p>
          </table:table-cell>
          <table:table-cell table:style-name="Table13.A2" office:value-type="string">
            <text:p text:style-name="P1410">заниматься спортом, </text:p>
            <text:p text:style-name="P1410">делать упражнения, </text:p>
            <text:p text:style-name="P1410">решать проблему</text:p>
          </table:table-cell>
          <table:table-cell table:style-name="Table13.C2" office:value-type="string">
            <text:p text:style-name="P1417">Don`t worry. We`ll <text:span text:style-name="T641">work</text:span> it <text:span text:style-name="T641">out</text:span> — </text:p>
            <text:p text:style-name="P1417">Не волнуйся, мы <text:span text:style-name="T641">найдем выход</text:span> из этой ситуации.</text:p>
          </table:table-cell>
        </table:table-row>
        <table:table-row table:style-name="TableLine94126844600064">
          <table:table-cell table:style-name="Table13.A2" office:value-type="string">
            <text:p text:style-name="P1409">find out</text:p>
          </table:table-cell>
          <table:table-cell table:style-name="Table13.A2" office:value-type="string">
            <text:p text:style-name="P1410">выяснить, </text:p>
            <text:p text:style-name="P1410">узнать правду</text:p>
          </table:table-cell>
          <table:table-cell table:style-name="Table13.C2" office:value-type="string">
            <text:p text:style-name="P1417">Let`s <text:span text:style-name="T641">find out</text:span> what`s going on here — </text:p>
            <text:p text:style-name="P1417">Давайте <text:span text:style-name="T641">выясним</text:span>, что здесь происходит.</text:p>
          </table:table-cell>
        </table:table-row>
        <table:table-row table:style-name="TableLine94126844627888">
          <table:table-cell table:style-name="Table13.A2" office:value-type="string">
            <text:p text:style-name="P1409">turn out</text:p>
          </table:table-cell>
          <table:table-cell table:style-name="Table13.A2" office:value-type="string">
            <text:p text:style-name="P1414">выясняться, </text:p>
            <text:p text:style-name="P1414">открывать правду</text:p>
          </table:table-cell>
          <table:table-cell table:style-name="Table13.C2" office:value-type="string">
            <text:p text:style-name="P1418">It <text:span text:style-name="T641">turned out</text:span> that Mike knew the truth all the time —</text:p>
            <text:p text:style-name="P1418"><text:span text:style-name="T641">Выяснилось</text:span>, что Майк знал правду все время.</text:p>
          </table:table-cell>
        </table:table-row>
        <table:table-row table:style-name="TableLine94126844622992">
          <table:table-cell table:style-name="Table13.A2" office:value-type="string">
            <text:p text:style-name="P1409">turn on</text:p>
          </table:table-cell>
          <table:table-cell table:style-name="Table13.A2" office:value-type="string">
            <text:p text:style-name="P1414">включить</text:p>
          </table:table-cell>
          <table:table-cell table:style-name="Table13.C2" office:value-type="string">
            <text:p text:style-name="P1417">It`s dark. Let`s <text:span text:style-name="T641">turn</text:span> the light <text:span text:style-name="T641">on</text:span> — </text:p>
            <text:p text:style-name="P1417">Стало темно. Давай <text:span text:style-name="T641">включим</text:span> свет.</text:p>
          </table:table-cell>
        </table:table-row>
        <table:table-row table:style-name="TableLine94126844643776">
          <table:table-cell table:style-name="Table13.A2" office:value-type="string">
            <text:p text:style-name="P1409">turn off</text:p>
          </table:table-cell>
          <table:table-cell table:style-name="Table13.A2" office:value-type="string">
            <text:p text:style-name="P1414">выключить</text:p>
          </table:table-cell>
          <table:table-cell table:style-name="Table13.C2" office:value-type="string">
            <text:p text:style-name="P1419">Could you <text:span text:style-name="T641">turn off</text:span> the TV? — </text:p>
            <text:p text:style-name="P1419">Не мог бы ты <text:span text:style-name="T641">выключить</text:span> телевизор?</text:p>
          </table:table-cell>
        </table:table-row>
        <table:table-row table:style-name="TableLine94126844651552">
          <table:table-cell table:style-name="Table13.A2" office:value-type="string">
            <text:p text:style-name="P1409">go on</text:p>
          </table:table-cell>
          <table:table-cell table:style-name="Table13.A2" office:value-type="string">
            <text:p text:style-name="P1414">происходить (о ситуации)</text:p>
          </table:table-cell>
          <table:table-cell table:style-name="Table13.C2" office:value-type="string">
            <text:p text:style-name="P1419">What`s <text:span text:style-name="T641">going on</text:span> here? — Что здесь <text:span text:style-name="T641">происходит</text:span>?</text:p>
          </table:table-cell>
        </table:table-row>
        <table:table-row table:style-name="TableLine94126844664512">
          <table:table-cell table:style-name="Table13.A2" office:value-type="string">
            <text:p text:style-name="P1409">carry on</text:p>
          </table:table-cell>
          <table:table-cell table:style-name="Table13.A2" office:value-type="string">
            <text:p text:style-name="P1414">продолжать</text:p>
          </table:table-cell>
          <table:table-cell table:style-name="Table13.C2" office:value-type="string">
            <text:p text:style-name="P1419">I`d like to <text:span text:style-name="T641">carry on</text:span> if you don`t mind — </text:p>
            <text:p text:style-name="P1419">Я бы хотел <text:span text:style-name="T641">продолжить</text:span>, если вы не возражаете.</text:p>
          </table:table-cell>
        </table:table-row>
        <table:table-row table:style-name="TableLine94126844667184">
          <table:table-cell table:style-name="Table13.A2" office:value-type="string">
            <text:p text:style-name="P1409">keep on</text:p>
          </table:table-cell>
          <table:table-cell table:style-name="Table13.A2" office:value-type="string">
            <text:p text:style-name="P1414">постоянно делать</text:p>
          </table:table-cell>
          <table:table-cell table:style-name="Table13.C2" office:value-type="string">
            <text:p text:style-name="P1419"><text:span text:style-name="T641">Keep on</text:span> working in order to succeed — </text:p>
            <text:p text:style-name="P1419"><text:span text:style-name="T641">Продолжай</text:span> работать, чтобы добиться успеха.</text:p>
          </table:table-cell>
        </table:table-row>
        <table:table-row table:style-name="TableLine94126844681568">
          <table:table-cell table:style-name="Table13.A2" office:value-type="string">
            <text:p text:style-name="P1409">put on</text:p>
          </table:table-cell>
          <table:table-cell table:style-name="Table13.A2" office:value-type="string">
            <text:p text:style-name="P1414">надевать (одежду), </text:p>
            <text:p text:style-name="P1414">набирать вес</text:p>
          </table:table-cell>
          <table:table-cell table:style-name="Table13.C2" office:value-type="string">
            <text:p text:style-name="P1419">I see you`ve <text:span text:style-name="T641">put on</text:span> a few kilos — </text:p>
            <text:p text:style-name="P1419">Вижу, ты <text:span text:style-name="T641">поправился</text:span> на пару килограммов.</text:p>
          </table:table-cell>
        </table:table-row>
        <table:table-row table:style-name="TableLine94126844688480">
          <table:table-cell table:style-name="Table13.A2" office:value-type="string">
            <text:p text:style-name="P1409">take off</text:p>
          </table:table-cell>
          <table:table-cell table:style-name="Table13.A2" office:value-type="string">
            <text:p text:style-name="P1414">снимать (одежду)</text:p>
          </table:table-cell>
          <table:table-cell table:style-name="Table13.C2" office:value-type="string">
            <text:p text:style-name="P1419">You should <text:span text:style-name="T641">take off</text:span> these ugly pants — </text:p>
            <text:p text:style-name="P1419">Тебе следует <text:span text:style-name="T641">снять</text:span> эти ужасные штаны.</text:p>
          </table:table-cell>
        </table:table-row>
        <table:table-row table:style-name="TableLine94126844691744">
          <table:table-cell table:style-name="Table13.A2" office:value-type="string">
            <text:p text:style-name="P1409">calm down</text:p>
          </table:table-cell>
          <table:table-cell table:style-name="Table13.A2" office:value-type="string">
            <text:p text:style-name="P1414">успокоиться</text:p>
          </table:table-cell>
          <table:table-cell table:style-name="Table13.C2" office:value-type="string">
            <text:p text:style-name="P1419">Please, dear, <text:span text:style-name="T641">calm down</text:span> — </text:p>
            <text:p text:style-name="P1419">Прошу тебя, <text:span text:style-name="T641">успокойся</text:span>, дорогая.</text:p>
          </table:table-cell>
        </table:table-row>
        <table:table-row table:style-name="TableLine94126844698544">
          <table:table-cell table:style-name="Table13.A2" office:value-type="string">
            <text:p text:style-name="P1409">keep away</text:p>
          </table:table-cell>
          <table:table-cell table:style-name="Table13.A2" office:value-type="string">
            <text:p text:style-name="P1414">держаться подальше, </text:p>
            <text:p text:style-name="P1414">не приближаться</text:p>
          </table:table-cell>
          <table:table-cell table:style-name="Table13.C2" office:value-type="string">
            <text:p text:style-name="P1420">Hazard! <text:span text:style-name="T641">Keep away</text:span> — </text:p>
            <text:p text:style-name="P1420">Опасность! <text:span text:style-name="T641">Держитесь подальше</text:span>.</text:p>
          </table:table-cell>
        </table:table-row>
        <table:table-row table:style-name="TableLine94126844720896">
          <table:table-cell table:style-name="Table13.A2" office:value-type="string">
            <text:p text:style-name="P1409">give up</text:p>
          </table:table-cell>
          <table:table-cell table:style-name="Table13.A2" office:value-type="string">
            <text:p text:style-name="P1414">сдаваться</text:p>
          </table:table-cell>
          <table:table-cell table:style-name="Table13.C2" office:value-type="string">
            <text:p text:style-name="P1421">Never <text:span text:style-name="T641">give up</text:span>! — Никогда не <text:span text:style-name="T641">сдавайся</text:span>!</text:p>
          </table:table-cell>
        </table:table-row>
      </table:table>
      <text:p text:style-name="P351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26844739056">
          <table:table-cell table:style-name="Table6.A1" office:value-type="string">
            <text:p text:style-name="P1351">Перевод</text:p>
          </table:table-cell>
          <table:table-cell table:style-name="Table6.A1" office:value-type="string">
            <text:p text:style-name="P1350">Начальная форма</text:p>
          </table:table-cell>
          <table:table-cell table:style-name="Table6.A1" office:value-type="string">
            <text:p text:style-name="P1350">2я форма</text:p>
          </table:table-cell>
          <table:table-cell table:style-name="Table6.D1" office:value-type="string">
            <text:p text:style-name="P1351">3я форма</text:p>
          </table:table-cell>
        </table:table-row>
        <table:table-row table:style-name="TableLine94126845077632">
          <table:table-cell table:style-name="Table6.A2" office:value-type="string">
            <text:p text:style-name="P1369">начинать</text:p>
          </table:table-cell>
          <table:table-cell table:style-name="Table6.A2" office:value-type="string">
            <text:p text:style-name="P1370">begin</text:p>
          </table:table-cell>
          <table:table-cell table:style-name="Table6.A2" office:value-type="string">
            <text:p text:style-name="P1370">began</text:p>
          </table:table-cell>
          <table:table-cell table:style-name="Table6.D2" office:value-type="string">
            <text:p text:style-name="P1369">begun</text:p>
          </table:table-cell>
        </table:table-row>
        <table:table-row table:style-name="TableLine94126845103440">
          <table:table-cell table:style-name="Table6.A2" office:value-type="string">
            <text:p text:style-name="P1369">ломать</text:p>
          </table:table-cell>
          <table:table-cell table:style-name="Table6.A2" office:value-type="string">
            <text:p text:style-name="P1370">break</text:p>
          </table:table-cell>
          <table:table-cell table:style-name="Table6.A2" office:value-type="string">
            <text:p text:style-name="P1370">broke</text:p>
          </table:table-cell>
          <table:table-cell table:style-name="Table6.D2" office:value-type="string">
            <text:p text:style-name="P1369">broken</text:p>
          </table:table-cell>
        </table:table-row>
        <table:table-row table:style-name="TableLine94126845107472">
          <table:table-cell table:style-name="Table6.A2" office:value-type="string">
            <text:p text:style-name="P1369">приносить</text:p>
          </table:table-cell>
          <table:table-cell table:style-name="Table6.A2" office:value-type="string">
            <text:p text:style-name="P1370">bring</text:p>
          </table:table-cell>
          <table:table-cell table:style-name="Table6.A2" office:value-type="string">
            <text:p text:style-name="P1370">brought</text:p>
          </table:table-cell>
          <table:table-cell table:style-name="Table6.D2" office:value-type="string">
            <text:p text:style-name="P1369">brought</text:p>
          </table:table-cell>
        </table:table-row>
        <table:table-row table:style-name="TableLine94126845126528">
          <table:table-cell table:style-name="Table6.A2" office:value-type="string">
            <text:p text:style-name="P1369">покупать</text:p>
          </table:table-cell>
          <table:table-cell table:style-name="Table6.A2" office:value-type="string">
            <text:p text:style-name="P1370">buy</text:p>
          </table:table-cell>
          <table:table-cell table:style-name="Table6.A2" office:value-type="string">
            <text:p text:style-name="P1370">bought</text:p>
          </table:table-cell>
          <table:table-cell table:style-name="Table6.D2" office:value-type="string">
            <text:p text:style-name="P1369">bought</text:p>
          </table:table-cell>
        </table:table-row>
        <table:table-row table:style-name="TableLine94126845140064">
          <table:table-cell table:style-name="Table6.A2" office:value-type="string">
            <text:p text:style-name="P1369">приходить</text:p>
          </table:table-cell>
          <table:table-cell table:style-name="Table6.A2" office:value-type="string">
            <text:p text:style-name="P1370">come</text:p>
          </table:table-cell>
          <table:table-cell table:style-name="Table6.A2" office:value-type="string">
            <text:p text:style-name="P1370">came</text:p>
          </table:table-cell>
          <table:table-cell table:style-name="Table6.D2" office:value-type="string">
            <text:p text:style-name="P1369">come</text:p>
          </table:table-cell>
        </table:table-row>
        <table:table-row table:style-name="TableLine94126845151632">
          <table:table-cell table:style-name="Table6.A2" office:value-type="string">
            <text:p text:style-name="P1369">делать</text:p>
          </table:table-cell>
          <table:table-cell table:style-name="Table6.A2" office:value-type="string">
            <text:p text:style-name="P1370">do</text:p>
          </table:table-cell>
          <table:table-cell table:style-name="Table6.A2" office:value-type="string">
            <text:p text:style-name="P1370">did</text:p>
          </table:table-cell>
          <table:table-cell table:style-name="Table6.D2" office:value-type="string">
            <text:p text:style-name="P1369">done</text:p>
          </table:table-cell>
        </table:table-row>
        <table:table-row table:style-name="TableLine94126845157984">
          <table:table-cell table:style-name="Table6.A2" office:value-type="string">
            <text:p text:style-name="P1369">пить</text:p>
          </table:table-cell>
          <table:table-cell table:style-name="Table6.A2" office:value-type="string">
            <text:p text:style-name="P1370">drink</text:p>
          </table:table-cell>
          <table:table-cell table:style-name="Table6.A2" office:value-type="string">
            <text:p text:style-name="P1370">drank</text:p>
          </table:table-cell>
          <table:table-cell table:style-name="Table6.D2" office:value-type="string">
            <text:p text:style-name="P1369">drunk</text:p>
          </table:table-cell>
        </table:table-row>
        <table:table-row table:style-name="TableLine94126845172704">
          <table:table-cell table:style-name="Table6.A2" office:value-type="string">
            <text:p text:style-name="P1369">есть</text:p>
          </table:table-cell>
          <table:table-cell table:style-name="Table6.A2" office:value-type="string">
            <text:p text:style-name="P1370">eat</text:p>
          </table:table-cell>
          <table:table-cell table:style-name="Table6.A2" office:value-type="string">
            <text:p text:style-name="P1370">ate</text:p>
          </table:table-cell>
          <table:table-cell table:style-name="Table6.D2" office:value-type="string">
            <text:p text:style-name="P1369">eaten</text:p>
          </table:table-cell>
        </table:table-row>
        <table:table-row table:style-name="TableLine94126845176896">
          <table:table-cell table:style-name="Table6.A2" office:value-type="string">
            <text:p text:style-name="P1369">падать</text:p>
          </table:table-cell>
          <table:table-cell table:style-name="Table6.A2" office:value-type="string">
            <text:p text:style-name="P1371">fall</text:p>
          </table:table-cell>
          <table:table-cell table:style-name="Table6.A2" office:value-type="string">
            <text:p text:style-name="P1371">fell</text:p>
          </table:table-cell>
          <table:table-cell table:style-name="Table6.D2" office:value-type="string">
            <text:p text:style-name="P1369">fallen</text:p>
          </table:table-cell>
        </table:table-row>
        <table:table-row table:style-name="TableLine94126845179984">
          <table:table-cell table:style-name="Table6.A2" office:value-type="string">
            <text:p text:style-name="P1369">летать</text:p>
          </table:table-cell>
          <table:table-cell table:style-name="Table6.A2" office:value-type="string">
            <text:p text:style-name="P1371">fly</text:p>
          </table:table-cell>
          <table:table-cell table:style-name="Table6.A2" office:value-type="string">
            <text:p text:style-name="P1371">flew</text:p>
          </table:table-cell>
          <table:table-cell table:style-name="Table6.D2" office:value-type="string">
            <text:p text:style-name="P1369">flown</text:p>
          </table:table-cell>
        </table:table-row>
        <table:table-row table:style-name="TableLine94126845187840">
          <table:table-cell table:style-name="Table6.A2" office:value-type="string">
            <text:p text:style-name="P1369">забывать</text:p>
          </table:table-cell>
          <table:table-cell table:style-name="Table6.A2" office:value-type="string">
            <text:p text:style-name="P1371">forget</text:p>
          </table:table-cell>
          <table:table-cell table:style-name="Table6.A2" office:value-type="string">
            <text:p text:style-name="P1371">forgot</text:p>
          </table:table-cell>
          <table:table-cell table:style-name="Table6.D2" office:value-type="string">
            <text:p text:style-name="P1369">forgotten</text:p>
          </table:table-cell>
        </table:table-row>
        <table:table-row table:style-name="TableLine94126845202432">
          <table:table-cell table:style-name="Table6.A2" office:value-type="string">
            <text:p text:style-name="P1369">получать</text:p>
          </table:table-cell>
          <table:table-cell table:style-name="Table6.A2" office:value-type="string">
            <text:p text:style-name="P1371">get</text:p>
          </table:table-cell>
          <table:table-cell table:style-name="Table6.A2" office:value-type="string">
            <text:p text:style-name="P1371">got</text:p>
          </table:table-cell>
          <table:table-cell table:style-name="Table6.D2" office:value-type="string">
            <text:p text:style-name="P1369">got</text:p>
          </table:table-cell>
        </table:table-row>
        <table:table-row table:style-name="TableLine94126845207456">
          <table:table-cell table:style-name="Table6.A2" office:value-type="string">
            <text:p text:style-name="P1372">давать</text:p>
          </table:table-cell>
          <table:table-cell table:style-name="Table6.A2" office:value-type="string">
            <text:p text:style-name="P1373">give</text:p>
          </table:table-cell>
          <table:table-cell table:style-name="Table6.A2" office:value-type="string">
            <text:p text:style-name="P1373">gave</text:p>
          </table:table-cell>
          <table:table-cell table:style-name="Table6.D2" office:value-type="string">
            <text:p text:style-name="P1372">given</text:p>
          </table:table-cell>
        </table:table-row>
        <table:table-row table:style-name="TableLine94126845213264">
          <table:table-cell table:style-name="Table6.A2" office:value-type="string">
            <text:p text:style-name="P1372">идти</text:p>
          </table:table-cell>
          <table:table-cell table:style-name="Table6.A2" office:value-type="string">
            <text:p text:style-name="P1373">go</text:p>
          </table:table-cell>
          <table:table-cell table:style-name="Table6.A2" office:value-type="string">
            <text:p text:style-name="P1373">went</text:p>
          </table:table-cell>
          <table:table-cell table:style-name="Table6.D2" office:value-type="string">
            <text:p text:style-name="P1372">gone</text:p>
          </table:table-cell>
        </table:table-row>
        <table:table-row table:style-name="TableLine94126845217120">
          <table:table-cell table:style-name="Table6.A2" office:value-type="string">
            <text:p text:style-name="P1374">иметь </text:p>
          </table:table-cell>
          <table:table-cell table:style-name="Table6.A2" office:value-type="string">
            <text:p text:style-name="P1375">have</text:p>
          </table:table-cell>
          <table:table-cell table:style-name="Table6.A2" office:value-type="string">
            <text:p text:style-name="P1375">had</text:p>
          </table:table-cell>
          <table:table-cell table:style-name="Table6.D2" office:value-type="string">
            <text:p text:style-name="P1374">had</text:p>
          </table:table-cell>
        </table:table-row>
        <table:table-row table:style-name="TableLine94126845243248">
          <table:table-cell table:style-name="Table6.A2" office:value-type="string">
            <text:p text:style-name="P1374">слышать</text:p>
          </table:table-cell>
          <table:table-cell table:style-name="Table6.A2" office:value-type="string">
            <text:p text:style-name="P1375">hear</text:p>
          </table:table-cell>
          <table:table-cell table:style-name="Table6.A2" office:value-type="string">
            <text:p text:style-name="P1375">heard</text:p>
          </table:table-cell>
          <table:table-cell table:style-name="Table6.D2" office:value-type="string">
            <text:p text:style-name="P1374">heard</text:p>
          </table:table-cell>
        </table:table-row>
        <table:table-row table:style-name="TableLine94126845256096">
          <table:table-cell table:style-name="Table6.A2" office:value-type="string">
            <text:p text:style-name="P1374">знать</text:p>
          </table:table-cell>
          <table:table-cell table:style-name="Table6.A2" office:value-type="string">
            <text:p text:style-name="P1375">know</text:p>
          </table:table-cell>
          <table:table-cell table:style-name="Table6.A2" office:value-type="string">
            <text:p text:style-name="P1375">knew</text:p>
          </table:table-cell>
          <table:table-cell table:style-name="Table6.D2" office:value-type="string">
            <text:p text:style-name="P1374">known</text:p>
          </table:table-cell>
        </table:table-row>
        <table:table-row table:style-name="TableLine94126845264592">
          <table:table-cell table:style-name="Table6.A2" office:value-type="string">
            <text:p text:style-name="P1374">терять</text:p>
          </table:table-cell>
          <table:table-cell table:style-name="Table6.A2" office:value-type="string">
            <text:p text:style-name="P1375">lose</text:p>
          </table:table-cell>
          <table:table-cell table:style-name="Table6.A2" office:value-type="string">
            <text:p text:style-name="P1375">lost</text:p>
          </table:table-cell>
          <table:table-cell table:style-name="Table6.D2" office:value-type="string">
            <text:p text:style-name="P1374">lost</text:p>
          </table:table-cell>
        </table:table-row>
        <table:table-row table:style-name="TableLine94126845267216">
          <table:table-cell table:style-name="Table6.A2" office:value-type="string">
            <text:p text:style-name="P1374">делать</text:p>
          </table:table-cell>
          <table:table-cell table:style-name="Table6.A2" office:value-type="string">
            <text:p text:style-name="P1375">make</text:p>
          </table:table-cell>
          <table:table-cell table:style-name="Table6.A2" office:value-type="string">
            <text:p text:style-name="P1375">made</text:p>
          </table:table-cell>
          <table:table-cell table:style-name="Table6.D2" office:value-type="string">
            <text:p text:style-name="P1374">made</text:p>
          </table:table-cell>
        </table:table-row>
        <table:table-row table:style-name="TableLine94126845269984">
          <table:table-cell table:style-name="Table6.A2" office:value-type="string">
            <text:p text:style-name="P1374">платить</text:p>
          </table:table-cell>
          <table:table-cell table:style-name="Table6.A2" office:value-type="string">
            <text:p text:style-name="P1375">pay</text:p>
          </table:table-cell>
          <table:table-cell table:style-name="Table6.A2" office:value-type="string">
            <text:p text:style-name="P1375">paid</text:p>
          </table:table-cell>
          <table:table-cell table:style-name="Table6.D2" office:value-type="string">
            <text:p text:style-name="P1374">paid</text:p>
          </table:table-cell>
        </table:table-row>
        <table:table-row table:style-name="TableLine94126845275056">
          <table:table-cell table:style-name="Table6.A2" office:value-type="string">
            <text:p text:style-name="P1374">класть</text:p>
          </table:table-cell>
          <table:table-cell table:style-name="Table6.A2" office:value-type="string">
            <text:p text:style-name="P1375">put</text:p>
          </table:table-cell>
          <table:table-cell table:style-name="Table6.A2" office:value-type="string">
            <text:p text:style-name="P1375">put</text:p>
          </table:table-cell>
          <table:table-cell table:style-name="Table6.D2" office:value-type="string">
            <text:p text:style-name="P1374">put</text:p>
          </table:table-cell>
        </table:table-row>
        <table:table-row table:style-name="TableLine94126845278752">
          <table:table-cell table:style-name="Table6.A2" office:value-type="string">
            <text:p text:style-name="P1374">читать</text:p>
          </table:table-cell>
          <table:table-cell table:style-name="Table6.A2" office:value-type="string">
            <text:p text:style-name="P1375">read</text:p>
          </table:table-cell>
          <table:table-cell table:style-name="Table6.A2" office:value-type="string">
            <text:p text:style-name="P1375">read</text:p>
          </table:table-cell>
          <table:table-cell table:style-name="Table6.D2" office:value-type="string">
            <text:p text:style-name="P1375">read</text:p>
          </table:table-cell>
        </table:table-row>
        <table:table-row table:style-name="TableLine94126845281408">
          <table:table-cell table:style-name="Table6.A2" office:value-type="string">
            <text:p text:style-name="P1374">сказать</text:p>
          </table:table-cell>
          <table:table-cell table:style-name="Table6.A2" office:value-type="string">
            <text:p text:style-name="P1375">say</text:p>
          </table:table-cell>
          <table:table-cell table:style-name="Table6.A2" office:value-type="string">
            <text:p text:style-name="P1375">said</text:p>
          </table:table-cell>
          <table:table-cell table:style-name="Table6.D2" office:value-type="string">
            <text:p text:style-name="P1375">said</text:p>
          </table:table-cell>
        </table:table-row>
        <table:table-row table:style-name="TableLine94126845293232">
          <table:table-cell table:style-name="Table6.A2" office:value-type="string">
            <text:p text:style-name="P1374">говорить</text:p>
          </table:table-cell>
          <table:table-cell table:style-name="Table6.A2" office:value-type="string">
            <text:p text:style-name="P1375">speak</text:p>
          </table:table-cell>
          <table:table-cell table:style-name="Table6.A2" office:value-type="string">
            <text:p text:style-name="P1375">spoke</text:p>
          </table:table-cell>
          <table:table-cell table:style-name="Table6.D2" office:value-type="string">
            <text:p text:style-name="P1374">spoken</text:p>
          </table:table-cell>
        </table:table-row>
        <table:table-row table:style-name="TableLine94126845301584">
          <table:table-cell table:style-name="Table6.A2" office:value-type="string">
            <text:p text:style-name="P1374">видеть</text:p>
          </table:table-cell>
          <table:table-cell table:style-name="Table6.A2" office:value-type="string">
            <text:p text:style-name="P1375">see</text:p>
          </table:table-cell>
          <table:table-cell table:style-name="Table6.A2" office:value-type="string">
            <text:p text:style-name="P1375">saw</text:p>
          </table:table-cell>
          <table:table-cell table:style-name="Table6.D2" office:value-type="string">
            <text:p text:style-name="P1374">seen</text:p>
          </table:table-cell>
        </table:table-row>
        <table:table-row table:style-name="TableLine94126845307008">
          <table:table-cell table:style-name="Table6.A2" office:value-type="string">
            <text:p text:style-name="P1374">сидеть</text:p>
          </table:table-cell>
          <table:table-cell table:style-name="Table6.A2" office:value-type="string">
            <text:p text:style-name="P1375">sit</text:p>
          </table:table-cell>
          <table:table-cell table:style-name="Table6.A2" office:value-type="string">
            <text:p text:style-name="P1375">sat</text:p>
          </table:table-cell>
          <table:table-cell table:style-name="Table6.D2" office:value-type="string">
            <text:p text:style-name="P1374">sat</text:p>
          </table:table-cell>
        </table:table-row>
        <table:table-row table:style-name="TableLine94126845312368">
          <table:table-cell table:style-name="Table6.A2" office:value-type="string">
            <text:p text:style-name="P1374">брать</text:p>
          </table:table-cell>
          <table:table-cell table:style-name="Table6.A2" office:value-type="string">
            <text:p text:style-name="P1375">take</text:p>
          </table:table-cell>
          <table:table-cell table:style-name="Table6.A2" office:value-type="string">
            <text:p text:style-name="P1375">took</text:p>
          </table:table-cell>
          <table:table-cell table:style-name="Table6.D2" office:value-type="string">
            <text:p text:style-name="P1374">taken</text:p>
          </table:table-cell>
        </table:table-row>
        <table:table-row table:style-name="TableLine94126845316992">
          <table:table-cell table:style-name="Table6.A2" office:value-type="string">
            <text:p text:style-name="P1393">обучать</text:p>
          </table:table-cell>
          <table:table-cell table:style-name="Table6.A2" office:value-type="string">
            <text:p text:style-name="P1393">teach</text:p>
          </table:table-cell>
          <table:table-cell table:style-name="Table6.A2" office:value-type="string">
            <text:p text:style-name="P1394">taught</text:p>
          </table:table-cell>
          <table:table-cell table:style-name="Table6.D2" office:value-type="string">
            <text:p text:style-name="P1393">taught</text:p>
          </table:table-cell>
        </table:table-row>
        <table:table-row table:style-name="TableLine94126845334800">
          <table:table-cell table:style-name="Table6.A2" office:value-type="string">
            <text:p text:style-name="P1374">рассказывать</text:p>
          </table:table-cell>
          <table:table-cell table:style-name="Table6.A2" office:value-type="string">
            <text:p text:style-name="P1375">tell</text:p>
          </table:table-cell>
          <table:table-cell table:style-name="Table6.A2" office:value-type="string">
            <text:p text:style-name="P1375">told</text:p>
          </table:table-cell>
          <table:table-cell table:style-name="Table6.D2" office:value-type="string">
            <text:p text:style-name="P1374">told</text:p>
          </table:table-cell>
        </table:table-row>
        <table:table-row table:style-name="TableLine94126845341216">
          <table:table-cell table:style-name="Table6.A2" office:value-type="string">
            <text:p text:style-name="P1374">думать</text:p>
          </table:table-cell>
          <table:table-cell table:style-name="Table6.A2" office:value-type="string">
            <text:p text:style-name="P1375">think</text:p>
          </table:table-cell>
          <table:table-cell table:style-name="Table6.A2" office:value-type="string">
            <text:p text:style-name="P1375">thought</text:p>
          </table:table-cell>
          <table:table-cell table:style-name="Table6.D2" office:value-type="string">
            <text:p text:style-name="P1374">thought</text:p>
          </table:table-cell>
        </table:table-row>
        <table:table-row table:style-name="TableLine94126845353792">
          <table:table-cell table:style-name="Table6.A2" office:value-type="string">
            <text:p text:style-name="P1374">побеждать</text:p>
          </table:table-cell>
          <table:table-cell table:style-name="Table6.A2" office:value-type="string">
            <text:p text:style-name="P1375">win</text:p>
          </table:table-cell>
          <table:table-cell table:style-name="Table6.A2" office:value-type="string">
            <text:p text:style-name="P1375">won</text:p>
          </table:table-cell>
          <table:table-cell table:style-name="Table6.D2" office:value-type="string">
            <text:p text:style-name="P1374">won</text:p>
          </table:table-cell>
        </table:table-row>
        <table:table-row table:style-name="TableLine94126845352544">
          <table:table-cell table:style-name="Table6.A2" office:value-type="string">
            <text:p text:style-name="P1374">писать</text:p>
          </table:table-cell>
          <table:table-cell table:style-name="Table6.A2" office:value-type="string">
            <text:p text:style-name="P1375">write</text:p>
          </table:table-cell>
          <table:table-cell table:style-name="Table6.A2" office:value-type="string">
            <text:p text:style-name="P1375">wrote</text:p>
          </table:table-cell>
          <table:table-cell table:style-name="Table6.D2" office:value-type="string">
            <text:p text:style-name="P1374">written</text:p>
          </table:table-cell>
        </table:table-row>
      </table:table>
      <text:p text:style-name="P354"/>
      <text:p text:style-name="P356"/>
      <text:p text:style-name="P349"/>
      <text:p text:style-name="P349"/>
      <text:p text:style-name="P350"><text:soft-page-break/>Попробовать написать упрощенный конспект, без тонких подробностей, <text:span text:style-name="T1199">т. к. они только забивают голову лишней информацией, мешая сосредоточиться на главном. </text:span></text:p>
      <text:p text:style-name="P350"/>
      <text:p text:style-name="P1209"><text:span text:style-name="T694">Отделить </text:span><text:span text:style-name="T695">грамматические</text:span><text:span text:style-name="T694"> правила от информации, которую нужно заучить</text:span></text:p>
      <text:p text:style-name="P350"><text:span text:style-name="T1274">(устойчивые связки, фразовые глаголы и т. п.; </text:span><text:span text:style-name="T1276">можно в таблицах</text:span><text:span text:style-name="T1275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3T18:45:23.865310218</dc:date>
    <meta:editing-duration>P2DT19H37M7S</meta:editing-duration>
    <meta:editing-cycles>1235</meta:editing-cycles>
    <meta:generator>LibreOffice/6.4.7.2$Linux_X86_64 LibreOffice_project/40$Build-2</meta:generator>
    <meta:document-statistic meta:table-count="13" meta:image-count="0" meta:object-count="0" meta:page-count="63" meta:paragraph-count="2351" meta:word-count="18344" meta:character-count="115539" meta:non-whitespace-character-count="98875"/>
  </office:meta>
</office:document-meta>
</file>